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family-generic="roman"/>
    <style:font-face style:name="Cambria1" svg:font-family="Cambria" style:font-family-generic="roman" style:font-pitch="variable"/>
    <style:font-face style:name="Cambria2" svg:font-family="Cambria" style:font-family-generic="system" style:font-pitch="variable"/>
    <style:font-face style:name="DejaVu Sans" svg:font-family="'DejaVu 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style:font-face style:name="arial" svg:font-family="arial" style:font-family-generic="swiss"/>
  </office:font-face-decls>
  <office:automatic-styles>
    <style:style style:name="P1" style:family="paragraph" style:parent-style-name="LO-normal">
      <style:paragraph-properties fo:line-height="150%"/>
      <style:text-properties officeooo:paragraph-rsid="003737eb"/>
    </style:style>
    <style:style style:name="P2" style:family="paragraph" style:parent-style-name="LO-normal">
      <style:paragraph-properties fo:line-height="150%"/>
      <style:text-properties officeooo:paragraph-rsid="004002af"/>
    </style:style>
    <style:style style:name="P3" style:family="paragraph" style:parent-style-name="LO-normal">
      <style:paragraph-properties fo:margin-left="0cm" fo:margin-right="0cm" fo:line-height="150%" fo:text-indent="0cm" style:auto-text-indent="false"/>
    </style:style>
    <style:style style:name="P4" style:family="paragraph" style:parent-style-name="Heading_20_1">
      <style:paragraph-properties fo:line-height="150%"/>
    </style:style>
    <style:style style:name="P5" style:family="paragraph" style:parent-style-name="LO-normal">
      <style:paragraph-properties fo:line-height="150%"/>
    </style:style>
    <style:style style:name="P6" style:family="paragraph" style:parent-style-name="LO-normal">
      <style:paragraph-properties fo:line-height="150%"/>
      <style:text-properties officeooo:paragraph-rsid="0097e4e2"/>
    </style:style>
    <style:style style:name="P7" style:family="paragraph" style:parent-style-name="LO-normal">
      <style:paragraph-properties fo:line-height="150%"/>
      <style:text-properties officeooo:paragraph-rsid="0032b33a"/>
    </style:style>
    <style:style style:name="P8" style:family="paragraph" style:parent-style-name="LO-normal">
      <style:paragraph-properties fo:margin-left="0cm" fo:margin-right="0cm" fo:line-height="150%" fo:text-indent="0cm" style:auto-text-indent="false"/>
      <style:text-properties officeooo:paragraph-rsid="0028b802"/>
    </style:style>
    <style:style style:name="P9" style:family="paragraph" style:parent-style-name="LO-normal">
      <style:paragraph-properties fo:line-height="150%"/>
      <style:text-properties fo:color="#2e2a25" loext:opacity="100%" style:font-name="arial" style:font-name-asian="Arial" style:font-name-complex="Arial"/>
    </style:style>
    <style:style style:name="P10" style:family="paragraph" style:parent-style-name="LO-normal">
      <style:paragraph-properties fo:margin-left="0cm" fo:margin-right="0cm" fo:line-height="150%" fo:text-indent="0cm" style:auto-text-indent="false"/>
      <style:text-properties fo:color="#2e2a25" loext:opacity="100%" style:font-name="arial" style:font-name-asian="Arial" style:font-name-complex="Arial"/>
    </style:style>
    <style:style style:name="P11" style:family="paragraph" style:parent-style-name="LO-normal">
      <style:paragraph-properties fo:margin-left="1.27cm" fo:margin-right="0cm" fo:line-height="150%" fo:text-indent="0cm" style:auto-text-indent="false"/>
      <style:text-properties fo:color="#2e2a25" loext:opacity="100%" style:font-name="arial" style:font-name-asian="Arial" style:font-name-complex="Arial"/>
    </style:style>
    <style:style style:name="P12" style:family="paragraph" style:parent-style-name="LO-normal">
      <style:paragraph-properties fo:margin-left="0cm" fo:margin-right="0cm" fo:line-height="150%" fo:text-indent="1.27cm" style:auto-text-indent="false"/>
      <style:text-properties fo:color="#2e2a25" loext:opacity="100%" style:font-name="arial" style:font-name-asian="Arial" style:font-name-complex="Arial"/>
    </style:style>
    <style:style style:name="P13" style:family="paragraph" style:parent-style-name="LO-normal">
      <style:paragraph-properties fo:line-height="150%"/>
      <style:text-properties fo:color="#2e2a25" loext:opacity="100%" style:font-name="arial" officeooo:rsid="00250435" officeooo:paragraph-rsid="0025865a" style:font-name-asian="Arial" style:font-name-complex="Arial"/>
    </style:style>
    <style:style style:name="P14" style:family="paragraph" style:parent-style-name="LO-normal">
      <style:paragraph-properties fo:margin-left="0cm" fo:margin-right="0cm" fo:line-height="150%" fo:text-indent="0cm" style:auto-text-indent="false"/>
      <style:text-properties fo:color="#2e2a25" loext:opacity="100%" style:font-name="arial" fo:font-weight="bold" style:font-name-asian="Arial" style:font-weight-asian="bold" style:font-name-complex="Arial"/>
    </style:style>
    <style:style style:name="P15" style:family="paragraph" style:parent-style-name="LO-normal">
      <style:paragraph-properties fo:margin-left="0cm" fo:margin-right="0cm" fo:line-height="150%" fo:text-indent="0cm" style:auto-text-indent="false"/>
      <style:text-properties fo:color="#2e2a25" loext:opacity="100%" style:font-name="arial" fo:font-style="italic" style:font-name-asian="Arial" style:font-style-asian="italic" style:font-name-complex="Arial"/>
    </style:style>
    <style:style style:name="P16" style:family="paragraph" style:parent-style-name="LO-normal">
      <style:paragraph-properties fo:margin-left="0cm" fo:margin-right="0cm" fo:line-height="150%" fo:text-indent="0cm" style:auto-text-indent="false"/>
      <style:text-properties fo:color="#2e2a25" loext:opacity="100%" style:font-name="arial" style:font-name-asian="Arial Unicode MS" style:font-name-complex="Arial Unicode MS"/>
    </style:style>
    <style:style style:name="P17" style:family="paragraph" style:parent-style-name="LO-normal">
      <style:paragraph-properties fo:line-height="150%"/>
      <style:text-properties style:font-name="arial" fo:font-style="italic" style:font-name-asian="Arial" style:font-style-asian="italic" style:font-name-complex="Arial"/>
    </style:style>
    <style:style style:name="P18" style:family="paragraph" style:parent-style-name="LO-normal">
      <style:paragraph-properties fo:margin-left="0cm" fo:margin-right="0cm" fo:line-height="150%" fo:text-indent="0cm" style:auto-text-indent="false"/>
      <style:text-properties style:font-name="arial" fo:font-style="italic" style:font-name-asian="Arial" style:font-style-asian="italic" style:font-name-complex="Arial"/>
    </style:style>
    <style:style style:name="P19" style:family="paragraph" style:parent-style-name="LO-normal">
      <style:text-properties style:font-name="arial" fo:font-style="italic" officeooo:rsid="004002af" style:font-style-asian="italic" style:font-style-complex="italic"/>
    </style:style>
    <style:style style:name="P20" style:family="paragraph" style:parent-style-name="LO-normal">
      <style:paragraph-properties fo:line-height="150%"/>
      <style:text-properties style:font-name="arial"/>
    </style:style>
    <style:style style:name="P21" style:family="paragraph" style:parent-style-name="LO-normal">
      <style:paragraph-properties fo:line-height="150%"/>
      <style:text-properties style:font-name="arial" officeooo:paragraph-rsid="0025865a"/>
    </style:style>
    <style:style style:name="P22" style:family="paragraph" style:parent-style-name="LO-normal">
      <style:paragraph-properties fo:line-height="150%"/>
      <style:text-properties style:font-name="arial" officeooo:paragraph-rsid="0028b802"/>
    </style:style>
    <style:style style:name="P23" style:family="paragraph" style:parent-style-name="LO-normal">
      <style:paragraph-properties fo:line-height="150%"/>
      <style:text-properties style:font-name="arial" officeooo:paragraph-rsid="00304791"/>
    </style:style>
    <style:style style:name="P24" style:family="paragraph" style:parent-style-name="LO-normal">
      <style:paragraph-properties fo:line-height="150%"/>
      <style:text-properties style:font-name="arial" officeooo:paragraph-rsid="0032b33a"/>
    </style:style>
    <style:style style:name="P25" style:family="paragraph" style:parent-style-name="LO-normal">
      <style:paragraph-properties fo:line-height="150%"/>
      <style:text-properties style:font-name="arial" officeooo:paragraph-rsid="0034798f"/>
    </style:style>
    <style:style style:name="P26" style:family="paragraph" style:parent-style-name="LO-normal">
      <style:paragraph-properties fo:line-height="150%"/>
      <style:text-properties style:font-name="arial" officeooo:paragraph-rsid="003737eb"/>
    </style:style>
    <style:style style:name="P27" style:family="paragraph" style:parent-style-name="Heading_20_1">
      <style:paragraph-properties fo:line-height="150%"/>
      <style:text-properties style:font-name="arial"/>
    </style:style>
    <style:style style:name="P28" style:family="paragraph" style:parent-style-name="Heading_20_3">
      <style:paragraph-properties fo:line-height="150%"/>
      <style:text-properties style:font-name="arial"/>
    </style:style>
    <style:style style:name="P29" style:family="paragraph" style:parent-style-name="Heading_20_3">
      <style:paragraph-properties fo:line-height="150%"/>
      <style:text-properties style:font-name="arial" officeooo:paragraph-rsid="002e288c"/>
    </style:style>
    <style:style style:name="P30" style:family="paragraph" style:parent-style-name="LO-normal">
      <style:paragraph-properties fo:margin-left="0cm" fo:margin-right="0cm" fo:line-height="150%" fo:text-indent="0cm" style:auto-text-indent="false"/>
      <style:text-properties style:font-name="arial"/>
    </style:style>
    <style:style style:name="P31" style:family="paragraph" style:parent-style-name="LO-normal">
      <style:paragraph-properties fo:line-height="150%"/>
      <style:text-properties style:font-name="arial" style:font-name-asian="Arial" style:font-name-complex="Arial"/>
    </style:style>
    <style:style style:name="P32" style:family="paragraph" style:parent-style-name="LO-normal">
      <style:paragraph-properties fo:line-height="150%"/>
      <style:text-properties style:font-name="arial" officeooo:paragraph-rsid="0028b802" style:font-name-asian="Arial" style:font-name-complex="Arial"/>
    </style:style>
    <style:style style:name="P33" style:family="paragraph" style:parent-style-name="LO-normal">
      <style:paragraph-properties fo:margin-left="0cm" fo:margin-right="0cm" fo:line-height="150%" fo:text-indent="0cm" style:auto-text-indent="false"/>
      <style:text-properties style:font-name="arial" style:font-name-asian="Arial" style:font-name-complex="Arial"/>
    </style:style>
    <style:style style:name="P34" style:family="paragraph" style:parent-style-name="LO-normal">
      <style:paragraph-properties fo:margin-left="1.27cm" fo:margin-right="0cm" fo:line-height="150%" fo:text-indent="0cm" style:auto-text-indent="false"/>
      <style:text-properties style:font-name="arial" style:font-name-asian="Arial" style:font-name-complex="Arial"/>
    </style:style>
    <style:style style:name="P35" style:family="paragraph" style:parent-style-name="LO-normal">
      <style:paragraph-properties fo:line-height="150%"/>
      <style:text-properties style:font-name="arial" officeooo:rsid="00314ea3" officeooo:paragraph-rsid="002e288c" style:font-name-asian="Arial" style:font-name-complex="Arial"/>
    </style:style>
    <style:style style:name="P36" style:family="paragraph" style:parent-style-name="LO-normal">
      <style:paragraph-properties fo:line-height="150%"/>
      <style:text-properties style:font-name="arial" officeooo:rsid="0032b33a" officeooo:paragraph-rsid="0032b33a" style:font-name-asian="Arial" style:font-name-complex="Arial"/>
    </style:style>
    <style:style style:name="P37" style:family="paragraph" style:parent-style-name="LO-normal">
      <style:paragraph-properties fo:line-height="150%"/>
      <style:text-properties style:font-name="arial" officeooo:rsid="0034798f" officeooo:paragraph-rsid="0034798f" style:font-name-asian="Arial" style:font-name-complex="Arial"/>
    </style:style>
    <style:style style:name="P38" style:family="paragraph" style:parent-style-name="LO-normal">
      <style:paragraph-properties fo:line-height="150%"/>
      <style:text-properties style:font-name="arial" officeooo:rsid="0032b33a" officeooo:paragraph-rsid="0032b33a"/>
    </style:style>
    <style:style style:name="P39" style:family="paragraph" style:parent-style-name="LO-normal">
      <style:paragraph-properties fo:line-height="150%"/>
      <style:text-properties style:font-name="arial" officeooo:rsid="0032b33a" officeooo:paragraph-rsid="003737eb"/>
    </style:style>
    <style:style style:name="P40" style:family="paragraph" style:parent-style-name="LO-normal">
      <style:paragraph-properties fo:line-height="150%"/>
      <style:text-properties style:font-name="arial" fo:font-style="normal" officeooo:rsid="0032b33a" officeooo:paragraph-rsid="0032b33a" style:font-name-asian="Arial" style:font-style-asian="normal" style:font-name-complex="Arial" style:font-style-complex="normal"/>
    </style:style>
    <style:style style:name="P41" style:family="paragraph" style:parent-style-name="LO-normal">
      <style:paragraph-properties fo:line-height="150%"/>
      <style:text-properties style:font-name="arial" fo:font-style="normal" style:text-underline-style="solid" style:text-underline-width="auto" style:text-underline-color="font-color" fo:font-weight="bold" officeooo:rsid="004002af" officeooo:paragraph-rsid="004002af" style:font-style-asian="normal" style:font-weight-asian="bold" style:font-style-complex="normal" style:font-weight-complex="bold"/>
    </style:style>
    <style:style style:name="P42" style:family="paragraph" style:parent-style-name="LO-normal">
      <style:paragraph-properties fo:line-height="150%"/>
      <style:text-properties style:font-name="arial" officeooo:rsid="002e288c" officeooo:paragraph-rsid="002e288c"/>
    </style:style>
    <style:style style:name="P43" style:family="paragraph" style:parent-style-name="LO-normal">
      <style:paragraph-properties fo:line-height="150%"/>
      <style:text-properties style:font-name="arial" officeooo:rsid="004002af" officeooo:paragraph-rsid="004002af"/>
    </style:style>
    <style:style style:name="P44" style:family="paragraph" style:parent-style-name="LO-normal">
      <style:paragraph-properties fo:line-height="150%"/>
      <style:text-properties style:font-name="arial" officeooo:rsid="004002af" officeooo:paragraph-rsid="0097e4e2"/>
    </style:style>
    <style:style style:name="P45" style:family="paragraph" style:parent-style-name="LO-normal">
      <style:paragraph-properties fo:line-height="150%"/>
      <style:text-properties style:font-name="arial" fo:font-weight="bold" officeooo:rsid="004002af" officeooo:paragraph-rsid="004002af" style:font-weight-asian="bold" style:font-weight-complex="bold"/>
    </style:style>
    <style:style style:name="P46" style:family="paragraph" style:parent-style-name="Standard">
      <style:paragraph-properties fo:margin-left="0.847cm" fo:margin-right="0cm" fo:margin-top="0cm" fo:margin-bottom="0.247cm" style:contextual-spacing="false" fo:line-height="120%" fo:text-indent="-0.847cm" style:auto-text-indent="false"/>
      <style:text-properties style:font-name="arial" fo:font-size="12pt"/>
    </style:style>
    <style:style style:name="P47" style:family="paragraph" style:parent-style-name="Standard">
      <style:text-properties style:font-name="arial" fo:font-size="12pt"/>
    </style:style>
    <style:style style:name="P48" style:family="paragraph" style:parent-style-name="LO-normal">
      <style:paragraph-properties fo:line-height="150%"/>
      <style:text-properties style:font-name="arial" style:text-underline-style="solid" style:text-underline-width="auto" style:text-underline-color="font-color" fo:font-weight="bold" officeooo:rsid="004002af" officeooo:paragraph-rsid="004002af" style:font-weight-asian="bold" style:font-weight-complex="bold"/>
    </style:style>
    <style:style style:name="P49" style:family="paragraph" style:parent-style-name="Heading_20_1">
      <style:text-properties officeooo:rsid="00509fab"/>
    </style:style>
    <style:style style:name="P50" style:family="paragraph" style:parent-style-name="Title">
      <style:paragraph-properties fo:break-before="column"/>
    </style:style>
    <style:style style:name="P51" style:family="paragraph" style:parent-style-name="Heading_20_3">
      <style:text-properties officeooo:paragraph-rsid="00c09d96"/>
    </style:style>
    <style:style style:name="P52" style:family="paragraph" style:parent-style-name="Heading_20_3">
      <style:text-properties officeooo:paragraph-rsid="00c46a7d"/>
    </style:style>
    <style:style style:name="P53" style:family="paragraph" style:parent-style-name="Heading_20_3">
      <style:text-properties style:font-name="Cambria" fo:font-size="14pt" style:font-size-asian="14pt" style:font-size-complex="14pt"/>
    </style:style>
    <style:style style:name="P54" style:family="paragraph" style:parent-style-name="Title" style:master-page-name="Standard">
      <style:paragraph-properties fo:line-height="150%" style:page-number="1"/>
      <style:text-properties style:font-name="arial"/>
    </style:style>
    <style:style style:name="P55" style:family="paragraph" style:parent-style-name="Heading_20_1">
      <style:text-properties officeooo:paragraph-rsid="00ee5779"/>
    </style:style>
    <style:style style:name="P56" style:family="paragraph" style:parent-style-name="LO-normal" style:list-style-name="WWNum4">
      <style:paragraph-properties fo:margin-left="1.27cm" fo:margin-right="0cm" fo:line-height="150%" fo:text-indent="-0.635cm" style:auto-text-indent="false"/>
      <style:text-properties style:font-name="arial" style:font-name-asian="Arial" style:font-name-complex="Arial"/>
    </style:style>
    <style:style style:name="P57" style:family="paragraph" style:parent-style-name="LO-normal" style:list-style-name="WWNum2">
      <style:paragraph-properties fo:margin-left="1.27cm" fo:margin-right="0cm" fo:line-height="150%" fo:text-indent="-0.635cm" style:auto-text-indent="false"/>
      <style:text-properties style:font-name="arial" style:font-name-asian="Arial" style:font-name-complex="Arial"/>
    </style:style>
    <style:style style:name="P58" style:family="paragraph" style:parent-style-name="LO-normal" style:list-style-name="WWNum3">
      <style:paragraph-properties fo:margin-left="1.27cm" fo:margin-right="0cm" fo:line-height="150%" fo:text-indent="-0.635cm" style:auto-text-indent="false"/>
      <style:text-properties style:font-name="arial" style:font-name-asian="Arial" style:font-name-complex="Arial"/>
    </style:style>
    <style:style style:name="P59" style:family="paragraph" style:parent-style-name="LO-normal" style:list-style-name="L3">
      <style:paragraph-properties fo:line-height="150%"/>
      <style:text-properties style:font-name="arial" officeooo:rsid="0034798f" officeooo:paragraph-rsid="0034798f" style:font-name-asian="Arial" style:font-name-complex="Arial"/>
    </style:style>
    <style:style style:name="P60" style:family="paragraph" style:parent-style-name="LO-normal" style:list-style-name="WWNum2">
      <style:paragraph-properties fo:margin-left="1.27cm" fo:margin-right="0cm" fo:line-height="150%" fo:text-indent="-0.635cm" style:auto-text-indent="false"/>
      <style:text-properties style:font-name="arial"/>
    </style:style>
    <style:style style:name="P61" style:family="paragraph" style:parent-style-name="LO-normal" style:list-style-name="WWNum7">
      <style:paragraph-properties fo:margin-left="2.54cm" fo:margin-right="0cm" fo:line-height="150%" fo:text-indent="-0.635cm" style:auto-text-indent="false"/>
      <style:text-properties style:font-name="arial"/>
    </style:style>
    <style:style style:name="P62" style:family="paragraph" style:parent-style-name="LO-normal" style:list-style-name="L2">
      <style:paragraph-properties fo:line-height="150%"/>
      <style:text-properties style:font-name="arial" officeooo:paragraph-rsid="0032b33a"/>
    </style:style>
    <style:style style:name="P63" style:family="paragraph" style:parent-style-name="LO-normal" style:list-style-name="L3">
      <style:paragraph-properties fo:line-height="150%"/>
      <style:text-properties style:font-name="arial" officeooo:paragraph-rsid="0034798f"/>
    </style:style>
    <style:style style:name="P64" style:family="paragraph" style:parent-style-name="LO-normal" style:list-style-name="L1">
      <style:paragraph-properties fo:line-height="150%"/>
      <style:text-properties style:font-name="arial" officeooo:rsid="0025865a" officeooo:paragraph-rsid="0025865a"/>
    </style:style>
    <style:style style:name="P65" style:family="paragraph" style:parent-style-name="LO-normal" style:list-style-name="L2">
      <style:paragraph-properties fo:line-height="150%"/>
      <style:text-properties style:font-name="arial" officeooo:rsid="0032b33a" officeooo:paragraph-rsid="0032b33a"/>
    </style:style>
    <style:style style:name="P66" style:family="paragraph" style:parent-style-name="LO-normal" style:list-style-name="L4">
      <style:paragraph-properties fo:line-height="150%"/>
      <style:text-properties style:font-name="arial" officeooo:rsid="004002af" officeooo:paragraph-rsid="004002af"/>
    </style:style>
    <style:style style:name="P67" style:family="paragraph" style:parent-style-name="LO-normal" style:list-style-name="L5">
      <style:paragraph-properties fo:line-height="150%"/>
      <style:text-properties style:font-name="arial" officeooo:rsid="004002af" officeooo:paragraph-rsid="004002af"/>
    </style:style>
    <style:style style:name="P68" style:family="paragraph" style:parent-style-name="LO-normal">
      <style:paragraph-properties fo:line-height="150%"/>
      <style:text-properties style:font-name="arial" officeooo:rsid="004002af" officeooo:paragraph-rsid="004002af"/>
    </style:style>
    <style:style style:name="P69" style:family="paragraph" style:parent-style-name="LO-normal">
      <style:paragraph-properties fo:line-height="150%"/>
      <style:text-properties style:font-name="arial" officeooo:rsid="00e9e768" officeooo:paragraph-rsid="00e9e768"/>
    </style:style>
    <style:style style:name="P70" style:family="paragraph" style:parent-style-name="LO-normal">
      <style:paragraph-properties fo:line-height="150%"/>
      <style:text-properties style:font-name="arial" officeooo:rsid="00e9e768" officeooo:paragraph-rsid="00edab1b"/>
    </style:style>
    <style:style style:name="P71" style:family="paragraph" style:parent-style-name="LO-normal">
      <style:paragraph-properties fo:line-height="150%"/>
      <style:text-properties style:font-name="arial" officeooo:rsid="00ec89c8" officeooo:paragraph-rsid="00edab1b"/>
    </style:style>
    <style:style style:name="P72" style:family="paragraph" style:parent-style-name="LO-normal" style:list-style-name="WWNum2">
      <style:paragraph-properties fo:margin-left="1.27cm" fo:margin-right="0cm" fo:line-height="150%" fo:text-indent="-0.635cm" style:auto-text-indent="false"/>
    </style:style>
    <style:style style:name="P73" style:family="paragraph" style:parent-style-name="LO-normal" style:list-style-name="WWNum3">
      <style:paragraph-properties fo:margin-left="1.27cm" fo:margin-right="0cm" fo:line-height="150%" fo:text-indent="-0.635cm" style:auto-text-indent="false"/>
    </style:style>
    <style:style style:name="P74" style:family="paragraph" style:parent-style-name="LO-normal" style:list-style-name="L4">
      <style:paragraph-properties fo:line-height="150%"/>
      <style:text-properties officeooo:paragraph-rsid="004002af"/>
    </style:style>
    <style:style style:name="P75" style:family="paragraph" style:parent-style-name="LO-normal">
      <style:paragraph-properties fo:line-height="150%"/>
      <style:text-properties officeooo:paragraph-rsid="00edab1b"/>
    </style:style>
    <style:style style:name="P76" style:family="paragraph" style:parent-style-name="LO-normal" style:list-style-name="WWNum5">
      <style:paragraph-properties fo:margin-left="1.27cm" fo:margin-right="0cm" fo:line-height="150%" fo:text-indent="-0.635cm" style:auto-text-indent="false"/>
      <style:text-properties fo:color="#2e2a25" loext:opacity="100%" style:font-name="arial" style:font-name-asian="Arial" style:font-name-complex="Arial"/>
    </style:style>
    <style:style style:name="P77" style:family="paragraph" style:parent-style-name="LO-normal" style:list-style-name="WWNum8">
      <style:paragraph-properties fo:margin-left="1.27cm" fo:margin-right="0cm" fo:line-height="150%" fo:text-indent="-0.635cm" style:auto-text-indent="false"/>
      <style:text-properties fo:color="#2e2a25" loext:opacity="100%" style:font-name="arial" style:font-name-asian="Arial" style:font-name-complex="Arial"/>
    </style:style>
    <style:style style:name="P78" style:family="paragraph" style:parent-style-name="LO-normal" style:list-style-name="WWNum7">
      <style:paragraph-properties fo:margin-left="2.54cm" fo:margin-right="0cm" fo:line-height="150%" fo:text-indent="-0.635cm" style:auto-text-indent="false"/>
      <style:text-properties fo:color="#2e2a25" loext:opacity="100%" style:font-name="arial" style:font-name-asian="Arial" style:font-name-complex="Arial"/>
    </style:style>
    <style:style style:name="P79" style:family="paragraph" style:parent-style-name="LO-normal" style:list-style-name="L1">
      <style:paragraph-properties fo:line-height="150%"/>
      <style:text-properties fo:color="#2e2a25" loext:opacity="100%" style:font-name="arial" officeooo:rsid="0025865a" officeooo:paragraph-rsid="0025865a" style:font-name-asian="Arial" style:font-name-complex="Arial"/>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2e2a25" loext:opacity="100%" style:text-position="sub 58%" style:font-name-asian="Arial" style:font-name-complex="Arial"/>
    </style:style>
    <style:style style:name="T2" style:family="text">
      <style:text-properties fo:color="#2e2a25" loext:opacity="100%" style:text-position="sub 58%" officeooo:rsid="00250435" style:font-name-asian="Arial" style:font-name-complex="Arial"/>
    </style:style>
    <style:style style:name="T3" style:family="text">
      <style:text-properties fo:color="#2e2a25" loext:opacity="100%" style:text-position="super 58%" style:font-name-asian="Arial" style:font-name-complex="Arial"/>
    </style:style>
    <style:style style:name="T4" style:family="text">
      <style:text-properties fo:color="#2e2a25" loext:opacity="100%" style:text-position="0% 100%" style:font-name-asian="Arial" style:font-name-complex="Arial"/>
    </style:style>
    <style:style style:name="T5" style:family="text">
      <style:text-properties fo:color="#2e2a25" loext:opacity="100%" style:text-position="0% 100%" officeooo:rsid="00250435" style:font-name-asian="Arial" style:font-name-complex="Arial"/>
    </style:style>
    <style:style style:name="T6" style:family="text">
      <style:text-properties fo:color="#2e2a25" loext:opacity="100%" style:text-position="0% 100%" officeooo:rsid="0025865a" style:font-name-asian="Arial" style:font-name-complex="Arial"/>
    </style:style>
    <style:style style:name="T7" style:family="text">
      <style:text-properties fo:color="#2e2a25" loext:opacity="100%" style:text-position="0% 100%" style:font-name="arial" style:font-name-asian="Arial" style:font-name-complex="Arial"/>
    </style:style>
    <style:style style:name="T8" style:family="text">
      <style:text-properties fo:color="#2e2a25" loext:opacity="100%" style:font-name-asian="Arial" style:font-name-complex="Arial"/>
    </style:style>
    <style:style style:name="T9" style:family="text">
      <style:text-properties fo:color="#2e2a25" loext:opacity="100%" officeooo:rsid="00250435" style:font-name-asian="Arial" style:font-name-complex="Arial"/>
    </style:style>
    <style:style style:name="T10" style:family="text">
      <style:text-properties fo:color="#2e2a25" loext:opacity="100%" officeooo:rsid="0025865a" style:font-name-asian="Arial" style:font-name-complex="Arial"/>
    </style:style>
    <style:style style:name="T11" style:family="text">
      <style:text-properties fo:color="#2e2a25" loext:opacity="100%" fo:font-size="12pt" fo:language="en" fo:country="US" officeooo:rsid="00250435" style:letter-kerning="false" style:font-name-asian="Arial" style:font-size-asian="12pt" style:language-asian="zh" style:country-asian="CN" style:font-name-complex="Arial" style:font-size-complex="12pt" style:language-complex="hi" style:country-complex="IN"/>
    </style:style>
    <style:style style:name="T12" style:family="text">
      <style:text-properties fo:color="#2e2a25" loext:opacity="100%" fo:font-style="italic" style:font-name-asian="Arial" style:font-style-asian="italic" style:font-name-complex="Arial"/>
    </style:style>
    <style:style style:name="T13" style:family="text">
      <style:text-properties fo:color="#2e2a25" loext:opacity="100%" style:font-name="arial" style:font-name-asian="Arial" style:font-name-complex="Arial"/>
    </style:style>
    <style:style style:name="T14" style:family="text">
      <style:text-properties fo:color="#2e2a25" loext:opacity="100%" style:font-name="arial" officeooo:rsid="00530d70" style:font-name-asian="Arial" style:font-name-complex="Arial"/>
    </style:style>
    <style:style style:name="T15" style:family="text">
      <style:text-properties fo:color="#2e2a25" loext:opacity="100%" style:font-name="arial" officeooo:rsid="00538bea" style:font-name-asian="Arial" style:font-name-complex="Arial"/>
    </style:style>
    <style:style style:name="T16" style:family="text">
      <style:text-properties fo:color="#2e2a25" loext:opacity="100%" style:font-name="arial" officeooo:rsid="005422c9" style:font-name-asian="Arial" style:font-name-complex="Arial"/>
    </style:style>
    <style:style style:name="T17" style:family="text">
      <style:text-properties fo:color="#2e2a25" loext:opacity="100%" style:font-name="arial" officeooo:rsid="005606b6" style:font-name-asian="Arial" style:font-name-complex="Arial"/>
    </style:style>
    <style:style style:name="T18" style:family="text">
      <style:text-properties fo:color="#2e2a25" loext:opacity="100%" style:font-name="arial" fo:font-size="12pt" fo:language="en" fo:country="US" officeooo:rsid="00530d70" style:letter-kerning="false" style:font-name-asian="Arial" style:font-size-asian="12pt" style:language-asian="zh" style:country-asian="CN" style:font-name-complex="Arial" style:font-size-complex="12pt" style:language-complex="hi" style:country-complex="IN"/>
    </style:style>
    <style:style style:name="T19" style:family="text">
      <style:text-properties fo:color="#2e2a25" loext:opacity="100%" style:font-name="arial" fo:font-size="12pt" fo:language="en" fo:country="US" officeooo:rsid="00538bea" style:letter-kerning="false" style:font-name-asian="Arial" style:font-size-asian="12pt" style:language-asian="zh" style:country-asian="CN" style:font-name-complex="Arial" style:font-size-complex="12pt" style:language-complex="hi" style:country-complex="IN"/>
    </style:style>
    <style:style style:name="T20" style:family="text">
      <style:text-properties fo:color="#2e2a25" loext:opacity="100%" style:font-name="arial" fo:font-size="12pt" fo:language="en" fo:country="US" officeooo:rsid="00d16d87" style:letter-kerning="false" style:font-name-asian="Arial" style:font-size-asian="12pt" style:language-asian="zh" style:country-asian="CN" style:font-name-complex="Arial" style:font-size-complex="12pt" style:language-complex="hi" style:country-complex="IN"/>
    </style:style>
    <style:style style:name="T21" style:family="text">
      <style:text-properties fo:color="#2e2a25" loext:opacity="100%" style:font-name="arial" fo:font-size="12pt" fo:language="en" fo:country="US" officeooo:rsid="00d34f2b" style:letter-kerning="false" style:font-name-asian="Arial" style:font-size-asian="12pt" style:language-asian="zh" style:country-asian="CN" style:font-name-complex="Arial" style:font-size-complex="12pt" style:language-complex="hi" style:country-complex="IN"/>
    </style:style>
    <style:style style:name="T22" style:family="text">
      <style:text-properties fo:color="#2e2a25" loext:opacity="100%" style:font-name="arial" fo:font-size="12pt" fo:language="en" fo:country="US" officeooo:rsid="00d50ba2" style:letter-kerning="false" style:font-name-asian="Arial" style:font-size-asian="12pt" style:language-asian="zh" style:country-asian="CN" style:font-name-complex="Arial" style:font-size-complex="12pt" style:language-complex="hi" style:country-complex="IN"/>
    </style:style>
    <style:style style:name="T23" style:family="text">
      <style:text-properties style:text-position="super 58%"/>
    </style:style>
    <style:style style:name="T24" style:family="text">
      <style:text-properties style:text-position="super 58%" style:font-name-asian="Arial" style:font-name-complex="Arial"/>
    </style:style>
    <style:style style:name="T25" style:family="text">
      <style:text-properties style:text-position="super 58%" style:font-name="arial" style:font-name-asian="Arial" style:font-name-complex="Arial"/>
    </style:style>
    <style:style style:name="T26" style:family="text">
      <style:text-properties style:text-position="0% 100%"/>
    </style:style>
    <style:style style:name="T27" style:family="text">
      <style:text-properties style:text-position="0% 100%" officeooo:rsid="0028b802"/>
    </style:style>
    <style:style style:name="T28" style:family="text">
      <style:text-properties style:text-position="0% 100%" style:font-name-asian="Arial" style:font-name-complex="Arial"/>
    </style:style>
    <style:style style:name="T29" style:family="text">
      <style:text-properties style:text-position="0% 100%" officeooo:rsid="0032b33a" style:font-name-asian="Arial" style:font-name-complex="Arial"/>
    </style:style>
    <style:style style:name="T30" style:family="text">
      <style:text-properties style:text-position="0% 100%" officeooo:rsid="0034798f" style:font-name-asian="Arial" style:font-name-complex="Arial"/>
    </style:style>
    <style:style style:name="T31" style:family="text">
      <style:text-properties style:text-position="0% 100%" style:font-name="arial" style:font-name-asian="Arial" style:font-name-complex="Arial"/>
    </style:style>
    <style:style style:name="T32" style:family="text">
      <style:text-properties style:use-window-font-color="true" loext:opacity="0%" style:text-position="0% 100%" fo:font-size="12pt" fo:language="en" fo:country="US" officeooo:rsid="0034798f" style:letter-kerning="false" style:font-name-asian="Arial" style:font-size-asian="12pt" style:language-asian="zh" style:country-asian="CN" style:font-name-complex="Arial" style:font-size-complex="12pt" style:language-complex="hi" style:country-complex="IN"/>
    </style:style>
    <style:style style:name="T33" style:family="text">
      <style:text-properties style:use-window-font-color="true" loext:opacity="0%" style:text-position="0% 100%" fo:font-size="12pt" fo:language="en" fo:country="US" officeooo:rsid="003d8488" style:letter-kerning="false" style:font-name-asian="Arial" style:font-size-asian="12pt" style:language-asian="zh" style:country-asian="CN" style:font-name-complex="Arial" style:font-size-complex="12pt" style:language-complex="hi" style:country-complex="IN"/>
    </style:style>
    <style:style style:name="T34" style:family="text">
      <style:text-properties style:use-window-font-color="true" loext:opacity="0%" fo:font-size="12pt" fo:language="en" fo:country="US" officeooo:rsid="00304791" style:letter-kerning="false" style:font-name-asian="Arial" style:font-size-asian="12pt" style:language-asian="zh" style:country-asian="CN" style:font-name-complex="Arial" style:font-size-complex="12pt" style:language-complex="hi" style:country-complex="IN"/>
    </style:style>
    <style:style style:name="T35" style:family="text">
      <style:text-properties style:use-window-font-color="true" loext:opacity="0%" fo:font-size="12pt" fo:language="en" fo:country="US" officeooo:rsid="002cf5fb" style:letter-kerning="false" style:font-name-asian="Arial" style:font-size-asian="12pt" style:language-asian="zh" style:country-asian="CN" style:font-name-complex="Arial" style:font-size-complex="12pt" style:language-complex="hi" style:country-complex="IN"/>
    </style:style>
    <style:style style:name="T36" style:family="text">
      <style:text-properties style:use-window-font-color="true" loext:opacity="0%" fo:font-size="12pt" fo:language="en" fo:country="US" officeooo:rsid="004002af" style:letter-kerning="false" style:font-name-asian="Arial" style:font-size-asian="12pt" style:language-asian="zh" style:country-asian="CN" style:font-name-complex="Arial" style:font-size-complex="12pt" style:language-complex="hi" style:country-complex="IN"/>
    </style:style>
    <style:style style:name="T37" style:family="text">
      <style:text-properties style:use-window-font-color="true" loext:opacity="0%" fo:font-size="12pt" fo:language="en" fo:country="US" officeooo:rsid="00314ea3" style:letter-kerning="false" style:font-name-asian="Arial" style:font-size-asian="12pt" style:language-asian="zh" style:country-asian="CN" style:font-name-complex="Arial" style:font-size-complex="12pt" style:language-complex="hi" style:country-complex="IN"/>
    </style:style>
    <style:style style:name="T38" style:family="text">
      <style:text-properties style:use-window-font-color="true" loext:opacity="0%" fo:font-size="12pt" fo:language="en" fo:country="US" officeooo:rsid="0032b33a" style:letter-kerning="false" style:font-name-asian="Arial" style:font-size-asian="12pt" style:language-asian="zh" style:country-asian="CN" style:font-name-complex="Arial" style:font-size-complex="12pt" style:language-complex="hi" style:country-complex="IN"/>
    </style:style>
    <style:style style:name="T39" style:family="text">
      <style:text-properties style:use-window-font-color="true" loext:opacity="0%" fo:font-size="12pt" fo:language="en" fo:country="US" officeooo:rsid="003da1fc" style:letter-kerning="false" style:font-name-asian="Arial" style:font-size-asian="12pt" style:language-asian="zh" style:country-asian="CN" style:font-name-complex="Arial" style:font-size-complex="12pt" style:language-complex="hi" style:country-complex="IN"/>
    </style:style>
    <style:style style:name="T40" style:family="text">
      <style:text-properties style:use-window-font-color="true" loext:opacity="0%" fo:font-size="12pt" fo:language="en" fo:country="US" officeooo:rsid="0034798f" style:letter-kerning="false" style:font-name-asian="Arial" style:font-size-asian="12pt" style:language-asian="zh" style:country-asian="CN" style:font-name-complex="Arial" style:font-size-complex="12pt" style:language-complex="hi" style:country-complex="IN"/>
    </style:style>
    <style:style style:name="T41" style:family="text">
      <style:text-properties style:use-window-font-color="true" loext:opacity="0%" fo:font-size="12pt" fo:language="en" fo:country="US" officeooo:rsid="003dc676" style:letter-kerning="false" style:font-name-asian="Arial" style:font-size-asian="12pt" style:language-asian="zh" style:country-asian="CN" style:font-name-complex="Arial" style:font-size-complex="12pt" style:language-complex="hi" style:country-complex="IN"/>
    </style:style>
    <style:style style:name="T42" style:family="text">
      <style:text-properties style:use-window-font-color="true" loext:opacity="0%" fo:font-size="12pt" fo:language="en" fo:country="US" officeooo:rsid="003d8488" style:letter-kerning="false" style:font-name-asian="Arial" style:font-size-asian="12pt" style:language-asian="zh" style:country-asian="CN" style:font-name-complex="Arial" style:font-size-complex="12pt" style:language-complex="hi" style:country-complex="IN"/>
    </style:style>
    <style:style style:name="T43" style:family="text">
      <style:text-properties style:use-window-font-color="true" loext:opacity="0%" fo:font-size="12pt" fo:language="en" fo:country="US" officeooo:rsid="003996dc" style:letter-kerning="false" style:font-name-asian="Arial" style:font-size-asian="12pt" style:language-asian="zh" style:country-asian="CN" style:font-name-complex="Arial" style:font-size-complex="12pt" style:language-complex="hi" style:country-complex="IN"/>
    </style:style>
    <style:style style:name="T44" style:family="text">
      <style:text-properties style:use-window-font-color="true" loext:opacity="0%" fo:font-size="12pt" fo:language="en" fo:country="US" officeooo:rsid="0032b33a" style:letter-kerning="false" style:font-name-asian="Cambria2" style:font-size-asian="12pt" style:language-asian="zh" style:country-asian="CN" style:font-name-complex="Cambria2" style:font-size-complex="12pt" style:language-complex="hi" style:country-complex="IN"/>
    </style:style>
    <style:style style:name="T45" style:family="text">
      <style:text-properties style:use-window-font-color="true" loext:opacity="0%" fo:font-size="12pt" fo:language="en" fo:country="US" officeooo:rsid="003737eb" style:letter-kerning="false" style:font-name-asian="Cambria2" style:font-size-asian="12pt" style:language-asian="zh" style:country-asian="CN" style:font-name-complex="Cambria2" style:font-size-complex="12pt" style:language-complex="hi" style:country-complex="IN"/>
    </style:style>
    <style:style style:name="T46" style:family="text">
      <style:text-properties style:use-window-font-color="true" loext:opacity="0%" style:font-name="arial" fo:font-size="12pt" fo:language="en" fo:country="US" officeooo:rsid="003737eb" style:letter-kerning="false" style:font-name-asian="Cambria2" style:font-size-asian="12pt" style:language-asian="zh" style:country-asian="CN" style:font-name-complex="Cambria2" style:font-size-complex="12pt" style:language-complex="hi" style:country-complex="IN"/>
    </style:style>
    <style:style style:name="T47" style:family="text">
      <style:text-properties style:use-window-font-color="true" loext:opacity="0%" style:font-name="arial" fo:font-size="12pt" fo:language="en" fo:country="US" officeooo:rsid="0057f156" style:letter-kerning="false" style:font-name-asian="Cambria2" style:font-size-asian="12pt" style:language-asian="zh" style:country-asian="CN" style:font-name-complex="Cambria2" style:font-size-complex="12pt" style:language-complex="hi" style:country-complex="IN"/>
    </style:style>
    <style:style style:name="T48" style:family="text">
      <style:text-properties style:use-window-font-color="true" loext:opacity="0%" style:font-name="arial" fo:font-size="12pt" fo:language="en" fo:country="US" officeooo:rsid="0058d635" style:letter-kerning="false" style:font-name-asian="Cambria2" style:font-size-asian="12pt" style:language-asian="zh" style:country-asian="CN" style:font-name-complex="Cambria2" style:font-size-complex="12pt" style:language-complex="hi" style:country-complex="IN"/>
    </style:style>
    <style:style style:name="T49" style:family="text">
      <style:text-properties style:use-window-font-color="true" loext:opacity="0%" style:font-name="arial" fo:font-size="12pt" fo:language="en" fo:country="US" officeooo:rsid="00596132" style:letter-kerning="false" style:font-name-asian="Cambria2" style:font-size-asian="12pt" style:language-asian="zh" style:country-asian="CN" style:font-name-complex="Cambria2" style:font-size-complex="12pt" style:language-complex="hi" style:country-complex="IN"/>
    </style:style>
    <style:style style:name="T50" style:family="text">
      <style:text-properties style:use-window-font-color="true" loext:opacity="0%" style:font-name="arial" fo:font-size="12pt" fo:language="en" fo:country="US" officeooo:rsid="005a56d4" style:letter-kerning="false" style:font-name-asian="Cambria2" style:font-size-asian="12pt" style:language-asian="zh" style:country-asian="CN" style:font-name-complex="Cambria2" style:font-size-complex="12pt" style:language-complex="hi" style:country-complex="IN"/>
    </style:style>
    <style:style style:name="T51" style:family="text">
      <style:text-properties style:use-window-font-color="true" loext:opacity="0%" style:font-name="arial" fo:font-size="12pt" fo:language="en" fo:country="US" officeooo:rsid="005fe7e9" style:letter-kerning="false" style:font-name-asian="Cambria2" style:font-size-asian="12pt" style:language-asian="zh" style:country-asian="CN" style:font-name-complex="Cambria2" style:font-size-complex="12pt" style:language-complex="hi" style:country-complex="IN"/>
    </style:style>
    <style:style style:name="T52" style:family="text">
      <style:text-properties style:use-window-font-color="true" loext:opacity="0%" style:font-name="arial" fo:font-size="12pt" fo:language="en" fo:country="US" officeooo:rsid="00603185" style:letter-kerning="false" style:font-name-asian="Cambria2" style:font-size-asian="12pt" style:language-asian="zh" style:country-asian="CN" style:font-name-complex="Cambria2" style:font-size-complex="12pt" style:language-complex="hi" style:country-complex="IN"/>
    </style:style>
    <style:style style:name="T53" style:family="text">
      <style:text-properties style:use-window-font-color="true" loext:opacity="0%" style:font-name="arial" fo:font-size="12pt" fo:language="en" fo:country="US" officeooo:rsid="00615697" style:letter-kerning="false" style:font-name-asian="Cambria2" style:font-size-asian="12pt" style:language-asian="zh" style:country-asian="CN" style:font-name-complex="Cambria2" style:font-size-complex="12pt" style:language-complex="hi" style:country-complex="IN"/>
    </style:style>
    <style:style style:name="T54" style:family="text">
      <style:text-properties style:use-window-font-color="true" loext:opacity="0%" style:font-name="arial" fo:font-size="12pt" fo:language="en" fo:country="US" officeooo:rsid="00619874" style:letter-kerning="false" style:font-name-asian="Cambria2" style:font-size-asian="12pt" style:language-asian="zh" style:country-asian="CN" style:font-name-complex="Cambria2" style:font-size-complex="12pt" style:language-complex="hi" style:country-complex="IN"/>
    </style:style>
    <style:style style:name="T55" style:family="text">
      <style:text-properties style:use-window-font-color="true" loext:opacity="0%" style:font-name="arial" fo:font-size="12pt" fo:language="en" fo:country="US" officeooo:rsid="006aedd3" style:letter-kerning="false" style:font-name-asian="Cambria2" style:font-size-asian="12pt" style:language-asian="zh" style:country-asian="CN" style:font-name-complex="Cambria2" style:font-size-complex="12pt" style:language-complex="hi" style:country-complex="IN"/>
    </style:style>
    <style:style style:name="T56" style:family="text">
      <style:text-properties style:use-window-font-color="true" loext:opacity="0%" style:font-name="arial" fo:font-size="12pt" fo:language="en" fo:country="US" officeooo:rsid="0072d1cb" style:letter-kerning="false" style:font-name-asian="Cambria2" style:font-size-asian="12pt" style:language-asian="zh" style:country-asian="CN" style:font-name-complex="Cambria2" style:font-size-complex="12pt" style:language-complex="hi" style:country-complex="IN"/>
    </style:style>
    <style:style style:name="T57" style:family="text">
      <style:text-properties style:use-window-font-color="true" loext:opacity="0%" style:font-name="arial" fo:font-size="12pt" fo:language="en" fo:country="US" officeooo:rsid="0073271f" style:letter-kerning="false" style:font-name-asian="Cambria2" style:font-size-asian="12pt" style:language-asian="zh" style:country-asian="CN" style:font-name-complex="Cambria2" style:font-size-complex="12pt" style:language-complex="hi" style:country-complex="IN"/>
    </style:style>
    <style:style style:name="T58" style:family="text">
      <style:text-properties style:use-window-font-color="true" loext:opacity="0%" style:font-name="arial" fo:font-size="12pt" fo:language="en" fo:country="US" officeooo:rsid="00744b73" style:letter-kerning="false" style:font-name-asian="Cambria2" style:font-size-asian="12pt" style:language-asian="zh" style:country-asian="CN" style:font-name-complex="Cambria2" style:font-size-complex="12pt" style:language-complex="hi" style:country-complex="IN"/>
    </style:style>
    <style:style style:name="T59" style:family="text">
      <style:text-properties style:use-window-font-color="true" loext:opacity="0%" style:font-name="arial" fo:font-size="12pt" fo:language="en" fo:country="US" officeooo:rsid="0075f3fe" style:letter-kerning="false" style:font-name-asian="Cambria2" style:font-size-asian="12pt" style:language-asian="zh" style:country-asian="CN" style:font-name-complex="Cambria2" style:font-size-complex="12pt" style:language-complex="hi" style:country-complex="IN"/>
    </style:style>
    <style:style style:name="T60" style:family="text">
      <style:text-properties style:use-window-font-color="true" loext:opacity="0%" style:font-name="arial" fo:font-size="12pt" fo:language="en" fo:country="US" officeooo:rsid="008c94ab" style:letter-kerning="false" style:font-name-asian="Cambria2" style:font-size-asian="12pt" style:language-asian="zh" style:country-asian="CN" style:font-name-complex="Cambria2" style:font-size-complex="12pt" style:language-complex="hi" style:country-complex="IN"/>
    </style:style>
    <style:style style:name="T61" style:family="text">
      <style:text-properties style:use-window-font-color="true" loext:opacity="0%" style:font-name="arial" fo:font-size="12pt" fo:language="en" fo:country="US" officeooo:rsid="00931ab6" style:letter-kerning="false" style:font-name-asian="Cambria2" style:font-size-asian="12pt" style:language-asian="zh" style:country-asian="CN" style:font-name-complex="Cambria2" style:font-size-complex="12pt" style:language-complex="hi" style:country-complex="IN"/>
    </style:style>
    <style:style style:name="T62" style:family="text">
      <style:text-properties style:use-window-font-color="true" loext:opacity="0%" style:font-name="arial" fo:font-size="12pt" fo:language="en" fo:country="US" officeooo:rsid="0094877f" style:letter-kerning="false" style:font-name-asian="Cambria2" style:font-size-asian="12pt" style:language-asian="zh" style:country-asian="CN" style:font-name-complex="Cambria2" style:font-size-complex="12pt" style:language-complex="hi" style:country-complex="IN"/>
    </style:style>
    <style:style style:name="T63" style:family="text">
      <style:text-properties style:use-window-font-color="true" loext:opacity="0%" style:font-name="arial" fo:font-size="12pt" fo:language="en" fo:country="US" officeooo:rsid="0099376b" style:letter-kerning="false" style:font-name-asian="Cambria2" style:font-size-asian="12pt" style:language-asian="zh" style:country-asian="CN" style:font-name-complex="Cambria2" style:font-size-complex="12pt" style:language-complex="hi" style:country-complex="IN"/>
    </style:style>
    <style:style style:name="T64" style:family="text">
      <style:text-properties style:use-window-font-color="true" loext:opacity="0%" style:font-name="arial" fo:font-size="12pt" fo:language="en" fo:country="US" officeooo:rsid="00a1eff5" style:letter-kerning="false" style:font-name-asian="Cambria2" style:font-size-asian="12pt" style:language-asian="zh" style:country-asian="CN" style:font-name-complex="Cambria2" style:font-size-complex="12pt" style:language-complex="hi" style:country-complex="IN"/>
    </style:style>
    <style:style style:name="T65" style:family="text">
      <style:text-properties style:use-window-font-color="true" loext:opacity="0%" style:font-name="arial" fo:font-size="12pt" fo:language="en" fo:country="US" officeooo:rsid="00a3982d" style:letter-kerning="false" style:font-name-asian="Cambria2" style:font-size-asian="12pt" style:language-asian="zh" style:country-asian="CN" style:font-name-complex="Cambria2" style:font-size-complex="12pt" style:language-complex="hi" style:country-complex="IN"/>
    </style:style>
    <style:style style:name="T66" style:family="text">
      <style:text-properties style:use-window-font-color="true" loext:opacity="0%" style:font-name="arial" fo:font-size="12pt" fo:language="en" fo:country="US" officeooo:rsid="00a48861" style:letter-kerning="false" style:font-name-asian="Cambria2" style:font-size-asian="12pt" style:language-asian="zh" style:country-asian="CN" style:font-name-complex="Cambria2" style:font-size-complex="12pt" style:language-complex="hi" style:country-complex="IN"/>
    </style:style>
    <style:style style:name="T67" style:family="text">
      <style:text-properties style:use-window-font-color="true" loext:opacity="0%" style:font-name="arial" fo:font-size="12pt" fo:language="en" fo:country="US" officeooo:rsid="00b4c5af" style:letter-kerning="false" style:font-name-asian="Cambria2" style:font-size-asian="12pt" style:language-asian="zh" style:country-asian="CN" style:font-name-complex="Cambria2" style:font-size-complex="12pt" style:language-complex="hi" style:country-complex="IN"/>
    </style:style>
    <style:style style:name="T68" style:family="text">
      <style:text-properties style:use-window-font-color="true" loext:opacity="0%" style:font-name="arial" fo:font-size="12pt" fo:language="en" fo:country="US" officeooo:rsid="00b814b7" style:letter-kerning="false" style:font-name-asian="Cambria2" style:font-size-asian="12pt" style:language-asian="zh" style:country-asian="CN" style:font-name-complex="Cambria2" style:font-size-complex="12pt" style:language-complex="hi" style:country-complex="IN"/>
    </style:style>
    <style:style style:name="T69" style:family="text">
      <style:text-properties style:use-window-font-color="true" loext:opacity="0%" style:font-name="arial" fo:font-size="12pt" fo:language="en" fo:country="US" officeooo:rsid="00b9ede2" style:letter-kerning="false" style:font-name-asian="Cambria2" style:font-size-asian="12pt" style:language-asian="zh" style:country-asian="CN" style:font-name-complex="Cambria2" style:font-size-complex="12pt" style:language-complex="hi" style:country-complex="IN"/>
    </style:style>
    <style:style style:name="T70" style:family="text">
      <style:text-properties style:use-window-font-color="true" loext:opacity="0%" style:font-name="arial" fo:font-size="12pt" fo:language="en" fo:country="US" officeooo:rsid="00baf813" style:letter-kerning="false" style:font-name-asian="Cambria2" style:font-size-asian="12pt" style:language-asian="zh" style:country-asian="CN" style:font-name-complex="Cambria2" style:font-size-complex="12pt" style:language-complex="hi" style:country-complex="IN"/>
    </style:style>
    <style:style style:name="T71" style:family="text">
      <style:text-properties style:use-window-font-color="true" loext:opacity="0%" style:font-name="arial" fo:font-size="12pt" fo:language="en" fo:country="US" officeooo:rsid="00bf099c" style:letter-kerning="false" style:font-name-asian="Cambria2" style:font-size-asian="12pt" style:language-asian="zh" style:country-asian="CN" style:font-name-complex="Cambria2" style:font-size-complex="12pt" style:language-complex="hi" style:country-complex="IN"/>
    </style:style>
    <style:style style:name="T72" style:family="text">
      <style:text-properties style:use-window-font-color="true" loext:opacity="0%" style:font-name="arial" fo:font-size="12pt" fo:language="en" fo:country="US" officeooo:rsid="00c81a69" style:letter-kerning="false" style:font-name-asian="Cambria2" style:font-size-asian="12pt" style:language-asian="zh" style:country-asian="CN" style:font-name-complex="Cambria2" style:font-size-complex="12pt" style:language-complex="hi" style:country-complex="IN"/>
    </style:style>
    <style:style style:name="T73" style:family="text">
      <style:text-properties style:use-window-font-color="true" loext:opacity="0%" style:font-name="arial" fo:font-size="12pt" fo:language="en" fo:country="US" officeooo:rsid="00c9c1b6" style:letter-kerning="false" style:font-name-asian="Cambria2" style:font-size-asian="12pt" style:language-asian="zh" style:country-asian="CN" style:font-name-complex="Cambria2" style:font-size-complex="12pt" style:language-complex="hi" style:country-complex="IN"/>
    </style:style>
    <style:style style:name="T74" style:family="text">
      <style:text-properties style:use-window-font-color="true" loext:opacity="0%" style:font-name="arial" fo:font-size="12pt" fo:language="en" fo:country="US" officeooo:rsid="00d06595" style:letter-kerning="false" style:font-name-asian="Cambria2" style:font-size-asian="12pt" style:language-asian="zh" style:country-asian="CN" style:font-name-complex="Cambria2" style:font-size-complex="12pt" style:language-complex="hi" style:country-complex="IN"/>
    </style:style>
    <style:style style:name="T75" style:family="text">
      <style:text-properties style:use-window-font-color="true" loext:opacity="0%" style:font-name="arial" fo:font-size="12pt" fo:language="en" fo:country="US" officeooo:rsid="00e63046" style:letter-kerning="false" style:font-name-asian="Cambria2" style:font-size-asian="12pt" style:language-asian="zh" style:country-asian="CN" style:font-name-complex="Cambria2" style:font-size-complex="12pt" style:language-complex="hi" style:country-complex="IN"/>
    </style:style>
    <style:style style:name="T76" style:family="text">
      <style:text-properties style:use-window-font-color="true" loext:opacity="0%" style:font-name="arial" fo:font-size="12pt" fo:language="en" fo:country="US" officeooo:rsid="005c2024" style:letter-kerning="false" style:font-name-asian="Arial" style:font-size-asian="12pt" style:language-asian="zh" style:country-asian="CN" style:font-name-complex="Arial" style:font-size-complex="12pt" style:language-complex="hi" style:country-complex="IN"/>
    </style:style>
    <style:style style:name="T77" style:family="text">
      <style:text-properties style:use-window-font-color="true" loext:opacity="0%" style:font-name="arial" fo:font-size="12pt" fo:language="en" fo:country="US" officeooo:rsid="005ea10f" style:letter-kerning="false" style:font-name-asian="Arial" style:font-size-asian="12pt" style:language-asian="zh" style:country-asian="CN" style:font-name-complex="Arial" style:font-size-complex="12pt" style:language-complex="hi" style:country-complex="IN"/>
    </style:style>
    <style:style style:name="T78" style:family="text">
      <style:text-properties style:use-window-font-color="true" loext:opacity="0%" style:font-name="arial" fo:font-size="12pt" fo:language="en" fo:country="US" officeooo:rsid="006f12aa" style:letter-kerning="false" style:font-name-asian="Arial" style:font-size-asian="12pt" style:language-asian="zh" style:country-asian="CN" style:font-name-complex="Arial" style:font-size-complex="12pt" style:language-complex="hi" style:country-complex="IN"/>
    </style:style>
    <style:style style:name="T79" style:family="text">
      <style:text-properties style:use-window-font-color="true" loext:opacity="0%" style:font-name="arial" fo:font-size="12pt" fo:language="en" fo:country="US" officeooo:rsid="0021dfaf" style:letter-kerning="false" style:font-name-asian="Arial" style:font-size-asian="12pt" style:language-asian="zh" style:country-asian="CN" style:font-name-complex="Arial" style:font-size-complex="12pt" style:language-complex="hi" style:country-complex="IN"/>
    </style:style>
    <style:style style:name="T80" style:family="text">
      <style:text-properties style:use-window-font-color="true" loext:opacity="0%" style:font-name="arial" fo:font-size="12pt" fo:language="en" fo:country="US" officeooo:rsid="0070514c" style:letter-kerning="false" style:font-name-asian="Arial" style:font-size-asian="12pt" style:language-asian="zh" style:country-asian="CN" style:font-name-complex="Arial" style:font-size-complex="12pt" style:language-complex="hi" style:country-complex="IN"/>
    </style:style>
    <style:style style:name="T81" style:family="text">
      <style:text-properties style:use-window-font-color="true" loext:opacity="0%" style:font-name="arial" fo:font-size="12pt" fo:language="en" fo:country="US" officeooo:rsid="00b039e3" style:letter-kerning="false" style:font-name-asian="Arial" style:font-size-asian="12pt" style:language-asian="zh" style:country-asian="CN" style:font-name-complex="Arial" style:font-size-complex="12pt" style:language-complex="hi" style:country-complex="IN"/>
    </style:style>
    <style:style style:name="T82" style:family="text">
      <style:text-properties style:use-window-font-color="true" loext:opacity="0%" style:font-name="arial" fo:font-size="12pt" fo:language="en" fo:country="US" officeooo:rsid="00b14f55" style:letter-kerning="false" style:font-name-asian="Arial" style:font-size-asian="12pt" style:language-asian="zh" style:country-asian="CN" style:font-name-complex="Arial" style:font-size-complex="12pt" style:language-complex="hi" style:country-complex="IN"/>
    </style:style>
    <style:style style:name="T83" style:family="text">
      <style:text-properties style:use-window-font-color="true" loext:opacity="0%" style:font-name="arial" fo:font-size="12pt" fo:language="en" fo:country="US" officeooo:rsid="00d8b9dd" style:letter-kerning="false" style:font-name-asian="Arial" style:font-size-asian="12pt" style:language-asian="zh" style:country-asian="CN" style:font-name-complex="Arial" style:font-size-complex="12pt" style:language-complex="hi" style:country-complex="IN"/>
    </style:style>
    <style:style style:name="T84" style:family="text">
      <style:text-properties style:use-window-font-color="true" loext:opacity="0%" style:font-name="arial" fo:font-size="12pt" fo:language="en" fo:country="US" officeooo:rsid="00da44e5" style:letter-kerning="false" style:font-name-asian="Arial" style:font-size-asian="12pt" style:language-asian="zh" style:country-asian="CN" style:font-name-complex="Arial" style:font-size-complex="12pt" style:language-complex="hi" style:country-complex="IN"/>
    </style:style>
    <style:style style:name="T85" style:family="text">
      <style:text-properties style:use-window-font-color="true" loext:opacity="0%" style:font-name="Cambria1" fo:font-size="12pt" fo:language="en" fo:country="US" officeooo:rsid="007b52fd" style:letter-kerning="false" style:font-name-asian="Cambria2" style:font-size-asian="12pt" style:language-asian="zh" style:country-asian="CN" style:font-name-complex="Cambria2" style:font-size-complex="12pt" style:language-complex="hi" style:country-complex="IN"/>
    </style:style>
    <style:style style:name="T86" style:family="text">
      <style:text-properties style:use-window-font-color="true" loext:opacity="0%" style:font-name="Cambria1" fo:font-size="14pt" fo:language="en" fo:country="US" fo:font-weight="bold" officeooo:rsid="0089ddb5" style:letter-kerning="false" style:font-name-asian="Cambria2" style:font-size-asian="14pt" style:language-asian="zh" style:country-asian="CN" style:font-weight-asian="bold" style:font-name-complex="Cambria2" style:font-size-complex="14pt" style:language-complex="hi" style:country-complex="IN"/>
    </style:style>
    <style:style style:name="T87" style:family="text">
      <style:text-properties style:use-window-font-color="true" loext:opacity="0%" style:font-name="Cambria1" fo:font-size="14pt" fo:language="en" fo:country="US" fo:font-weight="bold" officeooo:rsid="00aebce0" style:letter-kerning="false" style:font-name-asian="Cambria2" style:font-size-asian="14pt" style:language-asian="zh" style:country-asian="CN" style:font-weight-asian="bold" style:font-name-complex="Cambria2" style:font-size-complex="14pt" style:language-complex="hi" style:country-complex="IN"/>
    </style:style>
    <style:style style:name="T88" style:family="text">
      <style:text-properties style:use-window-font-color="true" loext:opacity="0%" style:font-name="Cambria1" fo:font-size="14pt" fo:language="en" fo:country="US" fo:font-weight="bold" officeooo:rsid="00c172ac" style:letter-kerning="false" style:font-name-asian="Cambria2" style:font-size-asian="14pt" style:language-asian="zh" style:country-asian="CN" style:font-weight-asian="bold" style:font-name-complex="Cambria2" style:font-size-complex="14pt" style:language-complex="hi" style:country-complex="IN"/>
    </style:style>
    <style:style style:name="T89" style:family="text">
      <style:text-properties style:use-window-font-color="true" loext:opacity="0%" style:font-name="Cambria1" fo:font-size="14pt" fo:language="en" fo:country="US" fo:font-weight="bold" officeooo:rsid="00dc553c" style:letter-kerning="false" style:font-name-asian="Cambria2" style:font-size-asian="14pt" style:language-asian="zh" style:country-asian="CN" style:font-weight-asian="bold" style:font-name-complex="Cambria2" style:font-size-complex="14pt" style:language-complex="hi" style:country-complex="IN"/>
    </style:style>
    <style:style style:name="T90" style:family="text">
      <style:text-properties style:use-window-font-color="true" loext:opacity="0%" style:font-name="Cambria1" fo:font-size="14pt" fo:language="en" fo:country="US" fo:font-weight="bold" officeooo:rsid="00dd84ea" style:letter-kerning="false" style:font-name-asian="Cambria2" style:font-size-asian="14pt" style:language-asian="zh" style:country-asian="CN" style:font-weight-asian="bold" style:font-name-complex="Cambria2" style:font-size-complex="14pt" style:language-complex="hi" style:country-complex="IN"/>
    </style:style>
    <style:style style:name="T91" style:family="text">
      <style:text-properties style:use-window-font-color="true" loext:opacity="0%" fo:language="en" fo:country="US" officeooo:rsid="00db1e0e" style:letter-kerning="false" style:font-name-asian="Cambria2" style:language-asian="zh" style:country-asian="CN" style:font-name-complex="Cambria2" style:language-complex="hi" style:country-complex="IN"/>
    </style:style>
    <style:style style:name="T92" style:family="text">
      <style:text-properties officeooo:rsid="0023259b"/>
    </style:style>
    <style:style style:name="T93" style:family="text">
      <style:text-properties style:text-position="sub 58%" style:font-name-asian="Arial" style:font-name-complex="Arial"/>
    </style:style>
    <style:style style:name="T94" style:family="text">
      <style:text-properties officeooo:rsid="002726ca"/>
    </style:style>
    <style:style style:name="T95" style:family="text">
      <style:text-properties officeooo:rsid="0028b802"/>
    </style:style>
    <style:style style:name="T96" style:family="text">
      <style:text-properties officeooo:rsid="002fa436"/>
    </style:style>
    <style:style style:name="T97" style:family="text">
      <style:text-properties fo:font-style="italic" style:font-style-asian="italic"/>
    </style:style>
    <style:style style:name="T98" style:family="text">
      <style:text-properties fo:font-style="italic" style:font-style-asian="italic" style:font-style-complex="italic"/>
    </style:style>
    <style:style style:name="T99" style:family="text">
      <style:text-properties fo:font-style="italic" officeooo:rsid="004002af" style:font-style-asian="italic" style:font-style-complex="italic"/>
    </style:style>
    <style:style style:name="T100" style:family="text">
      <style:text-properties fo:font-style="italic" officeooo:rsid="00fcd912" style:font-style-asian="italic" style:font-style-complex="italic"/>
    </style:style>
    <style:style style:name="T101" style:family="text">
      <style:text-properties fo:font-style="italic" officeooo:rsid="0032b33a" style:font-name-asian="Arial" style:font-style-asian="italic" style:font-name-complex="Arial" style:font-style-complex="italic"/>
    </style:style>
    <style:style style:name="T102" style:family="text">
      <style:text-properties fo:font-style="italic" officeooo:rsid="0034798f" style:font-name-asian="Arial" style:font-style-asian="italic" style:font-name-complex="Arial" style:font-style-complex="italic"/>
    </style:style>
    <style:style style:name="T103" style:family="text">
      <style:text-properties style:font-name-asian="Arial" style:font-name-complex="Arial"/>
    </style:style>
    <style:style style:name="T104" style:family="text">
      <style:text-properties officeooo:rsid="00205932" style:font-name-asian="Arial" style:font-name-complex="Arial"/>
    </style:style>
    <style:style style:name="T105" style:family="text">
      <style:text-properties officeooo:rsid="00304791" style:font-name-asian="Arial" style:font-name-complex="Arial"/>
    </style:style>
    <style:style style:name="T106" style:family="text">
      <style:text-properties officeooo:rsid="003dc676" style:font-name-asian="Arial" style:font-name-complex="Arial"/>
    </style:style>
    <style:style style:name="T107" style:family="text">
      <style:text-properties officeooo:rsid="0032b33a" style:font-name-asian="Arial" style:font-name-complex="Arial"/>
    </style:style>
    <style:style style:name="T108" style:family="text">
      <style:text-properties officeooo:rsid="004002af" style:font-name-asian="Arial" style:font-name-complex="Arial"/>
    </style:style>
    <style:style style:name="T109" style:family="text">
      <style:text-properties officeooo:rsid="00314ea3" style:font-name-asian="Arial" style:font-name-complex="Arial"/>
    </style:style>
    <style:style style:name="T110" style:family="text">
      <style:text-properties officeooo:rsid="0034798f" style:font-name-asian="Arial" style:font-name-complex="Arial"/>
    </style:style>
    <style:style style:name="T111" style:family="text">
      <style:text-properties officeooo:rsid="003d8488" style:font-name-asian="Arial" style:font-name-complex="Arial"/>
    </style:style>
    <style:style style:name="T112" style:family="text">
      <style:text-properties officeooo:rsid="00355769" style:font-name-asian="Arial" style:font-name-complex="Arial"/>
    </style:style>
    <style:style style:name="T113" style:family="text">
      <style:text-properties fo:font-style="normal" style:font-name-asian="Arial" style:font-style-asian="normal" style:font-name-complex="Arial" style:font-style-complex="normal"/>
    </style:style>
    <style:style style:name="T114" style:family="text">
      <style:text-properties fo:font-style="normal" officeooo:rsid="0032b33a" style:font-name-asian="Arial" style:font-style-asian="normal" style:font-name-complex="Arial" style:font-style-complex="normal"/>
    </style:style>
    <style:style style:name="T115" style:family="text">
      <style:text-properties fo:font-style="normal" officeooo:rsid="003e5282" style:font-name-asian="Arial" style:font-style-asian="normal" style:font-name-complex="Arial" style:font-style-complex="normal"/>
    </style:style>
    <style:style style:name="T116" style:family="text">
      <style:text-properties fo:font-style="normal" officeooo:rsid="00314ea3" style:font-name-asian="Arial" style:font-style-asian="normal" style:font-name-complex="Arial" style:font-style-complex="normal"/>
    </style:style>
    <style:style style:name="T117" style:family="text">
      <style:text-properties officeooo:rsid="0032b33a"/>
    </style:style>
    <style:style style:name="T118" style:family="text">
      <style:text-properties officeooo:rsid="003737eb"/>
    </style:style>
    <style:style style:name="T119" style:family="text">
      <style:text-properties officeooo:rsid="0034798f"/>
    </style:style>
    <style:style style:name="T120" style:family="text">
      <style:text-properties style:font-name="arial"/>
    </style:style>
    <style:style style:name="T121" style:family="text">
      <style:text-properties style:font-name="arial" officeooo:rsid="003737eb"/>
    </style:style>
    <style:style style:name="T122" style:family="text">
      <style:text-properties style:font-name="arial" officeooo:rsid="004002af"/>
    </style:style>
    <style:style style:name="T123" style:family="text">
      <style:text-properties style:font-name="arial" officeooo:rsid="0057f156"/>
    </style:style>
    <style:style style:name="T124" style:family="text">
      <style:text-properties style:font-name="arial" officeooo:rsid="005a56d4"/>
    </style:style>
    <style:style style:name="T125" style:family="text">
      <style:text-properties style:font-name="arial" style:font-name-asian="Arial" style:font-name-complex="Arial"/>
    </style:style>
    <style:style style:name="T126" style:family="text">
      <style:text-properties style:font-name="arial" officeooo:rsid="005af5d2" style:font-name-asian="Arial" style:font-name-complex="Arial"/>
    </style:style>
    <style:style style:name="T127" style:family="text">
      <style:text-properties style:font-name="arial" officeooo:rsid="0070514c" style:font-name-asian="Arial" style:font-name-complex="Arial"/>
    </style:style>
    <style:style style:name="T128" style:family="text">
      <style:text-properties style:font-name="arial" officeooo:rsid="0021dfaf" style:font-name-asian="Arial" style:font-name-complex="Arial"/>
    </style:style>
    <style:style style:name="T129" style:family="text">
      <style:text-properties style:font-name="arial" officeooo:rsid="001e95e3" style:font-name-asian="Arial" style:font-name-complex="Arial"/>
    </style:style>
    <style:style style:name="T130" style:family="text">
      <style:text-properties style:font-name="arial" officeooo:rsid="00314ea3" style:font-name-asian="Arial" style:font-name-complex="Arial"/>
    </style:style>
    <style:style style:name="T131" style:family="text">
      <style:text-properties style:font-name="arial" officeooo:rsid="0032b33a" style:font-name-asian="Arial" style:font-name-complex="Arial"/>
    </style:style>
    <style:style style:name="T132" style:family="text">
      <style:text-properties style:font-name="arial" officeooo:rsid="00b814b7" style:font-name-asian="Arial" style:font-name-complex="Arial"/>
    </style:style>
    <style:style style:name="T133" style:family="text">
      <style:text-properties style:font-name="arial" officeooo:rsid="0027c23a" style:font-name-asian="Arial" style:font-name-complex="Arial"/>
    </style:style>
    <style:style style:name="T134" style:family="text">
      <style:text-properties style:font-name="arial" fo:font-style="italic" style:font-name-asian="Arial" style:font-style-asian="italic" style:font-name-complex="Arial" style:font-style-complex="italic"/>
    </style:style>
    <style:style style:name="T135" style:family="text">
      <style:text-properties style:font-name="arial" fo:font-style="italic" officeooo:rsid="004002af" style:font-style-asian="italic" style:font-style-complex="italic"/>
    </style:style>
    <style:style style:name="T136" style:family="text">
      <style:text-properties style:font-name="arial" officeooo:rsid="005fe7e9"/>
    </style:style>
    <style:style style:name="T137" style:family="text">
      <style:text-properties style:font-name="arial" officeooo:rsid="00619874"/>
    </style:style>
    <style:style style:name="T138" style:family="text">
      <style:text-properties style:font-name="arial" officeooo:rsid="006aedd3"/>
    </style:style>
    <style:style style:name="T139" style:family="text">
      <style:text-properties style:font-name="arial" officeooo:rsid="0072d1cb"/>
    </style:style>
    <style:style style:name="T140" style:family="text">
      <style:text-properties style:font-name="arial" officeooo:rsid="00744b73"/>
    </style:style>
    <style:style style:name="T141" style:family="text">
      <style:text-properties style:font-name="arial" officeooo:rsid="008c94ab"/>
    </style:style>
    <style:style style:name="T142" style:family="text">
      <style:text-properties style:font-name="arial" officeooo:rsid="0097e4e2"/>
    </style:style>
    <style:style style:name="T143" style:family="text">
      <style:text-properties style:font-name="arial" officeooo:rsid="00a1eff5"/>
    </style:style>
    <style:style style:name="T144" style:family="text">
      <style:text-properties style:font-name="arial" officeooo:rsid="00291d14"/>
    </style:style>
    <style:style style:name="T145" style:family="text">
      <style:text-properties style:font-name="arial" officeooo:rsid="00b70313"/>
    </style:style>
    <style:style style:name="T146" style:family="text">
      <style:text-properties style:font-name="arial" officeooo:rsid="00bf099c"/>
    </style:style>
    <style:style style:name="T147" style:family="text">
      <style:text-properties style:font-name="arial" style:text-underline-style="solid" style:text-underline-width="auto" style:text-underline-color="font-color" fo:font-weight="bold" officeooo:rsid="004002af" style:font-weight-asian="bold" style:font-weight-complex="bold"/>
    </style:style>
    <style:style style:name="T148" style:family="text">
      <style:text-properties style:font-name="arial" officeooo:rsid="00c9c1b6"/>
    </style:style>
    <style:style style:name="T149" style:family="text">
      <style:text-properties style:font-name="arial" officeooo:rsid="0027c23a"/>
    </style:style>
    <style:style style:name="T150" style:family="text">
      <style:text-properties style:font-name="arial" officeooo:rsid="00e59699"/>
    </style:style>
    <style:style style:name="T151" style:family="text">
      <style:text-properties style:font-name="arial" officeooo:rsid="00edab1b"/>
    </style:style>
    <style:style style:name="T152" style:family="text">
      <style:text-properties style:font-name="arial" officeooo:rsid="00ef305f"/>
    </style:style>
    <style:style style:name="T153" style:family="text">
      <style:text-properties style:font-name="arial" officeooo:rsid="00f3e9d7"/>
    </style:style>
    <style:style style:name="T154" style:family="text">
      <style:text-properties style:font-name="arial" officeooo:rsid="00f59008"/>
    </style:style>
    <style:style style:name="T155" style:family="text">
      <style:text-properties style:font-name="arial" officeooo:rsid="00f765ff"/>
    </style:style>
    <style:style style:name="T156" style:family="text">
      <style:text-properties officeooo:rsid="0047b1e3"/>
    </style:style>
    <style:style style:name="T157" style:family="text">
      <style:text-properties officeooo:rsid="0048bcd8"/>
    </style:style>
    <style:style style:name="T158" style:family="text">
      <style:text-properties style:text-underline-style="solid" style:text-underline-width="auto" style:text-underline-color="font-color" fo:font-weight="bold" style:font-weight-asian="bold" style:font-weight-complex="bold"/>
    </style:style>
    <style:style style:name="T159" style:family="text">
      <style:text-properties style:text-underline-style="solid" style:text-underline-width="auto" style:text-underline-color="font-color" fo:font-weight="bold" officeooo:rsid="0088ff5c" style:font-weight-asian="bold" style:font-weight-complex="bold"/>
    </style:style>
    <style:style style:name="T160" style:family="text">
      <style:text-properties officeooo:rsid="004ac5f9"/>
    </style:style>
    <style:style style:name="T161" style:family="text">
      <style:text-properties officeooo:rsid="004ac64d"/>
    </style:style>
    <style:style style:name="T162" style:family="text">
      <style:text-properties officeooo:rsid="004e527f"/>
    </style:style>
    <style:style style:name="T163" style:family="text">
      <style:text-properties officeooo:rsid="004f64fb"/>
    </style:style>
    <style:style style:name="T164" style:family="text">
      <style:text-properties officeooo:rsid="00525c2f"/>
    </style:style>
    <style:style style:name="T165" style:family="text">
      <style:text-properties fo:language="en" fo:country="US" style:language-asian="zh" style:country-asian="CN" style:language-complex="hi" style:country-complex="IN"/>
    </style:style>
    <style:style style:name="T166" style:family="text">
      <style:text-properties officeooo:rsid="005c27b1"/>
    </style:style>
    <style:style style:name="T167" style:family="text">
      <style:text-properties fo:font-weight="bold" style:font-weight-asian="bold" style:font-weight-complex="bold"/>
    </style:style>
    <style:style style:name="T168" style:family="text">
      <style:text-properties officeooo:rsid="006aedd3"/>
    </style:style>
    <style:style style:name="T169" style:family="text">
      <style:text-properties officeooo:rsid="004002af"/>
    </style:style>
    <style:style style:name="T170" style:family="text">
      <style:text-properties officeooo:rsid="006cb97b"/>
    </style:style>
    <style:style style:name="T171" style:family="text">
      <style:text-properties officeooo:rsid="006dfea7"/>
    </style:style>
    <style:style style:name="T172" style:family="text">
      <style:text-properties fo:color="#345a8a" loext:opacity="100%" style:font-name="arial" fo:font-size="16pt" fo:language="en" fo:country="US" fo:font-weight="bold" officeooo:rsid="0070d5b0" style:letter-kerning="false" style:font-name-asian="Cambria2" style:font-size-asian="16pt" style:language-asian="zh" style:country-asian="CN" style:font-weight-asian="bold" style:font-name-complex="Cambria2" style:font-size-complex="16pt" style:language-complex="hi" style:country-complex="IN" style:font-weight-complex="bold"/>
    </style:style>
    <style:style style:name="T173" style:family="text">
      <style:text-properties fo:color="#345a8a" loext:opacity="100%" style:font-name="arial" fo:font-size="16pt" fo:language="en" fo:country="US" fo:font-weight="bold" officeooo:rsid="00b02c14" style:letter-kerning="false" style:font-name-asian="Cambria2" style:font-size-asian="16pt" style:language-asian="zh" style:country-asian="CN" style:font-weight-asian="bold" style:font-name-complex="Cambria2" style:font-size-complex="16pt" style:language-complex="hi" style:country-complex="IN" style:font-weight-complex="bold"/>
    </style:style>
    <style:style style:name="T174" style:family="text">
      <style:text-properties fo:color="#345a8a" loext:opacity="100%" style:font-name="arial" fo:font-size="16pt" fo:language="en" fo:country="US" fo:font-weight="bold" officeooo:rsid="00d6e46b" style:letter-kerning="false" style:font-name-asian="Cambria2" style:font-size-asian="16pt" style:language-asian="zh" style:country-asian="CN" style:font-weight-asian="bold" style:font-name-complex="Cambria2" style:font-size-complex="16pt" style:language-complex="hi" style:country-complex="IN" style:font-weight-complex="bold"/>
    </style:style>
    <style:style style:name="T175" style:family="text">
      <style:text-properties fo:color="#345a8a" loext:opacity="100%" style:font-name="Calibri1" fo:font-size="16pt" fo:language="en" fo:country="US" fo:font-weight="bold" officeooo:rsid="007769e8" style:letter-kerning="false" style:font-name-asian="Cambria2" style:font-size-asian="16pt" style:language-asian="zh" style:country-asian="CN" style:font-weight-asian="bold" style:font-name-complex="Cambria2" style:font-size-complex="16pt" style:language-complex="hi" style:country-complex="IN" style:font-weight-complex="bold"/>
    </style:style>
    <style:style style:name="T176" style:family="text">
      <style:text-properties fo:color="#345a8a" loext:opacity="100%" style:font-name="Calibri1" fo:font-size="16pt" fo:language="en" fo:country="US" fo:font-weight="bold" officeooo:rsid="00aebce0" style:letter-kerning="false" style:font-name-asian="Cambria2" style:font-size-asian="16pt" style:language-asian="zh" style:country-asian="CN" style:font-weight-asian="bold" style:font-name-complex="Cambria2" style:font-size-complex="16pt" style:language-complex="hi" style:country-complex="IN" style:font-weight-complex="bold"/>
    </style:style>
    <style:style style:name="T177" style:family="text">
      <style:text-properties fo:color="#345a8a" loext:opacity="100%" style:font-name="Calibri1" fo:font-size="16pt" fo:language="en" fo:country="US" fo:font-weight="bold" officeooo:rsid="00afa2e5" style:letter-kerning="false" style:font-name-asian="Cambria2" style:font-size-asian="16pt" style:language-asian="zh" style:country-asian="CN" style:font-weight-asian="bold" style:font-name-complex="Cambria2" style:font-size-complex="16pt" style:language-complex="hi" style:country-complex="IN" style:font-weight-complex="bold"/>
    </style:style>
    <style:style style:name="T178" style:family="text">
      <style:text-properties fo:color="#345a8a" loext:opacity="100%" style:font-name="Calibri1" fo:font-size="16pt" fo:language="en" fo:country="US" fo:font-weight="bold" officeooo:rsid="00caa289" style:letter-kerning="false" style:font-name-asian="Cambria2" style:font-size-asian="16pt" style:language-asian="zh" style:country-asian="CN" style:font-weight-asian="bold" style:font-name-complex="Cambria2" style:font-size-complex="16pt" style:language-complex="hi" style:country-complex="IN" style:font-weight-complex="bold"/>
    </style:style>
    <style:style style:name="T179" style:family="text">
      <style:text-properties fo:color="#345a8a" loext:opacity="100%" style:font-name="Calibri1" fo:font-size="16pt" fo:language="en" fo:country="US" fo:font-weight="bold" officeooo:rsid="00cc0c30" style:letter-kerning="false" style:font-name-asian="Cambria2" style:font-size-asian="16pt" style:language-asian="zh" style:country-asian="CN" style:font-weight-asian="bold" style:font-name-complex="Cambria2" style:font-size-complex="16pt" style:language-complex="hi" style:country-complex="IN" style:font-weight-complex="bold"/>
    </style:style>
    <style:style style:name="T180" style:family="text">
      <style:text-properties officeooo:rsid="0072d1cb"/>
    </style:style>
    <style:style style:name="T181" style:family="text">
      <style:text-properties officeooo:rsid="0075f3fe"/>
    </style:style>
    <style:style style:name="T182" style:family="text">
      <style:text-properties officeooo:rsid="007fe285"/>
    </style:style>
    <style:style style:name="T183" style:family="text">
      <style:text-properties fo:font-weight="normal" style:font-weight-asian="normal" style:font-weight-complex="normal"/>
    </style:style>
    <style:style style:name="T184" style:family="text">
      <style:text-properties officeooo:rsid="0089ddb5"/>
    </style:style>
    <style:style style:name="T185" style:family="text">
      <style:text-properties officeooo:rsid="00a1eff5"/>
    </style:style>
    <style:style style:name="T186" style:family="text">
      <style:text-properties officeooo:rsid="00a61761"/>
    </style:style>
    <style:style style:name="T187" style:family="text">
      <style:text-properties officeooo:rsid="00a93dd5"/>
    </style:style>
    <style:style style:name="T188" style:family="text">
      <style:text-properties officeooo:rsid="00ac27bd"/>
    </style:style>
    <style:style style:name="T189" style:family="text">
      <style:text-properties officeooo:rsid="00ada231"/>
    </style:style>
    <style:style style:name="T190" style:family="text">
      <style:text-properties officeooo:rsid="00aebce0"/>
    </style:style>
    <style:style style:name="T191" style:family="text">
      <style:text-properties officeooo:rsid="00b02c14"/>
    </style:style>
    <style:style style:name="T192" style:family="text">
      <style:text-properties officeooo:rsid="00b45769"/>
    </style:style>
    <style:style style:name="T193" style:family="text">
      <style:text-properties officeooo:rsid="00c2b772"/>
    </style:style>
    <style:style style:name="T194" style:family="text">
      <style:text-properties officeooo:rsid="00c8d0a7"/>
    </style:style>
    <style:style style:name="T195" style:family="text">
      <style:text-properties officeooo:rsid="00caa289"/>
    </style:style>
    <style:style style:name="T196" style:family="text">
      <style:text-properties officeooo:rsid="00cc0c30"/>
    </style:style>
    <style:style style:name="T197" style:family="text">
      <style:text-properties officeooo:rsid="00dc553c"/>
    </style:style>
    <style:style style:name="T198" style:family="text">
      <style:text-properties officeooo:rsid="00e89520"/>
    </style:style>
    <style:style style:name="T199" style:family="text">
      <style:text-properties officeooo:rsid="00ea9ba1"/>
    </style:style>
    <style:style style:name="T200" style:family="text">
      <style:text-properties officeooo:rsid="00ec89c8"/>
    </style:style>
    <style:style style:name="T201" style:family="text">
      <style:text-properties officeooo:rsid="00edab1b"/>
    </style:style>
    <style:style style:name="T202" style:family="text">
      <style:text-properties officeooo:rsid="00ee5779"/>
    </style:style>
    <style:style style:name="T203" style:family="text">
      <style:text-properties officeooo:rsid="00f636d9"/>
    </style:style>
    <style:style style:name="T204" style:family="text">
      <style:text-properties officeooo:rsid="00f853b0"/>
    </style:style>
    <style:style style:name="T205" style:family="text">
      <style:text-properties officeooo:rsid="00f9ebc3"/>
    </style:style>
    <style:style style:name="T206" style:family="text">
      <style:text-properties officeooo:rsid="00fa26de"/>
    </style:style>
    <style:style style:name="T207" style:family="text">
      <style:text-properties officeooo:rsid="00fcf10e"/>
    </style:style>
    <style:style style:name="T208" style:family="text">
      <style:text-properties style:font-name="Liberation Serif" fo:language="en" fo:country="US" style:font-name-asian="DejaVu Sans" style:language-asian="en" style:country-asian="US" style:font-name-complex="DejaVu Sans" style:language-complex="en" style:country-complex="US"/>
    </style:style>
    <style:style style:name="T209" style:family="text">
      <style:text-properties fo:font-variant="normal" fo:text-transform="none" style:use-window-font-color="true" loext:opacity="0%" style:text-outline="false" style:text-line-through-style="none" style:text-line-through-type="none" style:text-position="0% 100%" style:font-name="Cambria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mbria2" style:font-size-asian="12pt" style:language-asian="zh" style:country-asian="CN" style:font-style-asian="normal" style:font-weight-asian="normal" style:font-name-complex="Cambria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729cm" fo:text-indent="-0.635cm" fo:margin-left="1.72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64cm" fo:text-indent="-0.635cm" fo:margin-left="2.36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99cm" fo:text-indent="-0.635cm" fo:margin-left="2.9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34cm" fo:text-indent="-0.635cm" fo:margin-left="3.63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69cm" fo:text-indent="-0.635cm" fo:margin-left="4.26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04cm" fo:text-indent="-0.635cm" fo:margin-left="4.90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39cm" fo:text-indent="-0.635cm" fo:margin-left="5.53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74cm" fo:text-indent="-0.635cm" fo:margin-left="6.17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09cm" fo:text-indent="-0.635cm" fo:margin-left="6.80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44cm" fo:text-indent="-0.635cm" fo:margin-left="7.44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729cm" fo:text-indent="-0.635cm" fo:margin-left="1.72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64cm" fo:text-indent="-0.635cm" fo:margin-left="2.36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99cm" fo:text-indent="-0.635cm" fo:margin-left="2.9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634cm" fo:text-indent="-0.635cm" fo:margin-left="3.63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69cm" fo:text-indent="-0.635cm" fo:margin-left="4.26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904cm" fo:text-indent="-0.635cm" fo:margin-left="4.90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539cm" fo:text-indent="-0.635cm" fo:margin-left="5.53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74cm" fo:text-indent="-0.635cm" fo:margin-left="6.17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809cm" fo:text-indent="-0.635cm" fo:margin-left="6.80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444cm" fo:text-indent="-0.635cm" fo:margin-left="7.444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Chapter 1 – Introduction</text:p>
      <text:h text:style-name="P27" text:outline-level="1">Control and <text:span text:style-name="T170">c</text:span>oordination</text:h>
      <text:p text:style-name="P17"/>
      <text:p text:style-name="P20"><office:annotation office:name="__Annotation__7_1895622309" loext:resolved="true"><dc:creator>Upi Bhalla</dc:creator><dc:date>2022-02-02T06:32:57</dc:date><text:p><text:span text:style-name="T208">Ananth, it would be good to put down a list of subheadings for this chapter in particular, but also for other chapters. That way one can plan the overall flow, and see that the relevant points have all been addressed. You have a few subheadings later on in the intro but the first block has many things going on.</text:span></text:p></office:annotation><text:span text:style-name="T103">The</text:span><office:annotation-end office:name="__Annotation__7_1895622309"/><text:span text:style-name="T103"> vertebrate Central Nervous System (CNS), consisting primarily of the central ganglia (brain) and the spinal cord, samples and receives information from the external world offering top-down control over the activity of all parts of the body. Functions like exploration, food acquisition, and danger aversion, all involve complex coordination between,</text:span></text:p>
      <text:list xml:id="list2669975258" text:style-name="WWNum4">
        <text:list-item>
          <text:p text:style-name="P56">the Sensory Systems (that integrate information from the environment),</text:p>
        </text:list-item>
        <text:list-item>
          <text:p text:style-name="P56">the Memory Systems (that integrate sensory information with prior experience), and</text:p>
        </text:list-item>
        <text:list-item>
          <text:p text:style-name="P56">the Motor Systems (that integrate motor plans and execute movement).</text:p>
        </text:list-item>
      </text:list>
      <text:h text:style-name="P27" text:outline-level="1">Projects and overall goals</text:h>
      <text:p text:style-name="P18"/>
      <text:p text:style-name="P33">The overall focus of the work and experiments described in this Thesis was to study Memory Systems, specifically, in terms of,</text:p>
      <text:p text:style-name="P33"/>
      <text:p text:style-name="P34"><text:span text:style-name="T167">Project I:</text:span> How do sensory representations transform with learning?</text:p>
      <text:p text:style-name="P33"/>
      <text:p text:style-name="P34"><text:span text:style-name="T167">Project II:</text:span> How does the timing of cellular activity adjust to behavioural task variables?</text:p>
      <text:p text:style-name="P34"/>
      <text:p text:style-name="P34"><text:soft-page-break/><text:span text:style-name="T167">Project III:</text:span> What is the best way to detect and score time-tuned cellular activity?</text:p>
      <text:p text:style-name="P31"/>
      <text:p text:style-name="P5"><text:span text:style-name="T125">Narrowing down, we as a lab were interested in the </text:span><text:span text:style-name="T78">m</text:span><text:span text:style-name="T125">ammalian </text:span><text:span text:style-name="T78">h</text:span><text:span text:style-name="T125">ippocampus, a brain structure which is important for consolidating information (from Sensory and other Memory Systems) to enable certain kinds of short-term memory and the translation of short-term memory to long-term.</text:span></text:p>
      <text:h text:style-name="P27" text:outline-level="1">Theories on the function of the <text:span text:style-name="T171">h</text:span>ippocampus</text:h>
      <text:p text:style-name="P31"/>
      <text:p text:style-name="P31">Three main ideas of hippocampal function studied over the past few decades in increasing order of popularity are,</text:p>
      <text:list xml:id="list662202957" text:style-name="WWNum2">
        <text:list-item>
          <text:p text:style-name="P60"><text:span text:style-name="T103">Response Inhibition - <text:s/>Studied mostly in the 1960’s, this perspective described the Hippocampus as important to the ability of animals to inhibit their impulses and natural, habitual, or dominant behavioral responses to stimuli, in order to select more appropriate responses. This perspective was justified by two observations with regard to animals with hippocampal damage - 1) these animals tended to be hyperactive, and 2) were unable to withhold previously learnt responses. British psychologist Jeffrey Alan Gray developed this perspective to link </text:span><text:span text:style-name="T104">h</text:span><text:span text:style-name="T103">ippocampal activity with anxiety </text:span><text:reference-mark-start text:name="ADDIN CSL_CITATION {&quot;citationItems&quot;: [{&quot;id&quot;: &quot;ITEM-1&quot;, &quot;itemData&quot;: {&quot;DOI&quot;: &quot;10.1016/s0165-0327(00)00344-x&quot;, &quot;ISSN&quot;: &quot;0165-0327 (Print)&quot;, &quot;PMID&quot;: &quot;11163419&quot;, &quot;abstract&quot;: &quot;According to \&quot;The Neuropsychology of Anxiety\&quot; [Gray, J.A., 1982, The  Neuropsychology of Anxiety: An Enquiry into the Functions of the Septo-hippocampal System, Oxford University Press, Oxford; Gray, J.A., McNaughton, N., 2000, The Neuropsychology of Anxiety: An Enquiry into the Functions of the Septo-hippocampal System, 2nd ed., Oxford University Press, Oxford], anxiolytic drugs of all types act on a behavioural inhibition system, the most important neural component of which is the septo-hippocampal system. Anxiolytics affect septo-hippocampal function by impairing the subcortical control of hippocampal \&quot;theta\&quot; activity - the principle response of the septo-hippocampal system to arousal. Our recent experiments show that there are multiple systems controlling theta activity and that anxiolytics act on several, but not all, of these systems. This pattern of results implies that there are many different types of arousal, only some of which appear to contribute to the generation of anxiety in normal subjects and to the etiology of pathological anxiety.&quot;, &quot;author&quot;: [{&quot;dropping-particle&quot;: &quot;&quot;, &quot;family&quot;: &quot;McNaughton&quot;, &quot;given&quot;: &quot;N&quot;, &quot;non-dropping-particle&quot;: &quot;&quot;, &quot;parse-names&quot;: false, &quot;suffix&quot;: &quot;&quot;}, {&quot;dropping-particle&quot;: &quot;&quot;, &quot;family&quot;: &quot;Gray&quot;, &quot;given&quot;: &quot;J A&quot;, &quot;non-dropping-particle&quot;: &quot;&quot;, &quot;parse-names&quot;: false, &quot;suffix&quot;: &quot;&quot;}], &quot;container-title&quot;: &quot;Journal of affective disorders&quot;, &quot;id&quot;: &quot;ITEM-1&quot;, &quot;issue&quot;: &quot;3&quot;, &quot;issued&quot;: {&quot;date-parts&quot;: [[&quot;2000&quot;, &quot;12&quot;]]}, &quot;language&quot;: &quot;eng&quot;, &quot;page&quot;: &quot;161-176&quot;, &quot;publisher-place&quot;: &quot;Netherlands&quot;, &quot;title&quot;: &quot;Anxiolytic action on the behavioural inhibition system implies multiple types of  arousal contribute to anxiety.&quot;, &quot;type&quot;: &quot;article-journal&quot;, &quot;volume&quot;: &quot;61&quot;}, &quot;uris&quot;: [&quot;http://www.mendeley.com/documents/?uuid=70474811-57d6-4a84-b999-5a00815c7493&quot;]}], &quot;mendeley&quot;: {&quot;formattedCitation&quot;: &quot;(McNaughton &amp; Gray, 2000)&quot;, &quot;plainTextFormattedCitation&quot;: &quot;(McNaughton &amp; Gray, 2000)&quot;, &quot;previouslyFormattedCitation&quot;: &quot;(McNaughton &amp; Gray, 2000)&quot;}, &quot;properties&quot;: {&quot;noteIndex&quot;: 0}, &quot;schema&quot;: &quot;https://github.com/citation-style-language/schema/raw/master/csl-citation.json&quot;} RNDQrcEFUnGyn"/><text:span text:style-name="T28">(McNaughton &amp; Gray, 2000)</text:span><text:reference-mark-end text:name="ADDIN CSL_CITATION {&quot;citationItems&quot;: [{&quot;id&quot;: &quot;ITEM-1&quot;, &quot;itemData&quot;: {&quot;DOI&quot;: &quot;10.1016/s0165-0327(00)00344-x&quot;, &quot;ISSN&quot;: &quot;0165-0327 (Print)&quot;, &quot;PMID&quot;: &quot;11163419&quot;, &quot;abstract&quot;: &quot;According to \&quot;The Neuropsychology of Anxiety\&quot; [Gray, J.A., 1982, The  Neuropsychology of Anxiety: An Enquiry into the Functions of the Septo-hippocampal System, Oxford University Press, Oxford; Gray, J.A., McNaughton, N., 2000, The Neuropsychology of Anxiety: An Enquiry into the Functions of the Septo-hippocampal System, 2nd ed., Oxford University Press, Oxford], anxiolytic drugs of all types act on a behavioural inhibition system, the most important neural component of which is the septo-hippocampal system. Anxiolytics affect septo-hippocampal function by impairing the subcortical control of hippocampal \&quot;theta\&quot; activity - the principle response of the septo-hippocampal system to arousal. Our recent experiments show that there are multiple systems controlling theta activity and that anxiolytics act on several, but not all, of these systems. This pattern of results implies that there are many different types of arousal, only some of which appear to contribute to the generation of anxiety in normal subjects and to the etiology of pathological anxiety.&quot;, &quot;author&quot;: [{&quot;dropping-particle&quot;: &quot;&quot;, &quot;family&quot;: &quot;McNaughton&quot;, &quot;given&quot;: &quot;N&quot;, &quot;non-dropping-particle&quot;: &quot;&quot;, &quot;parse-names&quot;: false, &quot;suffix&quot;: &quot;&quot;}, {&quot;dropping-particle&quot;: &quot;&quot;, &quot;family&quot;: &quot;Gray&quot;, &quot;given&quot;: &quot;J A&quot;, &quot;non-dropping-particle&quot;: &quot;&quot;, &quot;parse-names&quot;: false, &quot;suffix&quot;: &quot;&quot;}], &quot;container-title&quot;: &quot;Journal of affective disorders&quot;, &quot;id&quot;: &quot;ITEM-1&quot;, &quot;issue&quot;: &quot;3&quot;, &quot;issued&quot;: {&quot;date-parts&quot;: [[&quot;2000&quot;, &quot;12&quot;]]}, &quot;language&quot;: &quot;eng&quot;, &quot;page&quot;: &quot;161-176&quot;, &quot;publisher-place&quot;: &quot;Netherlands&quot;, &quot;title&quot;: &quot;Anxiolytic action on the behavioural inhibition system implies multiple types of  arousal contribute to anxiety.&quot;, &quot;type&quot;: &quot;article-journal&quot;, &quot;volume&quot;: &quot;61&quot;}, &quot;uris&quot;: [&quot;http://www.mendeley.com/documents/?uuid=70474811-57d6-4a84-b999-5a00815c7493&quot;]}], &quot;mendeley&quot;: {&quot;formattedCitation&quot;: &quot;(McNaughton &amp; Gray, 2000)&quot;, &quot;plainTextFormattedCitation&quot;: &quot;(McNaughton &amp; Gray, 2000)&quot;, &quot;previouslyFormattedCitation&quot;: &quot;(McNaughton &amp; Gray, 2000)&quot;}, &quot;properties&quot;: {&quot;noteIndex&quot;: 0}, &quot;schema&quot;: &quot;https://github.com/citation-style-language/schema/raw/master/csl-citation.json&quot;} RNDQrcEFUnGyn"/><text:span text:style-name="T103">⁠.</text:span></text:p>
        </text:list-item>
      </text:list>
      <text:p text:style-name="P34"/>
      <text:list xml:id="list221737424286529" text:continue-numbering="true" text:style-name="WWNum2">
        <text:list-item>
          <text:p text:style-name="P72"><text:span text:style-name="T125">Episodic Memory – </text:span><text:span text:style-name="T127">T</text:span><text:span text:style-name="T125">his perspective was popularized by the psychological studies on Patient H. M. (Henry Molaison), who had been suffering from epileptic seizures and had to undergo extensive </text:span><text:span text:style-name="T128">h</text:span><text:span text:style-name="T125">ippocampectomy (surgical destruction of the </text:span><text:span text:style-name="T79">h</text:span><text:span text:style-name="T125">ippocampi), as treatment. American neurosurgeon William Beecher Scoville and British-Canadian neuropsychologist </text:span><text:soft-page-break/><text:span text:style-name="T125">Brenda Milner were pioneers of this study and were able to describe severe anterograde and partial retrograde amnesia in the patient post surgery </text:span><text:reference-mark-start text:name="ADDIN CSL_CITATION {&quot;citationItems&quot;: [{&quot;id&quot;: &quot;ITEM-1&quot;, &quot;itemData&quot;: {&quot;DOI&quot;: &quot;10.1136/jnnp.20.1.11&quot;, &quot;ISBN&quot;: &quot;1468-330X(Electronic),0022-3050(Print)&quot;, &quot;abstract&quot;: &quot;Psychological testing of nine patients between 18 months and 4 years post-operatively showed that bilateral medial temporal lobe resection extensive enough to damage the anterior hippocampus and hippocampal gyrus, results in persistent impairment of recent memory, even though no deterioration in personality, general intelligence or complex perceptual performances was observed. Bilateral removal of only the uncus and amygdala does not appear to cause memory disturbance, nor does unilateral inferior temporal lobe removal even if carried far posteriorly. \&quot;It is concluded that the anterior hippocampus and hippocampal gyrus, either separately or together, are critically concerned in the retention of current experience.\&quot; 20 references. (PsycINFO Database Record (c) 2016 APA, all rights reserved)&quot;, &quot;author&quot;: [{&quot;dropping-particle&quot;: &quot;&quot;, &quot;family&quot;: &quot;Scoville&quot;, &quot;given&quot;: &quot;William Beecher&quot;, &quot;non-dropping-particle&quot;: &quot;&quot;, &quot;parse-names&quot;: false, &quot;suffix&quot;: &quot;&quot;}, {&quot;dropping-particle&quot;: &quot;&quot;, &quot;family&quot;: &quot;Milner&quot;, &quot;given&quot;: &quot;Brenda&quot;, &quot;non-dropping-particle&quot;: &quot;&quot;, &quot;parse-names&quot;: false, &quot;suffix&quot;: &quot;&quot;}], &quot;container-title&quot;: &quot;Journal of Neurology, Neurosurgery &amp; Psychiatry&quot;, &quot;id&quot;: &quot;ITEM-1&quot;, &quot;issued&quot;: {&quot;date-parts&quot;: [[&quot;1957&quot;]]}, &quot;page&quot;: &quot;11-21&quot;, &quot;publisher&quot;: &quot;BMJ Publishing Group&quot;, &quot;publisher-place&quot;: &quot;United Kingdom&quot;, &quot;title&quot;: &quot;Loss of recent memory after bilateral hippocampal lesions.&quot;, &quot;type&quot;: &quot;article&quot;, &quot;volume&quot;: &quot;20&quot;}, &quot;uris&quot;: [&quot;http://www.mendeley.com/documents/?uuid=389c35b6-88d3-4c61-9b4b-97ad7e739a44&quot;]}], &quot;mendeley&quot;: {&quot;formattedCitation&quot;: &quot;(Scoville &amp; Milner, 1957)&quot;, &quot;plainTextFormattedCitation&quot;: &quot;(Scoville &amp; Milner, 1957)&quot;, &quot;previouslyFormattedCitation&quot;: &quot;(Scoville &amp; Milner, 1957)&quot;}, &quot;properties&quot;: {&quot;noteIndex&quot;: 0}, &quot;schema&quot;: &quot;https://github.com/citation-style-language/schema/raw/master/csl-citation.json&quot;} RNDKgy5NdbPPt"/><text:span text:style-name="T31">(Scoville &amp; Milner, 1957)</text:span><text:reference-mark-end text:name="ADDIN CSL_CITATION {&quot;citationItems&quot;: [{&quot;id&quot;: &quot;ITEM-1&quot;, &quot;itemData&quot;: {&quot;DOI&quot;: &quot;10.1136/jnnp.20.1.11&quot;, &quot;ISBN&quot;: &quot;1468-330X(Electronic),0022-3050(Print)&quot;, &quot;abstract&quot;: &quot;Psychological testing of nine patients between 18 months and 4 years post-operatively showed that bilateral medial temporal lobe resection extensive enough to damage the anterior hippocampus and hippocampal gyrus, results in persistent impairment of recent memory, even though no deterioration in personality, general intelligence or complex perceptual performances was observed. Bilateral removal of only the uncus and amygdala does not appear to cause memory disturbance, nor does unilateral inferior temporal lobe removal even if carried far posteriorly. \&quot;It is concluded that the anterior hippocampus and hippocampal gyrus, either separately or together, are critically concerned in the retention of current experience.\&quot; 20 references. (PsycINFO Database Record (c) 2016 APA, all rights reserved)&quot;, &quot;author&quot;: [{&quot;dropping-particle&quot;: &quot;&quot;, &quot;family&quot;: &quot;Scoville&quot;, &quot;given&quot;: &quot;William Beecher&quot;, &quot;non-dropping-particle&quot;: &quot;&quot;, &quot;parse-names&quot;: false, &quot;suffix&quot;: &quot;&quot;}, {&quot;dropping-particle&quot;: &quot;&quot;, &quot;family&quot;: &quot;Milner&quot;, &quot;given&quot;: &quot;Brenda&quot;, &quot;non-dropping-particle&quot;: &quot;&quot;, &quot;parse-names&quot;: false, &quot;suffix&quot;: &quot;&quot;}], &quot;container-title&quot;: &quot;Journal of Neurology, Neurosurgery &amp; Psychiatry&quot;, &quot;id&quot;: &quot;ITEM-1&quot;, &quot;issued&quot;: {&quot;date-parts&quot;: [[&quot;1957&quot;]]}, &quot;page&quot;: &quot;11-21&quot;, &quot;publisher&quot;: &quot;BMJ Publishing Group&quot;, &quot;publisher-place&quot;: &quot;United Kingdom&quot;, &quot;title&quot;: &quot;Loss of recent memory after bilateral hippocampal lesions.&quot;, &quot;type&quot;: &quot;article&quot;, &quot;volume&quot;: &quot;20&quot;}, &quot;uris&quot;: [&quot;http://www.mendeley.com/documents/?uuid=389c35b6-88d3-4c61-9b4b-97ad7e739a44&quot;]}], &quot;mendeley&quot;: {&quot;formattedCitation&quot;: &quot;(Scoville &amp; Milner, 1957)&quot;, &quot;plainTextFormattedCitation&quot;: &quot;(Scoville &amp; Milner, 1957)&quot;, &quot;previouslyFormattedCitation&quot;: &quot;(Scoville &amp; Milner, 1957)&quot;}, &quot;properties&quot;: {&quot;noteIndex&quot;: 0}, &quot;schema&quot;: &quot;https://github.com/citation-style-language/schema/raw/master/csl-citation.json&quot;} RNDKgy5NdbPPt"/><text:span text:style-name="T129">⁠</text:span><text:span text:style-name="T125">. Since the late 2000’s, the discovery and description of </text:span><text:span text:style-name="T80">t</text:span><text:span text:style-name="T125">ime </text:span><text:span text:style-name="T80">c</text:span><text:span text:style-name="T125">ells </text:span><text:reference-mark-start text:name="ADDIN CSL_CITATION {&quot;citationItems&quot;: [{&quot;id&quot;: &quot;ITEM-1&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1&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id&quot;: &quot;ITEM-2&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2&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id&quot;: &quot;ITEM-3&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3&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id&quot;: &quot;ITEM-4&quot;, &quot;itemData&quot;: {&quot;DOI&quot;: &quot;10.7554/eLife.01982&quot;, &quot;ISBN&quot;: &quot;2050-084X (Electronic)&quot;, &quot;ISSN&quot;: &quot;2050-084X&quot;, &quot;PMID&quot;: &quot;24668171&quot;, &quot;abstract&quot;: &quot;Ivan Pavlov famously discovered that dogs would salivate upon hearing a bell that had previously been used to signal food, even when there was no food present. This ability to connect events that occur close together in time is known as associative learning. But how is it supported within the brain?\\n\\nIn the late 1940s, neuroscientist Donald Hebb proposed that if one neuron persistently and repeatedly takes part in firing a second neuron, the connection between the two neurons will be strengthened. Thus, if neurons that encode the sound of a bell are active at the same time as neurons that encode receiving food, connections between the two groups will be strengthened, and this might enable the dogs to associate the two events.\\n\\nHowever, animals can also learn to associate events that do not overlap in time. For example, we can associate a bout of food poisoning with a meal we consumed several hours earlier. In rodents, this type of learning is often studied using a task known as trace eyeblink conditioning, in which a tone signals the delivery of a puff of air to the eye after a short delay. Rodents eventually begin to blink in response to the tone, even thought the tone and the air puff are never presented simultaneously.\\n\\nTwo possibilities have been proposed for how this might occur: either the neurons that encode the tone remain active until delivery of the air puff, or different groups of neurons are successively activated in a relay that spans the interval between the tone and the air puff. Now, Modi et al. have used in vivo imaging in awake mice to obtain evidence in favour of the second option.\\n\\nMice were trained on the conditioning task while imaging was used to follow the activity of neurons in a region of the brain known as the hippocampus. As animals learned the task, neurons in part of the hippocampus called CA1 began to reorganize their firing patterns so that distinct groups of cells were active at each time point in the interval between the tone and the air puff. By contrast, hardly any neurons were active across the entire delay. The organized firing became particularly apparent at the same time as the mice first began to blink in response to the tone, and was only ever seen in animals that learned the task successfully.\\n\\nAs well as providing evidence to distinguish between competing theories of associative learning across a delay, this study is the first to follow in real-time the reorganization of networks of neurons within th\u2026&quot;, &quot;author&quot;: [{&quot;dropping-particle&quot;: &quot;&quot;, &quot;family&quot;: &quot;Modi&quot;, &quot;given&quot;: &quot;M. N.&quot;, &quot;non-dropping-particle&quot;: &quot;&quot;, &quot;parse-names&quot;: false, &quot;suffix&quot;: &quot;&quot;}, {&quot;dropping-particle&quot;: &quot;&quot;, &quot;family&quot;: &quot;Dhawale&quot;, &quot;given&quot;: &quot;A. K.&quot;, &quot;non-dropping-particle&quot;: &quot;&quot;, &quot;parse-names&quot;: false, &quot;suffix&quot;: &quot;&quot;}, {&quot;dropping-particle&quot;: &quot;&quot;, &quot;family&quot;: &quot;Bhalla&quot;, &quot;given&quot;: &quot;U. S.&quot;, &quot;non-dropping-particle&quot;: &quot;&quot;, &quot;parse-names&quot;: false, &quot;suffix&quot;: &quot;&quot;}], &quot;container-title&quot;: &quot;eLife&quot;, &quot;id&quot;: &quot;ITEM-4&quot;, &quot;issued&quot;: {&quot;date-parts&quot;: [[&quot;2014&quot;]]}, &quot;page&quot;: &quot;e01982-e01982&quot;, &quot;title&quot;: &quot;CA1 cell activity sequences emerge after reorganization of network correlation structure during associative learning&quot;, &quot;type&quot;: &quot;article-journal&quot;, &quot;volume&quot;: &quot;3&quot;}, &quot;uris&quot;: [&quot;http://www.mendeley.com/documents/?uuid=f2880989-c7d7-4332-b19e-5d88236ff6bf&quot;]}, {&quot;id&quot;: &quot;ITEM-5&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5&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id&quot;: &quot;ITEM-6&quot;, &quot;itemData&quot;: {&quot;DOI&quot;: &quot;10.1016/j.neuron.2015.09.031&quot;, &quot;ISSN&quot;: &quot;10974199&quot;, &quot;PMID&quot;: &quot;26539893&quot;, &quot;abstract&quot;: &quot;The spatial scale of grid cells may be provided by self-generated motion information or by external sensory information from environmental cues. To determine whether grid cell activity reflects distance traveled or elapsed time independent of external information, we recorded grid cells as animals ran in place on a treadmill. Grid cell activity was only weakly influenced by location, but most grid cells and other neurons recorded from the same electrodes strongly signaled a combination of distance and time, with some signaling only distance or time. Grid cells were more sharply tuned to time and distance than non-grid cells. Many grid cells exhibited multiple firing fields during treadmill running, parallel to the periodic firing fields observed in open fields, suggesting a common mode of information processing. These observations indicate that, in the absence of external dynamic cues, grid cells integrate self-generated distance and time information to encode a representation of experience.&quot;, &quot;author&quot;: [{&quot;dropping-particle&quot;: &quot;&quot;, &quot;family&quot;: &quot;Kraus&quot;, &quot;given&quot;: &quot;Benjamin J.&quot;, &quot;non-dropping-particle&quot;: &quot;&quot;, &quot;parse-names&quot;: false, &quot;suffix&quot;: &quot;&quot;}, {&quot;dropping-particle&quot;: &quot;&quot;, &quot;family&quot;: &quot;Brandon&quot;, &quot;given&quot;: &quot;Mark P.&quot;, &quot;non-dropping-particle&quot;: &quot;&quot;, &quot;parse-names&quot;: false, &quot;suffix&quot;: &quot;&quot;}, {&quot;dropping-particle&quot;: &quot;&quot;, &quot;family&quot;: &quot;Robinson&quot;, &quot;given&quot;: &quot;Robert J.&quot;, &quot;non-dropping-particle&quot;: &quot;&quot;, &quot;parse-names&quot;: false, &quot;suffix&quot;: &quot;&quot;}, {&quot;dropping-particle&quot;: &quot;&quot;, &quot;family&quot;: &quot;Connerney&quot;, &quot;given&quot;: &quot;Michael A.&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6&quot;, &quot;issue&quot;: &quot;3&quot;, &quot;issued&quot;: {&quot;date-parts&quot;: [[&quot;2015&quot;]]}, &quot;page&quot;: &quot;578-589&quot;, &quot;publisher&quot;: &quot;Elsevier Inc.&quot;, &quot;title&quot;: &quot;During Running in Place, Grid Cells Integrate Elapsed Time and Distance Run&quot;, &quot;type&quot;: &quot;article-journal&quot;, &quot;volume&quot;: &quot;88&quot;}, &quot;uris&quot;: [&quot;http://www.mendeley.com/documents/?uuid=f8503297-d1ac-4faa-907c-f57e78c4165f&quot;]}], &quot;mendeley&quot;: {&quot;formattedCitation&quot;: &quot;(B. Kraus et al., 2013; B. J. Kraus et al., 2015; MacDonald et al., 2011, 2013; Modi et al., 2014; Pastalkova et al., 2008)&quot;, &quot;plainTextFormattedCitation&quot;: &quot;(B. Kraus et al., 2013; B. J. Kraus et al., 2015; MacDonald et al., 2011, 2013; Modi et al., 2014; Pastalkova et al., 2008)&quot;, &quot;previouslyFormattedCitation&quot;: &quot;(B. Kraus et al., 2013; B. J. Kraus et al., 2015; MacDonald et al., 2011, 2013; Modi et al., 2014; Pastalkova et al., 2008)&quot;}, &quot;properties&quot;: {&quot;noteIndex&quot;: 0}, &quot;schema&quot;: &quot;https://github.com/citation-style-language/schema/raw/master/csl-citation.json&quot;} RNDpDEesWRINw"/><text:span text:style-name="T31">(B. Kraus et al., 2013; B. J. Kraus et al., 2015; MacDonald et al., 2011, 2013; Modi et al., 2014; Pastalkova et al., 2008)</text:span><text:reference-mark-end text:name="ADDIN CSL_CITATION {&quot;citationItems&quot;: [{&quot;id&quot;: &quot;ITEM-1&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1&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id&quot;: &quot;ITEM-2&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2&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id&quot;: &quot;ITEM-3&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3&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id&quot;: &quot;ITEM-4&quot;, &quot;itemData&quot;: {&quot;DOI&quot;: &quot;10.7554/eLife.01982&quot;, &quot;ISBN&quot;: &quot;2050-084X (Electronic)&quot;, &quot;ISSN&quot;: &quot;2050-084X&quot;, &quot;PMID&quot;: &quot;24668171&quot;, &quot;abstract&quot;: &quot;Ivan Pavlov famously discovered that dogs would salivate upon hearing a bell that had previously been used to signal food, even when there was no food present. This ability to connect events that occur close together in time is known as associative learning. But how is it supported within the brain?\\n\\nIn the late 1940s, neuroscientist Donald Hebb proposed that if one neuron persistently and repeatedly takes part in firing a second neuron, the connection between the two neurons will be strengthened. Thus, if neurons that encode the sound of a bell are active at the same time as neurons that encode receiving food, connections between the two groups will be strengthened, and this might enable the dogs to associate the two events.\\n\\nHowever, animals can also learn to associate events that do not overlap in time. For example, we can associate a bout of food poisoning with a meal we consumed several hours earlier. In rodents, this type of learning is often studied using a task known as trace eyeblink conditioning, in which a tone signals the delivery of a puff of air to the eye after a short delay. Rodents eventually begin to blink in response to the tone, even thought the tone and the air puff are never presented simultaneously.\\n\\nTwo possibilities have been proposed for how this might occur: either the neurons that encode the tone remain active until delivery of the air puff, or different groups of neurons are successively activated in a relay that spans the interval between the tone and the air puff. Now, Modi et al. have used in vivo imaging in awake mice to obtain evidence in favour of the second option.\\n\\nMice were trained on the conditioning task while imaging was used to follow the activity of neurons in a region of the brain known as the hippocampus. As animals learned the task, neurons in part of the hippocampus called CA1 began to reorganize their firing patterns so that distinct groups of cells were active at each time point in the interval between the tone and the air puff. By contrast, hardly any neurons were active across the entire delay. The organized firing became particularly apparent at the same time as the mice first began to blink in response to the tone, and was only ever seen in animals that learned the task successfully.\\n\\nAs well as providing evidence to distinguish between competing theories of associative learning across a delay, this study is the first to follow in real-time the reorganization of networks of neurons within th\u2026&quot;, &quot;author&quot;: [{&quot;dropping-particle&quot;: &quot;&quot;, &quot;family&quot;: &quot;Modi&quot;, &quot;given&quot;: &quot;M. N.&quot;, &quot;non-dropping-particle&quot;: &quot;&quot;, &quot;parse-names&quot;: false, &quot;suffix&quot;: &quot;&quot;}, {&quot;dropping-particle&quot;: &quot;&quot;, &quot;family&quot;: &quot;Dhawale&quot;, &quot;given&quot;: &quot;A. K.&quot;, &quot;non-dropping-particle&quot;: &quot;&quot;, &quot;parse-names&quot;: false, &quot;suffix&quot;: &quot;&quot;}, {&quot;dropping-particle&quot;: &quot;&quot;, &quot;family&quot;: &quot;Bhalla&quot;, &quot;given&quot;: &quot;U. S.&quot;, &quot;non-dropping-particle&quot;: &quot;&quot;, &quot;parse-names&quot;: false, &quot;suffix&quot;: &quot;&quot;}], &quot;container-title&quot;: &quot;eLife&quot;, &quot;id&quot;: &quot;ITEM-4&quot;, &quot;issued&quot;: {&quot;date-parts&quot;: [[&quot;2014&quot;]]}, &quot;page&quot;: &quot;e01982-e01982&quot;, &quot;title&quot;: &quot;CA1 cell activity sequences emerge after reorganization of network correlation structure during associative learning&quot;, &quot;type&quot;: &quot;article-journal&quot;, &quot;volume&quot;: &quot;3&quot;}, &quot;uris&quot;: [&quot;http://www.mendeley.com/documents/?uuid=f2880989-c7d7-4332-b19e-5d88236ff6bf&quot;]}, {&quot;id&quot;: &quot;ITEM-5&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5&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id&quot;: &quot;ITEM-6&quot;, &quot;itemData&quot;: {&quot;DOI&quot;: &quot;10.1016/j.neuron.2015.09.031&quot;, &quot;ISSN&quot;: &quot;10974199&quot;, &quot;PMID&quot;: &quot;26539893&quot;, &quot;abstract&quot;: &quot;The spatial scale of grid cells may be provided by self-generated motion information or by external sensory information from environmental cues. To determine whether grid cell activity reflects distance traveled or elapsed time independent of external information, we recorded grid cells as animals ran in place on a treadmill. Grid cell activity was only weakly influenced by location, but most grid cells and other neurons recorded from the same electrodes strongly signaled a combination of distance and time, with some signaling only distance or time. Grid cells were more sharply tuned to time and distance than non-grid cells. Many grid cells exhibited multiple firing fields during treadmill running, parallel to the periodic firing fields observed in open fields, suggesting a common mode of information processing. These observations indicate that, in the absence of external dynamic cues, grid cells integrate self-generated distance and time information to encode a representation of experience.&quot;, &quot;author&quot;: [{&quot;dropping-particle&quot;: &quot;&quot;, &quot;family&quot;: &quot;Kraus&quot;, &quot;given&quot;: &quot;Benjamin J.&quot;, &quot;non-dropping-particle&quot;: &quot;&quot;, &quot;parse-names&quot;: false, &quot;suffix&quot;: &quot;&quot;}, {&quot;dropping-particle&quot;: &quot;&quot;, &quot;family&quot;: &quot;Brandon&quot;, &quot;given&quot;: &quot;Mark P.&quot;, &quot;non-dropping-particle&quot;: &quot;&quot;, &quot;parse-names&quot;: false, &quot;suffix&quot;: &quot;&quot;}, {&quot;dropping-particle&quot;: &quot;&quot;, &quot;family&quot;: &quot;Robinson&quot;, &quot;given&quot;: &quot;Robert J.&quot;, &quot;non-dropping-particle&quot;: &quot;&quot;, &quot;parse-names&quot;: false, &quot;suffix&quot;: &quot;&quot;}, {&quot;dropping-particle&quot;: &quot;&quot;, &quot;family&quot;: &quot;Connerney&quot;, &quot;given&quot;: &quot;Michael A.&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6&quot;, &quot;issue&quot;: &quot;3&quot;, &quot;issued&quot;: {&quot;date-parts&quot;: [[&quot;2015&quot;]]}, &quot;page&quot;: &quot;578-589&quot;, &quot;publisher&quot;: &quot;Elsevier Inc.&quot;, &quot;title&quot;: &quot;During Running in Place, Grid Cells Integrate Elapsed Time and Distance Run&quot;, &quot;type&quot;: &quot;article-journal&quot;, &quot;volume&quot;: &quot;88&quot;}, &quot;uris&quot;: [&quot;http://www.mendeley.com/documents/?uuid=f8503297-d1ac-4faa-907c-f57e78c4165f&quot;]}], &quot;mendeley&quot;: {&quot;formattedCitation&quot;: &quot;(B. Kraus et al., 2013; B. J. Kraus et al., 2015; MacDonald et al., 2011, 2013; Modi et al., 2014; Pastalkova et al., 2008)&quot;, &quot;plainTextFormattedCitation&quot;: &quot;(B. Kraus et al., 2013; B. J. Kraus et al., 2015; MacDonald et al., 2011, 2013; Modi et al., 2014; Pastalkova et al., 2008)&quot;, &quot;previouslyFormattedCitation&quot;: &quot;(B. Kraus et al., 2013; B. J. Kraus et al., 2015; MacDonald et al., 2011, 2013; Modi et al., 2014; Pastalkova et al., 2008)&quot;}, &quot;properties&quot;: {&quot;noteIndex&quot;: 0}, &quot;schema&quot;: &quot;https://github.com/citation-style-language/schema/raw/master/csl-citation.json&quot;} RNDpDEesWRINw"/><text:span text:style-name="T125">⁠, has reinvigorated this perspective.</text:span></text:p>
        </text:list-item>
      </text:list>
      <text:p text:style-name="P34"/>
      <text:list xml:id="list221738361535390" text:continue-numbering="true" text:style-name="WWNum2">
        <text:list-item>
          <text:p text:style-name="P57">Spatial Cognition - Originally popularized by the remarkable work of American-British neuroscientist John O’Keefe and his American psychologist Lynn Nadel, the link between Hippocampal function and spatial navigation and coding was solidified with the discovery and subsequent descriptions of Place Cells <text:reference-mark-start text:name="ADDIN CSL_CITATION {&quot;citationItems&quot;: [{&quot;id&quot;: &quot;ITEM-1&quot;, &quot;itemData&quot;: {&quot;DOI&quot;: &quot;10.1016/0006-8993(71)90358-1&quot;, &quot;ISSN&quot;: &quot;0006-8993 (Print)&quot;, &quot;PMID&quot;: &quot;5124915&quot;, &quot;author&quot;: [{&quot;dropping-particle&quot;: &quot;&quot;, &quot;family&quot;: &quot;O'Keefe&quot;, &quot;given&quot;: &quot;J&quot;, &quot;non-dropping-particle&quot;: &quot;&quot;, &quot;parse-names&quot;: false, &quot;suffix&quot;: &quot;&quot;}, {&quot;dropping-particle&quot;: &quot;&quot;, &quot;family&quot;: &quot;Dostrovsky&quot;, &quot;given&quot;: &quot;J&quot;, &quot;non-dropping-particle&quot;: &quot;&quot;, &quot;parse-names&quot;: false, &quot;suffix&quot;: &quot;&quot;}], &quot;container-title&quot;: &quot;Brain research&quot;, &quot;id&quot;: &quot;ITEM-1&quot;, &quot;issue&quot;: &quot;1&quot;, &quot;issued&quot;: {&quot;date-parts&quot;: [[&quot;1971&quot;, &quot;11&quot;]]}, &quot;language&quot;: &quot;eng&quot;, &quot;page&quot;: &quot;171-175&quot;, &quot;publisher-place&quot;: &quot;Netherlands&quot;, &quot;title&quot;: &quot;The hippocampus as a spatial map. Preliminary evidence from unit activity in the  freely-moving rat.&quot;, &quot;type&quot;: &quot;article-journal&quot;, &quot;volume&quot;: &quot;34&quot;}, &quot;uris&quot;: [&quot;http://www.mendeley.com/documents/?uuid=f7ee3582-b36f-42e1-9c09-f1d9a774f90c&quot;]}, {&quot;id&quot;: &quot;ITEM-2&quot;, &quot;itemData&quot;: {&quot;DOI&quot;: &quot;10.1038/297681a0&quot;, &quot;ISSN&quot;: &quot;1476-4687&quot;, &quot;abstract&quot;: &quot;Electrophysiological studies have shown that single cells in the hippocampus respond during spatial learning and exploration1\u20134, some firing only when animals enter specific and restricted areas of a familiar environment. Deficits in spatial learning and memory are found after lesions of the hippocampus and its extrinsic fibre connections5,6 following damage to the medial septal nucleus which successfully disrupts the hippocampal theta rhythm7, and in senescent rats which also show a correlated reduction in synaptic enhancement on the perforant path input to the hippocampus8. We now report, using a novel behavioural procedure requiring search for a hidden goal, that, in addition to a spatial discrimination impairment, total hippocampal lesions also cause a profound and lasting placenavigational impairment that can be dissociated from correlated motor, motivational and reinforcement aspects of the procedure.&quot;, &quot;author&quot;: [{&quot;dropping-particle&quot;: &quot;&quot;, &quot;family&quot;: &quot;Morris&quot;, &quot;given&quot;: &quot;R G M&quot;, &quot;non-dropping-particle&quot;: &quot;&quot;, &quot;parse-names&quot;: false, &quot;suffix&quot;: &quot;&quot;}, {&quot;dropping-particle&quot;: &quot;&quot;, &quot;family&quot;: &quot;Garrud&quot;, &quot;given&quot;: &quot;P&quot;, &quot;non-dropping-particle&quot;: &quot;&quot;, &quot;parse-names&quot;: false, &quot;suffix&quot;: &quot;&quot;}, {&quot;dropping-particle&quot;: &quot;&quot;, &quot;family&quot;: &quot;Rawlins&quot;, &quot;given&quot;: &quot;J N P&quot;, &quot;non-dropping-particle&quot;: &quot;&quot;, &quot;parse-names&quot;: false, &quot;suffix&quot;: &quot;&quot;}, {&quot;dropping-particle&quot;: &quot;&quot;, &quot;family&quot;: &quot;O'Keefe&quot;, &quot;given&quot;: &quot;J&quot;, &quot;non-dropping-particle&quot;: &quot;&quot;, &quot;parse-names&quot;: false, &quot;suffix&quot;: &quot;&quot;}], &quot;container-title&quot;: &quot;Nature&quot;, &quot;id&quot;: &quot;ITEM-2&quot;, &quot;issue&quot;: &quot;5868&quot;, &quot;issued&quot;: {&quot;date-parts&quot;: [[&quot;1982&quot;]]}, &quot;page&quot;: &quot;681-683&quot;, &quot;title&quot;: &quot;Place navigation impaired in rats with hippocampal lesions&quot;, &quot;type&quot;: &quot;article-journal&quot;, &quot;volume&quot;: &quot;297&quot;}, &quot;uris&quot;: [&quot;http://www.mendeley.com/documents/?uuid=67836d21-dd93-4b1a-82c5-6c9b97c6bc4a&quot;]}, {&quot;id&quot;: &quot;ITEM-3&quot;, &quot;itemData&quot;: {&quot;DOI&quot;: &quot;10.1002/hipo.450030307&quot;, &quot;ISSN&quot;: &quot;1050-9631 (Print)&quot;, &quot;PMID&quot;: &quot;8353611&quot;, &quot;abstract&quot;: &quot;Many complex spike cells in the hippocampus of the freely moving rat have as  their primary correlate the animal's location in an environment (place cells). In contrast, the hippocampal electroencephalograph theta pattern of rhythmical waves (7-12 Hz) is better correlated with a class of movements that change the rat's location in an environment. During movement through the place field, the complex spike cells often fire in a bursting pattern with an interburst frequency in the same range as the concurrent electroencephalograph theta. The present study examined the phase of the theta wave at which the place cells fired. It was found that firing consistently began at a particular phase as the rat entered the field but then shifted in a systematic way during traversal of the field, moving progressively forward on each theta cycle. This precession of the phase ranged from 100 degrees to 355 degrees in different cells. The effect appeared to be due to the fact that individual cells had a higher interburst rate than the theta frequency. The phase was highly correlated with spatial location and less well correlated with temporal aspects of behavior, such as the time after place field entry. These results have implications for several aspects of hippocampal function. First, by using the phase relationship as well as the firing rate, place cells can improve the accuracy of place coding. Second, the characteristics of the phase shift constrain the models that define the construction of place fields. Third, the results restrict the temporal and spatial circumstances under which synapses in the hippocampus could be modified.&quot;, &quot;author&quot;: [{&quot;dropping-particle&quot;: &quot;&quot;, &quot;family&quot;: &quot;O'Keefe&quot;, &quot;given&quot;: &quot;J&quot;, &quot;non-dropping-particle&quot;: &quot;&quot;, &quot;parse-names&quot;: false, &quot;suffix&quot;: &quot;&quot;}, {&quot;dropping-particle&quot;: &quot;&quot;, &quot;family&quot;: &quot;Recce&quot;, &quot;given&quot;: &quot;M L&quot;, &quot;non-dropping-particle&quot;: &quot;&quot;, &quot;parse-names&quot;: false, &quot;suffix&quot;: &quot;&quot;}], &quot;container-title&quot;: &quot;Hippocampus&quot;, &quot;id&quot;: &quot;ITEM-3&quot;, &quot;issue&quot;: &quot;3&quot;, &quot;issued&quot;: {&quot;date-parts&quot;: [[&quot;1993&quot;, &quot;7&quot;]]}, &quot;language&quot;: &quot;eng&quot;, &quot;page&quot;: &quot;317-330&quot;, &quot;publisher-place&quot;: &quot;United States&quot;, &quot;title&quot;: &quot;Phase relationship between hippocampal place units and the EEG theta rhythm.&quot;, &quot;type&quot;: &quot;article-journal&quot;, &quot;volume&quot;: &quot;3&quot;}, &quot;uris&quot;: [&quot;http://www.mendeley.com/documents/?uuid=3d7f3c14-3930-4824-8718-eaa1fcafb7b4&quot;]}], &quot;mendeley&quot;: {&quot;formattedCitation&quot;: &quot;(Morris et al., 1982; O\u2019Keefe &amp; Dostrovsky, 1971; O\u2019Keefe &amp; Recce, 1993)&quot;, &quot;plainTextFormattedCitation&quot;: &quot;(Morris et al., 1982; O\u2019Keefe &amp; Dostrovsky, 1971; O\u2019Keefe &amp; Recce, 1993)&quot;, &quot;previouslyFormattedCitation&quot;: &quot;(Morris et al., 1982; O\u2019Keefe &amp; Dostrovsky, 1971; O\u2019Keefe &amp; Recce, 1993)&quot;}, &quot;properties&quot;: {&quot;noteIndex&quot;: 0}, &quot;schema&quot;: &quot;https://github.com/citation-style-language/schema/raw/master/csl-citation.json&quot;} RNDM8uaunQ05k"/><text:span text:style-name="T26">(Morris et al., 1982; O’Keefe &amp; Dostrovsky, 1971; O’Keefe &amp; Recce, 1993)</text:span><text:reference-mark-end text:name="ADDIN CSL_CITATION {&quot;citationItems&quot;: [{&quot;id&quot;: &quot;ITEM-1&quot;, &quot;itemData&quot;: {&quot;DOI&quot;: &quot;10.1016/0006-8993(71)90358-1&quot;, &quot;ISSN&quot;: &quot;0006-8993 (Print)&quot;, &quot;PMID&quot;: &quot;5124915&quot;, &quot;author&quot;: [{&quot;dropping-particle&quot;: &quot;&quot;, &quot;family&quot;: &quot;O'Keefe&quot;, &quot;given&quot;: &quot;J&quot;, &quot;non-dropping-particle&quot;: &quot;&quot;, &quot;parse-names&quot;: false, &quot;suffix&quot;: &quot;&quot;}, {&quot;dropping-particle&quot;: &quot;&quot;, &quot;family&quot;: &quot;Dostrovsky&quot;, &quot;given&quot;: &quot;J&quot;, &quot;non-dropping-particle&quot;: &quot;&quot;, &quot;parse-names&quot;: false, &quot;suffix&quot;: &quot;&quot;}], &quot;container-title&quot;: &quot;Brain research&quot;, &quot;id&quot;: &quot;ITEM-1&quot;, &quot;issue&quot;: &quot;1&quot;, &quot;issued&quot;: {&quot;date-parts&quot;: [[&quot;1971&quot;, &quot;11&quot;]]}, &quot;language&quot;: &quot;eng&quot;, &quot;page&quot;: &quot;171-175&quot;, &quot;publisher-place&quot;: &quot;Netherlands&quot;, &quot;title&quot;: &quot;The hippocampus as a spatial map. Preliminary evidence from unit activity in the  freely-moving rat.&quot;, &quot;type&quot;: &quot;article-journal&quot;, &quot;volume&quot;: &quot;34&quot;}, &quot;uris&quot;: [&quot;http://www.mendeley.com/documents/?uuid=f7ee3582-b36f-42e1-9c09-f1d9a774f90c&quot;]}, {&quot;id&quot;: &quot;ITEM-2&quot;, &quot;itemData&quot;: {&quot;DOI&quot;: &quot;10.1038/297681a0&quot;, &quot;ISSN&quot;: &quot;1476-4687&quot;, &quot;abstract&quot;: &quot;Electrophysiological studies have shown that single cells in the hippocampus respond during spatial learning and exploration1\u20134, some firing only when animals enter specific and restricted areas of a familiar environment. Deficits in spatial learning and memory are found after lesions of the hippocampus and its extrinsic fibre connections5,6 following damage to the medial septal nucleus which successfully disrupts the hippocampal theta rhythm7, and in senescent rats which also show a correlated reduction in synaptic enhancement on the perforant path input to the hippocampus8. We now report, using a novel behavioural procedure requiring search for a hidden goal, that, in addition to a spatial discrimination impairment, total hippocampal lesions also cause a profound and lasting placenavigational impairment that can be dissociated from correlated motor, motivational and reinforcement aspects of the procedure.&quot;, &quot;author&quot;: [{&quot;dropping-particle&quot;: &quot;&quot;, &quot;family&quot;: &quot;Morris&quot;, &quot;given&quot;: &quot;R G M&quot;, &quot;non-dropping-particle&quot;: &quot;&quot;, &quot;parse-names&quot;: false, &quot;suffix&quot;: &quot;&quot;}, {&quot;dropping-particle&quot;: &quot;&quot;, &quot;family&quot;: &quot;Garrud&quot;, &quot;given&quot;: &quot;P&quot;, &quot;non-dropping-particle&quot;: &quot;&quot;, &quot;parse-names&quot;: false, &quot;suffix&quot;: &quot;&quot;}, {&quot;dropping-particle&quot;: &quot;&quot;, &quot;family&quot;: &quot;Rawlins&quot;, &quot;given&quot;: &quot;J N P&quot;, &quot;non-dropping-particle&quot;: &quot;&quot;, &quot;parse-names&quot;: false, &quot;suffix&quot;: &quot;&quot;}, {&quot;dropping-particle&quot;: &quot;&quot;, &quot;family&quot;: &quot;O'Keefe&quot;, &quot;given&quot;: &quot;J&quot;, &quot;non-dropping-particle&quot;: &quot;&quot;, &quot;parse-names&quot;: false, &quot;suffix&quot;: &quot;&quot;}], &quot;container-title&quot;: &quot;Nature&quot;, &quot;id&quot;: &quot;ITEM-2&quot;, &quot;issue&quot;: &quot;5868&quot;, &quot;issued&quot;: {&quot;date-parts&quot;: [[&quot;1982&quot;]]}, &quot;page&quot;: &quot;681-683&quot;, &quot;title&quot;: &quot;Place navigation impaired in rats with hippocampal lesions&quot;, &quot;type&quot;: &quot;article-journal&quot;, &quot;volume&quot;: &quot;297&quot;}, &quot;uris&quot;: [&quot;http://www.mendeley.com/documents/?uuid=67836d21-dd93-4b1a-82c5-6c9b97c6bc4a&quot;]}, {&quot;id&quot;: &quot;ITEM-3&quot;, &quot;itemData&quot;: {&quot;DOI&quot;: &quot;10.1002/hipo.450030307&quot;, &quot;ISSN&quot;: &quot;1050-9631 (Print)&quot;, &quot;PMID&quot;: &quot;8353611&quot;, &quot;abstract&quot;: &quot;Many complex spike cells in the hippocampus of the freely moving rat have as  their primary correlate the animal's location in an environment (place cells). In contrast, the hippocampal electroencephalograph theta pattern of rhythmical waves (7-12 Hz) is better correlated with a class of movements that change the rat's location in an environment. During movement through the place field, the complex spike cells often fire in a bursting pattern with an interburst frequency in the same range as the concurrent electroencephalograph theta. The present study examined the phase of the theta wave at which the place cells fired. It was found that firing consistently began at a particular phase as the rat entered the field but then shifted in a systematic way during traversal of the field, moving progressively forward on each theta cycle. This precession of the phase ranged from 100 degrees to 355 degrees in different cells. The effect appeared to be due to the fact that individual cells had a higher interburst rate than the theta frequency. The phase was highly correlated with spatial location and less well correlated with temporal aspects of behavior, such as the time after place field entry. These results have implications for several aspects of hippocampal function. First, by using the phase relationship as well as the firing rate, place cells can improve the accuracy of place coding. Second, the characteristics of the phase shift constrain the models that define the construction of place fields. Third, the results restrict the temporal and spatial circumstances under which synapses in the hippocampus could be modified.&quot;, &quot;author&quot;: [{&quot;dropping-particle&quot;: &quot;&quot;, &quot;family&quot;: &quot;O'Keefe&quot;, &quot;given&quot;: &quot;J&quot;, &quot;non-dropping-particle&quot;: &quot;&quot;, &quot;parse-names&quot;: false, &quot;suffix&quot;: &quot;&quot;}, {&quot;dropping-particle&quot;: &quot;&quot;, &quot;family&quot;: &quot;Recce&quot;, &quot;given&quot;: &quot;M L&quot;, &quot;non-dropping-particle&quot;: &quot;&quot;, &quot;parse-names&quot;: false, &quot;suffix&quot;: &quot;&quot;}], &quot;container-title&quot;: &quot;Hippocampus&quot;, &quot;id&quot;: &quot;ITEM-3&quot;, &quot;issue&quot;: &quot;3&quot;, &quot;issued&quot;: {&quot;date-parts&quot;: [[&quot;1993&quot;, &quot;7&quot;]]}, &quot;language&quot;: &quot;eng&quot;, &quot;page&quot;: &quot;317-330&quot;, &quot;publisher-place&quot;: &quot;United States&quot;, &quot;title&quot;: &quot;Phase relationship between hippocampal place units and the EEG theta rhythm.&quot;, &quot;type&quot;: &quot;article-journal&quot;, &quot;volume&quot;: &quot;3&quot;}, &quot;uris&quot;: [&quot;http://www.mendeley.com/documents/?uuid=3d7f3c14-3930-4824-8718-eaa1fcafb7b4&quot;]}], &quot;mendeley&quot;: {&quot;formattedCitation&quot;: &quot;(Morris et al., 1982; O\u2019Keefe &amp; Dostrovsky, 1971; O\u2019Keefe &amp; Recce, 1993)&quot;, &quot;plainTextFormattedCitation&quot;: &quot;(Morris et al., 1982; O\u2019Keefe &amp; Dostrovsky, 1971; O\u2019Keefe &amp; Recce, 1993)&quot;, &quot;previouslyFormattedCitation&quot;: &quot;(Morris et al., 1982; O\u2019Keefe &amp; Dostrovsky, 1971; O\u2019Keefe &amp; Recce, 1993)&quot;}, &quot;properties&quot;: {&quot;noteIndex&quot;: 0}, &quot;schema&quot;: &quot;https://github.com/citation-style-language/schema/raw/master/csl-citation.json&quot;} RNDM8uaunQ05k"/>⁠. This perspective is the most popular amongst the known and studied functions of the Hippocampus and has been the subject of a large body of work. Indeed, the Nobel Prize in Physiology or Medicine 2014 was awarded to John O’Keefe, May-Britt Moser, and Edvard I. Moser, for “The Brain’s Navigational Place and Grid Cell System”.</text:p>
        </text:list-item>
      </text:list>
      <text:p text:style-name="P14"/>
      <text:h text:style-name="P4" text:outline-level="1"><text:span text:style-name="T120">The </text:span><text:span text:style-name="T172">h</text:span><text:span text:style-name="T120">ippocampus and </text:span><text:span text:style-name="T172">t</text:span><text:span text:style-name="T120">ime </text:span><text:span text:style-name="T172">c</text:span><text:span text:style-name="T120">ells</text:span></text:h>
      <text:p text:style-name="P15"/>
      <text:p text:style-name="P10">Damage to the hippocampal system has been shown to cause the impairment of long-term memory or amnesia, in human patients, rodents, and non-human primates. Interestingly, such damage to the Hippocampus seems to have no observable effect on the capacity for acquisition and expression of skilled performance. These two results suggest the role of the Hippocampus in certain kinds of memory, but not all.</text:p>
      <text:p text:style-name="P10"><text:soft-page-break/></text:p>
      <text:p text:style-name="P16">Anatomically, the hippocampal system receives input from, and in turn, projects to the neocortical brain regions that serve as the site to process higher order categories and modalities of information. It is thus suggested that the Hippocampus holds a privileged position in the brain, receiving the outcomes of the computation of the brain’s various modules, and relating to them. A large majority of the cortical information is sent to the Hippocampus via the Entorhinal Cortex (EC). This information is processed in roughly three stereotactically and molecularly separable layers of cells in the following order: EC →Dentate Gyrus → CA3 →CA1. This pathway from the EC to the CA1 has three separate synaptic connections (across the layers) and is also known as the Trisynaptic Pathway. The output of the CA1 is then sent to other cortical areas.</text:p>
      <text:p text:style-name="P10"/>
      <text:p text:style-name="P10">The activity of neurons in the hippocampus of awake, behaving animals is modulated by significant stimuli or objects in the environment as well as relationships between temporally discontiguous but relevant, paired stimuli. With the discovery of Place cells, it was clear that the CA1 of <text:s/>rats navigating a spatial environment, showcased location specific firing fields. With the discovery of Time cells, it was shown that the CA1 of rats could elicit spatiotemporal sequences of activity whenever the animal required to make a link between stimuli or events, even with a stimulus-free period in between. This provided an important physiological parallel to the spatial learning as well as episode learning deficit seen with damage to the Hippocampus.</text:p>
      <text:p text:style-name="P10"/>
      <text:p text:style-name="P10">The hippocampus supports a robust form of synaptic plasticity called Long-Term Potentiation (LTP), viz., brief patterned activation of particular pathways produces a stable increase in synaptic efficacy that may last for hours to weeks. This is also an important mechanism often <text:soft-page-break/>suggested as the answer to how the hippocampus manages short-term declarative memory.</text:p>
      <text:p text:style-name="P10"/>
      <text:p text:style-name="P10">In an experiment published in 2008, Eva Pastalkova and colleagues from Gyorgy Buzsaki’s lab had rats navigate a figure 8 maze, with the animal being rewarded with water, in between trials, if they managed to alternate between the left and right arms. There was a catch however. Just before launching into the left or right arms, the animal had to spend a fixed amount of time running a treadmill, held in place. This would allow self-motion cues, but with the absence of any other external stimuli. Impressively, single-units recorded from the Hippocampal CA1 cells revealed strong correlation with the time spent on the treadmill, despite the absence of external cues, and that different cells tuned to different time points, forming a spatiotemporal sequence of activation <text:reference-mark-start text:name="ADDIN CSL_CITATION {&quot;citationItems&quot;: [{&quot;id&quot;: &quot;ITEM-1&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1&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mendeley&quot;: {&quot;formattedCitation&quot;: &quot;(Pastalkova et al., 2008)&quot;, &quot;plainTextFormattedCitation&quot;: &quot;(Pastalkova et al., 2008)&quot;, &quot;previouslyFormattedCitation&quot;: &quot;(Pastalkova et al., 2008)&quot;}, &quot;properties&quot;: {&quot;noteIndex&quot;: 0}, &quot;schema&quot;: &quot;https://github.com/citation-style-language/schema/raw/master/csl-citation.json&quot;} RNDDcLIfVbcXF"/><text:span text:style-name="T26">(Pastalkova et al., 2008)</text:span><text:reference-mark-end text:name="ADDIN CSL_CITATION {&quot;citationItems&quot;: [{&quot;id&quot;: &quot;ITEM-1&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1&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mendeley&quot;: {&quot;formattedCitation&quot;: &quot;(Pastalkova et al., 2008)&quot;, &quot;plainTextFormattedCitation&quot;: &quot;(Pastalkova et al., 2008)&quot;, &quot;previouslyFormattedCitation&quot;: &quot;(Pastalkova et al., 2008)&quot;}, &quot;properties&quot;: {&quot;noteIndex&quot;: 0}, &quot;schema&quot;: &quot;https://github.com/citation-style-language/schema/raw/master/csl-citation.json&quot;} RNDDcLIfVbcXF"/>⁠. In a different experiment published in 2011, Christopher J. MacDonald and colleagues from Howard Eichenbaum’s lab had rats had to go around a maze and perform a olfactory task when they were first presented with an odour, then made to wait for a delay period in a cordoned off section of the maze, before being allowed to either dig for a reward or continue on the maze, depending on the odour presented. As trials progressed, Hippocampal CA1 cells were recorded (single-units) and found to not only be modulated by the decision to be taken, but also to the amount of time spent in the delay period. Experimentally, the delay period could be elongated or shortened, each having an effect on remapping of the tuning fields of the various CA1 cells, but to different extents <text:reference-mark-start text:name="ADDIN CSL_CITATION {&quot;citationItems&quot;: [{&quot;id&quot;: &quot;ITEM-1&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1&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mendeley&quot;: {&quot;formattedCitation&quot;: &quot;(MacDonald et al., 2011)&quot;, &quot;plainTextFormattedCitation&quot;: &quot;(MacDonald et al., 2011)&quot;, &quot;previouslyFormattedCitation&quot;: &quot;(MacDonald et al., 2011)&quot;}, &quot;properties&quot;: {&quot;noteIndex&quot;: 0}, &quot;schema&quot;: &quot;https://github.com/citation-style-language/schema/raw/master/csl-citation.json&quot;} RNDrrh8huKMmR"/><text:span text:style-name="T26">(MacDonald et al., 2011)</text:span><text:reference-mark-end text:name="ADDIN CSL_CITATION {&quot;citationItems&quot;: [{&quot;id&quot;: &quot;ITEM-1&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1&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mendeley&quot;: {&quot;formattedCitation&quot;: &quot;(MacDonald et al., 2011)&quot;, &quot;plainTextFormattedCitation&quot;: &quot;(MacDonald et al., 2011)&quot;, &quot;previouslyFormattedCitation&quot;: &quot;(MacDonald et al., 2011)&quot;}, &quot;properties&quot;: {&quot;noteIndex&quot;: 0}, &quot;schema&quot;: &quot;https://github.com/citation-style-language/schema/raw/master/csl-citation.json&quot;} RNDrrh8huKMmR"/>⁠. This study was often scrutinized since there was the confound of the animals moving in space, potentially invoking Place cells.</text:p>
      <text:p text:style-name="P10"/>
      <text:p text:style-name="P10">In 2013, the Eichenbaum group published their findings with head-fixed rats (no movement in space) performing a Delayed Match-To Sample <text:soft-page-break/>(DMS) task with pairs of odours, where again time tuned activity could be observed with a sequence of Hippocampal CA1 cell activations, that depended on the identity of the first odour <text:reference-mark-start text:name="ADDIN CSL_CITATION {&quot;citationItems&quot;: [{&quot;id&quot;: &quot;ITEM-1&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1&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mendeley&quot;: {&quot;formattedCitation&quot;: &quot;(MacDonald et al., 2013)&quot;, &quot;plainTextFormattedCitation&quot;: &quot;(MacDonald et al., 2013)&quot;, &quot;previouslyFormattedCitation&quot;: &quot;(MacDonald et al., 2013)&quot;}, &quot;properties&quot;: {&quot;noteIndex&quot;: 0}, &quot;schema&quot;: &quot;https://github.com/citation-style-language/schema/raw/master/csl-citation.json&quot;} RNDxEKKCcnk4k"/><text:span text:style-name="T26">(MacDonald et al., 2013)</text:span><text:reference-mark-end text:name="ADDIN CSL_CITATION {&quot;citationItems&quot;: [{&quot;id&quot;: &quot;ITEM-1&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1&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mendeley&quot;: {&quot;formattedCitation&quot;: &quot;(MacDonald et al., 2013)&quot;, &quot;plainTextFormattedCitation&quot;: &quot;(MacDonald et al., 2013)&quot;, &quot;previouslyFormattedCitation&quot;: &quot;(MacDonald et al., 2013)&quot;}, &quot;properties&quot;: {&quot;noteIndex&quot;: 0}, &quot;schema&quot;: &quot;https://github.com/citation-style-language/schema/raw/master/csl-citation.json&quot;} RNDxEKKCcnk4k"/>⁠. In 2014, Mehrab Modi, Ashesh Dhawale, and Upinder Bhalla published their results with head-fixed mice learning and performing a Trace Eye-Blink Conditioning (TEC), wherein it was observed that Hippocampal CA1 cell activity sequences emerged in close relation to the acquisition of behavioural performance, thus cementing the idea that sub-populations of Hippocampal CA1 cells could bridge temporal gaps between relevant, paired stimuli, and that they did so with the activity of time-tuned cells <text:reference-mark-start text:name="ADDIN CSL_CITATION {&quot;citationItems&quot;: [{&quot;id&quot;: &quot;ITEM-1&quot;, &quot;itemData&quot;: {&quot;DOI&quot;: &quot;10.7554/eLife.01982&quot;, &quot;ISBN&quot;: &quot;2050-084X (Electronic)&quot;, &quot;ISSN&quot;: &quot;2050-084X&quot;, &quot;PMID&quot;: &quot;24668171&quot;, &quot;abstract&quot;: &quot;Ivan Pavlov famously discovered that dogs would salivate upon hearing a bell that had previously been used to signal food, even when there was no food present. This ability to connect events that occur close together in time is known as associative learning. But how is it supported within the brain?\\n\\nIn the late 1940s, neuroscientist Donald Hebb proposed that if one neuron persistently and repeatedly takes part in firing a second neuron, the connection between the two neurons will be strengthened. Thus, if neurons that encode the sound of a bell are active at the same time as neurons that encode receiving food, connections between the two groups will be strengthened, and this might enable the dogs to associate the two events.\\n\\nHowever, animals can also learn to associate events that do not overlap in time. For example, we can associate a bout of food poisoning with a meal we consumed several hours earlier. In rodents, this type of learning is often studied using a task known as trace eyeblink conditioning, in which a tone signals the delivery of a puff of air to the eye after a short delay. Rodents eventually begin to blink in response to the tone, even thought the tone and the air puff are never presented simultaneously.\\n\\nTwo possibilities have been proposed for how this might occur: either the neurons that encode the tone remain active until delivery of the air puff, or different groups of neurons are successively activated in a relay that spans the interval between the tone and the air puff. Now, Modi et al. have used in vivo imaging in awake mice to obtain evidence in favour of the second option.\\n\\nMice were trained on the conditioning task while imaging was used to follow the activity of neurons in a region of the brain known as the hippocampus. As animals learned the task, neurons in part of the hippocampus called CA1 began to reorganize their firing patterns so that distinct groups of cells were active at each time point in the interval between the tone and the air puff. By contrast, hardly any neurons were active across the entire delay. The organized firing became particularly apparent at the same time as the mice first began to blink in response to the tone, and was only ever seen in animals that learned the task successfully.\\n\\nAs well as providing evidence to distinguish between competing theories of associative learning across a delay, this study is the first to follow in real-time the reorganization of networks of neurons within th\u2026&quot;, &quot;author&quot;: [{&quot;dropping-particle&quot;: &quot;&quot;, &quot;family&quot;: &quot;Modi&quot;, &quot;given&quot;: &quot;M. N.&quot;, &quot;non-dropping-particle&quot;: &quot;&quot;, &quot;parse-names&quot;: false, &quot;suffix&quot;: &quot;&quot;}, {&quot;dropping-particle&quot;: &quot;&quot;, &quot;family&quot;: &quot;Dhawale&quot;, &quot;given&quot;: &quot;A. K.&quot;, &quot;non-dropping-particle&quot;: &quot;&quot;, &quot;parse-names&quot;: false, &quot;suffix&quot;: &quot;&quot;}, {&quot;dropping-particle&quot;: &quot;&quot;, &quot;family&quot;: &quot;Bhalla&quot;, &quot;given&quot;: &quot;U. S.&quot;, &quot;non-dropping-particle&quot;: &quot;&quot;, &quot;parse-names&quot;: false, &quot;suffix&quot;: &quot;&quot;}], &quot;container-title&quot;: &quot;eLife&quot;, &quot;id&quot;: &quot;ITEM-1&quot;, &quot;issued&quot;: {&quot;date-parts&quot;: [[&quot;2014&quot;]]}, &quot;page&quot;: &quot;e01982-e01982&quot;, &quot;title&quot;: &quot;CA1 cell activity sequences emerge after reorganization of network correlation structure during associative learning&quot;, &quot;type&quot;: &quot;article-journal&quot;, &quot;volume&quot;: &quot;3&quot;}, &quot;uris&quot;: [&quot;http://www.mendeley.com/documents/?uuid=f2880989-c7d7-4332-b19e-5d88236ff6bf&quot;]}], &quot;mendeley&quot;: {&quot;formattedCitation&quot;: &quot;(Modi et al., 2014)&quot;, &quot;plainTextFormattedCitation&quot;: &quot;(Modi et al., 2014)&quot;, &quot;previouslyFormattedCitation&quot;: &quot;(Modi et al., 2014)&quot;}, &quot;properties&quot;: {&quot;noteIndex&quot;: 0}, &quot;schema&quot;: &quot;https://github.com/citation-style-language/schema/raw/master/csl-citation.json&quot;} RNDcGCM66fjHu"/><text:span text:style-name="T26">(Modi et al., 2014)</text:span><text:reference-mark-end text:name="ADDIN CSL_CITATION {&quot;citationItems&quot;: [{&quot;id&quot;: &quot;ITEM-1&quot;, &quot;itemData&quot;: {&quot;DOI&quot;: &quot;10.7554/eLife.01982&quot;, &quot;ISBN&quot;: &quot;2050-084X (Electronic)&quot;, &quot;ISSN&quot;: &quot;2050-084X&quot;, &quot;PMID&quot;: &quot;24668171&quot;, &quot;abstract&quot;: &quot;Ivan Pavlov famously discovered that dogs would salivate upon hearing a bell that had previously been used to signal food, even when there was no food present. This ability to connect events that occur close together in time is known as associative learning. But how is it supported within the brain?\\n\\nIn the late 1940s, neuroscientist Donald Hebb proposed that if one neuron persistently and repeatedly takes part in firing a second neuron, the connection between the two neurons will be strengthened. Thus, if neurons that encode the sound of a bell are active at the same time as neurons that encode receiving food, connections between the two groups will be strengthened, and this might enable the dogs to associate the two events.\\n\\nHowever, animals can also learn to associate events that do not overlap in time. For example, we can associate a bout of food poisoning with a meal we consumed several hours earlier. In rodents, this type of learning is often studied using a task known as trace eyeblink conditioning, in which a tone signals the delivery of a puff of air to the eye after a short delay. Rodents eventually begin to blink in response to the tone, even thought the tone and the air puff are never presented simultaneously.\\n\\nTwo possibilities have been proposed for how this might occur: either the neurons that encode the tone remain active until delivery of the air puff, or different groups of neurons are successively activated in a relay that spans the interval between the tone and the air puff. Now, Modi et al. have used in vivo imaging in awake mice to obtain evidence in favour of the second option.\\n\\nMice were trained on the conditioning task while imaging was used to follow the activity of neurons in a region of the brain known as the hippocampus. As animals learned the task, neurons in part of the hippocampus called CA1 began to reorganize their firing patterns so that distinct groups of cells were active at each time point in the interval between the tone and the air puff. By contrast, hardly any neurons were active across the entire delay. The organized firing became particularly apparent at the same time as the mice first began to blink in response to the tone, and was only ever seen in animals that learned the task successfully.\\n\\nAs well as providing evidence to distinguish between competing theories of associative learning across a delay, this study is the first to follow in real-time the reorganization of networks of neurons within th\u2026&quot;, &quot;author&quot;: [{&quot;dropping-particle&quot;: &quot;&quot;, &quot;family&quot;: &quot;Modi&quot;, &quot;given&quot;: &quot;M. N.&quot;, &quot;non-dropping-particle&quot;: &quot;&quot;, &quot;parse-names&quot;: false, &quot;suffix&quot;: &quot;&quot;}, {&quot;dropping-particle&quot;: &quot;&quot;, &quot;family&quot;: &quot;Dhawale&quot;, &quot;given&quot;: &quot;A. K.&quot;, &quot;non-dropping-particle&quot;: &quot;&quot;, &quot;parse-names&quot;: false, &quot;suffix&quot;: &quot;&quot;}, {&quot;dropping-particle&quot;: &quot;&quot;, &quot;family&quot;: &quot;Bhalla&quot;, &quot;given&quot;: &quot;U. S.&quot;, &quot;non-dropping-particle&quot;: &quot;&quot;, &quot;parse-names&quot;: false, &quot;suffix&quot;: &quot;&quot;}], &quot;container-title&quot;: &quot;eLife&quot;, &quot;id&quot;: &quot;ITEM-1&quot;, &quot;issued&quot;: {&quot;date-parts&quot;: [[&quot;2014&quot;]]}, &quot;page&quot;: &quot;e01982-e01982&quot;, &quot;title&quot;: &quot;CA1 cell activity sequences emerge after reorganization of network correlation structure during associative learning&quot;, &quot;type&quot;: &quot;article-journal&quot;, &quot;volume&quot;: &quot;3&quot;}, &quot;uris&quot;: [&quot;http://www.mendeley.com/documents/?uuid=f2880989-c7d7-4332-b19e-5d88236ff6bf&quot;]}], &quot;mendeley&quot;: {&quot;formattedCitation&quot;: &quot;(Modi et al., 2014)&quot;, &quot;plainTextFormattedCitation&quot;: &quot;(Modi et al., 2014)&quot;, &quot;previouslyFormattedCitation&quot;: &quot;(Modi et al., 2014)&quot;}, &quot;properties&quot;: {&quot;noteIndex&quot;: 0}, &quot;schema&quot;: &quot;https://github.com/citation-style-language/schema/raw/master/csl-citation.json&quot;} RNDcGCM66fjHu"/>⁠.</text:p>
      <text:p text:style-name="P10"/>
      <text:p text:style-name="P10">Finally, it was important to study if these apparently time-tuned cells were tuned to the actual duration of time in a delay period, or whether it was more important for these cells to track the distance run. In an experiment published in 2013, Benjamin Kraus and colleagues from Howard Eichenbaum’s lab again had their rats navigate a figure 8 maze, but with a motorized treadmill in the central arm, to experimentally regulate the running speed. With this setup, the study was successful at delineating that both time spent running and distance run were important features, and that different cells could tune to either of the features <text:reference-mark-start text:name="ADDIN CSL_CITATION {&quot;citationItems&quot;: [{&quot;id&quot;: &quot;ITEM-1&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1&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mendeley&quot;: {&quot;formattedCitation&quot;: &quot;(B. Kraus et al., 2013)&quot;, &quot;plainTextFormattedCitation&quot;: &quot;(B. Kraus et al., 2013)&quot;, &quot;previouslyFormattedCitation&quot;: &quot;(B. Kraus et al., 2013)&quot;}, &quot;properties&quot;: {&quot;noteIndex&quot;: 0}, &quot;schema&quot;: &quot;https://github.com/citation-style-language/schema/raw/master/csl-citation.json&quot;} RNDgKDOQzgwI5"/><text:span text:style-name="T26">(B. Kraus et al., 2013)</text:span><text:reference-mark-end text:name="ADDIN CSL_CITATION {&quot;citationItems&quot;: [{&quot;id&quot;: &quot;ITEM-1&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1&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mendeley&quot;: {&quot;formattedCitation&quot;: &quot;(B. Kraus et al., 2013)&quot;, &quot;plainTextFormattedCitation&quot;: &quot;(B. Kraus et al., 2013)&quot;, &quot;previouslyFormattedCitation&quot;: &quot;(B. Kraus et al., 2013)&quot;}, &quot;properties&quot;: {&quot;noteIndex&quot;: 0}, &quot;schema&quot;: &quot;https://github.com/citation-style-language/schema/raw/master/csl-citation.json&quot;} RNDgKDOQzgwI5"/>⁠. Whenever Hippocampal CA1 cells showcased time-tuned activity (as opposed to space/location-tuned activity), such cells were dubbed “Time Cells” <text:reference-mark-start text:name="ADDIN CSL_CITATION {&quot;citationItems&quot;: [{&quot;id&quot;: &quot;ITEM-1&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1&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id&quot;: &quot;ITEM-2&quot;, &quot;itemData&quot;: {&quot;DOI&quot;: &quot;10.1016/j.neuron.2017.06.036&quot;, &quot;ISSN&quot;: &quot;10974199&quot;, &quot;abstract&quot;: &quot;The hippocampus is famous for mapping locations in spatially organized environments, and several recent studies have shown that hippocampal networks also map moments in temporally organized experiences. Here I consider how space and time are integrated in the representation of memories. The brain pathways for spatial and temporal cognition involve overlapping and interacting systems that converge on the hippocampal region. There is evidence that spatial and temporal aspects of memory are processed somewhat differently in the circuitry of hippocampal subregions but become fully integrated within CA1 neuronal networks as independent, multiplexed representations of space and time. Hippocampal networks also map memories across a broad range of abstract relations among events, suggesting that the findings on spatial and temporal organization reflect a generalized mechanism for organizing memories.&quot;, &quot;author&quot;: [{&quot;dropping-particle&quot;: &quot;&quot;, &quot;family&quot;: &quot;Eichenbaum&quot;, &quot;given&quot;: &quot;Howard&quot;, &quot;non-dropping-particle&quot;: &quot;&quot;, &quot;parse-names&quot;: false, &quot;suffix&quot;: &quot;&quot;}], &quot;container-title&quot;: &quot;Neuron&quot;, &quot;id&quot;: &quot;ITEM-2&quot;, &quot;issue&quot;: &quot;5&quot;, &quot;issued&quot;: {&quot;date-parts&quot;: [[&quot;2017&quot;]]}, &quot;page&quot;: &quot;1007-1018&quot;, &quot;publisher&quot;: &quot;Elsevier Inc.&quot;, &quot;title&quot;: &quot;On the Integration of Space, Time, and Memory&quot;, &quot;type&quot;: &quot;article-journal&quot;, &quot;volume&quot;: &quot;95&quot;}, &quot;uris&quot;: [&quot;http://www.mendeley.com/documents/?uuid=e2421228-9774-47d3-a96a-9162d776ed97&quot;]}], &quot;mendeley&quot;: {&quot;formattedCitation&quot;: &quot;(Eichenbaum, 2017; B. Kraus et al., 2013)&quot;, &quot;plainTextFormattedCitation&quot;: &quot;(Eichenbaum, 2017; B. Kraus et al., 2013)&quot;, &quot;previouslyFormattedCitation&quot;: &quot;(Eichenbaum, 2017; B. Kraus et al., 2013)&quot;}, &quot;properties&quot;: {&quot;noteIndex&quot;: 0}, &quot;schema&quot;: &quot;https://github.com/citation-style-language/schema/raw/master/csl-citation.json&quot;} RNDkhPMaK6RWs"/><text:span text:style-name="T26">(Eichenbaum, 2017; B. Kraus et al., 2013)</text:span><text:reference-mark-end text:name="ADDIN CSL_CITATION {&quot;citationItems&quot;: [{&quot;id&quot;: &quot;ITEM-1&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1&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id&quot;: &quot;ITEM-2&quot;, &quot;itemData&quot;: {&quot;DOI&quot;: &quot;10.1016/j.neuron.2017.06.036&quot;, &quot;ISSN&quot;: &quot;10974199&quot;, &quot;abstract&quot;: &quot;The hippocampus is famous for mapping locations in spatially organized environments, and several recent studies have shown that hippocampal networks also map moments in temporally organized experiences. Here I consider how space and time are integrated in the representation of memories. The brain pathways for spatial and temporal cognition involve overlapping and interacting systems that converge on the hippocampal region. There is evidence that spatial and temporal aspects of memory are processed somewhat differently in the circuitry of hippocampal subregions but become fully integrated within CA1 neuronal networks as independent, multiplexed representations of space and time. Hippocampal networks also map memories across a broad range of abstract relations among events, suggesting that the findings on spatial and temporal organization reflect a generalized mechanism for organizing memories.&quot;, &quot;author&quot;: [{&quot;dropping-particle&quot;: &quot;&quot;, &quot;family&quot;: &quot;Eichenbaum&quot;, &quot;given&quot;: &quot;Howard&quot;, &quot;non-dropping-particle&quot;: &quot;&quot;, &quot;parse-names&quot;: false, &quot;suffix&quot;: &quot;&quot;}], &quot;container-title&quot;: &quot;Neuron&quot;, &quot;id&quot;: &quot;ITEM-2&quot;, &quot;issue&quot;: &quot;5&quot;, &quot;issued&quot;: {&quot;date-parts&quot;: [[&quot;2017&quot;]]}, &quot;page&quot;: &quot;1007-1018&quot;, &quot;publisher&quot;: &quot;Elsevier Inc.&quot;, &quot;title&quot;: &quot;On the Integration of Space, Time, and Memory&quot;, &quot;type&quot;: &quot;article-journal&quot;, &quot;volume&quot;: &quot;95&quot;}, &quot;uris&quot;: [&quot;http://www.mendeley.com/documents/?uuid=e2421228-9774-47d3-a96a-9162d776ed97&quot;]}], &quot;mendeley&quot;: {&quot;formattedCitation&quot;: &quot;(Eichenbaum, 2017; B. Kraus et al., 2013)&quot;, &quot;plainTextFormattedCitation&quot;: &quot;(Eichenbaum, 2017; B. Kraus et al., 2013)&quot;, &quot;previouslyFormattedCitation&quot;: &quot;(Eichenbaum, 2017; B. Kraus et al., 2013)&quot;}, &quot;properties&quot;: {&quot;noteIndex&quot;: 0}, &quot;schema&quot;: &quot;https://github.com/citation-style-language/schema/raw/master/csl-citation.json&quot;} RNDkhPMaK6RWs"/>⁠.</text:p>
      <text:p text:style-name="P10"/>
      <text:h text:style-name="P27" text:outline-level="1">“Single-cell, multi-trial” vs. “multi-cell, single-trial” approaches in Neuroscience</text:h>
      <text:p text:style-name="P9"/>
      <text:p text:style-name="P9"><text:soft-page-break/>A dominant, early perspective in <text:span text:style-name="T180">n</text:span>europhysiology had been to record activity from a single cell, over many trials, under a variety of conditions (bath applications in slice physiology, different physiological conditions like stress and genetic background). For more than one recorded cell, the process would be repeated, till the dataset was complete.</text:p>
      <text:p text:style-name="P9"/>
      <text:p text:style-name="P9">An intermediate perspective was to record from multiple cells simultaneously, yet treat each cell independently for analysis towards correlation and mechanism studies, across many repeats of experimental conditions or trials (same as above).</text:p>
      <text:p text:style-name="P9"/>
      <text:p text:style-name="P9">An important and more modern perspective is to record from multiple cells simultaneously, and use this network or population activity to decode single-trial characteristics (position, time, stimulus presence, etc.) using very powerful numerical and mathematical algorithms involving (but not limited to) Bayesian Decoding and Information Theory. The essential idea is that the neuronal code of the brain is not defined <text:span text:style-name="T92">just </text:span>by the activity of single neurons since they may only encode very specific fractions of the experience, but rather that the population encodes the full experience, using a number of distributed and redundant strategies.</text:p>
      <text:list xml:id="list3376512849" text:style-name="WWNum5">
        <text:list-item>
          <text:p text:style-name="P76">Bayesian Decoding: Using the activity of multiple, simultaneously recorded neurons to develop a likelihood estimate of the evidence (firing rate combinations) to the experimental parameter (spatial position, relative time, etc.) and combine this with the experimentally determined prior (probability ), to obtain estimates of the conditional or posterior probability of a parameter value, given evidence. Bayes’ Rule describes</text:p>
        </text:list-item>
      </text:list>
      <text:p text:style-name="P9"><text:tab/>P(A|B) = P(B|A).P(A)/P(B)</text:p>
      <text:p text:style-name="P9"><text:tab/>… where,</text:p>
      <text:p text:style-name="P9"><text:soft-page-break/><text:tab/>A: Parameter value (position, time, etc.)</text:p>
      <text:p text:style-name="P9"><text:tab/>B: Evidence (cellular firing rate)</text:p>
      <text:p text:style-name="P9"><text:tab/>P(A): Prior Probability (experimentally defined)</text:p>
      <text:p text:style-name="P12">P(B): Probability of evidence (Firing Rate)</text:p>
      <text:p text:style-name="P12">P(A|B): Posterior probability of parameter value given evidence</text:p>
      <text:p text:style-name="P11">P(B|A): Likelihood estimate of evidence given parameter value (based on recordings)</text:p>
      <text:p text:style-name="P11">This methodology has been used to not only successfully predict specific time points in a trial from population activity, but has also been used to observe that the population activity from a session of recording is able to predict time points in trials conducted on subsequent sessions of recording, up unto 3-4 sessions <text:reference-mark-start text:name="ADDIN CSL_CITATION {&quot;citationItems&quot;: [{&quot;id&quot;: &quot;ITEM-1&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1&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mendeley&quot;: {&quot;formattedCitation&quot;: &quot;(Mau et al., 2018)&quot;, &quot;plainTextFormattedCitation&quot;: &quot;(Mau et al., 2018)&quot;, &quot;previouslyFormattedCitation&quot;: &quot;(Mau et al., 2018)&quot;}, &quot;properties&quot;: {&quot;noteIndex&quot;: 0}, &quot;schema&quot;: &quot;https://github.com/citation-style-language/schema/raw/master/csl-citation.json&quot;} RNDbUBayrWPCX"/><text:span text:style-name="T26">(Mau et al., 2018)</text:span><text:reference-mark-end text:name="ADDIN CSL_CITATION {&quot;citationItems&quot;: [{&quot;id&quot;: &quot;ITEM-1&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1&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mendeley&quot;: {&quot;formattedCitation&quot;: &quot;(Mau et al., 2018)&quot;, &quot;plainTextFormattedCitation&quot;: &quot;(Mau et al., 2018)&quot;, &quot;previouslyFormattedCitation&quot;: &quot;(Mau et al., 2018)&quot;}, &quot;properties&quot;: {&quot;noteIndex&quot;: 0}, &quot;schema&quot;: &quot;https://github.com/citation-style-language/schema/raw/master/csl-citation.json&quot;} RNDbUBayrWPCX"/>⁠.</text:p>
      <text:list xml:id="list3652859597" text:style-name="WWNum8">
        <text:list-item>
          <text:p text:style-name="P77">Information Theory: Using recorded cellular activity to estimate how much information this activity carries about experimental parameters (position, time, stimuli, etc.). Three essential metrics have been used,</text:p>
        </text:list-item>
      </text:list>
      <text:list xml:id="list2131860222" text:style-name="WWNum7">
        <text:list-item>
          <text:p text:style-name="P61"><text:span text:style-name="T8">Information per activity spike (I</text:span><text:span text:style-name="T1">spike</text:span><text:span text:style-name="T8">), in bits/spike</text:span></text:p>
        </text:list-item>
        <text:list-item>
          <text:p text:style-name="P61"><text:span text:style-name="T8">Information per unit time (I</text:span><text:span text:style-name="T1">sec</text:span><text:span text:style-name="T8">), in bits/sec</text:span></text:p>
        </text:list-item>
        <text:list-item>
          <text:p text:style-name="P78">Mutual Information (MI) between evidence and parameter value, in bits</text:p>
        </text:list-item>
      </text:list>
      <text:p text:style-name="P21"><text:span text:style-name="T8"><text:tab/></text:span><text:span text:style-name="T9">William Skaggs, Bruce McNaughton and colleagues </text:span><text:span text:style-name="T11">published</text:span><text:span text:style-name="T9"> a series of experiments working out the value of Information Theory based approaches to Deciphering the Hippocampal code, reviewed previously </text:span><text:reference-mark-start text:name="ADDIN CSL_CITATION {&quot;citationItems&quot;: [{&quot;id&quot;: &quot;ITEM-1&quot;, &quot;itemData&quot;: {&quot;author&quot;: [{&quot;dropping-particle&quot;: &quot;&quot;, &quot;family&quot;: &quot;Skaggs&quot;, &quot;given&quot;: &quot;William&quot;, &quot;non-dropping-particle&quot;: &quot;&quot;, &quot;parse-names&quot;: false, &quot;suffix&quot;: &quot;&quot;}, {&quot;dropping-particle&quot;: &quot;&quot;, &quot;family&quot;: &quot;McNaughton&quot;, &quot;given&quot;: &quot;Bruce&quot;, &quot;non-dropping-particle&quot;: &quot;&quot;, &quot;parse-names&quot;: false, &quot;suffix&quot;: &quot;&quot;}, {&quot;dropping-particle&quot;: &quot;&quot;, &quot;family&quot;: &quot;Gothard&quot;, &quot;given&quot;: &quot;Katalin&quot;, &quot;non-dropping-particle&quot;: &quot;&quot;, &quot;parse-names&quot;: false, &quot;suffix&quot;: &quot;&quot;}, {&quot;dropping-particle&quot;: &quot;&quot;, &quot;family&quot;: &quot;Markus&quot;, &quot;given&quot;: &quot;Etan&quot;, &quot;non-dropping-particle&quot;: &quot;&quot;, &quot;parse-names&quot;: false, &quot;suffix&quot;: &quot;&quot;}], &quot;container-title&quot;: &quot;Neural Inf. Process Syst.&quot;, &quot;id&quot;: &quot;ITEM-1&quot;, &quot;issued&quot;: {&quot;date-parts&quot;: [[&quot;1996&quot;, &quot;3&quot;, &quot;26&quot;]]}, &quot;title&quot;: &quot;An Information-Theoretic Approach to Deciphering the Hippocampal Code&quot;, &quot;type&quot;: &quot;article-journal&quot;, &quot;volume&quot;: &quot;5&quot;}, &quot;uris&quot;: [&quot;http://www.mendeley.com/documents/?uuid=ec87d0c7-47e1-4c1a-b218-58f36cdb77b0&quot;]}], &quot;mendeley&quot;: {&quot;formattedCitation&quot;: &quot;(Skaggs et al., 1996)&quot;, &quot;plainTextFormattedCitation&quot;: &quot;(Skaggs et al., 1996)&quot;, &quot;previouslyFormattedCitation&quot;: &quot;(Skaggs et al., 1996)&quot;}, &quot;properties&quot;: {&quot;noteIndex&quot;: 0}, &quot;schema&quot;: &quot;https://github.com/citation-style-language/schema/raw/master/csl-citation.json&quot;} RNDjnVEr177Oh"/><text:span text:style-name="T5">(Skaggs et al., 1996)</text:span><text:reference-mark-end text:name="ADDIN CSL_CITATION {&quot;citationItems&quot;: [{&quot;id&quot;: &quot;ITEM-1&quot;, &quot;itemData&quot;: {&quot;author&quot;: [{&quot;dropping-particle&quot;: &quot;&quot;, &quot;family&quot;: &quot;Skaggs&quot;, &quot;given&quot;: &quot;William&quot;, &quot;non-dropping-particle&quot;: &quot;&quot;, &quot;parse-names&quot;: false, &quot;suffix&quot;: &quot;&quot;}, {&quot;dropping-particle&quot;: &quot;&quot;, &quot;family&quot;: &quot;McNaughton&quot;, &quot;given&quot;: &quot;Bruce&quot;, &quot;non-dropping-particle&quot;: &quot;&quot;, &quot;parse-names&quot;: false, &quot;suffix&quot;: &quot;&quot;}, {&quot;dropping-particle&quot;: &quot;&quot;, &quot;family&quot;: &quot;Gothard&quot;, &quot;given&quot;: &quot;Katalin&quot;, &quot;non-dropping-particle&quot;: &quot;&quot;, &quot;parse-names&quot;: false, &quot;suffix&quot;: &quot;&quot;}, {&quot;dropping-particle&quot;: &quot;&quot;, &quot;family&quot;: &quot;Markus&quot;, &quot;given&quot;: &quot;Etan&quot;, &quot;non-dropping-particle&quot;: &quot;&quot;, &quot;parse-names&quot;: false, &quot;suffix&quot;: &quot;&quot;}], &quot;container-title&quot;: &quot;Neural Inf. Process Syst.&quot;, &quot;id&quot;: &quot;ITEM-1&quot;, &quot;issued&quot;: {&quot;date-parts&quot;: [[&quot;1996&quot;, &quot;3&quot;, &quot;26&quot;]]}, &quot;title&quot;: &quot;An Information-Theoretic Approach to Deciphering the Hippocampal Code&quot;, &quot;type&quot;: &quot;article-journal&quot;, &quot;volume&quot;: &quot;5&quot;}, &quot;uris&quot;: [&quot;http://www.mendeley.com/documents/?uuid=ec87d0c7-47e1-4c1a-b218-58f36cdb77b0&quot;]}], &quot;mendeley&quot;: {&quot;formattedCitation&quot;: &quot;(Skaggs et al., 1996)&quot;, &quot;plainTextFormattedCitation&quot;: &quot;(Skaggs et al., 1996)&quot;, &quot;previouslyFormattedCitation&quot;: &quot;(Skaggs et al., 1996)&quot;}, &quot;properties&quot;: {&quot;noteIndex&quot;: 0}, &quot;schema&quot;: &quot;https://github.com/citation-style-language/schema/raw/master/csl-citation.json&quot;} RNDjnVEr177Oh"/><text:span text:style-name="T9">⁠. </text:span><text:span text:style-name="T11">T</text:span><text:span text:style-name="T9">his idea was later adapted strongly by the field but focus throughout, remained on Place Cells.</text:span></text:p>
      <text:p text:style-name="P13"/>
      <text:p text:style-name="P21"><text:span text:style-name="T9">An interesting study published in 2018 even used synthetic test datasets to go to the extent of estimating place cell detection algorithm performance on the basis of I</text:span><text:span text:style-name="T2">spike</text:span><text:span text:style-name="T9">, I</text:span><text:span text:style-name="T2">sec</text:span><text:span text:style-name="T9"> and MI </text:span><text:reference-mark-start text:name="ADDIN CSL_CITATION {&quot;citationItems&quot;: [{&quot;id&quot;: &quot;ITEM-1&quot;, &quot;itemData&quot;: {&quot;DOI&quot;: &quot;10.1016/j.neuroscience.2018.01.066&quot;, &quot;ISSN&quot;: &quot;1873-7544 (Electronic)&quot;, &quot;PMID&quot;: &quot;29432886&quot;, &quot;abstract&quot;: &quot;The hippocampal formation is involved in navigation, and its neuronal activity  exhibits a variety of spatial correlates (e.g., place cells, grid cells). The quantification of the information encoded by spikes has been standard procedure to identify which cells have spatial correlates. For place cells, most of the established metrics derive from Shannon's mutual information (Shannon, 1948), and convey information rate in bits/s or bits/spike (Skaggs et al., 1993, 1996). Despite their widespread use, the performance of these metrics in relation to the original mutual information metric has never been investigated. In this work, using simulated and real data, we find that the current information metrics correlate less with the accuracy of spatial decoding than the original mutual information metric. We also find that the top informative cells may differ among metrics, and show a surrogate-based normalization that yields comparable spatial information estimates. Since different information metrics may identify different neuronal populations, we discuss current and alternative definitions of spatially informative cells, which affect the metric choice.&quot;, &quot;author&quot;: [{&quot;dropping-particle&quot;: &quot;&quot;, &quot;family&quot;: &quot;Souza&quot;, &quot;given&quot;: &quot;Bryan C&quot;, &quot;non-dropping-particle&quot;: &quot;&quot;, &quot;parse-names&quot;: false, &quot;suffix&quot;: &quot;&quot;}, {&quot;dropping-particle&quot;: &quot;&quot;, &quot;family&quot;: &quot;Pav\u00e3o&quot;, &quot;given&quot;: &quot;Rodrigo&quot;, &quot;non-dropping-particle&quot;: &quot;&quot;, &quot;parse-names&quot;: false, &quot;suffix&quot;: &quot;&quot;}, {&quot;dropping-particle&quot;: &quot;&quot;, &quot;family&quot;: &quot;Belchior&quot;, &quot;given&quot;: &quot;Hindiael&quot;, &quot;non-dropping-particle&quot;: &quot;&quot;, &quot;parse-names&quot;: false, &quot;suffix&quot;: &quot;&quot;}, {&quot;dropping-particle&quot;: &quot;&quot;, &quot;family&quot;: &quot;Tort&quot;, &quot;given&quot;: &quot;Adriano B L&quot;, &quot;non-dropping-particle&quot;: &quot;&quot;, &quot;parse-names&quot;: false, &quot;suffix&quot;: &quot;&quot;}], &quot;container-title&quot;: &quot;Neuroscience&quot;, &quot;id&quot;: &quot;ITEM-1&quot;, &quot;issued&quot;: {&quot;date-parts&quot;: [[&quot;2018&quot;, &quot;4&quot;]]}, &quot;language&quot;: &quot;eng&quot;, &quot;page&quot;: &quot;62-73&quot;, &quot;publisher-place&quot;: &quot;United States&quot;, &quot;title&quot;: &quot;On Information Metrics for Spatial Coding.&quot;, &quot;type&quot;: &quot;article-journal&quot;, &quot;volume&quot;: &quot;375&quot;}, &quot;uris&quot;: [&quot;http://www.mendeley.com/documents/?uuid=b3e588c4-e7d6-49ce-87e4-be5852a8a4bb&quot;]}], &quot;mendeley&quot;: {&quot;formattedCitation&quot;: &quot;(Souza et al., 2018)&quot;, &quot;plainTextFormattedCitation&quot;: &quot;(Souza et al., 2018)&quot;, &quot;previouslyFormattedCitation&quot;: &quot;(Souza et al., 2018)&quot;}, &quot;properties&quot;: {&quot;noteIndex&quot;: 0}, &quot;schema&quot;: &quot;https://github.com/citation-style-language/schema/raw/master/csl-citation.json&quot;} RND3Z10wgTqM4"/><text:span text:style-name="T5">(Souza et al., 2018)</text:span><text:reference-mark-end text:name="ADDIN CSL_CITATION {&quot;citationItems&quot;: [{&quot;id&quot;: &quot;ITEM-1&quot;, &quot;itemData&quot;: {&quot;DOI&quot;: &quot;10.1016/j.neuroscience.2018.01.066&quot;, &quot;ISSN&quot;: &quot;1873-7544 (Electronic)&quot;, &quot;PMID&quot;: &quot;29432886&quot;, &quot;abstract&quot;: &quot;The hippocampal formation is involved in navigation, and its neuronal activity  exhibits a variety of spatial correlates (e.g., place cells, grid cells). The quantification of the information encoded by spikes has been standard procedure to identify which cells have spatial correlates. For place cells, most of the established metrics derive from Shannon's mutual information (Shannon, 1948), and convey information rate in bits/s or bits/spike (Skaggs et al., 1993, 1996). Despite their widespread use, the performance of these metrics in relation to the original mutual information metric has never been investigated. In this work, using simulated and real data, we find that the current information metrics correlate less with the accuracy of spatial decoding than the original mutual information metric. We also find that the top informative cells may differ among metrics, and show a surrogate-based normalization that yields comparable spatial information estimates. Since different information metrics may identify different neuronal populations, we discuss current and alternative definitions of spatially informative cells, which affect the metric choice.&quot;, &quot;author&quot;: [{&quot;dropping-particle&quot;: &quot;&quot;, &quot;family&quot;: &quot;Souza&quot;, &quot;given&quot;: &quot;Bryan C&quot;, &quot;non-dropping-particle&quot;: &quot;&quot;, &quot;parse-names&quot;: false, &quot;suffix&quot;: &quot;&quot;}, {&quot;dropping-particle&quot;: &quot;&quot;, &quot;family&quot;: &quot;Pav\u00e3o&quot;, &quot;given&quot;: &quot;Rodrigo&quot;, &quot;non-dropping-particle&quot;: &quot;&quot;, &quot;parse-names&quot;: false, &quot;suffix&quot;: &quot;&quot;}, {&quot;dropping-particle&quot;: &quot;&quot;, &quot;family&quot;: &quot;Belchior&quot;, &quot;given&quot;: &quot;Hindiael&quot;, &quot;non-dropping-particle&quot;: &quot;&quot;, &quot;parse-names&quot;: false, &quot;suffix&quot;: &quot;&quot;}, {&quot;dropping-particle&quot;: &quot;&quot;, &quot;family&quot;: &quot;Tort&quot;, &quot;given&quot;: &quot;Adriano B L&quot;, &quot;non-dropping-particle&quot;: &quot;&quot;, &quot;parse-names&quot;: false, &quot;suffix&quot;: &quot;&quot;}], &quot;container-title&quot;: &quot;Neuroscience&quot;, &quot;id&quot;: &quot;ITEM-1&quot;, &quot;issued&quot;: {&quot;date-parts&quot;: [[&quot;2018&quot;, &quot;4&quot;]]}, &quot;language&quot;: &quot;eng&quot;, &quot;page&quot;: &quot;62-73&quot;, &quot;publisher-place&quot;: &quot;United States&quot;, &quot;title&quot;: &quot;On Information Metrics for Spatial Coding.&quot;, &quot;type&quot;: &quot;article-journal&quot;, &quot;volume&quot;: &quot;375&quot;}, &quot;uris&quot;: [&quot;http://www.mendeley.com/documents/?uuid=b3e588c4-e7d6-49ce-87e4-be5852a8a4bb&quot;]}], &quot;mendeley&quot;: {&quot;formattedCitation&quot;: &quot;(Souza et al., 2018)&quot;, &quot;plainTextFormattedCitation&quot;: &quot;(Souza et al., 2018)&quot;, &quot;previouslyFormattedCitation&quot;: &quot;(Souza et al., 2018)&quot;}, &quot;properties&quot;: {&quot;noteIndex&quot;: 0}, &quot;schema&quot;: &quot;https://github.com/citation-style-language/schema/raw/master/csl-citation.json&quot;} RND3Z10wgTqM4"/><text:span text:style-name="T10">⁠</text:span><text:span text:style-name="T9">. </text:span><text:span text:style-name="T10">They found, </text:span></text:p>
      <text:list xml:id="list1704261766" text:style-name="L1">
        <text:list-item>
          <text:p text:style-name="P79">MI could outperform the other two in a variety of scenarios.</text:p>
        </text:list-item>
        <text:list-item>
          <text:p text:style-name="P64"><text:soft-page-break/><text:span text:style-name="T9">I</text:span><text:span text:style-name="T1">spike</text:span><text:span text:style-name="T8"> and I</text:span><text:span text:style-name="T1">sec</text:span><text:span text:style-name="T4"> may still be useful in identifying unique subpopulations of Place Cells.</text:span></text:p>
        </text:list-item>
        <text:list-item>
          <text:p text:style-name="P64"><text:span text:style-name="T4">Important algorithmic adjustments could be made to the calculations of </text:span><text:span text:style-name="T5">I</text:span><text:span text:style-name="T1">spike</text:span><text:span text:style-name="T4"> and I</text:span><text:span text:style-name="T1">sec</text:span><text:span text:style-name="T4">, to equalize performance between them and MI.</text:span><text:span text:style-name="T1"> </text:span></text:p>
        </text:list-item>
      </text:list>
      <text:p text:style-name="P21"><text:span text:style-name="T9">T</text:span><text:span text:style-name="T10">here was clear nuance in the population code that required such a perspective during analysis. </text:span><text:span text:style-name="T9">Eichenbaum and colleagues popularized the use of such metrics in the context of </text:span><text:span text:style-name="T10">Time Cells </text:span><text:reference-mark-start text:name="ADDIN CSL_CITATION {&quot;citationItems&quot;: [{&quot;id&quot;: &quot;ITEM-1&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1&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mendeley&quot;: {&quot;formattedCitation&quot;: &quot;(Mau et al., 2018)&quot;, &quot;plainTextFormattedCitation&quot;: &quot;(Mau et al., 2018)&quot;, &quot;previouslyFormattedCitation&quot;: &quot;(Mau et al., 2018)&quot;}, &quot;properties&quot;: {&quot;noteIndex&quot;: 0}, &quot;schema&quot;: &quot;https://github.com/citation-style-language/schema/raw/master/csl-citation.json&quot;} RNDk1UwtwBsg3"/><text:span text:style-name="T6">(Mau et al., 2018)</text:span><text:reference-mark-end text:name="ADDIN CSL_CITATION {&quot;citationItems&quot;: [{&quot;id&quot;: &quot;ITEM-1&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1&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mendeley&quot;: {&quot;formattedCitation&quot;: &quot;(Mau et al., 2018)&quot;, &quot;plainTextFormattedCitation&quot;: &quot;(Mau et al., 2018)&quot;, &quot;previouslyFormattedCitation&quot;: &quot;(Mau et al., 2018)&quot;}, &quot;properties&quot;: {&quot;noteIndex&quot;: 0}, &quot;schema&quot;: &quot;https://github.com/citation-style-language/schema/raw/master/csl-citation.json&quot;} RNDk1UwtwBsg3"/><text:span text:style-name="T10">⁠</text:span><text:span text:style-name="T6">, yet a systematic approach to identifying the best algorithms for Time Cells was requisite.</text:span></text:p>
      <text:p text:style-name="P9"/>
      <text:p text:style-name="P20"><text:span text:style-name="T8">A major step forward with “multi-cell, single-trial” approaches is the benefit of resolving how each cell and inter-cell interactions contribute to stimulus representation, behavioural task variables, and other brain-intrinsic computation. Technological advances in large-scale neurophysiology recordings such as the increased density of tetrode drives, neuropixels, optical sectioning and microscopy, resonant scanning, etc., have enabled the discovery of well coordinated sequences of cellular activity such as Sharp Wave Ripples (SWRs), Replay, and behavioural timescale spatio-temporal sequences, </text:span><text:span text:style-name="T12">in vivo</text:span><text:span text:style-name="T8">. This is primarily due to a radical improvement to an experimenter’s ability to simultaneously record from multiple cells </text:span><text:reference-mark-start text:name="ADDIN CSL_CITATION {&quot;citationItems&quot;: [{&quot;id&quot;: &quot;ITEM-1&quot;, &quot;itemData&quot;: {&quot;DOI&quot;: &quot;10.1146/annurev-neuro-072116-031538&quot;, &quot;ISSN&quot;: &quot;15454126&quot;, &quot;PMID&quot;: &quot;28772098&quot;, &quot;abstract&quot;: &quot;Hippocampal place cells take part in sequenced patterns of reactivation after behavioral experience, known as replay. Since replay was first reported, nearly 20 years ago, many new results have been found, necessitating revision of the original interpretations. We review some of these results with a focus on the phenomenology of replay.&quot;, &quot;author&quot;: [{&quot;dropping-particle&quot;: &quot;&quot;, &quot;family&quot;: &quot;Foster&quot;, &quot;given&quot;: &quot;David J.&quot;, &quot;non-dropping-particle&quot;: &quot;&quot;, &quot;parse-names&quot;: false, &quot;suffix&quot;: &quot;&quot;}], &quot;container-title&quot;: &quot;Annual Review of Neuroscience&quot;, &quot;id&quot;: &quot;ITEM-1&quot;, &quot;issued&quot;: {&quot;date-parts&quot;: [[&quot;2017&quot;]]}, &quot;page&quot;: &quot;581-602&quot;, &quot;title&quot;: &quot;Replay Comes of Age&quot;, &quot;type&quot;: &quot;article-journal&quot;, &quot;volume&quot;: &quot;40&quot;}, &quot;uris&quot;: [&quot;http://www.mendeley.com/documents/?uuid=af7b4d44-b56f-4166-9a3a-1aab500ae20a&quot;]}], &quot;mendeley&quot;: {&quot;formattedCitation&quot;: &quot;(Foster, 2017)&quot;, &quot;plainTextFormattedCitation&quot;: &quot;(Foster, 2017)&quot;, &quot;previouslyFormattedCitation&quot;: &quot;(Foster, 2017)&quot;}, &quot;properties&quot;: {&quot;noteIndex&quot;: 0}, &quot;schema&quot;: &quot;https://github.com/citation-style-language/schema/raw/master/csl-citation.json&quot;} RND0Dbc0aGb6I"/><text:span text:style-name="T4">(Foster, 2017)</text:span><text:reference-mark-end text:name="ADDIN CSL_CITATION {&quot;citationItems&quot;: [{&quot;id&quot;: &quot;ITEM-1&quot;, &quot;itemData&quot;: {&quot;DOI&quot;: &quot;10.1146/annurev-neuro-072116-031538&quot;, &quot;ISSN&quot;: &quot;15454126&quot;, &quot;PMID&quot;: &quot;28772098&quot;, &quot;abstract&quot;: &quot;Hippocampal place cells take part in sequenced patterns of reactivation after behavioral experience, known as replay. Since replay was first reported, nearly 20 years ago, many new results have been found, necessitating revision of the original interpretations. We review some of these results with a focus on the phenomenology of replay.&quot;, &quot;author&quot;: [{&quot;dropping-particle&quot;: &quot;&quot;, &quot;family&quot;: &quot;Foster&quot;, &quot;given&quot;: &quot;David J.&quot;, &quot;non-dropping-particle&quot;: &quot;&quot;, &quot;parse-names&quot;: false, &quot;suffix&quot;: &quot;&quot;}], &quot;container-title&quot;: &quot;Annual Review of Neuroscience&quot;, &quot;id&quot;: &quot;ITEM-1&quot;, &quot;issued&quot;: {&quot;date-parts&quot;: [[&quot;2017&quot;]]}, &quot;page&quot;: &quot;581-602&quot;, &quot;title&quot;: &quot;Replay Comes of Age&quot;, &quot;type&quot;: &quot;article-journal&quot;, &quot;volume&quot;: &quot;40&quot;}, &quot;uris&quot;: [&quot;http://www.mendeley.com/documents/?uuid=af7b4d44-b56f-4166-9a3a-1aab500ae20a&quot;]}], &quot;mendeley&quot;: {&quot;formattedCitation&quot;: &quot;(Foster, 2017)&quot;, &quot;plainTextFormattedCitation&quot;: &quot;(Foster, 2017)&quot;, &quot;previouslyFormattedCitation&quot;: &quot;(Foster, 2017)&quot;}, &quot;properties&quot;: {&quot;noteIndex&quot;: 0}, &quot;schema&quot;: &quot;https://github.com/citation-style-language/schema/raw/master/csl-citation.json&quot;} RND0Dbc0aGb6I"/><text:span text:style-name="T8">⁠, going from yields of ~10 cells to even ~10</text:span><text:span text:style-name="T3">4</text:span><text:span text:style-name="T8"> cells, per animal.</text:span></text:p>
      <text:p text:style-name="P15"/>
      <text:h text:style-name="P27" text:outline-level="1">Single-Unit Electrophysiology <text:span text:style-name="T94">vs 2-Photon Calcium Imaging </text:span><text:span text:style-name="T95">to study the Hippocampus</text:span></text:h>
      <text:p text:style-name="P10"/>
      <text:p text:style-name="P3"><text:span text:style-name="T13">The most well characterized and studied function of the Hippocampus and surrounding tissue (Entorhinal Cortex, Parasubiculum, etc.) is the role these tissue systems played in Spatial Navigation and Coding. </text:span><text:soft-page-break/><text:span text:style-name="T13">Single-Unit Electrophysiology was paramount to being able to isolate the activity from individual cells, and eventually was used to discover and describe properties of Place Cells </text:span><text:reference-mark-start text:name="ADDIN CSL_CITATION {&quot;citationItems&quot;: [{&quot;id&quot;: &quot;ITEM-1&quot;, &quot;itemData&quot;: {&quot;DOI&quot;: &quot;10.1016/0006-8993(71)90358-1&quot;, &quot;ISSN&quot;: &quot;0006-8993 (Print)&quot;, &quot;PMID&quot;: &quot;5124915&quot;, &quot;author&quot;: [{&quot;dropping-particle&quot;: &quot;&quot;, &quot;family&quot;: &quot;O'Keefe&quot;, &quot;given&quot;: &quot;J&quot;, &quot;non-dropping-particle&quot;: &quot;&quot;, &quot;parse-names&quot;: false, &quot;suffix&quot;: &quot;&quot;}, {&quot;dropping-particle&quot;: &quot;&quot;, &quot;family&quot;: &quot;Dostrovsky&quot;, &quot;given&quot;: &quot;J&quot;, &quot;non-dropping-particle&quot;: &quot;&quot;, &quot;parse-names&quot;: false, &quot;suffix&quot;: &quot;&quot;}], &quot;container-title&quot;: &quot;Brain research&quot;, &quot;id&quot;: &quot;ITEM-1&quot;, &quot;issue&quot;: &quot;1&quot;, &quot;issued&quot;: {&quot;date-parts&quot;: [[&quot;1971&quot;, &quot;11&quot;]]}, &quot;language&quot;: &quot;eng&quot;, &quot;page&quot;: &quot;171-175&quot;, &quot;publisher-place&quot;: &quot;Netherlands&quot;, &quot;title&quot;: &quot;The hippocampus as a spatial map. Preliminary evidence from unit activity in the  freely-moving rat.&quot;, &quot;type&quot;: &quot;article-journal&quot;, &quot;volume&quot;: &quot;34&quot;}, &quot;uris&quot;: [&quot;http://www.mendeley.com/documents/?uuid=f7ee3582-b36f-42e1-9c09-f1d9a774f90c&quot;]}], &quot;mendeley&quot;: {&quot;formattedCitation&quot;: &quot;(O\u2019Keefe &amp; Dostrovsky, 1971)&quot;, &quot;plainTextFormattedCitation&quot;: &quot;(O\u2019Keefe &amp; Dostrovsky, 1971)&quot;, &quot;previouslyFormattedCitation&quot;: &quot;(O\u2019Keefe &amp; Dostrovsky, 1971)&quot;}, &quot;properties&quot;: {&quot;noteIndex&quot;: 0}, &quot;schema&quot;: &quot;https://github.com/citation-style-language/schema/raw/master/csl-citation.json&quot;} RNDJq9yWCzkNe"/><text:span text:style-name="T7">(O’Keefe &amp; Dostrovsky, 1971)</text:span><text:reference-mark-end text:name="ADDIN CSL_CITATION {&quot;citationItems&quot;: [{&quot;id&quot;: &quot;ITEM-1&quot;, &quot;itemData&quot;: {&quot;DOI&quot;: &quot;10.1016/0006-8993(71)90358-1&quot;, &quot;ISSN&quot;: &quot;0006-8993 (Print)&quot;, &quot;PMID&quot;: &quot;5124915&quot;, &quot;author&quot;: [{&quot;dropping-particle&quot;: &quot;&quot;, &quot;family&quot;: &quot;O'Keefe&quot;, &quot;given&quot;: &quot;J&quot;, &quot;non-dropping-particle&quot;: &quot;&quot;, &quot;parse-names&quot;: false, &quot;suffix&quot;: &quot;&quot;}, {&quot;dropping-particle&quot;: &quot;&quot;, &quot;family&quot;: &quot;Dostrovsky&quot;, &quot;given&quot;: &quot;J&quot;, &quot;non-dropping-particle&quot;: &quot;&quot;, &quot;parse-names&quot;: false, &quot;suffix&quot;: &quot;&quot;}], &quot;container-title&quot;: &quot;Brain research&quot;, &quot;id&quot;: &quot;ITEM-1&quot;, &quot;issue&quot;: &quot;1&quot;, &quot;issued&quot;: {&quot;date-parts&quot;: [[&quot;1971&quot;, &quot;11&quot;]]}, &quot;language&quot;: &quot;eng&quot;, &quot;page&quot;: &quot;171-175&quot;, &quot;publisher-place&quot;: &quot;Netherlands&quot;, &quot;title&quot;: &quot;The hippocampus as a spatial map. Preliminary evidence from unit activity in the  freely-moving rat.&quot;, &quot;type&quot;: &quot;article-journal&quot;, &quot;volume&quot;: &quot;34&quot;}, &quot;uris&quot;: [&quot;http://www.mendeley.com/documents/?uuid=f7ee3582-b36f-42e1-9c09-f1d9a774f90c&quot;]}], &quot;mendeley&quot;: {&quot;formattedCitation&quot;: &quot;(O\u2019Keefe &amp; Dostrovsky, 1971)&quot;, &quot;plainTextFormattedCitation&quot;: &quot;(O\u2019Keefe &amp; Dostrovsky, 1971)&quot;, &quot;previouslyFormattedCitation&quot;: &quot;(O\u2019Keefe &amp; Dostrovsky, 1971)&quot;}, &quot;properties&quot;: {&quot;noteIndex&quot;: 0}, &quot;schema&quot;: &quot;https://github.com/citation-style-language/schema/raw/master/csl-citation.json&quot;} RNDJq9yWCzkNe"/><text:span text:style-name="T13">, Grid Cells </text:span><text:reference-mark-start text:name="ADDIN CSL_CITATION {&quot;citationItems&quot;: [{&quot;id&quot;: &quot;ITEM-1&quot;, &quot;itemData&quot;: {&quot;DOI&quot;: &quot;10.1126/science.1099901&quot;, &quot;ISSN&quot;: &quot;1095-9203 (Electronic)&quot;, &quot;PMID&quot;: &quot;15333832&quot;, &quot;abstract&quot;: &quot;As the interface between hippocampus and neocortex, the entorhinal cortex is  likely to play a pivotal role in memory. To determine how information is represented in this area, we measured spatial modulation of neural activity in layers of medial entorhinal cortex projecting to the hippocampus. Close to the postrhinal-entorhinal border, entorhinal neurons had stable and discrete multipeaked place fields, predicting the rat's location as accurately as place cells in the hippocampus. Precise positional modulation was not observed more ventromedially in the entorhinal cortex or upstream in the postrhinal cortex, suggesting that sensory input is transformed into durable allocentric spatial representations internally in the dorsocaudal medial entorhinal cortex.&quot;, &quot;author&quot;: [{&quot;dropping-particle&quot;: &quot;&quot;, &quot;family&quot;: &quot;Fyhn&quot;, &quot;given&quot;: &quot;Marianne&quot;, &quot;non-dropping-particle&quot;: &quot;&quot;, &quot;parse-names&quot;: false, &quot;suffix&quot;: &quot;&quot;}, {&quot;dropping-particle&quot;: &quot;&quot;, &quot;family&quot;: &quot;Molden&quot;, &quot;given&quot;: &quot;Sturla&quot;, &quot;non-dropping-particle&quot;: &quot;&quot;, &quot;parse-names&quot;: false, &quot;suffix&quot;: &quot;&quot;}, {&quot;dropping-particle&quot;: &quot;&quot;, &quot;family&quot;: &quot;Witter&quot;, &quot;given&quot;: &quot;Menno P&quot;, &quot;non-dropping-particle&quot;: &quot;&quot;, &quot;parse-names&quot;: false, &quot;suffix&quot;: &quot;&quot;}, {&quot;dropping-particle&quot;: &quot;&quot;, &quot;family&quot;: &quot;Moser&quot;, &quot;given&quot;: &quot;Edvard I&quot;, &quot;non-dropping-particle&quot;: &quot;&quot;, &quot;parse-names&quot;: false, &quot;suffix&quot;: &quot;&quot;}, {&quot;dropping-particle&quot;: &quot;&quot;, &quot;family&quot;: &quot;Moser&quot;, &quot;given&quot;: &quot;May-Britt&quot;, &quot;non-dropping-particle&quot;: &quot;&quot;, &quot;parse-names&quot;: false, &quot;suffix&quot;: &quot;&quot;}], &quot;container-title&quot;: &quot;Science (New York, N.Y.)&quot;, &quot;id&quot;: &quot;ITEM-1&quot;, &quot;issue&quot;: &quot;5688&quot;, &quot;issued&quot;: {&quot;date-parts&quot;: [[&quot;2004&quot;, &quot;8&quot;]]}, &quot;language&quot;: &quot;eng&quot;, &quot;page&quot;: &quot;1258-1264&quot;, &quot;publisher-place&quot;: &quot;United States&quot;, &quot;title&quot;: &quot;Spatial representation in the entorhinal cortex.&quot;, &quot;type&quot;: &quot;article-journal&quot;, &quot;volume&quot;: &quot;305&quot;}, &quot;uris&quot;: [&quot;http://www.mendeley.com/documents/?uuid=84d89407-5e2b-4f60-9153-290528324cff&quot;]}, {&quot;id&quot;: &quot;ITEM-2&quot;, &quot;itemData&quot;: {&quot;DOI&quot;: &quot;10.1038/nature03721&quot;, &quot;ISSN&quot;: &quot;1476-4687&quot;, &quot;abstract&quot;: &quot;The ability to find one's way depends on neural algorithms that integrate information about place, distance and direction, but the implementation of these operations in cortical microcircuits is poorly understood. Here we show that the dorsocaudal medial entorhinal cortex (dMEC) contains a directionally oriented, topographically organized neural map of the spatial environment. Its key unit is the \u2018grid cell\u2019, which is activated whenever the animal's position coincides with any vertex of a regular grid of equilateral triangles spanning the surface of the environment. Grids of neighbouring cells share a common orientation and spacing, but their vertex locations (their phases) differ. The spacing and size of individual fields increase from dorsal to ventral dMEC. The map is anchored to external landmarks, but persists in their absence, suggesting that grid cells may be part of a generalized, path-integration-based map of the spatial environment.&quot;, &quot;author&quot;: [{&quot;dropping-particle&quot;: &quot;&quot;, &quot;family&quot;: &quot;Hafting&quot;, &quot;given&quot;: &quot;Torkel&quot;, &quot;non-dropping-particle&quot;: &quot;&quot;, &quot;parse-names&quot;: false, &quot;suffix&quot;: &quot;&quot;}, {&quot;dropping-particle&quot;: &quot;&quot;, &quot;family&quot;: &quot;Fyhn&quot;, &quot;given&quot;: &quot;Marianne&quot;, &quot;non-dropping-particle&quot;: &quot;&quot;, &quot;parse-names&quot;: false, &quot;suffix&quot;: &quot;&quot;}, {&quot;dropping-particle&quot;: &quot;&quot;, &quot;family&quot;: &quot;Molden&quot;, &quot;given&quot;: &quot;Sturla&quot;, &quot;non-dropping-particle&quot;: &quot;&quot;, &quot;parse-names&quot;: false, &quot;suffix&quot;: &quot;&quot;}, {&quot;dropping-particle&quot;: &quot;&quot;, &quot;family&quot;: &quot;Moser&quot;, &quot;given&quot;: &quot;May-Britt&quot;, &quot;non-dropping-particle&quot;: &quot;&quot;, &quot;parse-names&quot;: false, &quot;suffix&quot;: &quot;&quot;}, {&quot;dropping-particle&quot;: &quot;&quot;, &quot;family&quot;: &quot;Moser&quot;, &quot;given&quot;: &quot;Edvard I&quot;, &quot;non-dropping-particle&quot;: &quot;&quot;, &quot;parse-names&quot;: false, &quot;suffix&quot;: &quot;&quot;}], &quot;container-title&quot;: &quot;Nature&quot;, &quot;id&quot;: &quot;ITEM-2&quot;, &quot;issue&quot;: &quot;7052&quot;, &quot;issued&quot;: {&quot;date-parts&quot;: [[&quot;2005&quot;]]}, &quot;page&quot;: &quot;801-806&quot;, &quot;title&quot;: &quot;Microstructure of a spatial map in the entorhinal cortex&quot;, &quot;type&quot;: &quot;article-journal&quot;, &quot;volume&quot;: &quot;436&quot;}, &quot;uris&quot;: [&quot;http://www.mendeley.com/documents/?uuid=b8fb5298-b4c9-48ef-8e9b-3e34f59dfc6e&quot;]}], &quot;mendeley&quot;: {&quot;formattedCitation&quot;: &quot;(Fyhn et al., 2004; Hafting et al., 2005)&quot;, &quot;plainTextFormattedCitation&quot;: &quot;(Fyhn et al., 2004; Hafting et al., 2005)&quot;, &quot;previouslyFormattedCitation&quot;: &quot;(Fyhn et al., 2004; Hafting et al., 2005)&quot;}, &quot;properties&quot;: {&quot;noteIndex&quot;: 0}, &quot;schema&quot;: &quot;https://github.com/citation-style-language/schema/raw/master/csl-citation.json&quot;} RNDMGPFuqzGuZ"/><text:span text:style-name="T7">(Fyhn et al., 2004; Hafting et al., 2005)</text:span><text:reference-mark-end text:name="ADDIN CSL_CITATION {&quot;citationItems&quot;: [{&quot;id&quot;: &quot;ITEM-1&quot;, &quot;itemData&quot;: {&quot;DOI&quot;: &quot;10.1126/science.1099901&quot;, &quot;ISSN&quot;: &quot;1095-9203 (Electronic)&quot;, &quot;PMID&quot;: &quot;15333832&quot;, &quot;abstract&quot;: &quot;As the interface between hippocampus and neocortex, the entorhinal cortex is  likely to play a pivotal role in memory. To determine how information is represented in this area, we measured spatial modulation of neural activity in layers of medial entorhinal cortex projecting to the hippocampus. Close to the postrhinal-entorhinal border, entorhinal neurons had stable and discrete multipeaked place fields, predicting the rat's location as accurately as place cells in the hippocampus. Precise positional modulation was not observed more ventromedially in the entorhinal cortex or upstream in the postrhinal cortex, suggesting that sensory input is transformed into durable allocentric spatial representations internally in the dorsocaudal medial entorhinal cortex.&quot;, &quot;author&quot;: [{&quot;dropping-particle&quot;: &quot;&quot;, &quot;family&quot;: &quot;Fyhn&quot;, &quot;given&quot;: &quot;Marianne&quot;, &quot;non-dropping-particle&quot;: &quot;&quot;, &quot;parse-names&quot;: false, &quot;suffix&quot;: &quot;&quot;}, {&quot;dropping-particle&quot;: &quot;&quot;, &quot;family&quot;: &quot;Molden&quot;, &quot;given&quot;: &quot;Sturla&quot;, &quot;non-dropping-particle&quot;: &quot;&quot;, &quot;parse-names&quot;: false, &quot;suffix&quot;: &quot;&quot;}, {&quot;dropping-particle&quot;: &quot;&quot;, &quot;family&quot;: &quot;Witter&quot;, &quot;given&quot;: &quot;Menno P&quot;, &quot;non-dropping-particle&quot;: &quot;&quot;, &quot;parse-names&quot;: false, &quot;suffix&quot;: &quot;&quot;}, {&quot;dropping-particle&quot;: &quot;&quot;, &quot;family&quot;: &quot;Moser&quot;, &quot;given&quot;: &quot;Edvard I&quot;, &quot;non-dropping-particle&quot;: &quot;&quot;, &quot;parse-names&quot;: false, &quot;suffix&quot;: &quot;&quot;}, {&quot;dropping-particle&quot;: &quot;&quot;, &quot;family&quot;: &quot;Moser&quot;, &quot;given&quot;: &quot;May-Britt&quot;, &quot;non-dropping-particle&quot;: &quot;&quot;, &quot;parse-names&quot;: false, &quot;suffix&quot;: &quot;&quot;}], &quot;container-title&quot;: &quot;Science (New York, N.Y.)&quot;, &quot;id&quot;: &quot;ITEM-1&quot;, &quot;issue&quot;: &quot;5688&quot;, &quot;issued&quot;: {&quot;date-parts&quot;: [[&quot;2004&quot;, &quot;8&quot;]]}, &quot;language&quot;: &quot;eng&quot;, &quot;page&quot;: &quot;1258-1264&quot;, &quot;publisher-place&quot;: &quot;United States&quot;, &quot;title&quot;: &quot;Spatial representation in the entorhinal cortex.&quot;, &quot;type&quot;: &quot;article-journal&quot;, &quot;volume&quot;: &quot;305&quot;}, &quot;uris&quot;: [&quot;http://www.mendeley.com/documents/?uuid=84d89407-5e2b-4f60-9153-290528324cff&quot;]}, {&quot;id&quot;: &quot;ITEM-2&quot;, &quot;itemData&quot;: {&quot;DOI&quot;: &quot;10.1038/nature03721&quot;, &quot;ISSN&quot;: &quot;1476-4687&quot;, &quot;abstract&quot;: &quot;The ability to find one's way depends on neural algorithms that integrate information about place, distance and direction, but the implementation of these operations in cortical microcircuits is poorly understood. Here we show that the dorsocaudal medial entorhinal cortex (dMEC) contains a directionally oriented, topographically organized neural map of the spatial environment. Its key unit is the \u2018grid cell\u2019, which is activated whenever the animal's position coincides with any vertex of a regular grid of equilateral triangles spanning the surface of the environment. Grids of neighbouring cells share a common orientation and spacing, but their vertex locations (their phases) differ. The spacing and size of individual fields increase from dorsal to ventral dMEC. The map is anchored to external landmarks, but persists in their absence, suggesting that grid cells may be part of a generalized, path-integration-based map of the spatial environment.&quot;, &quot;author&quot;: [{&quot;dropping-particle&quot;: &quot;&quot;, &quot;family&quot;: &quot;Hafting&quot;, &quot;given&quot;: &quot;Torkel&quot;, &quot;non-dropping-particle&quot;: &quot;&quot;, &quot;parse-names&quot;: false, &quot;suffix&quot;: &quot;&quot;}, {&quot;dropping-particle&quot;: &quot;&quot;, &quot;family&quot;: &quot;Fyhn&quot;, &quot;given&quot;: &quot;Marianne&quot;, &quot;non-dropping-particle&quot;: &quot;&quot;, &quot;parse-names&quot;: false, &quot;suffix&quot;: &quot;&quot;}, {&quot;dropping-particle&quot;: &quot;&quot;, &quot;family&quot;: &quot;Molden&quot;, &quot;given&quot;: &quot;Sturla&quot;, &quot;non-dropping-particle&quot;: &quot;&quot;, &quot;parse-names&quot;: false, &quot;suffix&quot;: &quot;&quot;}, {&quot;dropping-particle&quot;: &quot;&quot;, &quot;family&quot;: &quot;Moser&quot;, &quot;given&quot;: &quot;May-Britt&quot;, &quot;non-dropping-particle&quot;: &quot;&quot;, &quot;parse-names&quot;: false, &quot;suffix&quot;: &quot;&quot;}, {&quot;dropping-particle&quot;: &quot;&quot;, &quot;family&quot;: &quot;Moser&quot;, &quot;given&quot;: &quot;Edvard I&quot;, &quot;non-dropping-particle&quot;: &quot;&quot;, &quot;parse-names&quot;: false, &quot;suffix&quot;: &quot;&quot;}], &quot;container-title&quot;: &quot;Nature&quot;, &quot;id&quot;: &quot;ITEM-2&quot;, &quot;issue&quot;: &quot;7052&quot;, &quot;issued&quot;: {&quot;date-parts&quot;: [[&quot;2005&quot;]]}, &quot;page&quot;: &quot;801-806&quot;, &quot;title&quot;: &quot;Microstructure of a spatial map in the entorhinal cortex&quot;, &quot;type&quot;: &quot;article-journal&quot;, &quot;volume&quot;: &quot;436&quot;}, &quot;uris&quot;: [&quot;http://www.mendeley.com/documents/?uuid=b8fb5298-b4c9-48ef-8e9b-3e34f59dfc6e&quot;]}], &quot;mendeley&quot;: {&quot;formattedCitation&quot;: &quot;(Fyhn et al., 2004; Hafting et al., 2005)&quot;, &quot;plainTextFormattedCitation&quot;: &quot;(Fyhn et al., 2004; Hafting et al., 2005)&quot;, &quot;previouslyFormattedCitation&quot;: &quot;(Fyhn et al., 2004; Hafting et al., 2005)&quot;}, &quot;properties&quot;: {&quot;noteIndex&quot;: 0}, &quot;schema&quot;: &quot;https://github.com/citation-style-language/schema/raw/master/csl-citation.json&quot;} RNDMGPFuqzGuZ"/><text:span text:style-name="T13">⁠, Head-Direction Cells </text:span><text:reference-mark-start text:name="ADDIN CSL_CITATION {&quot;citationItems&quot;: [{&quot;id&quot;: &quot;ITEM-1&quot;, &quot;itemData&quot;: {&quot;DOI&quot;: &quot;10.1523/JNEUROSCI.10-02-00420.1990&quot;, &quot;ISSN&quot;: &quot;0270-6474 (Print)&quot;, &quot;PMID&quot;: &quot;2303851&quot;, &quot;abstract&quot;: &quot;This paper is a study of the behavioral and spatial firing correlates of neurons  in the rat postsubiculum. Recordings were made from postsubicular neurons as rats moved freely throughout a cylindrical chamber, where the major cue for orientation was a white card taped to the inside wall. An automatic video/computer system monitored cell discharge while simultaneously tracking the position of 2 colored light emitting diodes (LEDs) secured to the animal's head. The animal's location was calculated from the position of one of the LEDs and head direction in the horizontal plane calculated from the relative positions of the 2 LEDs. Approximately 26% of the cells were classified as head-direction cells because they discharged as a function of the animal's head direction in the horizontal plane, independent of the animal's behavior, location, or trunk position. For each head-direction cell, vectors drawn in the direction of maximal firing were parallel throughout the recording chamber and did not converge toward a single point. Plots of firing rate versus head direction showed that each firing-rate/head-direction function was adequately described by a triangular function. Each cell's maximum firing rate occurred at only one (the preferred) head direction; firing rates at head directions on either side of the preferred direction decreased linearly with angular deviation from the preferred direction. Results from 24 head-direction cells in 7 animals showed an equal distribution of preferred firing directions over a 360 degrees angle. The peak firing rate of head-direction cells varied from 5 to 115 spikes/sec (mean: 35). The range of head-direction angles over which discharge was elevated (directional firing range) was usually about 90 degrees, with little, if any, discharge at head directions outside this range. Quantitative analysis showed the location of the animal within the cylinder had minimal effect on directional cell firing. For each head-direction cell, the preferred direction, peak firing rate, and directional firing range remained stable for days. These results identify a new cell type that signals the animal's head direction in its environment.&quot;, &quot;author&quot;: [{&quot;dropping-particle&quot;: &quot;&quot;, &quot;family&quot;: &quot;Taube&quot;, &quot;given&quot;: &quot;J S&quot;, &quot;non-dropping-particle&quot;: &quot;&quot;, &quot;parse-names&quot;: false, &quot;suffix&quot;: &quot;&quot;}, {&quot;dropping-particle&quot;: &quot;&quot;, &quot;family&quot;: &quot;Muller&quot;, &quot;given&quot;: &quot;R U&quot;, &quot;non-dropping-particle&quot;: &quot;&quot;, &quot;parse-names&quot;: false, &quot;suffix&quot;: &quot;&quot;}, {&quot;dropping-particle&quot;: &quot;&quot;, &quot;family&quot;: &quot;Ranck&quot;, &quot;given&quot;: &quot;J B Jr&quot;, &quot;non-dropping-particle&quot;: &quot;&quot;, &quot;parse-names&quot;: false, &quot;suffix&quot;: &quot;&quot;}], &quot;container-title&quot;: &quot;The Journal of neuroscience : the official journal of the Society for  Neuroscience&quot;, &quot;id&quot;: &quot;ITEM-1&quot;, &quot;issue&quot;: &quot;2&quot;, &quot;issued&quot;: {&quot;date-parts&quot;: [[&quot;1990&quot;, &quot;2&quot;]]}, &quot;language&quot;: &quot;eng&quot;, &quot;page&quot;: &quot;420-435&quot;, &quot;publisher-place&quot;: &quot;United States&quot;, &quot;title&quot;: &quot;Head-direction cells recorded from the postsubiculum in freely moving rats. I.  Description and quantitative analysis.&quot;, &quot;type&quot;: &quot;article-journal&quot;, &quot;volume&quot;: &quot;10&quot;}, &quot;uris&quot;: [&quot;http://www.mendeley.com/documents/?uuid=2172ea18-f434-4ba9-9840-690383107a91&quot;]}], &quot;mendeley&quot;: {&quot;formattedCitation&quot;: &quot;(Taube et al., 1990)&quot;, &quot;plainTextFormattedCitation&quot;: &quot;(Taube et al., 1990)&quot;, &quot;previouslyFormattedCitation&quot;: &quot;(Taube et al., 1990)&quot;}, &quot;properties&quot;: {&quot;noteIndex&quot;: 0}, &quot;schema&quot;: &quot;https://github.com/citation-style-language/schema/raw/master/csl-citation.json&quot;} RNDBc7QOH5tcz"/><text:span text:style-name="T7">(Taube et al., 1990)</text:span><text:reference-mark-end text:name="ADDIN CSL_CITATION {&quot;citationItems&quot;: [{&quot;id&quot;: &quot;ITEM-1&quot;, &quot;itemData&quot;: {&quot;DOI&quot;: &quot;10.1523/JNEUROSCI.10-02-00420.1990&quot;, &quot;ISSN&quot;: &quot;0270-6474 (Print)&quot;, &quot;PMID&quot;: &quot;2303851&quot;, &quot;abstract&quot;: &quot;This paper is a study of the behavioral and spatial firing correlates of neurons  in the rat postsubiculum. Recordings were made from postsubicular neurons as rats moved freely throughout a cylindrical chamber, where the major cue for orientation was a white card taped to the inside wall. An automatic video/computer system monitored cell discharge while simultaneously tracking the position of 2 colored light emitting diodes (LEDs) secured to the animal's head. The animal's location was calculated from the position of one of the LEDs and head direction in the horizontal plane calculated from the relative positions of the 2 LEDs. Approximately 26% of the cells were classified as head-direction cells because they discharged as a function of the animal's head direction in the horizontal plane, independent of the animal's behavior, location, or trunk position. For each head-direction cell, vectors drawn in the direction of maximal firing were parallel throughout the recording chamber and did not converge toward a single point. Plots of firing rate versus head direction showed that each firing-rate/head-direction function was adequately described by a triangular function. Each cell's maximum firing rate occurred at only one (the preferred) head direction; firing rates at head directions on either side of the preferred direction decreased linearly with angular deviation from the preferred direction. Results from 24 head-direction cells in 7 animals showed an equal distribution of preferred firing directions over a 360 degrees angle. The peak firing rate of head-direction cells varied from 5 to 115 spikes/sec (mean: 35). The range of head-direction angles over which discharge was elevated (directional firing range) was usually about 90 degrees, with little, if any, discharge at head directions outside this range. Quantitative analysis showed the location of the animal within the cylinder had minimal effect on directional cell firing. For each head-direction cell, the preferred direction, peak firing rate, and directional firing range remained stable for days. These results identify a new cell type that signals the animal's head direction in its environment.&quot;, &quot;author&quot;: [{&quot;dropping-particle&quot;: &quot;&quot;, &quot;family&quot;: &quot;Taube&quot;, &quot;given&quot;: &quot;J S&quot;, &quot;non-dropping-particle&quot;: &quot;&quot;, &quot;parse-names&quot;: false, &quot;suffix&quot;: &quot;&quot;}, {&quot;dropping-particle&quot;: &quot;&quot;, &quot;family&quot;: &quot;Muller&quot;, &quot;given&quot;: &quot;R U&quot;, &quot;non-dropping-particle&quot;: &quot;&quot;, &quot;parse-names&quot;: false, &quot;suffix&quot;: &quot;&quot;}, {&quot;dropping-particle&quot;: &quot;&quot;, &quot;family&quot;: &quot;Ranck&quot;, &quot;given&quot;: &quot;J B Jr&quot;, &quot;non-dropping-particle&quot;: &quot;&quot;, &quot;parse-names&quot;: false, &quot;suffix&quot;: &quot;&quot;}], &quot;container-title&quot;: &quot;The Journal of neuroscience : the official journal of the Society for  Neuroscience&quot;, &quot;id&quot;: &quot;ITEM-1&quot;, &quot;issue&quot;: &quot;2&quot;, &quot;issued&quot;: {&quot;date-parts&quot;: [[&quot;1990&quot;, &quot;2&quot;]]}, &quot;language&quot;: &quot;eng&quot;, &quot;page&quot;: &quot;420-435&quot;, &quot;publisher-place&quot;: &quot;United States&quot;, &quot;title&quot;: &quot;Head-direction cells recorded from the postsubiculum in freely moving rats. I.  Description and quantitative analysis.&quot;, &quot;type&quot;: &quot;article-journal&quot;, &quot;volume&quot;: &quot;10&quot;}, &quot;uris&quot;: [&quot;http://www.mendeley.com/documents/?uuid=2172ea18-f434-4ba9-9840-690383107a91&quot;]}], &quot;mendeley&quot;: {&quot;formattedCitation&quot;: &quot;(Taube et al., 1990)&quot;, &quot;plainTextFormattedCitation&quot;: &quot;(Taube et al., 1990)&quot;, &quot;previouslyFormattedCitation&quot;: &quot;(Taube et al., 1990)&quot;}, &quot;properties&quot;: {&quot;noteIndex&quot;: 0}, &quot;schema&quot;: &quot;https://github.com/citation-style-language/schema/raw/master/csl-citation.json&quot;} RNDBc7QOH5tcz"/><text:span text:style-name="T13">⁠, along with numerous other important physiological discoveries. However, even with advances in the density of tetrode recordings, the yield of recorded cells from any given animal was often limited to &lt;100 cells. It was only with the invention of Neuropixels </text:span><text:reference-mark-start text:name="ADDIN CSL_CITATION {&quot;citationItems&quot;: [{&quot;id&quot;: &quot;ITEM-1&quot;, &quot;itemData&quot;: {&quot;DOI&quot;: &quot;10.1038/nature24636&quot;, &quot;ISSN&quot;: &quot;14764687&quot;, &quot;PMID&quot;: &quot;29120427&quot;, &quot;abstract&quot;: &quot;Sensory, motor and cognitive operations involve the coordinated action of large neuronal populations across multiple brain regions in both superficial and deep structures. Existing extracellular probes record neural activity with excellent spatial and temporal (sub-millisecond) resolution, but from only a few dozen neurons per shank. Optical Ca 2+ imaging offers more coverage but lacks the temporal resolution needed to distinguish individual spikes reliably and does not measure local field potentials. Until now, no technology compatible with use in unrestrained animals has combined high spatiotemporal resolution with large volume coverage. Here we design, fabricate and test a new silicon probe known as Neuropixels to meet this need. Each probe has 384 recording channels that can programmably address 960 complementary metal-oxide-semiconductor (CMOS) processing-compatible low-impedance TiN sites that tile a single 10-mm long, 70 \u00d7 20-\u03bcm cross-section shank. The 6 \u00d7 9-mm probe base is fabricated with the shank on a single chip. Voltage signals are filtered, amplified, multiplexed and digitized on the base, allowing the direct transmission of noise-free digital data from the probe. The combination of dense recording sites and high channel count yielded well-isolated spiking activity from hundreds of neurons per probe implanted in mice and rats. Using two probes, more than 700 well-isolated single neurons were recorded simultaneously from five brain structures in an awake mouse. The fully integrated functionality and small size of Neuropixels probes allowed large populations of neurons from several brain structures to be recorded in freely moving animals. This combination of high-performance electrode technology and scalable chip fabrication methods opens a path towards recording of brain-wide neural activity during behaviour.&quot;, &quot;author&quot;: [{&quot;dropping-particle&quot;: &quot;&quot;, &quot;family&quot;: &quot;Jun&quot;, &quot;given&quot;: &quot;James J.&quot;, &quot;non-dropping-particle&quot;: &quot;&quot;, &quot;parse-names&quot;: false, &quot;suffix&quot;: &quot;&quot;}, {&quot;dropping-particle&quot;: &quot;&quot;, &quot;family&quot;: &quot;Steinmetz&quot;, &quot;given&quot;: &quot;Nicholas A.&quot;, &quot;non-dropping-particle&quot;: &quot;&quot;, &quot;parse-names&quot;: false, &quot;suffix&quot;: &quot;&quot;}, {&quot;dropping-particle&quot;: &quot;&quot;, &quot;family&quot;: &quot;Siegle&quot;, &quot;given&quot;: &quot;Joshua H.&quot;, &quot;non-dropping-particle&quot;: &quot;&quot;, &quot;parse-names&quot;: false, &quot;suffix&quot;: &quot;&quot;}, {&quot;dropping-particle&quot;: &quot;&quot;, &quot;family&quot;: &quot;Denman&quot;, &quot;given&quot;: &quot;Daniel J.&quot;, &quot;non-dropping-particle&quot;: &quot;&quot;, &quot;parse-names&quot;: false, &quot;suffix&quot;: &quot;&quot;}, {&quot;dropping-particle&quot;: &quot;&quot;, &quot;family&quot;: &quot;Bauza&quot;, &quot;given&quot;: &quot;Marius&quot;, &quot;non-dropping-particle&quot;: &quot;&quot;, &quot;parse-names&quot;: false, &quot;suffix&quot;: &quot;&quot;}, {&quot;dropping-particle&quot;: &quot;&quot;, &quot;family&quot;: &quot;Barbarits&quot;, &quot;given&quot;: &quot;Brian&quot;, &quot;non-dropping-particle&quot;: &quot;&quot;, &quot;parse-names&quot;: false, &quot;suffix&quot;: &quot;&quot;}, {&quot;dropping-particle&quot;: &quot;&quot;, &quot;family&quot;: &quot;Lee&quot;, &quot;given&quot;: &quot;Albert K.&quot;, &quot;non-dropping-particle&quot;: &quot;&quot;, &quot;parse-names&quot;: false, &quot;suffix&quot;: &quot;&quot;}, {&quot;dropping-particle&quot;: &quot;&quot;, &quot;family&quot;: &quot;Anastassiou&quot;, &quot;given&quot;: &quot;Costas A.&quot;, &quot;non-dropping-particle&quot;: &quot;&quot;, &quot;parse-names&quot;: false, &quot;suffix&quot;: &quot;&quot;}, {&quot;dropping-particle&quot;: &quot;&quot;, &quot;family&quot;: &quot;Andrei&quot;, &quot;given&quot;: &quot;Alexandru&quot;, &quot;non-dropping-particle&quot;: &quot;&quot;, &quot;parse-names&quot;: false, &quot;suffix&quot;: &quot;&quot;}, {&quot;dropping-particle&quot;: &quot;&quot;, &quot;family&quot;: &quot;Aydin&quot;, &quot;given&quot;: &quot;\u00c7a\u01e7atay&quot;, &quot;non-dropping-particle&quot;: &quot;&quot;, &quot;parse-names&quot;: false, &quot;suffix&quot;: &quot;&quot;}, {&quot;dropping-particle&quot;: &quot;&quot;, &quot;family&quot;: &quot;Barbic&quot;, &quot;given&quot;: &quot;Mladen&quot;, &quot;non-dropping-particle&quot;: &quot;&quot;, &quot;parse-names&quot;: false, &quot;suffix&quot;: &quot;&quot;}, {&quot;dropping-particle&quot;: &quot;&quot;, &quot;family&quot;: &quot;Blanche&quot;, &quot;given&quot;: &quot;Timothy J.&quot;, &quot;non-dropping-particle&quot;: &quot;&quot;, &quot;parse-names&quot;: false, &quot;suffix&quot;: &quot;&quot;}, {&quot;dropping-particle&quot;: &quot;&quot;, &quot;family&quot;: &quot;Bonin&quot;, &quot;given&quot;: &quot;Vincent&quot;, &quot;non-dropping-particle&quot;: &quot;&quot;, &quot;parse-names&quot;: false, &quot;suffix&quot;: &quot;&quot;}, {&quot;dropping-particle&quot;: &quot;&quot;, &quot;family&quot;: &quot;Couto&quot;, &quot;given&quot;: &quot;Jo\u00e3o&quot;, &quot;non-dropping-particle&quot;: &quot;&quot;, &quot;parse-names&quot;: false, &quot;suffix&quot;: &quot;&quot;}, {&quot;dropping-particle&quot;: &quot;&quot;, &quot;family&quot;: &quot;Dutta&quot;, &quot;given&quot;: &quot;Barundeb&quot;, &quot;non-dropping-particle&quot;: &quot;&quot;, &quot;parse-names&quot;: false, &quot;suffix&quot;: &quot;&quot;}, {&quot;dropping-particle&quot;: &quot;&quot;, &quot;family&quot;: &quot;Gratiy&quot;, &quot;given&quot;: &quot;Sergey L.&quot;, &quot;non-dropping-particle&quot;: &quot;&quot;, &quot;parse-names&quot;: false, &quot;suffix&quot;: &quot;&quot;}, {&quot;dropping-particle&quot;: &quot;&quot;, &quot;family&quot;: &quot;Gutnisky&quot;, &quot;given&quot;: &quot;Diego A.&quot;, &quot;non-dropping-particle&quot;: &quot;&quot;, &quot;parse-names&quot;: false, &quot;suffix&quot;: &quot;&quot;}, {&quot;dropping-particle&quot;: &quot;&quot;, &quot;family&quot;: &quot;H\u00e4usser&quot;, &quot;given&quot;: &quot;Michael&quot;, &quot;non-dropping-particle&quot;: &quot;&quot;, &quot;parse-names&quot;: false, &quot;suffix&quot;: &quot;&quot;}, {&quot;dropping-particle&quot;: &quot;&quot;, &quot;family&quot;: &quot;Karsh&quot;, &quot;given&quot;: &quot;Bill&quot;, &quot;non-dropping-particle&quot;: &quot;&quot;, &quot;parse-names&quot;: false, &quot;suffix&quot;: &quot;&quot;}, {&quot;dropping-particle&quot;: &quot;&quot;, &quot;family&quot;: &quot;Ledochowitsch&quot;, &quot;given&quot;: &quot;Peter&quot;, &quot;non-dropping-particle&quot;: &quot;&quot;, &quot;parse-names&quot;: false, &quot;suffix&quot;: &quot;&quot;}, {&quot;dropping-particle&quot;: &quot;&quot;, &quot;family&quot;: &quot;Lopez&quot;, &quot;given&quot;: &quot;Carolina Mora&quot;, &quot;non-dropping-particle&quot;: &quot;&quot;, &quot;parse-names&quot;: false, &quot;suffix&quot;: &quot;&quot;}, {&quot;dropping-particle&quot;: &quot;&quot;, &quot;family&quot;: &quot;Mitelut&quot;, &quot;given&quot;: &quot;Catalin&quot;, &quot;non-dropping-particle&quot;: &quot;&quot;, &quot;parse-names&quot;: false, &quot;suffix&quot;: &quot;&quot;}, {&quot;dropping-particle&quot;: &quot;&quot;, &quot;family&quot;: &quot;Musa&quot;, &quot;given&quot;: &quot;Silke&quot;, &quot;non-dropping-particle&quot;: &quot;&quot;, &quot;parse-names&quot;: false, &quot;suffix&quot;: &quot;&quot;}, {&quot;dropping-particle&quot;: &quot;&quot;, &quot;family&quot;: &quot;Okun&quot;, &quot;given&quot;: &quot;Michael&quot;, &quot;non-dropping-particle&quot;: &quot;&quot;, &quot;parse-names&quot;: false, &quot;suffix&quot;: &quot;&quot;}, {&quot;dropping-particle&quot;: &quot;&quot;, &quot;family&quot;: &quot;Pachitariu&quot;, &quot;given&quot;: &quot;Marius&quot;, &quot;non-dropping-particle&quot;: &quot;&quot;, &quot;parse-names&quot;: false, &quot;suffix&quot;: &quot;&quot;}, {&quot;dropping-particle&quot;: &quot;&quot;, &quot;family&quot;: &quot;Putzeys&quot;, &quot;given&quot;: &quot;Jan&quot;, &quot;non-dropping-particle&quot;: &quot;&quot;, &quot;parse-names&quot;: false, &quot;suffix&quot;: &quot;&quot;}, {&quot;dropping-particle&quot;: &quot;&quot;, &quot;family&quot;: &quot;Rich&quot;, &quot;given&quot;: &quot;P. Dylan&quot;, &quot;non-dropping-particle&quot;: &quot;&quot;, &quot;parse-names&quot;: false, &quot;suffix&quot;: &quot;&quot;}, {&quot;dropping-particle&quot;: &quot;&quot;, &quot;family&quot;: &quot;Rossant&quot;, &quot;given&quot;: &quot;Cyrille&quot;, &quot;non-dropping-particle&quot;: &quot;&quot;, &quot;parse-names&quot;: false, &quot;suffix&quot;: &quot;&quot;}, {&quot;dropping-particle&quot;: &quot;&quot;, &quot;family&quot;: &quot;Sun&quot;, &quot;given&quot;: &quot;Wei Lung&quot;, &quot;non-dropping-particle&quot;: &quot;&quot;, &quot;parse-names&quot;: false, &quot;suffix&quot;: &quot;&quot;}, {&quot;dropping-particle&quot;: &quot;&quot;, &quot;family&quot;: &quot;Svoboda&quot;, &quot;given&quot;: &quot;Karel&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dropping-particle&quot;: &quot;&quot;, &quot;family&quot;: &quot;Koch&quot;, &quot;given&quot;: &quot;Christof&quot;, &quot;non-dropping-particle&quot;: &quot;&quot;, &quot;parse-names&quot;: false, &quot;suffix&quot;: &quot;&quot;}, {&quot;dropping-particle&quot;: &quot;&quot;, &quot;family&quot;: &quot;O'Keefe&quot;, &quot;given&quot;: &quot;John&quot;, &quot;non-dropping-particle&quot;: &quot;&quot;, &quot;parse-names&quot;: false, &quot;suffix&quot;: &quot;&quot;}, {&quot;dropping-particle&quot;: &quot;&quot;, &quot;family&quot;: &quot;Harris&quot;, &quot;given&quot;: &quot;Timothy D.&quot;, &quot;non-dropping-particle&quot;: &quot;&quot;, &quot;parse-names&quot;: false, &quot;suffix&quot;: &quot;&quot;}], &quot;container-title&quot;: &quot;Nature&quot;, &quot;id&quot;: &quot;ITEM-1&quot;, &quot;issue&quot;: &quot;7679&quot;, &quot;issued&quot;: {&quot;date-parts&quot;: [[&quot;2017&quot;]]}, &quot;page&quot;: &quot;232-236&quot;, &quot;publisher&quot;: &quot;Nature Publishing Group&quot;, &quot;title&quot;: &quot;Fully integrated silicon probes for high-density recording of neural activity&quot;, &quot;type&quot;: &quot;article-journal&quot;, &quot;volume&quot;: &quot;551&quot;}, &quot;uris&quot;: [&quot;http://www.mendeley.com/documents/?uuid=f77f2d4d-75da-47c1-a752-ddb45e5f1e84&quot;]}], &quot;mendeley&quot;: {&quot;formattedCitation&quot;: &quot;(Jun et al., 2017)&quot;, &quot;plainTextFormattedCitation&quot;: &quot;(Jun et al., 2017)&quot;, &quot;previouslyFormattedCitation&quot;: &quot;(Jun et al., 2017)&quot;}, &quot;properties&quot;: {&quot;noteIndex&quot;: 0}, &quot;schema&quot;: &quot;https://github.com/citation-style-language/schema/raw/master/csl-citation.json&quot;} RND0cQxs3olDo"/><text:span text:style-name="T7">(Jun et al., 2017)</text:span><text:reference-mark-end text:name="ADDIN CSL_CITATION {&quot;citationItems&quot;: [{&quot;id&quot;: &quot;ITEM-1&quot;, &quot;itemData&quot;: {&quot;DOI&quot;: &quot;10.1038/nature24636&quot;, &quot;ISSN&quot;: &quot;14764687&quot;, &quot;PMID&quot;: &quot;29120427&quot;, &quot;abstract&quot;: &quot;Sensory, motor and cognitive operations involve the coordinated action of large neuronal populations across multiple brain regions in both superficial and deep structures. Existing extracellular probes record neural activity with excellent spatial and temporal (sub-millisecond) resolution, but from only a few dozen neurons per shank. Optical Ca 2+ imaging offers more coverage but lacks the temporal resolution needed to distinguish individual spikes reliably and does not measure local field potentials. Until now, no technology compatible with use in unrestrained animals has combined high spatiotemporal resolution with large volume coverage. Here we design, fabricate and test a new silicon probe known as Neuropixels to meet this need. Each probe has 384 recording channels that can programmably address 960 complementary metal-oxide-semiconductor (CMOS) processing-compatible low-impedance TiN sites that tile a single 10-mm long, 70 \u00d7 20-\u03bcm cross-section shank. The 6 \u00d7 9-mm probe base is fabricated with the shank on a single chip. Voltage signals are filtered, amplified, multiplexed and digitized on the base, allowing the direct transmission of noise-free digital data from the probe. The combination of dense recording sites and high channel count yielded well-isolated spiking activity from hundreds of neurons per probe implanted in mice and rats. Using two probes, more than 700 well-isolated single neurons were recorded simultaneously from five brain structures in an awake mouse. The fully integrated functionality and small size of Neuropixels probes allowed large populations of neurons from several brain structures to be recorded in freely moving animals. This combination of high-performance electrode technology and scalable chip fabrication methods opens a path towards recording of brain-wide neural activity during behaviour.&quot;, &quot;author&quot;: [{&quot;dropping-particle&quot;: &quot;&quot;, &quot;family&quot;: &quot;Jun&quot;, &quot;given&quot;: &quot;James J.&quot;, &quot;non-dropping-particle&quot;: &quot;&quot;, &quot;parse-names&quot;: false, &quot;suffix&quot;: &quot;&quot;}, {&quot;dropping-particle&quot;: &quot;&quot;, &quot;family&quot;: &quot;Steinmetz&quot;, &quot;given&quot;: &quot;Nicholas A.&quot;, &quot;non-dropping-particle&quot;: &quot;&quot;, &quot;parse-names&quot;: false, &quot;suffix&quot;: &quot;&quot;}, {&quot;dropping-particle&quot;: &quot;&quot;, &quot;family&quot;: &quot;Siegle&quot;, &quot;given&quot;: &quot;Joshua H.&quot;, &quot;non-dropping-particle&quot;: &quot;&quot;, &quot;parse-names&quot;: false, &quot;suffix&quot;: &quot;&quot;}, {&quot;dropping-particle&quot;: &quot;&quot;, &quot;family&quot;: &quot;Denman&quot;, &quot;given&quot;: &quot;Daniel J.&quot;, &quot;non-dropping-particle&quot;: &quot;&quot;, &quot;parse-names&quot;: false, &quot;suffix&quot;: &quot;&quot;}, {&quot;dropping-particle&quot;: &quot;&quot;, &quot;family&quot;: &quot;Bauza&quot;, &quot;given&quot;: &quot;Marius&quot;, &quot;non-dropping-particle&quot;: &quot;&quot;, &quot;parse-names&quot;: false, &quot;suffix&quot;: &quot;&quot;}, {&quot;dropping-particle&quot;: &quot;&quot;, &quot;family&quot;: &quot;Barbarits&quot;, &quot;given&quot;: &quot;Brian&quot;, &quot;non-dropping-particle&quot;: &quot;&quot;, &quot;parse-names&quot;: false, &quot;suffix&quot;: &quot;&quot;}, {&quot;dropping-particle&quot;: &quot;&quot;, &quot;family&quot;: &quot;Lee&quot;, &quot;given&quot;: &quot;Albert K.&quot;, &quot;non-dropping-particle&quot;: &quot;&quot;, &quot;parse-names&quot;: false, &quot;suffix&quot;: &quot;&quot;}, {&quot;dropping-particle&quot;: &quot;&quot;, &quot;family&quot;: &quot;Anastassiou&quot;, &quot;given&quot;: &quot;Costas A.&quot;, &quot;non-dropping-particle&quot;: &quot;&quot;, &quot;parse-names&quot;: false, &quot;suffix&quot;: &quot;&quot;}, {&quot;dropping-particle&quot;: &quot;&quot;, &quot;family&quot;: &quot;Andrei&quot;, &quot;given&quot;: &quot;Alexandru&quot;, &quot;non-dropping-particle&quot;: &quot;&quot;, &quot;parse-names&quot;: false, &quot;suffix&quot;: &quot;&quot;}, {&quot;dropping-particle&quot;: &quot;&quot;, &quot;family&quot;: &quot;Aydin&quot;, &quot;given&quot;: &quot;\u00c7a\u01e7atay&quot;, &quot;non-dropping-particle&quot;: &quot;&quot;, &quot;parse-names&quot;: false, &quot;suffix&quot;: &quot;&quot;}, {&quot;dropping-particle&quot;: &quot;&quot;, &quot;family&quot;: &quot;Barbic&quot;, &quot;given&quot;: &quot;Mladen&quot;, &quot;non-dropping-particle&quot;: &quot;&quot;, &quot;parse-names&quot;: false, &quot;suffix&quot;: &quot;&quot;}, {&quot;dropping-particle&quot;: &quot;&quot;, &quot;family&quot;: &quot;Blanche&quot;, &quot;given&quot;: &quot;Timothy J.&quot;, &quot;non-dropping-particle&quot;: &quot;&quot;, &quot;parse-names&quot;: false, &quot;suffix&quot;: &quot;&quot;}, {&quot;dropping-particle&quot;: &quot;&quot;, &quot;family&quot;: &quot;Bonin&quot;, &quot;given&quot;: &quot;Vincent&quot;, &quot;non-dropping-particle&quot;: &quot;&quot;, &quot;parse-names&quot;: false, &quot;suffix&quot;: &quot;&quot;}, {&quot;dropping-particle&quot;: &quot;&quot;, &quot;family&quot;: &quot;Couto&quot;, &quot;given&quot;: &quot;Jo\u00e3o&quot;, &quot;non-dropping-particle&quot;: &quot;&quot;, &quot;parse-names&quot;: false, &quot;suffix&quot;: &quot;&quot;}, {&quot;dropping-particle&quot;: &quot;&quot;, &quot;family&quot;: &quot;Dutta&quot;, &quot;given&quot;: &quot;Barundeb&quot;, &quot;non-dropping-particle&quot;: &quot;&quot;, &quot;parse-names&quot;: false, &quot;suffix&quot;: &quot;&quot;}, {&quot;dropping-particle&quot;: &quot;&quot;, &quot;family&quot;: &quot;Gratiy&quot;, &quot;given&quot;: &quot;Sergey L.&quot;, &quot;non-dropping-particle&quot;: &quot;&quot;, &quot;parse-names&quot;: false, &quot;suffix&quot;: &quot;&quot;}, {&quot;dropping-particle&quot;: &quot;&quot;, &quot;family&quot;: &quot;Gutnisky&quot;, &quot;given&quot;: &quot;Diego A.&quot;, &quot;non-dropping-particle&quot;: &quot;&quot;, &quot;parse-names&quot;: false, &quot;suffix&quot;: &quot;&quot;}, {&quot;dropping-particle&quot;: &quot;&quot;, &quot;family&quot;: &quot;H\u00e4usser&quot;, &quot;given&quot;: &quot;Michael&quot;, &quot;non-dropping-particle&quot;: &quot;&quot;, &quot;parse-names&quot;: false, &quot;suffix&quot;: &quot;&quot;}, {&quot;dropping-particle&quot;: &quot;&quot;, &quot;family&quot;: &quot;Karsh&quot;, &quot;given&quot;: &quot;Bill&quot;, &quot;non-dropping-particle&quot;: &quot;&quot;, &quot;parse-names&quot;: false, &quot;suffix&quot;: &quot;&quot;}, {&quot;dropping-particle&quot;: &quot;&quot;, &quot;family&quot;: &quot;Ledochowitsch&quot;, &quot;given&quot;: &quot;Peter&quot;, &quot;non-dropping-particle&quot;: &quot;&quot;, &quot;parse-names&quot;: false, &quot;suffix&quot;: &quot;&quot;}, {&quot;dropping-particle&quot;: &quot;&quot;, &quot;family&quot;: &quot;Lopez&quot;, &quot;given&quot;: &quot;Carolina Mora&quot;, &quot;non-dropping-particle&quot;: &quot;&quot;, &quot;parse-names&quot;: false, &quot;suffix&quot;: &quot;&quot;}, {&quot;dropping-particle&quot;: &quot;&quot;, &quot;family&quot;: &quot;Mitelut&quot;, &quot;given&quot;: &quot;Catalin&quot;, &quot;non-dropping-particle&quot;: &quot;&quot;, &quot;parse-names&quot;: false, &quot;suffix&quot;: &quot;&quot;}, {&quot;dropping-particle&quot;: &quot;&quot;, &quot;family&quot;: &quot;Musa&quot;, &quot;given&quot;: &quot;Silke&quot;, &quot;non-dropping-particle&quot;: &quot;&quot;, &quot;parse-names&quot;: false, &quot;suffix&quot;: &quot;&quot;}, {&quot;dropping-particle&quot;: &quot;&quot;, &quot;family&quot;: &quot;Okun&quot;, &quot;given&quot;: &quot;Michael&quot;, &quot;non-dropping-particle&quot;: &quot;&quot;, &quot;parse-names&quot;: false, &quot;suffix&quot;: &quot;&quot;}, {&quot;dropping-particle&quot;: &quot;&quot;, &quot;family&quot;: &quot;Pachitariu&quot;, &quot;given&quot;: &quot;Marius&quot;, &quot;non-dropping-particle&quot;: &quot;&quot;, &quot;parse-names&quot;: false, &quot;suffix&quot;: &quot;&quot;}, {&quot;dropping-particle&quot;: &quot;&quot;, &quot;family&quot;: &quot;Putzeys&quot;, &quot;given&quot;: &quot;Jan&quot;, &quot;non-dropping-particle&quot;: &quot;&quot;, &quot;parse-names&quot;: false, &quot;suffix&quot;: &quot;&quot;}, {&quot;dropping-particle&quot;: &quot;&quot;, &quot;family&quot;: &quot;Rich&quot;, &quot;given&quot;: &quot;P. Dylan&quot;, &quot;non-dropping-particle&quot;: &quot;&quot;, &quot;parse-names&quot;: false, &quot;suffix&quot;: &quot;&quot;}, {&quot;dropping-particle&quot;: &quot;&quot;, &quot;family&quot;: &quot;Rossant&quot;, &quot;given&quot;: &quot;Cyrille&quot;, &quot;non-dropping-particle&quot;: &quot;&quot;, &quot;parse-names&quot;: false, &quot;suffix&quot;: &quot;&quot;}, {&quot;dropping-particle&quot;: &quot;&quot;, &quot;family&quot;: &quot;Sun&quot;, &quot;given&quot;: &quot;Wei Lung&quot;, &quot;non-dropping-particle&quot;: &quot;&quot;, &quot;parse-names&quot;: false, &quot;suffix&quot;: &quot;&quot;}, {&quot;dropping-particle&quot;: &quot;&quot;, &quot;family&quot;: &quot;Svoboda&quot;, &quot;given&quot;: &quot;Karel&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dropping-particle&quot;: &quot;&quot;, &quot;family&quot;: &quot;Koch&quot;, &quot;given&quot;: &quot;Christof&quot;, &quot;non-dropping-particle&quot;: &quot;&quot;, &quot;parse-names&quot;: false, &quot;suffix&quot;: &quot;&quot;}, {&quot;dropping-particle&quot;: &quot;&quot;, &quot;family&quot;: &quot;O'Keefe&quot;, &quot;given&quot;: &quot;John&quot;, &quot;non-dropping-particle&quot;: &quot;&quot;, &quot;parse-names&quot;: false, &quot;suffix&quot;: &quot;&quot;}, {&quot;dropping-particle&quot;: &quot;&quot;, &quot;family&quot;: &quot;Harris&quot;, &quot;given&quot;: &quot;Timothy D.&quot;, &quot;non-dropping-particle&quot;: &quot;&quot;, &quot;parse-names&quot;: false, &quot;suffix&quot;: &quot;&quot;}], &quot;container-title&quot;: &quot;Nature&quot;, &quot;id&quot;: &quot;ITEM-1&quot;, &quot;issue&quot;: &quot;7679&quot;, &quot;issued&quot;: {&quot;date-parts&quot;: [[&quot;2017&quot;]]}, &quot;page&quot;: &quot;232-236&quot;, &quot;publisher&quot;: &quot;Nature Publishing Group&quot;, &quot;title&quot;: &quot;Fully integrated silicon probes for high-density recording of neural activity&quot;, &quot;type&quot;: &quot;article-journal&quot;, &quot;volume&quot;: &quot;551&quot;}, &quot;uris&quot;: [&quot;http://www.mendeley.com/documents/?uuid=f77f2d4d-75da-47c1-a752-ddb45e5f1e84&quot;]}], &quot;mendeley&quot;: {&quot;formattedCitation&quot;: &quot;(Jun et al., 2017)&quot;, &quot;plainTextFormattedCitation&quot;: &quot;(Jun et al., 2017)&quot;, &quot;previouslyFormattedCitation&quot;: &quot;(Jun et al., 2017)&quot;}, &quot;properties&quot;: {&quot;noteIndex&quot;: 0}, &quot;schema&quot;: &quot;https://github.com/citation-style-language/schema/raw/master/csl-citation.json&quot;} RND0cQxs3olDo"/><text:span text:style-name="T13">⁠ that this yield could be expanded to ~1000 cells. </text:span><text:span text:style-name="T14">We had opted to utilize</text:span><text:span text:style-name="T13"> </text:span><text:span text:style-name="T20">c</text:span><text:span text:style-name="T13">alcium </text:span><text:span text:style-name="T20">i</text:span><text:span text:style-name="T13">maging by </text:span><text:span text:style-name="T20">2</text:span><text:span text:style-name="T13">-Photon Microscopy </text:span><text:reference-mark-start text:name="ADDIN CSL_CITATION {&quot;citationItems&quot;: [{&quot;id&quot;: &quot;ITEM-1&quot;, &quot;itemData&quot;: {&quot;DOI&quot;: &quot;10.1073/pnas.1232232100&quot;, &quot;ISBN&quot;: &quot;0027-8424 (Print)\\r0027-8424 (Linking)&quot;, &quot;ISSN&quot;: &quot;0027-8424&quot;, &quot;PMID&quot;: &quot;12777621&quot;, &quot;abstract&quot;: &quot;Two-photon calcium imaging is a powerful means for monitoring the activity of distinct neurons in brain tissue in vivo. In the mammalian brain, such imaging studies have been restricted largely to calcium recordings from neurons that were individually dye-loaded through microelectrodes. Previous attempts to use membrane-permeant forms of fluorometric calcium indicators to load populations of neurons have yielded satisfactory results only in cell cultures or in slices of immature brain tissue. Here we introduce a versatile approach for loading membrane-permeant fluorescent indicator dyes in large populations of cells. We established a pressure ejection-based local dye delivery protocol that can be used for a large spectrum of membrane-permeant indicator dyes, including calcium green-1 acetoxymethyl (AM) ester, Fura-2 AM, Fluo-4 AM, and Indo-1 AM. We applied this dye-loading protocol successfully in mouse brain tissue at any developmental stage from newborn to adult in vivo and in vitro. In vivo two-photon Ca2+ recordings, obtained by imaging through the intact skull, indicated that whisker deflection-evoked Ca2+ transients occur in a subset of layer 2/3 neurons of the barrel cortex. Thus, our results demonstrate the suitability of this technique for real-time analyses of intact neuronal circuits with the resolution of individual cells.&quot;, &quot;author&quot;: [{&quot;dropping-particle&quot;: &quot;&quot;, &quot;family&quot;: &quot;Stosiek&quot;, &quot;given&quot;: &quot;Christoph&quot;, &quot;non-dropping-particle&quot;: &quot;&quot;, &quot;parse-names&quot;: false, &quot;suffix&quot;: &quot;&quot;}, {&quot;dropping-particle&quot;: &quot;&quot;, &quot;family&quot;: &quot;Garaschuk&quot;, &quot;given&quot;: &quot;Olga&quot;, &quot;non-dropping-particle&quot;: &quot;&quot;, &quot;parse-names&quot;: false, &quot;suffix&quot;: &quot;&quot;}, {&quot;dropping-particle&quot;: &quot;&quot;, &quot;family&quot;: &quot;Holthoff&quot;, &quot;given&quot;: &quot;Knut&quot;, &quot;non-dropping-particle&quot;: &quot;&quot;, &quot;parse-names&quot;: false, &quot;suffix&quot;: &quot;&quot;}, {&quot;dropping-particle&quot;: &quot;&quot;, &quot;family&quot;: &quot;Konnerth&quot;, &quot;given&quot;: &quot;Arthur&quot;, &quot;non-dropping-particle&quot;: &quot;&quot;, &quot;parse-names&quot;: false, &quot;suffix&quot;: &quot;&quot;}], &quot;container-title&quot;: &quot;Proceedings of the National Academy of Sciences of the United States of America&quot;, &quot;id&quot;: &quot;ITEM-1&quot;, &quot;issue&quot;: &quot;12&quot;, &quot;issued&quot;: {&quot;date-parts&quot;: [[&quot;2003&quot;]]}, &quot;page&quot;: &quot;7319-24&quot;, &quot;title&quot;: &quot;In vivo two-photon calcium imaging of neuronal networks.&quot;, &quot;type&quot;: &quot;article-journal&quot;, &quot;volume&quot;: &quot;100&quot;}, &quot;uris&quot;: [&quot;http://www.mendeley.com/documents/?uuid=619bc068-78f5-4429-ac9a-5dbaa67200b9&quot;]}, {&quot;id&quot;: &quot;ITEM-2&quot;, &quot;itemData&quot;: {&quot;DOI&quot;: &quot;10.1126/science.2321027&quot;, &quot;ISBN&quot;: &quot;00368075&quot;, &quot;ISSN&quot;: &quot;0036-8075&quot;, &quot;PMID&quot;: &quot;2321027&quot;, &quot;abstract&quot;: &quot;Molecular excitation by the simultaneous absorption of two photons provides intrinsic three-dimensional resolution in laser scanning fluorescence microscopy. The excitation of fluorophores having single-photon absorption in the ultraviolet with a stream of strongly focused subpicosecond pulses of red laser light has made possible fluorescence images of living cells and other microscopic objects. The fluorescence emission increased quadratically with the excitation intensity so that fluorescence and photo-bleaching were confined to the vicinity of the focal plane as expected for cooperative two-photon excitation. This technique also provides unprecedented capabilities for three-dimensional, spatially resolved photochemistry, particularly photolytic release of caged effector molecules.&quot;, &quot;author&quot;: [{&quot;dropping-particle&quot;: &quot;&quot;, &quot;family&quot;: &quot;Denk&quot;, &quot;given&quot;: &quot;W&quot;, &quot;non-dropping-particle&quot;: &quot;&quot;, &quot;parse-names&quot;: false, &quot;suffix&quot;: &quot;&quot;}, {&quot;dropping-particle&quot;: &quot;&quot;, &quot;family&quot;: &quot;Strickler&quot;, &quot;given&quot;: &quot;J H&quot;, &quot;non-dropping-particle&quot;: &quot;&quot;, &quot;parse-names&quot;: false, &quot;suffix&quot;: &quot;&quot;}, {&quot;dropping-particle&quot;: &quot;&quot;, &quot;family&quot;: &quot;Webb&quot;, &quot;given&quot;: &quot;W W&quot;, &quot;non-dropping-particle&quot;: &quot;&quot;, &quot;parse-names&quot;: false, &quot;suffix&quot;: &quot;&quot;}], &quot;container-title&quot;: &quot;Science (New York, N.Y.)&quot;, &quot;id&quot;: &quot;ITEM-2&quot;, &quot;issue&quot;: &quot;4951&quot;, &quot;issued&quot;: {&quot;date-parts&quot;: [[&quot;1990&quot;]]}, &quot;page&quot;: &quot;73-76&quot;, &quot;title&quot;: &quot;Two-photon laser scanning fluorescence microscopy.&quot;, &quot;type&quot;: &quot;article-journal&quot;, &quot;volume&quot;: &quot;248&quot;}, &quot;uris&quot;: [&quot;http://www.mendeley.com/documents/?uuid=d700a0ad-15b5-4485-9285-cb5815a13b8f&quot;]}], &quot;mendeley&quot;: {&quot;formattedCitation&quot;: &quot;(Denk et al., 1990; Stosiek et al., 2003)&quot;, &quot;plainTextFormattedCitation&quot;: &quot;(Denk et al., 1990; Stosiek et al., 2003)&quot;, &quot;previouslyFormattedCitation&quot;: &quot;(Denk et al., 1990; Stosiek et al., 2003)&quot;}, &quot;properties&quot;: {&quot;noteIndex&quot;: 0}, &quot;schema&quot;: &quot;https://github.com/citation-style-language/schema/raw/master/csl-citation.json&quot;} RNDAD4l8K42YL"/><text:span text:style-name="T7">(Denk et al., 1990; Stosiek et al., 2003)</text:span><text:reference-mark-end text:name="ADDIN CSL_CITATION {&quot;citationItems&quot;: [{&quot;id&quot;: &quot;ITEM-1&quot;, &quot;itemData&quot;: {&quot;DOI&quot;: &quot;10.1073/pnas.1232232100&quot;, &quot;ISBN&quot;: &quot;0027-8424 (Print)\\r0027-8424 (Linking)&quot;, &quot;ISSN&quot;: &quot;0027-8424&quot;, &quot;PMID&quot;: &quot;12777621&quot;, &quot;abstract&quot;: &quot;Two-photon calcium imaging is a powerful means for monitoring the activity of distinct neurons in brain tissue in vivo. In the mammalian brain, such imaging studies have been restricted largely to calcium recordings from neurons that were individually dye-loaded through microelectrodes. Previous attempts to use membrane-permeant forms of fluorometric calcium indicators to load populations of neurons have yielded satisfactory results only in cell cultures or in slices of immature brain tissue. Here we introduce a versatile approach for loading membrane-permeant fluorescent indicator dyes in large populations of cells. We established a pressure ejection-based local dye delivery protocol that can be used for a large spectrum of membrane-permeant indicator dyes, including calcium green-1 acetoxymethyl (AM) ester, Fura-2 AM, Fluo-4 AM, and Indo-1 AM. We applied this dye-loading protocol successfully in mouse brain tissue at any developmental stage from newborn to adult in vivo and in vitro. In vivo two-photon Ca2+ recordings, obtained by imaging through the intact skull, indicated that whisker deflection-evoked Ca2+ transients occur in a subset of layer 2/3 neurons of the barrel cortex. Thus, our results demonstrate the suitability of this technique for real-time analyses of intact neuronal circuits with the resolution of individual cells.&quot;, &quot;author&quot;: [{&quot;dropping-particle&quot;: &quot;&quot;, &quot;family&quot;: &quot;Stosiek&quot;, &quot;given&quot;: &quot;Christoph&quot;, &quot;non-dropping-particle&quot;: &quot;&quot;, &quot;parse-names&quot;: false, &quot;suffix&quot;: &quot;&quot;}, {&quot;dropping-particle&quot;: &quot;&quot;, &quot;family&quot;: &quot;Garaschuk&quot;, &quot;given&quot;: &quot;Olga&quot;, &quot;non-dropping-particle&quot;: &quot;&quot;, &quot;parse-names&quot;: false, &quot;suffix&quot;: &quot;&quot;}, {&quot;dropping-particle&quot;: &quot;&quot;, &quot;family&quot;: &quot;Holthoff&quot;, &quot;given&quot;: &quot;Knut&quot;, &quot;non-dropping-particle&quot;: &quot;&quot;, &quot;parse-names&quot;: false, &quot;suffix&quot;: &quot;&quot;}, {&quot;dropping-particle&quot;: &quot;&quot;, &quot;family&quot;: &quot;Konnerth&quot;, &quot;given&quot;: &quot;Arthur&quot;, &quot;non-dropping-particle&quot;: &quot;&quot;, &quot;parse-names&quot;: false, &quot;suffix&quot;: &quot;&quot;}], &quot;container-title&quot;: &quot;Proceedings of the National Academy of Sciences of the United States of America&quot;, &quot;id&quot;: &quot;ITEM-1&quot;, &quot;issue&quot;: &quot;12&quot;, &quot;issued&quot;: {&quot;date-parts&quot;: [[&quot;2003&quot;]]}, &quot;page&quot;: &quot;7319-24&quot;, &quot;title&quot;: &quot;In vivo two-photon calcium imaging of neuronal networks.&quot;, &quot;type&quot;: &quot;article-journal&quot;, &quot;volume&quot;: &quot;100&quot;}, &quot;uris&quot;: [&quot;http://www.mendeley.com/documents/?uuid=619bc068-78f5-4429-ac9a-5dbaa67200b9&quot;]}, {&quot;id&quot;: &quot;ITEM-2&quot;, &quot;itemData&quot;: {&quot;DOI&quot;: &quot;10.1126/science.2321027&quot;, &quot;ISBN&quot;: &quot;00368075&quot;, &quot;ISSN&quot;: &quot;0036-8075&quot;, &quot;PMID&quot;: &quot;2321027&quot;, &quot;abstract&quot;: &quot;Molecular excitation by the simultaneous absorption of two photons provides intrinsic three-dimensional resolution in laser scanning fluorescence microscopy. The excitation of fluorophores having single-photon absorption in the ultraviolet with a stream of strongly focused subpicosecond pulses of red laser light has made possible fluorescence images of living cells and other microscopic objects. The fluorescence emission increased quadratically with the excitation intensity so that fluorescence and photo-bleaching were confined to the vicinity of the focal plane as expected for cooperative two-photon excitation. This technique also provides unprecedented capabilities for three-dimensional, spatially resolved photochemistry, particularly photolytic release of caged effector molecules.&quot;, &quot;author&quot;: [{&quot;dropping-particle&quot;: &quot;&quot;, &quot;family&quot;: &quot;Denk&quot;, &quot;given&quot;: &quot;W&quot;, &quot;non-dropping-particle&quot;: &quot;&quot;, &quot;parse-names&quot;: false, &quot;suffix&quot;: &quot;&quot;}, {&quot;dropping-particle&quot;: &quot;&quot;, &quot;family&quot;: &quot;Strickler&quot;, &quot;given&quot;: &quot;J H&quot;, &quot;non-dropping-particle&quot;: &quot;&quot;, &quot;parse-names&quot;: false, &quot;suffix&quot;: &quot;&quot;}, {&quot;dropping-particle&quot;: &quot;&quot;, &quot;family&quot;: &quot;Webb&quot;, &quot;given&quot;: &quot;W W&quot;, &quot;non-dropping-particle&quot;: &quot;&quot;, &quot;parse-names&quot;: false, &quot;suffix&quot;: &quot;&quot;}], &quot;container-title&quot;: &quot;Science (New York, N.Y.)&quot;, &quot;id&quot;: &quot;ITEM-2&quot;, &quot;issue&quot;: &quot;4951&quot;, &quot;issued&quot;: {&quot;date-parts&quot;: [[&quot;1990&quot;]]}, &quot;page&quot;: &quot;73-76&quot;, &quot;title&quot;: &quot;Two-photon laser scanning fluorescence microscopy.&quot;, &quot;type&quot;: &quot;article-journal&quot;, &quot;volume&quot;: &quot;248&quot;}, &quot;uris&quot;: [&quot;http://www.mendeley.com/documents/?uuid=d700a0ad-15b5-4485-9285-cb5815a13b8f&quot;]}], &quot;mendeley&quot;: {&quot;formattedCitation&quot;: &quot;(Denk et al., 1990; Stosiek et al., 2003)&quot;, &quot;plainTextFormattedCitation&quot;: &quot;(Denk et al., 1990; Stosiek et al., 2003)&quot;, &quot;previouslyFormattedCitation&quot;: &quot;(Denk et al., 1990; Stosiek et al., 2003)&quot;}, &quot;properties&quot;: {&quot;noteIndex&quot;: 0}, &quot;schema&quot;: &quot;https://github.com/citation-style-language/schema/raw/master/csl-citation.json&quot;} RNDAD4l8K42YL"/><text:span text:style-name="T13">⁠. </text:span><text:span text:style-name="T14">This methodology allowed us to record ~100 cells per session with our mice.</text:span><text:span text:style-name="T13"> </text:span><text:span text:style-name="T17">In contrast,</text:span><text:span text:style-name="T15"> </text:span><text:span text:style-name="T19">w</text:span><text:span text:style-name="T18">e encountered</text:span><text:span text:style-name="T13"> significant cost to the recording frame rate </text:span><text:span text:style-name="T16">on account of the limitations of the technique</text:span><text:span text:style-name="T13">.</text:span></text:p>
      <text:p text:style-name="P10"/>
      <text:p text:style-name="P22"><text:span text:style-name="T103">The hippocampii (one in each hemisphere) of the mouse brain lie ~1 mm below the most superfical layers of cortex (just inside the cranium), a barrier typically too wide for typical 1-photon fluorescence imaging systems (Confocal, Spinning Disk, etc.). This poses a very difficult challenge for imaging preparations since there are hardware and other technical limits to how long the working distance of microscope objectives can be made. The use of 2-photon microscopy combined with combinations of cortical excavations (to aid physical access), microendoscopes, prisms to guide emitted fluorescence, have all been used to achieve deep brain imaging based recordings at cellular resolution, in rodents </text:span><text:reference-mark-start text:name="ADDIN CSL_CITATION {&quot;citationItems&quot;: [{&quot;id&quot;: &quot;ITEM-1&quot;, &quot;itemData&quot;: {&quot;DOI&quot;: &quot;10.1038/nature08499&quot;, &quot;ISSN&quot;: &quot;1476-4687&quot;, &quot;PMID&quot;: &quot;19829374&quot;, &quot;abstract&quot;: &quot;Hippocampal place cells encode spatial information in rate and temporal codes. To examine the mechanisms underlying hippocampal coding, here we measured the intracellular dynamics of place cells by combining in vivo whole-cell recordings with a virtual-reality system. Head-restrained mice, running on a spherical treadmill, interacted with a computer-generated visual environment to perform spatial behaviours. Robust place-cell activity was present during movement along a virtual linear track. From whole-cell recordings, we identified three subthreshold signatures of place fields: an asymmetric ramp-like depolarization of the baseline membrane potential, an increase in the amplitude of intracellular theta oscillations, and a phase precession of the intracellular theta oscillation relative to the extracellularly recorded theta rhythm. These intracellular dynamics underlie the primary features of place-cell rate and temporal codes. The virtual-reality system developed here will enable new experimental approaches to study the neural circuits underlying navigation.&quot;, &quot;author&quot;: [{&quot;dropping-particle&quot;: &quot;&quot;, &quot;family&quot;: &quot;Harvey&quot;, &quot;given&quot;: &quot;Christopher D&quot;, &quot;non-dropping-particle&quot;: &quot;&quot;, &quot;parse-names&quot;: false, &quot;suffix&quot;: &quot;&quot;}, {&quot;dropping-particle&quot;: &quot;&quot;, &quot;family&quot;: &quot;Collman&quot;, &quot;given&quot;: &quot;Forrest&quot;, &quot;non-dropping-particle&quot;: &quot;&quot;, &quot;parse-names&quot;: false, &quot;suffix&quot;: &quot;&quot;}, {&quot;dropping-particle&quot;: &quot;&quot;, &quot;family&quot;: &quot;Dombeck&quot;, &quot;given&quot;: &quot;Daniel A&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ature&quot;, &quot;id&quot;: &quot;ITEM-1&quot;, &quot;issue&quot;: &quot;7266&quot;, &quot;issued&quot;: {&quot;date-parts&quot;: [[&quot;2009&quot;, &quot;10&quot;, &quot;15&quot;]]}, &quot;page&quot;: &quot;941-6&quot;, &quot;title&quot;: &quot;Intracellular dynamics of hippocampal place cells during virtual navigation.&quot;, &quot;type&quot;: &quot;article-journal&quot;, &quot;volume&quot;: &quot;461&quot;}, &quot;uris&quot;: [&quot;http://www.mendeley.com/documents/?uuid=4b1e24b7-bb55-4c60-9e19-ccc7f49e1708&quot;]}, {&quot;id&quot;: &quot;ITEM-2&quot;, &quot;itemData&quot;: {&quot;DOI&quot;: &quot;10.1523/JNEUROSCI.2985-09.2009&quot;, &quot;ISSN&quot;: &quot;1529-2401&quot;, &quot;PMID&quot;: &quot;19889987&quot;, &quot;abstract&quot;: &quot;Macroscopic (millimeter scale) functional clustering is a hallmark characteristic of motor cortex spatial organization in awake behaving mammals; however, almost no information is known about the functional micro-organization (approximately 100 microm scale). Here, we optically recorded intracellular calcium transients of layer 2/3 neurons with cellular resolution over approximately 200-microm-diameter fields in the forelimb motor cortex of mobile, head-restrained mice during two distinct movements (running and grooming). We showed that the temporal correlation between neurons was statistically larger the closer the neurons were to each other. We further explored this correlation by using two separate methods to spatially segment the neurons within each imaging field: K-means clustering and correlations between single neuron activity and mouse movements. The two methods segmented the neurons similarly and led to the conclusion that the origin of the inverse relationship between correlation and distance seen statistically was twofold: clusters of highly temporally correlated neurons were often spatially distinct from one another, and (even when the clusters were spatially intermingled) within the clusters, the more correlated the neurons were to each other, the shorter the distance between them. Our results represent a direct observation of functional clustering within the microcircuitry of the awake mouse motor cortex.&quot;, &quot;author&quot;: [{&quot;dropping-particle&quot;: &quot;&quot;, &quot;family&quot;: &quot;Dombeck&quot;, &quot;given&quot;: &quot;Daniel A&quot;, &quot;non-dropping-particle&quot;: &quot;&quot;, &quot;parse-names&quot;: false, &quot;suffix&quot;: &quot;&quot;}, {&quot;dropping-particle&quot;: &quot;&quot;, &quot;family&quot;: &quot;Graziano&quot;, &quot;given&quot;: &quot;Michael S&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The Journal of neuroscience : the official journal of the Society for Neuroscience&quot;, &quot;id&quot;: &quot;ITEM-2&quot;, &quot;issue&quot;: &quot;44&quot;, &quot;issued&quot;: {&quot;date-parts&quot;: [[&quot;2009&quot;, &quot;11&quot;, &quot;4&quot;]]}, &quot;page&quot;: &quot;13751-60&quot;, &quot;title&quot;: &quot;Functional clustering of neurons in motor cortex determined by cellular resolution imaging in awake behaving mice.&quot;, &quot;type&quot;: &quot;article-journal&quot;, &quot;volume&quot;: &quot;29&quot;}, &quot;uris&quot;: [&quot;http://www.mendeley.com/documents/?uuid=c59d674d-c141-4092-a938-93a2b89fd126&quot;]}, {&quot;id&quot;: &quot;ITEM-3&quot;, &quot;itemData&quot;: {&quot;DOI&quot;: &quot;10.1016/j.neuron.2014.08.042&quot;, &quot;ISBN&quot;: &quot;1097-4199 (Electronic)\\r0896-6273 (Linking)&quot;, &quot;ISSN&quot;: &quot;10974199&quot;, &quot;PMID&quot;: &quot;25374363&quot;, &quot;abstract&quot;: &quot;Virtual reality (VR) enables precise control of an animal's environment and otherwise impossible experimental manipulations. Neural activity in rodents hasbeen studied on virtual 1D tracks. However, 2D navigation imposes additional requirements, such as the processing of head direction and environment boundaries, and it is unknown whether the neural circuits underlying 2D representations can be sufficiently engaged in VR. We implemented a VR setup for rats, including software and large-scale electrophysiology, that supports 2D navigation by allowing rotation and walking in any direction. The entorhinal-hippocampal circuit, including place, head direction, and grid cells, showed 2D activity patterns similar to those in the real world. Furthermore, border cells were observed, and hippocampal remapping was driven by environment shape, suggesting functional processing of virtual boundaries. These results illustrate that 2D spatial representations can be engaged by visual and rotational vestibular stimuli alone and suggest a novel VR tool for studying rat navigation.&quot;, &quot;author&quot;: [{&quot;dropping-particle&quot;: &quot;&quot;, &quot;family&quot;: &quot;Aronov&quot;, &quot;given&quot;: &quot;Dmitriy&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euron&quot;, &quot;id&quot;: &quot;ITEM-3&quot;, &quot;issue&quot;: &quot;2&quot;, &quot;issued&quot;: {&quot;date-parts&quot;: [[&quot;2014&quot;]]}, &quot;title&quot;: &quot;Engagement of Neural Circuits Underlying 2D Spatial Navigation in a Rodent Virtual Reality System&quot;, &quot;type&quot;: &quot;article-journal&quot;, &quot;volume&quot;: &quot;84&quot;}, &quot;uris&quot;: [&quot;http://www.mendeley.com/documents/?uuid=aab52680-dffc-36e8-9cc3-9eb9936c595a&quot;]}, {&quot;id&quot;: &quot;ITEM-4&quot;, &quot;itemData&quot;: {&quot;DOI&quot;: &quot;10.1038/nn.2648&quot;, &quot;ISSN&quot;: &quot;1546-1726&quot;, &quot;PMID&quot;: &quot;20890294&quot;, &quot;abstract&quot;: &quot;Spatial navigation is often used as a behavioral task in studies of the neuronal circuits that underlie cognition, learning and memory in rodents. The combination of in vivo microscopy with genetically encoded indicators has provided an important new tool for studying neuronal circuits, but has been technically difficult to apply during navigation. Here we describe methods for imaging the activity of neurons in the CA1 region of the hippocampus with subcellular resolution in behaving mice. Neurons that expressed the genetically encoded calcium indicator GCaMP3 were imaged through a chronic hippocampal window. Head-restrained mice performed spatial behaviors in a setup combining a virtual reality system and a custom-built two-photon microscope. We optically identified populations of place cells and determined the correlation between the location of their place fields in the virtual environment and their anatomical location in the local circuit. The combination of virtual reality and high-resolution functional imaging should allow a new generation of studies to investigate neuronal circuit dynamics during behavior.&quot;, &quot;author&quot;: [{&quot;dropping-particle&quot;: &quot;&quot;, &quot;family&quot;: &quot;Dombeck&quot;, &quot;given&quot;: &quot;Daniel A&quot;, &quot;non-dropping-particle&quot;: &quot;&quot;, &quot;parse-names&quot;: false, &quot;suffix&quot;: &quot;&quot;}, {&quot;dropping-particle&quot;: &quot;&quot;, &quot;family&quot;: &quot;Harvey&quot;, &quot;given&quot;: &quot;Christopher D&quot;, &quot;non-dropping-particle&quot;: &quot;&quot;, &quot;parse-names&quot;: false, &quot;suffix&quot;: &quot;&quot;}, {&quot;dropping-particle&quot;: &quot;&quot;, &quot;family&quot;: &quot;Tian&quot;, &quot;given&quot;: &quot;Lin&quot;, &quot;non-dropping-particle&quot;: &quot;&quot;, &quot;parse-names&quot;: false, &quot;suffix&quot;: &quot;&quot;}, {&quot;dropping-particle&quot;: &quot;&quot;, &quot;family&quot;: &quot;Looger&quot;, &quot;given&quot;: &quot;Loren L&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ature neuroscience&quot;, &quot;id&quot;: &quot;ITEM-4&quot;, &quot;issue&quot;: &quot;11&quot;, &quot;issued&quot;: {&quot;date-parts&quot;: [[&quot;2010&quot;, &quot;11&quot;]]}, &quot;page&quot;: &quot;1433-40&quot;, &quot;title&quot;: &quot;Functional imaging of hippocampal place cells at cellular resolution during virtual navigation.&quot;, &quot;type&quot;: &quot;article-journal&quot;, &quot;volume&quot;: &quot;13&quot;}, &quot;uris&quot;: [&quot;http://www.mendeley.com/documents/?uuid=4c99620e-8e4e-4559-8619-a058cb329d2d&quot;]}, {&quot;id&quot;: &quot;ITEM-5&quot;, &quot;itemData&quot;: {&quot;DOI&quot;: &quot;10.1016/j.neuron.2007.08.003&quot;, &quot;ISSN&quot;: &quot;0896-6273&quot;, &quot;PMID&quot;: &quot;17920014&quot;, &quot;abstract&quot;: &quot;We report a technique for two-photon fluorescence imaging with cellular resolution in awake, behaving mice with minimal motion artifact. The apparatus combines an upright, table-mounted two-photon microscope with a spherical treadmill consisting of a large, air-supported Styrofoam ball. Mice, with implanted cranial windows, are head restrained under the objective while their limbs rest on the ball's upper surface. Following adaptation to head restraint, mice maneuver on the spherical treadmill as their heads remain motionless. Image sequences demonstrate that running-associated brain motion is limited to approximately 2-5 microm. In addition, motion is predominantly in the focal plane, with little out-of-plane motion, making the application of a custom-designed Hidden-Markov-Model-based motion correction algorithm useful for postprocessing. Behaviorally correlated calcium transients from large neuronal and astrocytic populations were routinely measured, with an estimated motion-induced false positive error rate of &lt;5%.&quot;, &quot;author&quot;: [{&quot;dropping-particle&quot;: &quot;&quot;, &quot;family&quot;: &quot;Dombeck&quot;, &quot;given&quot;: &quot;Daniel A&quot;, &quot;non-dropping-particle&quot;: &quot;&quot;, &quot;parse-names&quot;: false, &quot;suffix&quot;: &quot;&quot;}, {&quot;dropping-particle&quot;: &quot;&quot;, &quot;family&quot;: &quot;Khabbaz&quot;, &quot;given&quot;: &quot;Anton N&quot;, &quot;non-dropping-particle&quot;: &quot;&quot;, &quot;parse-names&quot;: false, &quot;suffix&quot;: &quot;&quot;}, {&quot;dropping-particle&quot;: &quot;&quot;, &quot;family&quot;: &quot;Collman&quot;, &quot;given&quot;: &quot;Forrest&quot;, &quot;non-dropping-particle&quot;: &quot;&quot;, &quot;parse-names&quot;: false, &quot;suffix&quot;: &quot;&quot;}, {&quot;dropping-particle&quot;: &quot;&quot;, &quot;family&quot;: &quot;Adelman&quot;, &quot;given&quot;: &quot;Thomas L&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euron&quot;, &quot;id&quot;: &quot;ITEM-5&quot;, &quot;issue&quot;: &quot;1&quot;, &quot;issued&quot;: {&quot;date-parts&quot;: [[&quot;2007&quot;, &quot;10&quot;, &quot;4&quot;]]}, &quot;page&quot;: &quot;43-57&quot;, &quot;title&quot;: &quot;Imaging large-scale neural activity with cellular resolution in awake, mobile mice.&quot;, &quot;type&quot;: &quot;article-journal&quot;, &quot;volume&quot;: &quot;56&quot;}, &quot;uris&quot;: [&quot;http://www.mendeley.com/documents/?uuid=6f7be155-f08a-4dfa-ae4b-8a5938515403&quot;]}, {&quot;id&quot;: &quot;ITEM-6&quot;, &quot;itemData&quot;: {&quot;DOI&quot;: &quot;10.1016/j.neuron.2013.07.052&quot;, &quot;ISSN&quot;: &quot;08966273&quot;, &quot;author&quot;: [{&quot;dropping-particle&quot;: &quot;&quot;, &quot;family&quot;: &quot;Andermann&quot;, &quot;given&quot;: &quot;Mark\u00a0L.&quot;, &quot;non-dropping-particle&quot;: &quot;&quot;, &quot;parse-names&quot;: false, &quot;suffix&quot;: &quot;&quot;}, {&quot;dropping-particle&quot;: &quot;&quot;, &quot;family&quot;: &quot;Gilfoy&quot;, &quot;given&quot;: &quot;Nathan\u00a0B.&quot;, &quot;non-dropping-particle&quot;: &quot;&quot;, &quot;parse-names&quot;: false, &quot;suffix&quot;: &quot;&quot;}, {&quot;dropping-particle&quot;: &quot;&quot;, &quot;family&quot;: &quot;Goldey&quot;, &quot;given&quot;: &quot;Glenn\u00a0J.&quot;, &quot;non-dropping-particle&quot;: &quot;&quot;, &quot;parse-names&quot;: false, &quot;suffix&quot;: &quot;&quot;}, {&quot;dropping-particle&quot;: &quot;&quot;, &quot;family&quot;: &quot;Sachdev&quot;, &quot;given&quot;: &quot;Robert\u00a0N.S.&quot;, &quot;non-dropping-particle&quot;: &quot;&quot;, &quot;parse-names&quot;: false, &quot;suffix&quot;: &quot;&quot;}, {&quot;dropping-particle&quot;: &quot;&quot;, &quot;family&quot;: &quot;W\u00f6lfel&quot;, &quot;given&quot;: &quot;Markus&quot;, &quot;non-dropping-particle&quot;: &quot;&quot;, &quot;parse-names&quot;: false, &quot;suffix&quot;: &quot;&quot;}, {&quot;dropping-particle&quot;: &quot;&quot;, &quot;family&quot;: &quot;McCormick&quot;, &quot;given&quot;: &quot;David\u00a0A.&quot;, &quot;non-dropping-particle&quot;: &quot;&quot;, &quot;parse-names&quot;: false, &quot;suffix&quot;: &quot;&quot;}, {&quot;dropping-particle&quot;: &quot;&quot;, &quot;family&quot;: &quot;Reid&quot;, &quot;given&quot;: &quot;R.\u00a0Clay&quot;, &quot;non-dropping-particle&quot;: &quot;&quot;, &quot;parse-names&quot;: false, &quot;suffix&quot;: &quot;&quot;}, {&quot;dropping-particle&quot;: &quot;&quot;, &quot;family&quot;: &quot;Levene&quot;, &quot;given&quot;: &quot;Michael\u00a0J.&quot;, &quot;non-dropping-particle&quot;: &quot;&quot;, &quot;parse-names&quot;: false, &quot;suffix&quot;: &quot;&quot;}], &quot;container-title&quot;: &quot;Neuron&quot;, &quot;id&quot;: &quot;ITEM-6&quot;, &quot;issue&quot;: &quot;4&quot;, &quot;issued&quot;: {&quot;date-parts&quot;: [[&quot;2013&quot;]]}, &quot;page&quot;: &quot;900-913&quot;, &quot;title&quot;: &quot;Chronic Cellular Imaging of Entire Cortical Columns in Awake Mice Using Microprisms&quot;, &quot;type&quot;: &quot;article-journal&quot;, &quot;volume&quot;: &quot;80&quot;}, &quot;uris&quot;: [&quot;http://www.mendeley.com/documents/?uuid=e93ccdd4-306e-498f-9a3b-d855f4605273&quot;]}, {&quot;id&quot;: &quot;ITEM-7&quot;, &quot;itemData&quot;: {&quot;DOI&quot;: &quot;10.1117/1.JBO.17.2.021106&quot;, &quot;ISSN&quot;: &quot;10833668&quot;, &quot;author&quot;: [{&quot;dropping-particle&quot;: &quot;&quot;, &quot;family&quot;: &quot;Murray&quot;, &quot;given&quot;: &quot;Teresa A.&quot;, &quot;non-dropping-particle&quot;: &quot;&quot;, &quot;parse-names&quot;: false, &quot;suffix&quot;: &quot;&quot;}, {&quot;dropping-particle&quot;: &quot;&quot;, &quot;family&quot;: &quot;Levene&quot;, &quot;given&quot;: &quot;Michael J.&quot;, &quot;non-dropping-particle&quot;: &quot;&quot;, &quot;parse-names&quot;: false, &quot;suffix&quot;: &quot;&quot;}], &quot;container-title&quot;: &quot;Journal of Biomedical Optics&quot;, &quot;id&quot;: &quot;ITEM-7&quot;, &quot;issue&quot;: &quot;2&quot;, &quot;issued&quot;: {&quot;date-parts&quot;: [[&quot;2012&quot;]]}, &quot;page&quot;: &quot;021106&quot;, &quot;title&quot;: &quot;Singlet gradient index lens for deep in vivo multiphoton microscopy&quot;, &quot;type&quot;: &quot;article-journal&quot;, &quot;volume&quot;: &quot;17&quot;}, &quot;uris&quot;: [&quot;http://www.mendeley.com/documents/?uuid=9155d039-956a-4a77-b45d-bb481ff3dcd2&quot;]}, {&quot;id&quot;: &quot;ITEM-8&quot;, &quot;itemData&quot;: {&quot;DOI&quot;: &quot;10.1364/BOE.5.001700&quot;, &quot;ISSN&quot;: &quot;2156-7085&quot;, &quot;PMID&quot;: &quot;24940533&quot;, &quot;abstract&quot;: &quot;Two-photon microscopy has been used in conjunction with micro-optics, such as GRIN lenses, to access subcortical structures in the intact mouse brain. In this study, we demonstrate the use of thick glass windows, or plugs, for high-resolution, large field-of-view two-photon imaging of the hippocampus in a live mouse. These plugs are less expensive, yield larger fields-of-view and are simpler to use than GRIN lenses while requiring less tissue removal compared to previous methods based on cortical ablation. To demonstrate the capabilities of our system, we show fluorescence images of dendritic spines in the CA1 region of the hippocampus in THY1-YFP transgenic mice.&quot;, &quot;author&quot;: [{&quot;dropping-particle&quot;: &quot;&quot;, &quot;family&quot;: &quot;Velasco&quot;, &quot;given&quot;: &quot;Mary Grace M&quot;, &quot;non-dropping-particle&quot;: &quot;&quot;, &quot;parse-names&quot;: false, &quot;suffix&quot;: &quot;&quot;}, {&quot;dropping-particle&quot;: &quot;&quot;, &quot;family&quot;: &quot;Levene&quot;, &quot;given&quot;: &quot;Michael J&quot;, &quot;non-dropping-particle&quot;: &quot;&quot;, &quot;parse-names&quot;: false, &quot;suffix&quot;: &quot;&quot;}], &quot;container-title&quot;: &quot;Biomedical optics express&quot;, &quot;id&quot;: &quot;ITEM-8&quot;, &quot;issue&quot;: &quot;6&quot;, &quot;issued&quot;: {&quot;date-parts&quot;: [[&quot;2014&quot;]]}, &quot;page&quot;: &quot;1700-8&quot;, &quot;title&quot;: &quot;In vivo two-photon microscopy of the hippocampus using glass plugs.&quot;, &quot;type&quot;: &quot;article-journal&quot;, &quot;volume&quot;: &quot;5&quot;}, &quot;uris&quot;: [&quot;http://www.mendeley.com/documents/?uuid=30bf678a-347b-4601-aa8e-bd97f45aef15&quot;]}, {&quot;id&quot;: &quot;ITEM-9&quot;, &quot;itemData&quot;: {&quot;DOI&quot;: &quot;10.1101/pdb.top081810&quot;, &quot;ISSN&quot;: &quot;1559-6095&quot;, &quot;PMID&quot;: &quot;24987148&quot;, &quot;abstract&quot;: &quot;A method for functional, cellular-resolution imaging of neural populations in awake and mobile mice is presented here. The method is based on the use of a spherical treadmill, head restraint, and motion correction software that facilitate neural imaging in the awake brain with a fixed upright two-photon microscope. These approaches have proven to be applicable to a wide range of brain regions and should help further our understanding of how neuronal population activity within the brain's microcircuitry is connected to animal behavior.&quot;, &quot;author&quot;: [{&quot;dropping-particle&quot;: &quot;&quot;, &quot;family&quot;: &quot;Dombeck&quot;, &quot;given&quot;: &quot;Daniel&quot;, &quot;non-dropping-particle&quot;: &quot;&quot;, &quot;parse-names&quot;: false, &quot;suffix&quot;: &quot;&quot;}, {&quot;dropping-particle&quot;: &quot;&quot;, &quot;family&quot;: &quot;Tank&quot;, &quot;given&quot;: &quot;David&quot;, &quot;non-dropping-particle&quot;: &quot;&quot;, &quot;parse-names&quot;: false, &quot;suffix&quot;: &quot;&quot;}], &quot;container-title&quot;: &quot;Cold Spring Harbor protocols&quot;, &quot;id&quot;: &quot;ITEM-9&quot;, &quot;issue&quot;: &quot;7&quot;, &quot;issued&quot;: {&quot;date-parts&quot;: [[&quot;2014&quot;, &quot;7&quot;]]}, &quot;page&quot;: &quot;726-36&quot;, &quot;title&quot;: &quot;Two-photon imaging of neural activity in awake mobile mice.&quot;, &quot;type&quot;: &quot;article-journal&quot;, &quot;volume&quot;: &quot;2014&quot;}, &quot;uris&quot;: [&quot;http://www.mendeley.com/documents/?uuid=d50cedee-2856-4283-9c1d-93e58c65e62a&quot;]}, {&quot;id&quot;: &quot;ITEM-10&quot;, &quot;itemData&quot;: {&quot;DOI&quot;: &quot;10.1038/nn.3329&quot;, &quot;ISSN&quot;: &quot;1546-1726&quot;, &quot;PMID&quot;: &quot;23396101&quot;, &quot;abstract&quot;: &quot;Using Ca(2+) imaging in freely behaving mice that repeatedly explored a familiar environment, we tracked thousands of CA1 pyramidal cells' place fields over weeks. Place coding was dynamic, as each day the ensemble representation of this environment involved a unique subset of cells. However, cells in the \u223c15-25% overlap between any two of these subsets retained the same place fields, which sufficed to preserve an accurate spatial representation across weeks.&quot;, &quot;author&quot;: [{&quot;dropping-particle&quot;: &quot;&quot;, &quot;family&quot;: &quot;Ziv&quot;, &quot;given&quot;: &quot;Yaniv&quot;, &quot;non-dropping-particle&quot;: &quot;&quot;, &quot;parse-names&quot;: false, &quot;suffix&quot;: &quot;&quot;}, {&quot;dropping-particle&quot;: &quot;&quot;, &quot;family&quot;: &quot;Burns&quot;, &quot;given&quot;: &quot;Laurie D&quot;, &quot;non-dropping-particle&quot;: &quot;&quot;, &quot;parse-names&quot;: false, &quot;suffix&quot;: &quot;&quot;}, {&quot;dropping-particle&quot;: &quot;&quot;, &quot;family&quot;: &quot;Cocker&quot;, &quot;given&quot;: &quot;Eric D&quot;, &quot;non-dropping-particle&quot;: &quot;&quot;, &quot;parse-names&quot;: false, &quot;suffix&quot;: &quot;&quot;}, {&quot;dropping-particle&quot;: &quot;&quot;, &quot;family&quot;: &quot;Hamel&quot;, &quot;given&quot;: &quot;Elizabeth O&quot;, &quot;non-dropping-particle&quot;: &quot;&quot;, &quot;parse-names&quot;: false, &quot;suffix&quot;: &quot;&quot;}, {&quot;dropping-particle&quot;: &quot;&quot;, &quot;family&quot;: &quot;Ghosh&quot;, &quot;given&quot;: &quot;Kunal K&quot;, &quot;non-dropping-particle&quot;: &quot;&quot;, &quot;parse-names&quot;: false, &quot;suffix&quot;: &quot;&quot;}, {&quot;dropping-particle&quot;: &quot;&quot;, &quot;family&quot;: &quot;Kitch&quot;, &quot;given&quot;: &quot;Lacey J&quot;, &quot;non-dropping-particle&quot;: &quot;&quot;, &quot;parse-names&quot;: false, &quot;suffix&quot;: &quot;&quot;}, {&quot;dropping-particle&quot;: &quot;&quot;, &quot;family&quot;: &quot;Gamal&quot;, &quot;given&quot;: &quot;Abbas&quot;, &quot;non-dropping-particle&quot;: &quot;El&quot;, &quot;parse-names&quot;: false, &quot;suffix&quot;: &quot;&quot;}, {&quot;dropping-particle&quot;: &quot;&quot;, &quot;family&quot;: &quot;Schnitzer&quot;, &quot;given&quot;: &quot;Mark J&quot;, &quot;non-dropping-particle&quot;: &quot;&quot;, &quot;parse-names&quot;: false, &quot;suffix&quot;: &quot;&quot;}], &quot;container-title&quot;: &quot;Nature neuroscience&quot;, &quot;id&quot;: &quot;ITEM-10&quot;, &quot;issue&quot;: &quot;3&quot;, &quot;issued&quot;: {&quot;date-parts&quot;: [[&quot;2013&quot;, &quot;3&quot;]]}, &quot;page&quot;: &quot;264-6&quot;, &quot;title&quot;: &quot;Long-term dynamics of CA1 hippocampal place codes.&quot;, &quot;type&quot;: &quot;article-journal&quot;, &quot;volume&quot;: &quot;16&quot;}, &quot;uris&quot;: [&quot;http://www.mendeley.com/documents/?uuid=67b177a4-03a3-4ae3-a905-f2b2e2728c4e&quot;]}, {&quot;id&quot;: &quot;ITEM-11&quot;, &quot;itemData&quot;: {&quot;DOI&quot;: &quot;10.1038/nmeth.1339&quot;, &quot;ISSN&quot;: &quot;1548-7091&quot;, &quot;author&quot;: [{&quot;dropping-particle&quot;: &quot;&quot;, &quot;family&quot;: &quot;Barretto&quot;, &quot;given&quot;: &quot;Robert P J&quot;, &quot;non-dropping-particle&quot;: &quot;&quot;, &quot;parse-names&quot;: false, &quot;suffix&quot;: &quot;&quot;}, {&quot;dropping-particle&quot;: &quot;&quot;, &quot;family&quot;: &quot;Messerschmidt&quot;, &quot;given&quot;: &quot;Bernhard&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ature Methods&quot;, &quot;id&quot;: &quot;ITEM-11&quot;, &quot;issue&quot;: &quot;7&quot;, &quot;issued&quot;: {&quot;date-parts&quot;: [[&quot;2009&quot;]]}, &quot;page&quot;: &quot;511-512&quot;, &quot;publisher&quot;: &quot;Nature Publishing Group&quot;, &quot;title&quot;: &quot;In vivo fluorescence imaging with high-resolution microlenses&quot;, &quot;type&quot;: &quot;article-journal&quot;, &quot;volume&quot;: &quot;6&quot;}, &quot;uris&quot;: [&quot;http://www.mendeley.com/documents/?uuid=fe24ceee-3455-47c8-9951-0555ff9459eb&quot;]}, {&quot;id&quot;: &quot;ITEM-12&quot;, &quot;itemData&quot;: {&quot;DOI&quot;: &quot;10.1038/nature14467&quot;, &quot;ISSN&quot;: &quot;0028-0836&quot;, &quot;PMID&quot;: &quot;26098371&quot;, &quot;abstract&quot;: &quot;The mammalian hippocampus is crucial for episodic memory formation and transiently retains information for about 3-4 weeks in adult mice and longer in humans. Although neuroscientists widely believe that neural synapses are elemental sites of information storage, there has been no direct evidence that hippocampal synapses persist for time intervals commensurate with the duration of hippocampal-dependent memory. Here we tested the prediction that the lifetimes of hippocampal synapses match the longevity of hippocampal memory. By using time-lapse two-photon microendoscopy in the CA1 hippocampal area of live mice, we monitored the turnover dynamics of the pyramidal neurons' basal dendritic spines, postsynaptic structures whose turnover dynamics are thought to reflect those of excitatory synaptic connections. Strikingly, CA1 spine turnover dynamics differed sharply from those seen previously in the neocortex. Mathematical modelling revealed that the data best matched kinetic models with a single population of spines with a mean lifetime of approximately 1-2 weeks. This implies \u223c100% turnover in \u223c2-3 times this interval, a near full erasure of the synaptic connectivity pattern. Although N-methyl-d-aspartate (NMDA) receptor blockade stabilizes spines in the neocortex, in CA1 it transiently increased the rate of spine loss and thus lowered spine density. These results reveal that adult neocortical and hippocampal pyramidal neurons have divergent patterns of spine regulation and quantitatively support the idea that the transience of hippocampal-dependent memory directly reflects the turnover dynamics of hippocampal synapses.&quot;, &quot;author&quot;: [{&quot;dropping-particle&quot;: &quot;&quot;, &quot;family&quot;: &quot;Attardo&quot;, &quot;given&quot;: &quot;Alessio&quot;, &quot;non-dropping-particle&quot;: &quot;&quot;, &quot;parse-names&quot;: false, &quot;suffix&quot;: &quot;&quot;}, {&quot;dropping-particle&quot;: &quot;&quot;, &quot;family&quot;: &quot;Fitzgerald&quot;, &quot;given&quot;: &quot;James E.&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ature&quot;, &quot;id&quot;: &quot;ITEM-12&quot;, &quot;issue&quot;: &quot;7562&quot;, &quot;issued&quot;: {&quot;date-parts&quot;: [[&quot;2015&quot;, &quot;6&quot;, &quot;22&quot;]]}, &quot;page&quot;: &quot;592-6&quot;, &quot;title&quot;: &quot;Impermanence of dendritic spines in live adult CA1 hippocampus&quot;, &quot;type&quot;: &quot;article-journal&quot;, &quot;volume&quot;: &quot;523&quot;}, &quot;uris&quot;: [&quot;http://www.mendeley.com/documents/?uuid=5b433ce5-db54-459b-ac08-18c074b7a3eb&quot;]}], &quot;mendeley&quot;: {&quot;formattedCitation&quot;: &quot;(Andermann et al., 2013; Aronov &amp; Tank, 2014; Attardo et al., 2015; Barretto et al., 2009; D. A. Dombeck et al., 2007, 2009, 2010; D. Dombeck &amp; Tank, 2014; Harvey et al., 2009; Murray &amp; Levene, 2012; Velasco &amp; Levene, 2014; Ziv et al., 2013)&quot;, &quot;plainTextFormattedCitation&quot;: &quot;(Andermann et al., 2013; Aronov &amp; Tank, 2014; Attardo et al., 2015; Barretto et al., 2009; D. A. Dombeck et al., 2007, 2009, 2010; D. Dombeck &amp; Tank, 2014; Harvey et al., 2009; Murray &amp; Levene, 2012; Velasco &amp; Levene, 2014; Ziv et al., 2013)&quot;, &quot;previouslyFormattedCitation&quot;: &quot;(Andermann et al., 2013; Aronov &amp; Tank, 2014; Attardo et al., 2015; Barretto et al., 2009; D. A. Dombeck et al., 2007, 2009, 2010; D. Dombeck &amp; Tank, 2014; Harvey et al., 2009; Murray &amp; Levene, 2012; Velasco &amp; Levene, 2014; Ziv et al., 2013)&quot;}, &quot;properties&quot;: {&quot;noteIndex&quot;: 0}, &quot;schema&quot;: &quot;https://github.com/citation-style-language/schema/raw/master/csl-citation.json&quot;} RNDjHqZ972weo"/><text:span text:style-name="T28">(Andermann et al., 2013; Aronov &amp; Tank, 2014; Attardo et al., 2015; Barretto et al., 2009; D. A. Dombeck et al., 2007, 2009, 2010; D. Dombeck &amp; Tank, 2014; Harvey et al., 2009; Murray &amp; Levene, 2012; Velasco &amp; Levene, 2014; Ziv et al., 2013)</text:span><text:reference-mark-end text:name="ADDIN CSL_CITATION {&quot;citationItems&quot;: [{&quot;id&quot;: &quot;ITEM-1&quot;, &quot;itemData&quot;: {&quot;DOI&quot;: &quot;10.1038/nature08499&quot;, &quot;ISSN&quot;: &quot;1476-4687&quot;, &quot;PMID&quot;: &quot;19829374&quot;, &quot;abstract&quot;: &quot;Hippocampal place cells encode spatial information in rate and temporal codes. To examine the mechanisms underlying hippocampal coding, here we measured the intracellular dynamics of place cells by combining in vivo whole-cell recordings with a virtual-reality system. Head-restrained mice, running on a spherical treadmill, interacted with a computer-generated visual environment to perform spatial behaviours. Robust place-cell activity was present during movement along a virtual linear track. From whole-cell recordings, we identified three subthreshold signatures of place fields: an asymmetric ramp-like depolarization of the baseline membrane potential, an increase in the amplitude of intracellular theta oscillations, and a phase precession of the intracellular theta oscillation relative to the extracellularly recorded theta rhythm. These intracellular dynamics underlie the primary features of place-cell rate and temporal codes. The virtual-reality system developed here will enable new experimental approaches to study the neural circuits underlying navigation.&quot;, &quot;author&quot;: [{&quot;dropping-particle&quot;: &quot;&quot;, &quot;family&quot;: &quot;Harvey&quot;, &quot;given&quot;: &quot;Christopher D&quot;, &quot;non-dropping-particle&quot;: &quot;&quot;, &quot;parse-names&quot;: false, &quot;suffix&quot;: &quot;&quot;}, {&quot;dropping-particle&quot;: &quot;&quot;, &quot;family&quot;: &quot;Collman&quot;, &quot;given&quot;: &quot;Forrest&quot;, &quot;non-dropping-particle&quot;: &quot;&quot;, &quot;parse-names&quot;: false, &quot;suffix&quot;: &quot;&quot;}, {&quot;dropping-particle&quot;: &quot;&quot;, &quot;family&quot;: &quot;Dombeck&quot;, &quot;given&quot;: &quot;Daniel A&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ature&quot;, &quot;id&quot;: &quot;ITEM-1&quot;, &quot;issue&quot;: &quot;7266&quot;, &quot;issued&quot;: {&quot;date-parts&quot;: [[&quot;2009&quot;, &quot;10&quot;, &quot;15&quot;]]}, &quot;page&quot;: &quot;941-6&quot;, &quot;title&quot;: &quot;Intracellular dynamics of hippocampal place cells during virtual navigation.&quot;, &quot;type&quot;: &quot;article-journal&quot;, &quot;volume&quot;: &quot;461&quot;}, &quot;uris&quot;: [&quot;http://www.mendeley.com/documents/?uuid=4b1e24b7-bb55-4c60-9e19-ccc7f49e1708&quot;]}, {&quot;id&quot;: &quot;ITEM-2&quot;, &quot;itemData&quot;: {&quot;DOI&quot;: &quot;10.1523/JNEUROSCI.2985-09.2009&quot;, &quot;ISSN&quot;: &quot;1529-2401&quot;, &quot;PMID&quot;: &quot;19889987&quot;, &quot;abstract&quot;: &quot;Macroscopic (millimeter scale) functional clustering is a hallmark characteristic of motor cortex spatial organization in awake behaving mammals; however, almost no information is known about the functional micro-organization (approximately 100 microm scale). Here, we optically recorded intracellular calcium transients of layer 2/3 neurons with cellular resolution over approximately 200-microm-diameter fields in the forelimb motor cortex of mobile, head-restrained mice during two distinct movements (running and grooming). We showed that the temporal correlation between neurons was statistically larger the closer the neurons were to each other. We further explored this correlation by using two separate methods to spatially segment the neurons within each imaging field: K-means clustering and correlations between single neuron activity and mouse movements. The two methods segmented the neurons similarly and led to the conclusion that the origin of the inverse relationship between correlation and distance seen statistically was twofold: clusters of highly temporally correlated neurons were often spatially distinct from one another, and (even when the clusters were spatially intermingled) within the clusters, the more correlated the neurons were to each other, the shorter the distance between them. Our results represent a direct observation of functional clustering within the microcircuitry of the awake mouse motor cortex.&quot;, &quot;author&quot;: [{&quot;dropping-particle&quot;: &quot;&quot;, &quot;family&quot;: &quot;Dombeck&quot;, &quot;given&quot;: &quot;Daniel A&quot;, &quot;non-dropping-particle&quot;: &quot;&quot;, &quot;parse-names&quot;: false, &quot;suffix&quot;: &quot;&quot;}, {&quot;dropping-particle&quot;: &quot;&quot;, &quot;family&quot;: &quot;Graziano&quot;, &quot;given&quot;: &quot;Michael S&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The Journal of neuroscience : the official journal of the Society for Neuroscience&quot;, &quot;id&quot;: &quot;ITEM-2&quot;, &quot;issue&quot;: &quot;44&quot;, &quot;issued&quot;: {&quot;date-parts&quot;: [[&quot;2009&quot;, &quot;11&quot;, &quot;4&quot;]]}, &quot;page&quot;: &quot;13751-60&quot;, &quot;title&quot;: &quot;Functional clustering of neurons in motor cortex determined by cellular resolution imaging in awake behaving mice.&quot;, &quot;type&quot;: &quot;article-journal&quot;, &quot;volume&quot;: &quot;29&quot;}, &quot;uris&quot;: [&quot;http://www.mendeley.com/documents/?uuid=c59d674d-c141-4092-a938-93a2b89fd126&quot;]}, {&quot;id&quot;: &quot;ITEM-3&quot;, &quot;itemData&quot;: {&quot;DOI&quot;: &quot;10.1016/j.neuron.2014.08.042&quot;, &quot;ISBN&quot;: &quot;1097-4199 (Electronic)\\r0896-6273 (Linking)&quot;, &quot;ISSN&quot;: &quot;10974199&quot;, &quot;PMID&quot;: &quot;25374363&quot;, &quot;abstract&quot;: &quot;Virtual reality (VR) enables precise control of an animal's environment and otherwise impossible experimental manipulations. Neural activity in rodents hasbeen studied on virtual 1D tracks. However, 2D navigation imposes additional requirements, such as the processing of head direction and environment boundaries, and it is unknown whether the neural circuits underlying 2D representations can be sufficiently engaged in VR. We implemented a VR setup for rats, including software and large-scale electrophysiology, that supports 2D navigation by allowing rotation and walking in any direction. The entorhinal-hippocampal circuit, including place, head direction, and grid cells, showed 2D activity patterns similar to those in the real world. Furthermore, border cells were observed, and hippocampal remapping was driven by environment shape, suggesting functional processing of virtual boundaries. These results illustrate that 2D spatial representations can be engaged by visual and rotational vestibular stimuli alone and suggest a novel VR tool for studying rat navigation.&quot;, &quot;author&quot;: [{&quot;dropping-particle&quot;: &quot;&quot;, &quot;family&quot;: &quot;Aronov&quot;, &quot;given&quot;: &quot;Dmitriy&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euron&quot;, &quot;id&quot;: &quot;ITEM-3&quot;, &quot;issue&quot;: &quot;2&quot;, &quot;issued&quot;: {&quot;date-parts&quot;: [[&quot;2014&quot;]]}, &quot;title&quot;: &quot;Engagement of Neural Circuits Underlying 2D Spatial Navigation in a Rodent Virtual Reality System&quot;, &quot;type&quot;: &quot;article-journal&quot;, &quot;volume&quot;: &quot;84&quot;}, &quot;uris&quot;: [&quot;http://www.mendeley.com/documents/?uuid=aab52680-dffc-36e8-9cc3-9eb9936c595a&quot;]}, {&quot;id&quot;: &quot;ITEM-4&quot;, &quot;itemData&quot;: {&quot;DOI&quot;: &quot;10.1038/nn.2648&quot;, &quot;ISSN&quot;: &quot;1546-1726&quot;, &quot;PMID&quot;: &quot;20890294&quot;, &quot;abstract&quot;: &quot;Spatial navigation is often used as a behavioral task in studies of the neuronal circuits that underlie cognition, learning and memory in rodents. The combination of in vivo microscopy with genetically encoded indicators has provided an important new tool for studying neuronal circuits, but has been technically difficult to apply during navigation. Here we describe methods for imaging the activity of neurons in the CA1 region of the hippocampus with subcellular resolution in behaving mice. Neurons that expressed the genetically encoded calcium indicator GCaMP3 were imaged through a chronic hippocampal window. Head-restrained mice performed spatial behaviors in a setup combining a virtual reality system and a custom-built two-photon microscope. We optically identified populations of place cells and determined the correlation between the location of their place fields in the virtual environment and their anatomical location in the local circuit. The combination of virtual reality and high-resolution functional imaging should allow a new generation of studies to investigate neuronal circuit dynamics during behavior.&quot;, &quot;author&quot;: [{&quot;dropping-particle&quot;: &quot;&quot;, &quot;family&quot;: &quot;Dombeck&quot;, &quot;given&quot;: &quot;Daniel A&quot;, &quot;non-dropping-particle&quot;: &quot;&quot;, &quot;parse-names&quot;: false, &quot;suffix&quot;: &quot;&quot;}, {&quot;dropping-particle&quot;: &quot;&quot;, &quot;family&quot;: &quot;Harvey&quot;, &quot;given&quot;: &quot;Christopher D&quot;, &quot;non-dropping-particle&quot;: &quot;&quot;, &quot;parse-names&quot;: false, &quot;suffix&quot;: &quot;&quot;}, {&quot;dropping-particle&quot;: &quot;&quot;, &quot;family&quot;: &quot;Tian&quot;, &quot;given&quot;: &quot;Lin&quot;, &quot;non-dropping-particle&quot;: &quot;&quot;, &quot;parse-names&quot;: false, &quot;suffix&quot;: &quot;&quot;}, {&quot;dropping-particle&quot;: &quot;&quot;, &quot;family&quot;: &quot;Looger&quot;, &quot;given&quot;: &quot;Loren L&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ature neuroscience&quot;, &quot;id&quot;: &quot;ITEM-4&quot;, &quot;issue&quot;: &quot;11&quot;, &quot;issued&quot;: {&quot;date-parts&quot;: [[&quot;2010&quot;, &quot;11&quot;]]}, &quot;page&quot;: &quot;1433-40&quot;, &quot;title&quot;: &quot;Functional imaging of hippocampal place cells at cellular resolution during virtual navigation.&quot;, &quot;type&quot;: &quot;article-journal&quot;, &quot;volume&quot;: &quot;13&quot;}, &quot;uris&quot;: [&quot;http://www.mendeley.com/documents/?uuid=4c99620e-8e4e-4559-8619-a058cb329d2d&quot;]}, {&quot;id&quot;: &quot;ITEM-5&quot;, &quot;itemData&quot;: {&quot;DOI&quot;: &quot;10.1016/j.neuron.2007.08.003&quot;, &quot;ISSN&quot;: &quot;0896-6273&quot;, &quot;PMID&quot;: &quot;17920014&quot;, &quot;abstract&quot;: &quot;We report a technique for two-photon fluorescence imaging with cellular resolution in awake, behaving mice with minimal motion artifact. The apparatus combines an upright, table-mounted two-photon microscope with a spherical treadmill consisting of a large, air-supported Styrofoam ball. Mice, with implanted cranial windows, are head restrained under the objective while their limbs rest on the ball's upper surface. Following adaptation to head restraint, mice maneuver on the spherical treadmill as their heads remain motionless. Image sequences demonstrate that running-associated brain motion is limited to approximately 2-5 microm. In addition, motion is predominantly in the focal plane, with little out-of-plane motion, making the application of a custom-designed Hidden-Markov-Model-based motion correction algorithm useful for postprocessing. Behaviorally correlated calcium transients from large neuronal and astrocytic populations were routinely measured, with an estimated motion-induced false positive error rate of &lt;5%.&quot;, &quot;author&quot;: [{&quot;dropping-particle&quot;: &quot;&quot;, &quot;family&quot;: &quot;Dombeck&quot;, &quot;given&quot;: &quot;Daniel A&quot;, &quot;non-dropping-particle&quot;: &quot;&quot;, &quot;parse-names&quot;: false, &quot;suffix&quot;: &quot;&quot;}, {&quot;dropping-particle&quot;: &quot;&quot;, &quot;family&quot;: &quot;Khabbaz&quot;, &quot;given&quot;: &quot;Anton N&quot;, &quot;non-dropping-particle&quot;: &quot;&quot;, &quot;parse-names&quot;: false, &quot;suffix&quot;: &quot;&quot;}, {&quot;dropping-particle&quot;: &quot;&quot;, &quot;family&quot;: &quot;Collman&quot;, &quot;given&quot;: &quot;Forrest&quot;, &quot;non-dropping-particle&quot;: &quot;&quot;, &quot;parse-names&quot;: false, &quot;suffix&quot;: &quot;&quot;}, {&quot;dropping-particle&quot;: &quot;&quot;, &quot;family&quot;: &quot;Adelman&quot;, &quot;given&quot;: &quot;Thomas L&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euron&quot;, &quot;id&quot;: &quot;ITEM-5&quot;, &quot;issue&quot;: &quot;1&quot;, &quot;issued&quot;: {&quot;date-parts&quot;: [[&quot;2007&quot;, &quot;10&quot;, &quot;4&quot;]]}, &quot;page&quot;: &quot;43-57&quot;, &quot;title&quot;: &quot;Imaging large-scale neural activity with cellular resolution in awake, mobile mice.&quot;, &quot;type&quot;: &quot;article-journal&quot;, &quot;volume&quot;: &quot;56&quot;}, &quot;uris&quot;: [&quot;http://www.mendeley.com/documents/?uuid=6f7be155-f08a-4dfa-ae4b-8a5938515403&quot;]}, {&quot;id&quot;: &quot;ITEM-6&quot;, &quot;itemData&quot;: {&quot;DOI&quot;: &quot;10.1016/j.neuron.2013.07.052&quot;, &quot;ISSN&quot;: &quot;08966273&quot;, &quot;author&quot;: [{&quot;dropping-particle&quot;: &quot;&quot;, &quot;family&quot;: &quot;Andermann&quot;, &quot;given&quot;: &quot;Mark\u00a0L.&quot;, &quot;non-dropping-particle&quot;: &quot;&quot;, &quot;parse-names&quot;: false, &quot;suffix&quot;: &quot;&quot;}, {&quot;dropping-particle&quot;: &quot;&quot;, &quot;family&quot;: &quot;Gilfoy&quot;, &quot;given&quot;: &quot;Nathan\u00a0B.&quot;, &quot;non-dropping-particle&quot;: &quot;&quot;, &quot;parse-names&quot;: false, &quot;suffix&quot;: &quot;&quot;}, {&quot;dropping-particle&quot;: &quot;&quot;, &quot;family&quot;: &quot;Goldey&quot;, &quot;given&quot;: &quot;Glenn\u00a0J.&quot;, &quot;non-dropping-particle&quot;: &quot;&quot;, &quot;parse-names&quot;: false, &quot;suffix&quot;: &quot;&quot;}, {&quot;dropping-particle&quot;: &quot;&quot;, &quot;family&quot;: &quot;Sachdev&quot;, &quot;given&quot;: &quot;Robert\u00a0N.S.&quot;, &quot;non-dropping-particle&quot;: &quot;&quot;, &quot;parse-names&quot;: false, &quot;suffix&quot;: &quot;&quot;}, {&quot;dropping-particle&quot;: &quot;&quot;, &quot;family&quot;: &quot;W\u00f6lfel&quot;, &quot;given&quot;: &quot;Markus&quot;, &quot;non-dropping-particle&quot;: &quot;&quot;, &quot;parse-names&quot;: false, &quot;suffix&quot;: &quot;&quot;}, {&quot;dropping-particle&quot;: &quot;&quot;, &quot;family&quot;: &quot;McCormick&quot;, &quot;given&quot;: &quot;David\u00a0A.&quot;, &quot;non-dropping-particle&quot;: &quot;&quot;, &quot;parse-names&quot;: false, &quot;suffix&quot;: &quot;&quot;}, {&quot;dropping-particle&quot;: &quot;&quot;, &quot;family&quot;: &quot;Reid&quot;, &quot;given&quot;: &quot;R.\u00a0Clay&quot;, &quot;non-dropping-particle&quot;: &quot;&quot;, &quot;parse-names&quot;: false, &quot;suffix&quot;: &quot;&quot;}, {&quot;dropping-particle&quot;: &quot;&quot;, &quot;family&quot;: &quot;Levene&quot;, &quot;given&quot;: &quot;Michael\u00a0J.&quot;, &quot;non-dropping-particle&quot;: &quot;&quot;, &quot;parse-names&quot;: false, &quot;suffix&quot;: &quot;&quot;}], &quot;container-title&quot;: &quot;Neuron&quot;, &quot;id&quot;: &quot;ITEM-6&quot;, &quot;issue&quot;: &quot;4&quot;, &quot;issued&quot;: {&quot;date-parts&quot;: [[&quot;2013&quot;]]}, &quot;page&quot;: &quot;900-913&quot;, &quot;title&quot;: &quot;Chronic Cellular Imaging of Entire Cortical Columns in Awake Mice Using Microprisms&quot;, &quot;type&quot;: &quot;article-journal&quot;, &quot;volume&quot;: &quot;80&quot;}, &quot;uris&quot;: [&quot;http://www.mendeley.com/documents/?uuid=e93ccdd4-306e-498f-9a3b-d855f4605273&quot;]}, {&quot;id&quot;: &quot;ITEM-7&quot;, &quot;itemData&quot;: {&quot;DOI&quot;: &quot;10.1117/1.JBO.17.2.021106&quot;, &quot;ISSN&quot;: &quot;10833668&quot;, &quot;author&quot;: [{&quot;dropping-particle&quot;: &quot;&quot;, &quot;family&quot;: &quot;Murray&quot;, &quot;given&quot;: &quot;Teresa A.&quot;, &quot;non-dropping-particle&quot;: &quot;&quot;, &quot;parse-names&quot;: false, &quot;suffix&quot;: &quot;&quot;}, {&quot;dropping-particle&quot;: &quot;&quot;, &quot;family&quot;: &quot;Levene&quot;, &quot;given&quot;: &quot;Michael J.&quot;, &quot;non-dropping-particle&quot;: &quot;&quot;, &quot;parse-names&quot;: false, &quot;suffix&quot;: &quot;&quot;}], &quot;container-title&quot;: &quot;Journal of Biomedical Optics&quot;, &quot;id&quot;: &quot;ITEM-7&quot;, &quot;issue&quot;: &quot;2&quot;, &quot;issued&quot;: {&quot;date-parts&quot;: [[&quot;2012&quot;]]}, &quot;page&quot;: &quot;021106&quot;, &quot;title&quot;: &quot;Singlet gradient index lens for deep in vivo multiphoton microscopy&quot;, &quot;type&quot;: &quot;article-journal&quot;, &quot;volume&quot;: &quot;17&quot;}, &quot;uris&quot;: [&quot;http://www.mendeley.com/documents/?uuid=9155d039-956a-4a77-b45d-bb481ff3dcd2&quot;]}, {&quot;id&quot;: &quot;ITEM-8&quot;, &quot;itemData&quot;: {&quot;DOI&quot;: &quot;10.1364/BOE.5.001700&quot;, &quot;ISSN&quot;: &quot;2156-7085&quot;, &quot;PMID&quot;: &quot;24940533&quot;, &quot;abstract&quot;: &quot;Two-photon microscopy has been used in conjunction with micro-optics, such as GRIN lenses, to access subcortical structures in the intact mouse brain. In this study, we demonstrate the use of thick glass windows, or plugs, for high-resolution, large field-of-view two-photon imaging of the hippocampus in a live mouse. These plugs are less expensive, yield larger fields-of-view and are simpler to use than GRIN lenses while requiring less tissue removal compared to previous methods based on cortical ablation. To demonstrate the capabilities of our system, we show fluorescence images of dendritic spines in the CA1 region of the hippocampus in THY1-YFP transgenic mice.&quot;, &quot;author&quot;: [{&quot;dropping-particle&quot;: &quot;&quot;, &quot;family&quot;: &quot;Velasco&quot;, &quot;given&quot;: &quot;Mary Grace M&quot;, &quot;non-dropping-particle&quot;: &quot;&quot;, &quot;parse-names&quot;: false, &quot;suffix&quot;: &quot;&quot;}, {&quot;dropping-particle&quot;: &quot;&quot;, &quot;family&quot;: &quot;Levene&quot;, &quot;given&quot;: &quot;Michael J&quot;, &quot;non-dropping-particle&quot;: &quot;&quot;, &quot;parse-names&quot;: false, &quot;suffix&quot;: &quot;&quot;}], &quot;container-title&quot;: &quot;Biomedical optics express&quot;, &quot;id&quot;: &quot;ITEM-8&quot;, &quot;issue&quot;: &quot;6&quot;, &quot;issued&quot;: {&quot;date-parts&quot;: [[&quot;2014&quot;]]}, &quot;page&quot;: &quot;1700-8&quot;, &quot;title&quot;: &quot;In vivo two-photon microscopy of the hippocampus using glass plugs.&quot;, &quot;type&quot;: &quot;article-journal&quot;, &quot;volume&quot;: &quot;5&quot;}, &quot;uris&quot;: [&quot;http://www.mendeley.com/documents/?uuid=30bf678a-347b-4601-aa8e-bd97f45aef15&quot;]}, {&quot;id&quot;: &quot;ITEM-9&quot;, &quot;itemData&quot;: {&quot;DOI&quot;: &quot;10.1101/pdb.top081810&quot;, &quot;ISSN&quot;: &quot;1559-6095&quot;, &quot;PMID&quot;: &quot;24987148&quot;, &quot;abstract&quot;: &quot;A method for functional, cellular-resolution imaging of neural populations in awake and mobile mice is presented here. The method is based on the use of a spherical treadmill, head restraint, and motion correction software that facilitate neural imaging in the awake brain with a fixed upright two-photon microscope. These approaches have proven to be applicable to a wide range of brain regions and should help further our understanding of how neuronal population activity within the brain's microcircuitry is connected to animal behavior.&quot;, &quot;author&quot;: [{&quot;dropping-particle&quot;: &quot;&quot;, &quot;family&quot;: &quot;Dombeck&quot;, &quot;given&quot;: &quot;Daniel&quot;, &quot;non-dropping-particle&quot;: &quot;&quot;, &quot;parse-names&quot;: false, &quot;suffix&quot;: &quot;&quot;}, {&quot;dropping-particle&quot;: &quot;&quot;, &quot;family&quot;: &quot;Tank&quot;, &quot;given&quot;: &quot;David&quot;, &quot;non-dropping-particle&quot;: &quot;&quot;, &quot;parse-names&quot;: false, &quot;suffix&quot;: &quot;&quot;}], &quot;container-title&quot;: &quot;Cold Spring Harbor protocols&quot;, &quot;id&quot;: &quot;ITEM-9&quot;, &quot;issue&quot;: &quot;7&quot;, &quot;issued&quot;: {&quot;date-parts&quot;: [[&quot;2014&quot;, &quot;7&quot;]]}, &quot;page&quot;: &quot;726-36&quot;, &quot;title&quot;: &quot;Two-photon imaging of neural activity in awake mobile mice.&quot;, &quot;type&quot;: &quot;article-journal&quot;, &quot;volume&quot;: &quot;2014&quot;}, &quot;uris&quot;: [&quot;http://www.mendeley.com/documents/?uuid=d50cedee-2856-4283-9c1d-93e58c65e62a&quot;]}, {&quot;id&quot;: &quot;ITEM-10&quot;, &quot;itemData&quot;: {&quot;DOI&quot;: &quot;10.1038/nn.3329&quot;, &quot;ISSN&quot;: &quot;1546-1726&quot;, &quot;PMID&quot;: &quot;23396101&quot;, &quot;abstract&quot;: &quot;Using Ca(2+) imaging in freely behaving mice that repeatedly explored a familiar environment, we tracked thousands of CA1 pyramidal cells' place fields over weeks. Place coding was dynamic, as each day the ensemble representation of this environment involved a unique subset of cells. However, cells in the \u223c15-25% overlap between any two of these subsets retained the same place fields, which sufficed to preserve an accurate spatial representation across weeks.&quot;, &quot;author&quot;: [{&quot;dropping-particle&quot;: &quot;&quot;, &quot;family&quot;: &quot;Ziv&quot;, &quot;given&quot;: &quot;Yaniv&quot;, &quot;non-dropping-particle&quot;: &quot;&quot;, &quot;parse-names&quot;: false, &quot;suffix&quot;: &quot;&quot;}, {&quot;dropping-particle&quot;: &quot;&quot;, &quot;family&quot;: &quot;Burns&quot;, &quot;given&quot;: &quot;Laurie D&quot;, &quot;non-dropping-particle&quot;: &quot;&quot;, &quot;parse-names&quot;: false, &quot;suffix&quot;: &quot;&quot;}, {&quot;dropping-particle&quot;: &quot;&quot;, &quot;family&quot;: &quot;Cocker&quot;, &quot;given&quot;: &quot;Eric D&quot;, &quot;non-dropping-particle&quot;: &quot;&quot;, &quot;parse-names&quot;: false, &quot;suffix&quot;: &quot;&quot;}, {&quot;dropping-particle&quot;: &quot;&quot;, &quot;family&quot;: &quot;Hamel&quot;, &quot;given&quot;: &quot;Elizabeth O&quot;, &quot;non-dropping-particle&quot;: &quot;&quot;, &quot;parse-names&quot;: false, &quot;suffix&quot;: &quot;&quot;}, {&quot;dropping-particle&quot;: &quot;&quot;, &quot;family&quot;: &quot;Ghosh&quot;, &quot;given&quot;: &quot;Kunal K&quot;, &quot;non-dropping-particle&quot;: &quot;&quot;, &quot;parse-names&quot;: false, &quot;suffix&quot;: &quot;&quot;}, {&quot;dropping-particle&quot;: &quot;&quot;, &quot;family&quot;: &quot;Kitch&quot;, &quot;given&quot;: &quot;Lacey J&quot;, &quot;non-dropping-particle&quot;: &quot;&quot;, &quot;parse-names&quot;: false, &quot;suffix&quot;: &quot;&quot;}, {&quot;dropping-particle&quot;: &quot;&quot;, &quot;family&quot;: &quot;Gamal&quot;, &quot;given&quot;: &quot;Abbas&quot;, &quot;non-dropping-particle&quot;: &quot;El&quot;, &quot;parse-names&quot;: false, &quot;suffix&quot;: &quot;&quot;}, {&quot;dropping-particle&quot;: &quot;&quot;, &quot;family&quot;: &quot;Schnitzer&quot;, &quot;given&quot;: &quot;Mark J&quot;, &quot;non-dropping-particle&quot;: &quot;&quot;, &quot;parse-names&quot;: false, &quot;suffix&quot;: &quot;&quot;}], &quot;container-title&quot;: &quot;Nature neuroscience&quot;, &quot;id&quot;: &quot;ITEM-10&quot;, &quot;issue&quot;: &quot;3&quot;, &quot;issued&quot;: {&quot;date-parts&quot;: [[&quot;2013&quot;, &quot;3&quot;]]}, &quot;page&quot;: &quot;264-6&quot;, &quot;title&quot;: &quot;Long-term dynamics of CA1 hippocampal place codes.&quot;, &quot;type&quot;: &quot;article-journal&quot;, &quot;volume&quot;: &quot;16&quot;}, &quot;uris&quot;: [&quot;http://www.mendeley.com/documents/?uuid=67b177a4-03a3-4ae3-a905-f2b2e2728c4e&quot;]}, {&quot;id&quot;: &quot;ITEM-11&quot;, &quot;itemData&quot;: {&quot;DOI&quot;: &quot;10.1038/nmeth.1339&quot;, &quot;ISSN&quot;: &quot;1548-7091&quot;, &quot;author&quot;: [{&quot;dropping-particle&quot;: &quot;&quot;, &quot;family&quot;: &quot;Barretto&quot;, &quot;given&quot;: &quot;Robert P J&quot;, &quot;non-dropping-particle&quot;: &quot;&quot;, &quot;parse-names&quot;: false, &quot;suffix&quot;: &quot;&quot;}, {&quot;dropping-particle&quot;: &quot;&quot;, &quot;family&quot;: &quot;Messerschmidt&quot;, &quot;given&quot;: &quot;Bernhard&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ature Methods&quot;, &quot;id&quot;: &quot;ITEM-11&quot;, &quot;issue&quot;: &quot;7&quot;, &quot;issued&quot;: {&quot;date-parts&quot;: [[&quot;2009&quot;]]}, &quot;page&quot;: &quot;511-512&quot;, &quot;publisher&quot;: &quot;Nature Publishing Group&quot;, &quot;title&quot;: &quot;In vivo fluorescence imaging with high-resolution microlenses&quot;, &quot;type&quot;: &quot;article-journal&quot;, &quot;volume&quot;: &quot;6&quot;}, &quot;uris&quot;: [&quot;http://www.mendeley.com/documents/?uuid=fe24ceee-3455-47c8-9951-0555ff9459eb&quot;]}, {&quot;id&quot;: &quot;ITEM-12&quot;, &quot;itemData&quot;: {&quot;DOI&quot;: &quot;10.1038/nature14467&quot;, &quot;ISSN&quot;: &quot;0028-0836&quot;, &quot;PMID&quot;: &quot;26098371&quot;, &quot;abstract&quot;: &quot;The mammalian hippocampus is crucial for episodic memory formation and transiently retains information for about 3-4 weeks in adult mice and longer in humans. Although neuroscientists widely believe that neural synapses are elemental sites of information storage, there has been no direct evidence that hippocampal synapses persist for time intervals commensurate with the duration of hippocampal-dependent memory. Here we tested the prediction that the lifetimes of hippocampal synapses match the longevity of hippocampal memory. By using time-lapse two-photon microendoscopy in the CA1 hippocampal area of live mice, we monitored the turnover dynamics of the pyramidal neurons' basal dendritic spines, postsynaptic structures whose turnover dynamics are thought to reflect those of excitatory synaptic connections. Strikingly, CA1 spine turnover dynamics differed sharply from those seen previously in the neocortex. Mathematical modelling revealed that the data best matched kinetic models with a single population of spines with a mean lifetime of approximately 1-2 weeks. This implies \u223c100% turnover in \u223c2-3 times this interval, a near full erasure of the synaptic connectivity pattern. Although N-methyl-d-aspartate (NMDA) receptor blockade stabilizes spines in the neocortex, in CA1 it transiently increased the rate of spine loss and thus lowered spine density. These results reveal that adult neocortical and hippocampal pyramidal neurons have divergent patterns of spine regulation and quantitatively support the idea that the transience of hippocampal-dependent memory directly reflects the turnover dynamics of hippocampal synapses.&quot;, &quot;author&quot;: [{&quot;dropping-particle&quot;: &quot;&quot;, &quot;family&quot;: &quot;Attardo&quot;, &quot;given&quot;: &quot;Alessio&quot;, &quot;non-dropping-particle&quot;: &quot;&quot;, &quot;parse-names&quot;: false, &quot;suffix&quot;: &quot;&quot;}, {&quot;dropping-particle&quot;: &quot;&quot;, &quot;family&quot;: &quot;Fitzgerald&quot;, &quot;given&quot;: &quot;James E.&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ature&quot;, &quot;id&quot;: &quot;ITEM-12&quot;, &quot;issue&quot;: &quot;7562&quot;, &quot;issued&quot;: {&quot;date-parts&quot;: [[&quot;2015&quot;, &quot;6&quot;, &quot;22&quot;]]}, &quot;page&quot;: &quot;592-6&quot;, &quot;title&quot;: &quot;Impermanence of dendritic spines in live adult CA1 hippocampus&quot;, &quot;type&quot;: &quot;article-journal&quot;, &quot;volume&quot;: &quot;523&quot;}, &quot;uris&quot;: [&quot;http://www.mendeley.com/documents/?uuid=5b433ce5-db54-459b-ac08-18c074b7a3eb&quot;]}], &quot;mendeley&quot;: {&quot;formattedCitation&quot;: &quot;(Andermann et al., 2013; Aronov &amp; Tank, 2014; Attardo et al., 2015; Barretto et al., 2009; D. A. Dombeck et al., 2007, 2009, 2010; D. Dombeck &amp; Tank, 2014; Harvey et al., 2009; Murray &amp; Levene, 2012; Velasco &amp; Levene, 2014; Ziv et al., 2013)&quot;, &quot;plainTextFormattedCitation&quot;: &quot;(Andermann et al., 2013; Aronov &amp; Tank, 2014; Attardo et al., 2015; Barretto et al., 2009; D. A. Dombeck et al., 2007, 2009, 2010; D. Dombeck &amp; Tank, 2014; Harvey et al., 2009; Murray &amp; Levene, 2012; Velasco &amp; Levene, 2014; Ziv et al., 2013)&quot;, &quot;previouslyFormattedCitation&quot;: &quot;(Andermann et al., 2013; Aronov &amp; Tank, 2014; Attardo et al., 2015; Barretto et al., 2009; D. A. Dombeck et al., 2007, 2009, 2010; D. Dombeck &amp; Tank, 2014; Harvey et al., 2009; Murray &amp; Levene, 2012; Velasco &amp; Levene, 2014; Ziv et al., 2013)&quot;}, &quot;properties&quot;: {&quot;noteIndex&quot;: 0}, &quot;schema&quot;: &quot;https://github.com/citation-style-language/schema/raw/master/csl-citation.json&quot;} RNDjHqZ972weo"/><text:span text:style-name="T103">⁠.</text:span></text:p>
      <text:p text:style-name="P32"/>
      <text:p text:style-name="P8"><text:span text:style-name="T13">All imaging preparation standardizations described in this thesis invoke </text:span><text:span text:style-name="T21">2</text:span><text:span text:style-name="T13">-</text:span><text:span text:style-name="T21">P</text:span><text:span text:style-name="T13">hoton </text:span><text:span text:style-name="T22">c</text:span><text:span text:style-name="T13">alcium imaging of Hippocampal CA1 cells at cellular </text:span><text:soft-page-break/><text:span text:style-name="T13">resolution (1 pix = ~1 µm), following cortical excavations just above the left hippocampus (Dombeck et al., 2010).</text:span></text:p>
      <text:h text:style-name="P4" text:outline-level="1"><text:span text:style-name="T120">Calcium Imaging </text:span><text:span text:style-name="T149">by</text:span><text:span text:style-name="T120"> </text:span><text:span text:style-name="T174">2</text:span><text:span text:style-name="T120">-Photon Microscopy</text:span></text:h>
      <text:p text:style-name="P33"/>
      <text:p text:style-name="P30"><text:span text:style-name="T103">Typically, as cells become activated and elicit action potentials, there is often a large concomitant influx of Ca</text:span><text:span text:style-name="T24">2+</text:span><text:span text:style-name="T103"> ions through voltage gated calcium channels all around the perisomatic membrane, amongst other cellular compartments. Several organic dyes have been developed that reversibly bind Ca</text:span><text:span text:style-name="T24">2+</text:span><text:span text:style-name="T103"> ions in the cytosol and either become fluorescent or emit greater fluorescence (often with a red shift) when in this Ca</text:span><text:span text:style-name="T24">2+</text:span><text:span text:style-name="T103">-bound state </text:span><text:reference-mark-start text:name="ADDIN CSL_CITATION {&quot;citationItems&quot;: [{&quot;id&quot;: &quot;ITEM-1&quot;, &quot;itemData&quot;: {&quot;DOI&quot;: &quot;10.1016/j.ymeth.2008.09.025&quot;, &quot;ISSN&quot;: &quot;1095-9130 (Electronic)&quot;, &quot;PMID&quot;: &quot;18929663&quot;, &quot;abstract&quot;: &quot;Our understanding of the underlying mechanisms of Ca2+ signaling as well as our  appreciation for its ubiquitous role in cellular processes has been rapidly advanced, in large part, due to the development of fluorescent Ca2+ indicators. In this chapter, we discuss some of the most common chemical Ca2+ indicators that are widely used for the investigation of intracellular Ca2+ signaling. Advantages, limitations and relevant procedures will be presented for each dye including their spectral qualities, dissociation constants, chemical forms, loading methods and equipment for optimal imaging. Chemical indicators now available allow for intracellular Ca2+ detection over a very large range (&lt;50 nM to &gt;50 microM). High affinity indicators can be used to quantify Ca2+ levels in the cytosol while lower affinity indicators can be optimized for measuring Ca2+ in subcellular compartments with higher concentrations. Indicators can be classified into either single wavelength or ratiometric dyes. Both classes require specific lasers, filters, and/or detection methods that are dependent upon their spectral properties and both classes have advantages and limitations. Single wavelength indicators are generally very bright and optimal for Ca2+ detection when more than one fluorophore is being imaged. Ratiometric indicators can be calibrated very precisely and they minimize the most common problems associated with chemical Ca2+ indicators including uneven dye loading, leakage, photobleaching, and changes in cell volume. Recent technical advances that permit in vivo Ca2+ measurements will also be discussed.&quot;, &quot;author&quot;: [{&quot;dropping-particle&quot;: &quot;&quot;, &quot;family&quot;: &quot;Paredes&quot;, &quot;given&quot;: &quot;R Madelaine&quot;, &quot;non-dropping-particle&quot;: &quot;&quot;, &quot;parse-names&quot;: false, &quot;suffix&quot;: &quot;&quot;}, {&quot;dropping-particle&quot;: &quot;&quot;, &quot;family&quot;: &quot;Etzler&quot;, &quot;given&quot;: &quot;Julie C&quot;, &quot;non-dropping-particle&quot;: &quot;&quot;, &quot;parse-names&quot;: false, &quot;suffix&quot;: &quot;&quot;}, {&quot;dropping-particle&quot;: &quot;&quot;, &quot;family&quot;: &quot;Watts&quot;, &quot;given&quot;: &quot;Lora Talley&quot;, &quot;non-dropping-particle&quot;: &quot;&quot;, &quot;parse-names&quot;: false, &quot;suffix&quot;: &quot;&quot;}, {&quot;dropping-particle&quot;: &quot;&quot;, &quot;family&quot;: &quot;Zheng&quot;, &quot;given&quot;: &quot;Wei&quot;, &quot;non-dropping-particle&quot;: &quot;&quot;, &quot;parse-names&quot;: false, &quot;suffix&quot;: &quot;&quot;}, {&quot;dropping-particle&quot;: &quot;&quot;, &quot;family&quot;: &quot;Lechleiter&quot;, &quot;given&quot;: &quot;James D&quot;, &quot;non-dropping-particle&quot;: &quot;&quot;, &quot;parse-names&quot;: false, &quot;suffix&quot;: &quot;&quot;}], &quot;container-title&quot;: &quot;Methods (San Diego, Calif.)&quot;, &quot;id&quot;: &quot;ITEM-1&quot;, &quot;issue&quot;: &quot;3&quot;, &quot;issued&quot;: {&quot;date-parts&quot;: [[&quot;2008&quot;, &quot;11&quot;]]}, &quot;language&quot;: &quot;eng&quot;, &quot;page&quot;: &quot;143-151&quot;, &quot;publisher-place&quot;: &quot;United States&quot;, &quot;title&quot;: &quot;Chemical calcium indicators.&quot;, &quot;type&quot;: &quot;article-journal&quot;, &quot;volume&quot;: &quot;46&quot;}, &quot;uris&quot;: [&quot;http://www.mendeley.com/documents/?uuid=13c877db-0a80-4866-a3a8-bff29a27785b&quot;]}], &quot;mendeley&quot;: {&quot;formattedCitation&quot;: &quot;(Paredes et al., 2008)&quot;, &quot;plainTextFormattedCitation&quot;: &quot;(Paredes et al., 2008)&quot;, &quot;previouslyFormattedCitation&quot;: &quot;(Paredes et al., 2008)&quot;}, &quot;properties&quot;: {&quot;noteIndex&quot;: 0}, &quot;schema&quot;: &quot;https://github.com/citation-style-language/schema/raw/master/csl-citation.json&quot;} RNDcINS0Y9kB8"/><text:span text:style-name="T28">(Paredes et al., 2008)</text:span><text:reference-mark-end text:name="ADDIN CSL_CITATION {&quot;citationItems&quot;: [{&quot;id&quot;: &quot;ITEM-1&quot;, &quot;itemData&quot;: {&quot;DOI&quot;: &quot;10.1016/j.ymeth.2008.09.025&quot;, &quot;ISSN&quot;: &quot;1095-9130 (Electronic)&quot;, &quot;PMID&quot;: &quot;18929663&quot;, &quot;abstract&quot;: &quot;Our understanding of the underlying mechanisms of Ca2+ signaling as well as our  appreciation for its ubiquitous role in cellular processes has been rapidly advanced, in large part, due to the development of fluorescent Ca2+ indicators. In this chapter, we discuss some of the most common chemical Ca2+ indicators that are widely used for the investigation of intracellular Ca2+ signaling. Advantages, limitations and relevant procedures will be presented for each dye including their spectral qualities, dissociation constants, chemical forms, loading methods and equipment for optimal imaging. Chemical indicators now available allow for intracellular Ca2+ detection over a very large range (&lt;50 nM to &gt;50 microM). High affinity indicators can be used to quantify Ca2+ levels in the cytosol while lower affinity indicators can be optimized for measuring Ca2+ in subcellular compartments with higher concentrations. Indicators can be classified into either single wavelength or ratiometric dyes. Both classes require specific lasers, filters, and/or detection methods that are dependent upon their spectral properties and both classes have advantages and limitations. Single wavelength indicators are generally very bright and optimal for Ca2+ detection when more than one fluorophore is being imaged. Ratiometric indicators can be calibrated very precisely and they minimize the most common problems associated with chemical Ca2+ indicators including uneven dye loading, leakage, photobleaching, and changes in cell volume. Recent technical advances that permit in vivo Ca2+ measurements will also be discussed.&quot;, &quot;author&quot;: [{&quot;dropping-particle&quot;: &quot;&quot;, &quot;family&quot;: &quot;Paredes&quot;, &quot;given&quot;: &quot;R Madelaine&quot;, &quot;non-dropping-particle&quot;: &quot;&quot;, &quot;parse-names&quot;: false, &quot;suffix&quot;: &quot;&quot;}, {&quot;dropping-particle&quot;: &quot;&quot;, &quot;family&quot;: &quot;Etzler&quot;, &quot;given&quot;: &quot;Julie C&quot;, &quot;non-dropping-particle&quot;: &quot;&quot;, &quot;parse-names&quot;: false, &quot;suffix&quot;: &quot;&quot;}, {&quot;dropping-particle&quot;: &quot;&quot;, &quot;family&quot;: &quot;Watts&quot;, &quot;given&quot;: &quot;Lora Talley&quot;, &quot;non-dropping-particle&quot;: &quot;&quot;, &quot;parse-names&quot;: false, &quot;suffix&quot;: &quot;&quot;}, {&quot;dropping-particle&quot;: &quot;&quot;, &quot;family&quot;: &quot;Zheng&quot;, &quot;given&quot;: &quot;Wei&quot;, &quot;non-dropping-particle&quot;: &quot;&quot;, &quot;parse-names&quot;: false, &quot;suffix&quot;: &quot;&quot;}, {&quot;dropping-particle&quot;: &quot;&quot;, &quot;family&quot;: &quot;Lechleiter&quot;, &quot;given&quot;: &quot;James D&quot;, &quot;non-dropping-particle&quot;: &quot;&quot;, &quot;parse-names&quot;: false, &quot;suffix&quot;: &quot;&quot;}], &quot;container-title&quot;: &quot;Methods (San Diego, Calif.)&quot;, &quot;id&quot;: &quot;ITEM-1&quot;, &quot;issue&quot;: &quot;3&quot;, &quot;issued&quot;: {&quot;date-parts&quot;: [[&quot;2008&quot;, &quot;11&quot;]]}, &quot;language&quot;: &quot;eng&quot;, &quot;page&quot;: &quot;143-151&quot;, &quot;publisher-place&quot;: &quot;United States&quot;, &quot;title&quot;: &quot;Chemical calcium indicators.&quot;, &quot;type&quot;: &quot;article-journal&quot;, &quot;volume&quot;: &quot;46&quot;}, &quot;uris&quot;: [&quot;http://www.mendeley.com/documents/?uuid=13c877db-0a80-4866-a3a8-bff29a27785b&quot;]}], &quot;mendeley&quot;: {&quot;formattedCitation&quot;: &quot;(Paredes et al., 2008)&quot;, &quot;plainTextFormattedCitation&quot;: &quot;(Paredes et al., 2008)&quot;, &quot;previouslyFormattedCitation&quot;: &quot;(Paredes et al., 2008)&quot;}, &quot;properties&quot;: {&quot;noteIndex&quot;: 0}, &quot;schema&quot;: &quot;https://github.com/citation-style-language/schema/raw/master/csl-citation.json&quot;} RNDcINS0Y9kB8"/><text:span text:style-name="T103">⁠. Additionally tremendous advances in molecular biology has seen the deployment of Genetically Encoded Calcium Indicators (GECIs) that may be exogenously incorporated into the genome of target cells. These GECIs serve the same function as organic calcium dyes, but may easily be replenished in the cytosol given the cell’s natural machinery for transcription and translation, and whose Fluorescence properties can be engineered for brightness, responsivity, Ca</text:span><text:span text:style-name="T24">2+</text:span><text:span text:style-name="T103"> binding K</text:span><text:span text:style-name="T93">d</text:span><text:span text:style-name="T103">, and fluorescence emission wavelengths. The number of cells that may be recorded by fluorescence is often only limited to either the spread of the organic dye or the imaging magnification settings, allowing for yields of 100-1000.</text:span></text:p>
      <text:p text:style-name="P33"/>
      <text:p text:style-name="P3"><text:span text:style-name="T125">A major advancement in Fluorescence Imaging was the invention of Confocal and Multiphoton (typically </text:span><text:span text:style-name="T83">2</text:span><text:span text:style-name="T125">-</text:span><text:span text:style-name="T83">P</text:span><text:span text:style-name="T125">hoton) Microscopes, which allowed for unprecedented recording signal-to-noise by optical sectioning. </text:span><text:span text:style-name="T84">2</text:span><text:span text:style-name="T125">-Photon Imaging itself was an important development for the neurophysiology of tissue greater than 300 µm in thickness, typical of rodent brain tissue, because it avoids wasteful excitation of imaging planes that are not in focus. The 2-Photon effect requires two photons of longer wavelength (lower energy per photon), to near </text:span><text:soft-page-break/><text:span text:style-name="T125">instantaneously excite a fluorophore, a phenomenon that is most likely only possible at the focal point of the microscope objective lens. Additionally, longer wavelengths of excitation light can more easily penetrate deeper layers of tissue, due to comparatively lower scattering </text:span><text:span text:style-name="T133">or </text:span><text:span text:style-name="T125">Rayleigh effect </text:span><text:reference-mark-start text:name="ADDIN CSL_CITATION {&quot;citationItems&quot;: [{&quot;id&quot;: &quot;ITEM-1&quot;, &quot;itemData&quot;: {&quot;DOI&quot;: &quot;10.1126/science.2321027&quot;, &quot;ISBN&quot;: &quot;00368075&quot;, &quot;ISSN&quot;: &quot;0036-8075&quot;, &quot;PMID&quot;: &quot;2321027&quot;, &quot;abstract&quot;: &quot;Molecular excitation by the simultaneous absorption of two photons provides intrinsic three-dimensional resolution in laser scanning fluorescence microscopy. The excitation of fluorophores having single-photon absorption in the ultraviolet with a stream of strongly focused subpicosecond pulses of red laser light has made possible fluorescence images of living cells and other microscopic objects. The fluorescence emission increased quadratically with the excitation intensity so that fluorescence and photo-bleaching were confined to the vicinity of the focal plane as expected for cooperative two-photon excitation. This technique also provides unprecedented capabilities for three-dimensional, spatially resolved photochemistry, particularly photolytic release of caged effector molecules.&quot;, &quot;author&quot;: [{&quot;dropping-particle&quot;: &quot;&quot;, &quot;family&quot;: &quot;Denk&quot;, &quot;given&quot;: &quot;W&quot;, &quot;non-dropping-particle&quot;: &quot;&quot;, &quot;parse-names&quot;: false, &quot;suffix&quot;: &quot;&quot;}, {&quot;dropping-particle&quot;: &quot;&quot;, &quot;family&quot;: &quot;Strickler&quot;, &quot;given&quot;: &quot;J H&quot;, &quot;non-dropping-particle&quot;: &quot;&quot;, &quot;parse-names&quot;: false, &quot;suffix&quot;: &quot;&quot;}, {&quot;dropping-particle&quot;: &quot;&quot;, &quot;family&quot;: &quot;Webb&quot;, &quot;given&quot;: &quot;W W&quot;, &quot;non-dropping-particle&quot;: &quot;&quot;, &quot;parse-names&quot;: false, &quot;suffix&quot;: &quot;&quot;}], &quot;container-title&quot;: &quot;Science (New York, N.Y.)&quot;, &quot;id&quot;: &quot;ITEM-1&quot;, &quot;issue&quot;: &quot;4951&quot;, &quot;issued&quot;: {&quot;date-parts&quot;: [[&quot;1990&quot;]]}, &quot;page&quot;: &quot;73-76&quot;, &quot;title&quot;: &quot;Two-photon laser scanning fluorescence microscopy.&quot;, &quot;type&quot;: &quot;article-journal&quot;, &quot;volume&quot;: &quot;248&quot;}, &quot;uris&quot;: [&quot;http://www.mendeley.com/documents/?uuid=d700a0ad-15b5-4485-9285-cb5815a13b8f&quot;]}, {&quot;id&quot;: &quot;ITEM-2&quot;, &quot;itemData&quot;: {&quot;DOI&quot;: &quot;10.1038/nmeth818&quot;, &quot;ISBN&quot;: &quot;1548-7091 (Print)\\r1548-7091 (Linking)&quot;, &quot;ISSN&quot;: &quot;1548-7091&quot;, &quot;PMID&quot;: &quot;16299478&quot;, &quot;author&quot;: [{&quot;dropping-particle&quot;: &quot;&quot;, &quot;family&quot;: &quot;Helmchen&quot;, &quot;given&quot;: &quot;Fritjof&quot;, &quot;non-dropping-particle&quot;: &quot;&quot;, &quot;parse-names&quot;: false, &quot;suffix&quot;: &quot;&quot;}, {&quot;dropping-particle&quot;: &quot;&quot;, &quot;family&quot;: &quot;Denk&quot;, &quot;given&quot;: &quot;Winfried&quot;, &quot;non-dropping-particle&quot;: &quot;&quot;, &quot;parse-names&quot;: false, &quot;suffix&quot;: &quot;&quot;}], &quot;id&quot;: &quot;ITEM-2&quot;, &quot;issue&quot;: &quot;12&quot;, &quot;issued&quot;: {&quot;date-parts&quot;: [[&quot;2005&quot;]]}, &quot;page&quot;: &quot;9&quot;, &quot;title&quot;: &quot;Deep tissue two-photon microscopy&quot;, &quot;type&quot;: &quot;article-journal&quot;, &quot;volume&quot;: &quot;2&quot;}, &quot;uris&quot;: [&quot;http://www.mendeley.com/documents/?uuid=0c1439fd-5b34-4741-8197-9c98b76d956d&quot;]}], &quot;mendeley&quot;: {&quot;formattedCitation&quot;: &quot;(Denk et al., 1990; Helmchen &amp; Denk, 2005)&quot;, &quot;plainTextFormattedCitation&quot;: &quot;(Denk et al., 1990; Helmchen &amp; Denk, 2005)&quot;, &quot;previouslyFormattedCitation&quot;: &quot;(Denk et al., 1990; Helmchen &amp; Denk, 2005)&quot;}, &quot;properties&quot;: {&quot;noteIndex&quot;: 0}, &quot;schema&quot;: &quot;https://github.com/citation-style-language/schema/raw/master/csl-citation.json&quot;} RNDImeLtXlhHk"/><text:span text:style-name="T31">(Denk et al., 1990; Helmchen &amp; Denk, 2005)</text:span><text:reference-mark-end text:name="ADDIN CSL_CITATION {&quot;citationItems&quot;: [{&quot;id&quot;: &quot;ITEM-1&quot;, &quot;itemData&quot;: {&quot;DOI&quot;: &quot;10.1126/science.2321027&quot;, &quot;ISBN&quot;: &quot;00368075&quot;, &quot;ISSN&quot;: &quot;0036-8075&quot;, &quot;PMID&quot;: &quot;2321027&quot;, &quot;abstract&quot;: &quot;Molecular excitation by the simultaneous absorption of two photons provides intrinsic three-dimensional resolution in laser scanning fluorescence microscopy. The excitation of fluorophores having single-photon absorption in the ultraviolet with a stream of strongly focused subpicosecond pulses of red laser light has made possible fluorescence images of living cells and other microscopic objects. The fluorescence emission increased quadratically with the excitation intensity so that fluorescence and photo-bleaching were confined to the vicinity of the focal plane as expected for cooperative two-photon excitation. This technique also provides unprecedented capabilities for three-dimensional, spatially resolved photochemistry, particularly photolytic release of caged effector molecules.&quot;, &quot;author&quot;: [{&quot;dropping-particle&quot;: &quot;&quot;, &quot;family&quot;: &quot;Denk&quot;, &quot;given&quot;: &quot;W&quot;, &quot;non-dropping-particle&quot;: &quot;&quot;, &quot;parse-names&quot;: false, &quot;suffix&quot;: &quot;&quot;}, {&quot;dropping-particle&quot;: &quot;&quot;, &quot;family&quot;: &quot;Strickler&quot;, &quot;given&quot;: &quot;J H&quot;, &quot;non-dropping-particle&quot;: &quot;&quot;, &quot;parse-names&quot;: false, &quot;suffix&quot;: &quot;&quot;}, {&quot;dropping-particle&quot;: &quot;&quot;, &quot;family&quot;: &quot;Webb&quot;, &quot;given&quot;: &quot;W W&quot;, &quot;non-dropping-particle&quot;: &quot;&quot;, &quot;parse-names&quot;: false, &quot;suffix&quot;: &quot;&quot;}], &quot;container-title&quot;: &quot;Science (New York, N.Y.)&quot;, &quot;id&quot;: &quot;ITEM-1&quot;, &quot;issue&quot;: &quot;4951&quot;, &quot;issued&quot;: {&quot;date-parts&quot;: [[&quot;1990&quot;]]}, &quot;page&quot;: &quot;73-76&quot;, &quot;title&quot;: &quot;Two-photon laser scanning fluorescence microscopy.&quot;, &quot;type&quot;: &quot;article-journal&quot;, &quot;volume&quot;: &quot;248&quot;}, &quot;uris&quot;: [&quot;http://www.mendeley.com/documents/?uuid=d700a0ad-15b5-4485-9285-cb5815a13b8f&quot;]}, {&quot;id&quot;: &quot;ITEM-2&quot;, &quot;itemData&quot;: {&quot;DOI&quot;: &quot;10.1038/nmeth818&quot;, &quot;ISBN&quot;: &quot;1548-7091 (Print)\\r1548-7091 (Linking)&quot;, &quot;ISSN&quot;: &quot;1548-7091&quot;, &quot;PMID&quot;: &quot;16299478&quot;, &quot;author&quot;: [{&quot;dropping-particle&quot;: &quot;&quot;, &quot;family&quot;: &quot;Helmchen&quot;, &quot;given&quot;: &quot;Fritjof&quot;, &quot;non-dropping-particle&quot;: &quot;&quot;, &quot;parse-names&quot;: false, &quot;suffix&quot;: &quot;&quot;}, {&quot;dropping-particle&quot;: &quot;&quot;, &quot;family&quot;: &quot;Denk&quot;, &quot;given&quot;: &quot;Winfried&quot;, &quot;non-dropping-particle&quot;: &quot;&quot;, &quot;parse-names&quot;: false, &quot;suffix&quot;: &quot;&quot;}], &quot;id&quot;: &quot;ITEM-2&quot;, &quot;issue&quot;: &quot;12&quot;, &quot;issued&quot;: {&quot;date-parts&quot;: [[&quot;2005&quot;]]}, &quot;page&quot;: &quot;9&quot;, &quot;title&quot;: &quot;Deep tissue two-photon microscopy&quot;, &quot;type&quot;: &quot;article-journal&quot;, &quot;volume&quot;: &quot;2&quot;}, &quot;uris&quot;: [&quot;http://www.mendeley.com/documents/?uuid=0c1439fd-5b34-4741-8197-9c98b76d956d&quot;]}], &quot;mendeley&quot;: {&quot;formattedCitation&quot;: &quot;(Denk et al., 1990; Helmchen &amp; Denk, 2005)&quot;, &quot;plainTextFormattedCitation&quot;: &quot;(Denk et al., 1990; Helmchen &amp; Denk, 2005)&quot;, &quot;previouslyFormattedCitation&quot;: &quot;(Denk et al., 1990; Helmchen &amp; Denk, 2005)&quot;}, &quot;properties&quot;: {&quot;noteIndex&quot;: 0}, &quot;schema&quot;: &quot;https://github.com/citation-style-language/schema/raw/master/csl-citation.json&quot;} RNDImeLtXlhHk"/><text:span text:style-name="T125">⁠.</text:span></text:p>
      <text:p text:style-name="P33"/>
      <text:p text:style-name="P3"><text:span text:style-name="T125">The Hippocampus (specifically the Hippocampal CA1) was the main brain structure of interest for all </text:span><text:span text:style-name="T126">our</text:span><text:span text:style-name="T125"> physiology experiments, and lies under about 1 mm of cortical tissue for mice. </text:span><text:span text:style-name="T76">This</text:span><text:span text:style-name="T125"> is a depth that is difficult to image even with 2-Photon Microscopy. The typical methodology employed in such cases is to perform a cortical excavation just above the Hippocampus filling the crevice with optically clearer agarose or silicone elastomer. Even so, the Hippocampal CA1 cell body layer (</text:span><text:span text:style-name="T134">Stratum Pyramidale</text:span><text:span text:style-name="T125">) still lies about 150-300 µm below the external capsule and corpus callosum fibers (left intact for chronic imaging). Accordingly, we combined cortical excavation with 2-Photon microscopy, using a long working distance objective with a wide field of view, imaging cytosolic Ca</text:span><text:span text:style-name="T25">2+</text:span><text:span text:style-name="T125"> activity with the help of either an organic dye (OGB-1; acute imaging) or a GECI (GCaMP6f; chronic imaging).</text:span></text:p>
      <text:p text:style-name="P33"/>
      <text:p text:style-name="P33">An important perspective that has motivated the use of Imaging based physiology recordings (as opposed to Electrophysiological methods) other than potential yield, is that imaging provides anatomical confirmation of any particular recorded cell, and this in turn allows for</text:p>
      <text:list xml:id="list829176819" text:style-name="WWNum3">
        <text:list-item>
          <text:p text:style-name="P58">Unambiguous isolation of the same cell across multiple imaging sessions (across days and weeks). Single-Units are ultimately only algorithmically resolved and this can be done only for cells that are active and are represented in multiple spatially separated electrodes. However, very recently, Ashesh Dhawale and colleagues from Bence Olveczky’s lab have devised a solution to track the movement of electrodes in tissue over time <text:soft-page-break/>and use this information to ensure chronic recording of the same units <text:reference-mark-start text:name="ADDIN CSL_CITATION {&quot;citationItems&quot;: [{&quot;id&quot;: &quot;ITEM-1&quot;, &quot;itemData&quot;: {&quot;DOI&quot;: &quot;10.7554/eLife.27702&quot;, &quot;ISSN&quot;: &quot;2050-084X&quot;, &quot;abstract&quot;: &quot;Addressing how neural circuits underlie behavior is routinely done by measuring electrical activity from single neurons in experimental sessions. While such recordings yield snapshots of neural dynamics during specified tasks, they are ill-suited for tracking single-unit activity over longer timescales relevant for most developmental and learning processes, or for capturing neural dynamics across different behavioral states. Here we describe an automated platform for continuous long-term recordings of neural activity and behavior in freely moving rodents. An unsupervised algorithm identifies and tracks the activity of single units over weeks of recording, dramatically simplifying the analysis of large datasets. Months-long recordings from motor cortex and striatum made and analyzed with our system revealed remarkable stability in basic neuronal properties, such as firing rates and inter-spike interval distributions. Interneuronal correlations and the representation of different movements and behaviors were similarly stable. This establishes the feasibility of high-throughput long-term extracellular recordings in behaving animals.&quot;, &quot;author&quot;: [{&quot;dropping-particle&quot;: &quot;&quot;, &quot;family&quot;: &quot;Dhawale&quot;, &quot;given&quot;: &quot;Ashesh K&quot;, &quot;non-dropping-particle&quot;: &quot;&quot;, &quot;parse-names&quot;: false, &quot;suffix&quot;: &quot;&quot;}, {&quot;dropping-particle&quot;: &quot;&quot;, &quot;family&quot;: &quot;Poddar&quot;, &quot;given&quot;: &quot;Rajesh&quot;, &quot;non-dropping-particle&quot;: &quot;&quot;, &quot;parse-names&quot;: false, &quot;suffix&quot;: &quot;&quot;}, {&quot;dropping-particle&quot;: &quot;&quot;, &quot;family&quot;: &quot;Wolff&quot;, &quot;given&quot;: &quot;Steffen B E&quot;, &quot;non-dropping-particle&quot;: &quot;&quot;, &quot;parse-names&quot;: false, &quot;suffix&quot;: &quot;&quot;}, {&quot;dropping-particle&quot;: &quot;&quot;, &quot;family&quot;: &quot;Normand&quot;, &quot;given&quot;: &quot;Valentin A&quot;, &quot;non-dropping-particle&quot;: &quot;&quot;, &quot;parse-names&quot;: false, &quot;suffix&quot;: &quot;&quot;}, {&quot;dropping-particle&quot;: &quot;&quot;, &quot;family&quot;: &quot;Kopelowitz&quot;, &quot;given&quot;: &quot;Evi&quot;, &quot;non-dropping-particle&quot;: &quot;&quot;, &quot;parse-names&quot;: false, &quot;suffix&quot;: &quot;&quot;}, {&quot;dropping-particle&quot;: &quot;&quot;, &quot;family&quot;: &quot;\u00d6lveczky&quot;, &quot;given&quot;: &quot;Bence P&quot;, &quot;non-dropping-particle&quot;: &quot;&quot;, &quot;parse-names&quot;: false, &quot;suffix&quot;: &quot;&quot;}], &quot;container-title&quot;: &quot;eLife&quot;, &quot;editor&quot;: [{&quot;dropping-particle&quot;: &quot;&quot;, &quot;family&quot;: &quot;King&quot;, &quot;given&quot;: &quot;Andrew J&quot;, &quot;non-dropping-particle&quot;: &quot;&quot;, &quot;parse-names&quot;: false, &quot;suffix&quot;: &quot;&quot;}], &quot;id&quot;: &quot;ITEM-1&quot;, &quot;issued&quot;: {&quot;date-parts&quot;: [[&quot;2017&quot;]]}, &quot;page&quot;: &quot;e27702&quot;, &quot;publisher&quot;: &quot;eLife Sciences Publications, Ltd&quot;, &quot;title&quot;: &quot;Automated long-term recording and analysis of neural activity in behaving animals&quot;, &quot;type&quot;: &quot;article-journal&quot;, &quot;volume&quot;: &quot;6&quot;}, &quot;uris&quot;: [&quot;http://www.mendeley.com/documents/?uuid=16859a87-2bda-417c-801a-4a5c8171ed0b&quot;]}], &quot;mendeley&quot;: {&quot;formattedCitation&quot;: &quot;(Dhawale et al., 2017)&quot;, &quot;plainTextFormattedCitation&quot;: &quot;(Dhawale et al., 2017)&quot;, &quot;previouslyFormattedCitation&quot;: &quot;(Dhawale et al., 2017)&quot;}, &quot;properties&quot;: {&quot;noteIndex&quot;: 0}, &quot;schema&quot;: &quot;https://github.com/citation-style-language/schema/raw/master/csl-citation.json&quot;} RNDLP7ir783Bk"/><text:span text:style-name="T26">(Dhawale et al., 2017)</text:span><text:reference-mark-end text:name="ADDIN CSL_CITATION {&quot;citationItems&quot;: [{&quot;id&quot;: &quot;ITEM-1&quot;, &quot;itemData&quot;: {&quot;DOI&quot;: &quot;10.7554/eLife.27702&quot;, &quot;ISSN&quot;: &quot;2050-084X&quot;, &quot;abstract&quot;: &quot;Addressing how neural circuits underlie behavior is routinely done by measuring electrical activity from single neurons in experimental sessions. While such recordings yield snapshots of neural dynamics during specified tasks, they are ill-suited for tracking single-unit activity over longer timescales relevant for most developmental and learning processes, or for capturing neural dynamics across different behavioral states. Here we describe an automated platform for continuous long-term recordings of neural activity and behavior in freely moving rodents. An unsupervised algorithm identifies and tracks the activity of single units over weeks of recording, dramatically simplifying the analysis of large datasets. Months-long recordings from motor cortex and striatum made and analyzed with our system revealed remarkable stability in basic neuronal properties, such as firing rates and inter-spike interval distributions. Interneuronal correlations and the representation of different movements and behaviors were similarly stable. This establishes the feasibility of high-throughput long-term extracellular recordings in behaving animals.&quot;, &quot;author&quot;: [{&quot;dropping-particle&quot;: &quot;&quot;, &quot;family&quot;: &quot;Dhawale&quot;, &quot;given&quot;: &quot;Ashesh K&quot;, &quot;non-dropping-particle&quot;: &quot;&quot;, &quot;parse-names&quot;: false, &quot;suffix&quot;: &quot;&quot;}, {&quot;dropping-particle&quot;: &quot;&quot;, &quot;family&quot;: &quot;Poddar&quot;, &quot;given&quot;: &quot;Rajesh&quot;, &quot;non-dropping-particle&quot;: &quot;&quot;, &quot;parse-names&quot;: false, &quot;suffix&quot;: &quot;&quot;}, {&quot;dropping-particle&quot;: &quot;&quot;, &quot;family&quot;: &quot;Wolff&quot;, &quot;given&quot;: &quot;Steffen B E&quot;, &quot;non-dropping-particle&quot;: &quot;&quot;, &quot;parse-names&quot;: false, &quot;suffix&quot;: &quot;&quot;}, {&quot;dropping-particle&quot;: &quot;&quot;, &quot;family&quot;: &quot;Normand&quot;, &quot;given&quot;: &quot;Valentin A&quot;, &quot;non-dropping-particle&quot;: &quot;&quot;, &quot;parse-names&quot;: false, &quot;suffix&quot;: &quot;&quot;}, {&quot;dropping-particle&quot;: &quot;&quot;, &quot;family&quot;: &quot;Kopelowitz&quot;, &quot;given&quot;: &quot;Evi&quot;, &quot;non-dropping-particle&quot;: &quot;&quot;, &quot;parse-names&quot;: false, &quot;suffix&quot;: &quot;&quot;}, {&quot;dropping-particle&quot;: &quot;&quot;, &quot;family&quot;: &quot;\u00d6lveczky&quot;, &quot;given&quot;: &quot;Bence P&quot;, &quot;non-dropping-particle&quot;: &quot;&quot;, &quot;parse-names&quot;: false, &quot;suffix&quot;: &quot;&quot;}], &quot;container-title&quot;: &quot;eLife&quot;, &quot;editor&quot;: [{&quot;dropping-particle&quot;: &quot;&quot;, &quot;family&quot;: &quot;King&quot;, &quot;given&quot;: &quot;Andrew J&quot;, &quot;non-dropping-particle&quot;: &quot;&quot;, &quot;parse-names&quot;: false, &quot;suffix&quot;: &quot;&quot;}], &quot;id&quot;: &quot;ITEM-1&quot;, &quot;issued&quot;: {&quot;date-parts&quot;: [[&quot;2017&quot;]]}, &quot;page&quot;: &quot;e27702&quot;, &quot;publisher&quot;: &quot;eLife Sciences Publications, Ltd&quot;, &quot;title&quot;: &quot;Automated long-term recording and analysis of neural activity in behaving animals&quot;, &quot;type&quot;: &quot;article-journal&quot;, &quot;volume&quot;: &quot;6&quot;}, &quot;uris&quot;: [&quot;http://www.mendeley.com/documents/?uuid=16859a87-2bda-417c-801a-4a5c8171ed0b&quot;]}], &quot;mendeley&quot;: {&quot;formattedCitation&quot;: &quot;(Dhawale et al., 2017)&quot;, &quot;plainTextFormattedCitation&quot;: &quot;(Dhawale et al., 2017)&quot;, &quot;previouslyFormattedCitation&quot;: &quot;(Dhawale et al., 2017)&quot;}, &quot;properties&quot;: {&quot;noteIndex&quot;: 0}, &quot;schema&quot;: &quot;https://github.com/citation-style-language/schema/raw/master/csl-citation.json&quot;} RNDLP7ir783Bk"/>⁠. This technique was not available at the time when experiments for this thesis <text:span text:style-name="T166">were started</text:span>.</text:p>
        </text:list-item>
        <text:list-item>
          <text:p text:style-name="P73"><text:span text:style-name="T125">Unambiguous detection of the lack of activity in an otherwise recorded cell. Since the cell can be anatomically identified independent of activity, it is possible to observe the absence of Ca</text:span><text:span text:style-name="T25">2+</text:span><text:span text:style-name="T125"> activity. </text:span><text:span text:style-name="T77">A</text:span><text:span text:style-name="T125">utomated cell ROI detection </text:span><text:reference-mark-start text:name="ADDIN CSL_CITATION {&quot;citationItems&quot;: [{&quot;id&quot;: &quot;ITEM-1&quot;, &quot;itemData&quot;: {&quot;DOI&quot;: &quot;10.1152/ajpcell.00016.2012&quot;, &quot;ISSN&quot;: &quot;1522-1563 (Electronic)&quot;, &quot;PMID&quot;: &quot;22538238&quot;, &quot;abstract&quot;: &quot;Ca(2+) signals are commonly measured using fluorescent Ca(2+) indicators and  microscopy techniques, but manual analysis of Ca(2+) measurements is time consuming and subject to bias. Automated region of interest (ROI) detection algorithms have been employed for identification of Ca(2+) signals in one-dimensional line scan images, but currently there is no process to integrate acquisition and analysis of ROIs within two-dimensional time lapse image sequences. Therefore we devised a novel algorithm for rapid ROI identification and measurement based on the analysis of best-fit ellipses assigned to signals within noise-filtered image sequences. This algorithm was implemented as a plugin for ImageJ software (National Institutes of Health, Bethesda, MD). We evaluated the ability of our algorithm to detect synthetic Gaussian signal pulses embedded in background noise. The algorithm placed ROIs very near to the center of a range of signal pulses, resulting in mean signal amplitude measurements of 99.06 \u00b1 4.11% of true amplitude values. As a practical application, we evaluated both agonist-induced Ca(2+) responses in cultured endothelial cell monolayers, and subtle basal endothelial Ca(2+) dynamics in opened artery preparations. Our algorithm enabled comprehensive measurement of individual and localized cellular responses within cultured cell monolayers. It also accurately identified characteristic Ca(2+) transients, or Ca(2+) pulsars, within the endothelium of intact mouse mesenteric arteries and revealed the distribution of this basal Ca(2+) signal modality to be non-Gaussian with respect to amplitude, duration, and spatial spread. We propose that large-scale statistical evaluations made possible by our algorithm will lead to a more efficient and complete characterization of physiologic Ca(2+)-dependent signaling.&quot;, &quot;author&quot;: [{&quot;dropping-particle&quot;: &quot;&quot;, &quot;family&quot;: &quot;Francis&quot;, &quot;given&quot;: &quot;Michael&quot;, &quot;non-dropping-particle&quot;: &quot;&quot;, &quot;parse-names&quot;: false, &quot;suffix&quot;: &quot;&quot;}, {&quot;dropping-particle&quot;: &quot;&quot;, &quot;family&quot;: &quot;Qian&quot;, &quot;given&quot;: &quot;Xun&quot;, &quot;non-dropping-particle&quot;: &quot;&quot;, &quot;parse-names&quot;: false, &quot;suffix&quot;: &quot;&quot;}, {&quot;dropping-particle&quot;: &quot;&quot;, &quot;family&quot;: &quot;Charbel&quot;, &quot;given&quot;: &quot;Chim\u00e8ne&quot;, &quot;non-dropping-particle&quot;: &quot;&quot;, &quot;parse-names&quot;: false, &quot;suffix&quot;: &quot;&quot;}, {&quot;dropping-particle&quot;: &quot;&quot;, &quot;family&quot;: &quot;Ledoux&quot;, &quot;given&quot;: &quot;Jonathan&quot;, &quot;non-dropping-particle&quot;: &quot;&quot;, &quot;parse-names&quot;: false, &quot;suffix&quot;: &quot;&quot;}, {&quot;dropping-particle&quot;: &quot;&quot;, &quot;family&quot;: &quot;Parker&quot;, &quot;given&quot;: &quot;J C&quot;, &quot;non-dropping-particle&quot;: &quot;&quot;, &quot;parse-names&quot;: false, &quot;suffix&quot;: &quot;&quot;}, {&quot;dropping-particle&quot;: &quot;&quot;, &quot;family&quot;: &quot;Taylor&quot;, &quot;given&quot;: &quot;Mark S&quot;, &quot;non-dropping-particle&quot;: &quot;&quot;, &quot;parse-names&quot;: false, &quot;suffix&quot;: &quot;&quot;}], &quot;container-title&quot;: &quot;American journal of physiology. Cell physiology&quot;, &quot;id&quot;: &quot;ITEM-1&quot;, &quot;issue&quot;: &quot;3&quot;, &quot;issued&quot;: {&quot;date-parts&quot;: [[&quot;2012&quot;, &quot;8&quot;]]}, &quot;language&quot;: &quot;eng&quot;, &quot;page&quot;: &quot;C236-43&quot;, &quot;publisher-place&quot;: &quot;United States&quot;, &quot;title&quot;: &quot;Automated region of interest analysis of dynamic Ca\u00b2+ signals in image sequences.&quot;, &quot;type&quot;: &quot;article-journal&quot;, &quot;volume&quot;: &quot;303&quot;}, &quot;uris&quot;: [&quot;http://www.mendeley.com/documents/?uuid=80fce51b-a1b8-426f-ba28-b417bc9dbc3e&quot;]}, {&quot;id&quot;: &quot;ITEM-2&quot;, &quot;itemData&quot;: {&quot;DOI&quot;: &quot;10.1016/j.neuron.2009.08.009&quot;, &quot;ISSN&quot;: &quot;1097-4199 (Electronic)&quot;, &quot;PMID&quot;: &quot;19778505&quot;, &quot;abstract&quot;: &quot;Recent advances in fluorescence imaging permit studies of Ca(2+) dynamics in  large numbers of cells, in anesthetized and awake behaving animals. However, unlike for electrophysiological signals, standardized algorithms for assigning optically recorded signals to individual cells have not yet emerged. Here, we describe an automated sorting procedure that combines independent component analysis and image segmentation for extracting cells' locations and their dynamics with minimal human supervision. In validation studies using simulated data, automated sorting significantly improved estimation of cellular signals compared to conventional analysis based on image regions of interest. We used automated procedures to analyze data recorded by two-photon Ca(2+) imaging in the cerebellar vermis of awake behaving mice. Our analysis yielded simultaneous Ca(2+) activity traces for up to &gt;100 Purkinje cells and Bergmann glia from single recordings. Using this approach, we found microzones of Purkinje cells that were stable across behavioral states and in which synchronous Ca(2+) spiking rose significantly during locomotion.&quot;, &quot;author&quot;: [{&quot;dropping-particle&quot;: &quot;&quot;, &quot;family&quot;: &quot;Mukamel&quot;, &quot;given&quot;: &quot;Eran A&quot;, &quot;non-dropping-particle&quot;: &quot;&quot;, &quot;parse-names&quot;: false, &quot;suffix&quot;: &quot;&quot;}, {&quot;dropping-particle&quot;: &quot;&quot;, &quot;family&quot;: &quot;Nimmerjahn&quot;, &quot;given&quot;: &quot;Axel&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euron&quot;, &quot;id&quot;: &quot;ITEM-2&quot;, &quot;issue&quot;: &quot;6&quot;, &quot;issued&quot;: {&quot;date-parts&quot;: [[&quot;2009&quot;, &quot;9&quot;]]}, &quot;language&quot;: &quot;eng&quot;, &quot;page&quot;: &quot;747-760&quot;, &quot;publisher-place&quot;: &quot;United States&quot;, &quot;title&quot;: &quot;Automated analysis of cellular signals from large-scale calcium imaging data.&quot;, &quot;type&quot;: &quot;article-journal&quot;, &quot;volume&quot;: &quot;63&quot;}, &quot;uris&quot;: [&quot;http://www.mendeley.com/documents/?uuid=89fc0051-4df8-422e-b9d1-9de02a31fcdb&quot;]}, {&quot;id&quot;: &quot;ITEM-3&quot;, &quot;itemData&quot;: {&quot;DOI&quot;: &quot;10.1016/j.neunet.2014.03.007&quot;, &quot;ISSN&quot;: &quot;1879-2782 (Electronic)&quot;, &quot;PMID&quot;: &quot;24705544&quot;, &quot;abstract&quot;: &quot;We propose a cell detection algorithm using non-negative matrix factorization  (NMF) on Ca2+ imaging data. To apply NMF to Ca2+ imaging data, we use the bleaching line of the background fluorescence intensity as an a priori background constraint to make the NMF uniquely dissociate the background component from the image data. This constraint helps us to incorporate the effect of dye-bleaching and reduce the non-uniqueness of the solution. We demonstrate that in the case of noisy data, the NMF algorithm can detect cells more accurately than Mukamel's independent component analysis algorithm, a state-of-art method. We then apply the NMF algorithm to Ca2+ imaging data recorded on the local activities of subcellular structures of multiple cells in a wide area. We show that our method can decompose rapid transient components corresponding to somas and dendrites of many neurons, and furthermore, that it can decompose slow transient components probably corresponding to glial cells.&quot;, &quot;author&quot;: [{&quot;dropping-particle&quot;: &quot;&quot;, &quot;family&quot;: &quot;Maruyama&quot;, &quot;given&quot;: &quot;Ryuichi&quot;, &quot;non-dropping-particle&quot;: &quot;&quot;, &quot;parse-names&quot;: false, &quot;suffix&quot;: &quot;&quot;}, {&quot;dropping-particle&quot;: &quot;&quot;, &quot;family&quot;: &quot;Maeda&quot;, &quot;given&quot;: &quot;Kazuma&quot;, &quot;non-dropping-particle&quot;: &quot;&quot;, &quot;parse-names&quot;: false, &quot;suffix&quot;: &quot;&quot;}, {&quot;dropping-particle&quot;: &quot;&quot;, &quot;family&quot;: &quot;Moroda&quot;, &quot;given&quot;: &quot;Hajime&quot;, &quot;non-dropping-particle&quot;: &quot;&quot;, &quot;parse-names&quot;: false, &quot;suffix&quot;: &quot;&quot;}, {&quot;dropping-particle&quot;: &quot;&quot;, &quot;family&quot;: &quot;Kato&quot;, &quot;given&quot;: &quot;Ichiro&quot;, &quot;non-dropping-particle&quot;: &quot;&quot;, &quot;parse-names&quot;: false, &quot;suffix&quot;: &quot;&quot;}, {&quot;dropping-particle&quot;: &quot;&quot;, &quot;family&quot;: &quot;Inoue&quot;, &quot;given&quot;: &quot;Masashi&quot;, &quot;non-dropping-particle&quot;: &quot;&quot;, &quot;parse-names&quot;: false, &quot;suffix&quot;: &quot;&quot;}, {&quot;dropping-particle&quot;: &quot;&quot;, &quot;family&quot;: &quot;Miyakawa&quot;, &quot;given&quot;: &quot;Hiroyoshi&quot;, &quot;non-dropping-particle&quot;: &quot;&quot;, &quot;parse-names&quot;: false, &quot;suffix&quot;: &quot;&quot;}, {&quot;dropping-particle&quot;: &quot;&quot;, &quot;family&quot;: &quot;Aonishi&quot;, &quot;given&quot;: &quot;Toru&quot;, &quot;non-dropping-particle&quot;: &quot;&quot;, &quot;parse-names&quot;: false, &quot;suffix&quot;: &quot;&quot;}], &quot;container-title&quot;: &quot;Neural networks : the official journal of the International Neural Network  Society&quot;, &quot;id&quot;: &quot;ITEM-3&quot;, &quot;issued&quot;: {&quot;date-parts&quot;: [[&quot;2014&quot;, &quot;7&quot;]]}, &quot;language&quot;: &quot;eng&quot;, &quot;page&quot;: &quot;11-19&quot;, &quot;publisher-place&quot;: &quot;United States&quot;, &quot;title&quot;: &quot;Detecting cells using non-negative matrix factorization on calcium imaging data.&quot;, &quot;type&quot;: &quot;article-journal&quot;, &quot;volume&quot;: &quot;55&quot;}, &quot;uris&quot;: [&quot;http://www.mendeley.com/documents/?uuid=e6256c4d-861d-4724-83e9-4bbc131b2ca8&quot;]}, {&quot;id&quot;: &quot;ITEM-4&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4&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id&quot;: &quot;ITEM-5&quot;, &quot;itemData&quot;: {&quot;DOI&quot;: &quot;https://doi.org/10.1016/j.neuron.2015.11.037&quot;, &quot;ISSN&quot;: &quot;0896-6273&quot;, &quot;abstract&quot;: &quot;Summary\nWe present a modular approach for analyzing calcium imaging recordings of large neuronal ensembles. Our goal is to simultaneously identify the locations of the neurons, demix spatially overlapping components, and denoise and deconvolve the spiking activity from the slow dynamics of the calcium indicator. Our approach relies on a constrained nonnegative matrix factorization that expresses the spatiotemporal fluorescence activity as the product of a spatial matrix that encodes the spatial footprint of each neuron in the optical field and a temporal matrix that characterizes the calcium concentration of each neuron over time. This framework is combined with a novel constrained deconvolution approach that extracts estimates of neural activity from fluorescence traces, to create a spatiotemporal processing algorithm that requires minimal parameter tuning. We demonstrate the general applicability of our method by applying it to in\u00a0vitro and in\u00a0vivo multi-neuronal imaging data, whole-brain light-sheet imaging data, and dendritic imaging data.&quot;, &quot;author&quot;: [{&quot;dropping-particle&quot;: &quot;&quot;, &quot;family&quot;: &quot;Pnevmatikakis&quot;, &quot;given&quot;: &quot;Eftychios A&quot;, &quot;non-dropping-particle&quot;: &quot;&quot;, &quot;parse-names&quot;: false, &quot;suffix&quot;: &quot;&quot;}, {&quot;dropping-particle&quot;: &quot;&quot;, &quot;family&quot;: &quot;Soudry&quot;, &quot;given&quot;: &quot;Daniel&quot;, &quot;non-dropping-particle&quot;: &quot;&quot;, &quot;parse-names&quot;: false, &quot;suffix&quot;: &quot;&quot;}, {&quot;dropping-particle&quot;: &quot;&quot;, &quot;family&quot;: &quot;Gao&quot;, &quot;given&quot;: &quot;Yuanjun&quot;, &quot;non-dropping-particle&quot;: &quot;&quot;, &quot;parse-names&quot;: false, &quot;suffix&quot;: &quot;&quot;}, {&quot;dropping-particle&quot;: &quot;&quot;, &quot;family&quot;: &quot;Machado&quot;, &quot;given&quot;: &quot;Timothy A&quot;, &quot;non-dropping-particle&quot;: &quot;&quot;, &quot;parse-names&quot;: false, &quot;suffix&quot;: &quot;&quot;}, {&quot;dropping-particle&quot;: &quot;&quot;, &quot;family&quot;: &quot;Merel&quot;, &quot;given&quot;: &quot;Josh&quot;, &quot;non-dropping-particle&quot;: &quot;&quot;, &quot;parse-names&quot;: false, &quot;suffix&quot;: &quot;&quot;}, {&quot;dropping-particle&quot;: &quot;&quot;, &quot;family&quot;: &quot;Pfau&quot;, &quot;given&quot;: &quot;David&quot;, &quot;non-dropping-particle&quot;: &quot;&quot;, &quot;parse-names&quot;: false, &quot;suffix&quot;: &quot;&quot;}, {&quot;dropping-particle&quot;: &quot;&quot;, &quot;family&quot;: &quot;Reardon&quot;, &quot;given&quot;: &quot;Thomas&quot;, &quot;non-dropping-particle&quot;: &quot;&quot;, &quot;parse-names&quot;: false, &quot;suffix&quot;: &quot;&quot;}, {&quot;dropping-particle&quot;: &quot;&quot;, &quot;family&quot;: &quot;Mu&quot;, &quot;given&quot;: &quot;Yu&quot;, &quot;non-dropping-particle&quot;: &quot;&quot;, &quot;parse-names&quot;: false, &quot;suffix&quot;: &quot;&quot;}, {&quot;dropping-particle&quot;: &quot;&quot;, &quot;family&quot;: &quot;Lacefield&quot;, &quot;given&quot;: &quot;Clay&quot;, &quot;non-dropping-particle&quot;: &quot;&quot;, &quot;parse-names&quot;: false, &quot;suffix&quot;: &quot;&quot;}, {&quot;dropping-particle&quot;: &quot;&quot;, &quot;family&quot;: &quot;Yang&quot;, &quot;given&quot;: &quot;Weijian&quot;, &quot;non-dropping-particle&quot;: &quot;&quot;, &quot;parse-names&quot;: false, &quot;suffix&quot;: &quot;&quot;}, {&quot;dropping-particle&quot;: &quot;&quot;, &quot;family&quot;: &quot;Ahrens&quot;, &quot;given&quot;: &quot;Misha&quot;, &quot;non-dropping-particle&quot;: &quot;&quot;, &quot;parse-names&quot;: false, &quot;suffix&quot;: &quot;&quot;}, {&quot;dropping-particle&quot;: &quot;&quot;, &quot;family&quot;: &quot;Bruno&quot;, &quot;given&quot;: &quot;Randy&quot;, &quot;non-dropping-particle&quot;: &quot;&quot;, &quot;parse-names&quot;: false, &quot;suffix&quot;: &quot;&quot;}, {&quot;dropping-particle&quot;: &quot;&quot;, &quot;family&quot;: &quot;Jessell&quot;, &quot;given&quot;: &quot;Thomas M&quot;, &quot;non-dropping-particle&quot;: &quot;&quot;, &quot;parse-names&quot;: false, &quot;suffix&quot;: &quot;&quot;}, {&quot;dropping-particle&quot;: &quot;&quot;, &quot;family&quot;: &quot;Peterka&quot;, &quot;given&quot;: &quot;Darcy S&quot;, &quot;non-dropping-particle&quot;: &quot;&quot;, &quot;parse-names&quot;: false, &quot;suffix&quot;: &quot;&quot;}, {&quot;dropping-particle&quot;: &quot;&quot;, &quot;family&quot;: &quot;Yuste&quot;, &quot;given&quot;: &quot;Rafael&quot;, &quot;non-dropping-particle&quot;: &quot;&quot;, &quot;parse-names&quot;: false, &quot;suffix&quot;: &quot;&quot;}, {&quot;dropping-particle&quot;: &quot;&quot;, &quot;family&quot;: &quot;Paninski&quot;, &quot;given&quot;: &quot;Liam&quot;, &quot;non-dropping-particle&quot;: &quot;&quot;, &quot;parse-names&quot;: false, &quot;suffix&quot;: &quot;&quot;}], &quot;container-title&quot;: &quot;Neuron&quot;, &quot;id&quot;: &quot;ITEM-5&quot;, &quot;issue&quot;: &quot;2&quot;, &quot;issued&quot;: {&quot;date-parts&quot;: [[&quot;2016&quot;]]}, &quot;page&quot;: &quot;285-299&quot;, &quot;title&quot;: &quot;Simultaneous Denoising, Deconvolution, and Demixing of Calcium Imaging Data&quot;, &quot;type&quot;: &quot;article-journal&quot;, &quot;volume&quot;: &quot;89&quot;}, &quot;uris&quot;: [&quot;http://www.mendeley.com/documents/?uuid=e2c6df85-8505-4dde-98b3-df22654a5d41&quot;]}], &quot;mendeley&quot;: {&quot;formattedCitation&quot;: &quot;(Francis et al., 2012; Maruyama et al., 2014; Mukamel et al., 2009; Pachitariu et al., 2017; Pnevmatikakis et al., 2016)&quot;, &quot;plainTextFormattedCitation&quot;: &quot;(Francis et al., 2012; Maruyama et al., 2014; Mukamel et al., 2009; Pachitariu et al., 2017; Pnevmatikakis et al., 2016)&quot;, &quot;previouslyFormattedCitation&quot;: &quot;(Francis et al., 2012; Maruyama et al., 2014; Mukamel et al., 2009; Pachitariu et al., 2017; Pnevmatikakis et al., 2016)&quot;}, &quot;properties&quot;: {&quot;noteIndex&quot;: 0}, &quot;schema&quot;: &quot;https://github.com/citation-style-language/schema/raw/master/csl-citation.json&quot;} RNDeCQicT0Uuu"/><text:span text:style-name="T31">(Francis et al., 2012; Maruyama et al., 2014; Mukamel et al., 2009; Pachitariu et al., 2017; Pnevmatikakis et al., 2016)</text:span><text:reference-mark-end text:name="ADDIN CSL_CITATION {&quot;citationItems&quot;: [{&quot;id&quot;: &quot;ITEM-1&quot;, &quot;itemData&quot;: {&quot;DOI&quot;: &quot;10.1152/ajpcell.00016.2012&quot;, &quot;ISSN&quot;: &quot;1522-1563 (Electronic)&quot;, &quot;PMID&quot;: &quot;22538238&quot;, &quot;abstract&quot;: &quot;Ca(2+) signals are commonly measured using fluorescent Ca(2+) indicators and  microscopy techniques, but manual analysis of Ca(2+) measurements is time consuming and subject to bias. Automated region of interest (ROI) detection algorithms have been employed for identification of Ca(2+) signals in one-dimensional line scan images, but currently there is no process to integrate acquisition and analysis of ROIs within two-dimensional time lapse image sequences. Therefore we devised a novel algorithm for rapid ROI identification and measurement based on the analysis of best-fit ellipses assigned to signals within noise-filtered image sequences. This algorithm was implemented as a plugin for ImageJ software (National Institutes of Health, Bethesda, MD). We evaluated the ability of our algorithm to detect synthetic Gaussian signal pulses embedded in background noise. The algorithm placed ROIs very near to the center of a range of signal pulses, resulting in mean signal amplitude measurements of 99.06 \u00b1 4.11% of true amplitude values. As a practical application, we evaluated both agonist-induced Ca(2+) responses in cultured endothelial cell monolayers, and subtle basal endothelial Ca(2+) dynamics in opened artery preparations. Our algorithm enabled comprehensive measurement of individual and localized cellular responses within cultured cell monolayers. It also accurately identified characteristic Ca(2+) transients, or Ca(2+) pulsars, within the endothelium of intact mouse mesenteric arteries and revealed the distribution of this basal Ca(2+) signal modality to be non-Gaussian with respect to amplitude, duration, and spatial spread. We propose that large-scale statistical evaluations made possible by our algorithm will lead to a more efficient and complete characterization of physiologic Ca(2+)-dependent signaling.&quot;, &quot;author&quot;: [{&quot;dropping-particle&quot;: &quot;&quot;, &quot;family&quot;: &quot;Francis&quot;, &quot;given&quot;: &quot;Michael&quot;, &quot;non-dropping-particle&quot;: &quot;&quot;, &quot;parse-names&quot;: false, &quot;suffix&quot;: &quot;&quot;}, {&quot;dropping-particle&quot;: &quot;&quot;, &quot;family&quot;: &quot;Qian&quot;, &quot;given&quot;: &quot;Xun&quot;, &quot;non-dropping-particle&quot;: &quot;&quot;, &quot;parse-names&quot;: false, &quot;suffix&quot;: &quot;&quot;}, {&quot;dropping-particle&quot;: &quot;&quot;, &quot;family&quot;: &quot;Charbel&quot;, &quot;given&quot;: &quot;Chim\u00e8ne&quot;, &quot;non-dropping-particle&quot;: &quot;&quot;, &quot;parse-names&quot;: false, &quot;suffix&quot;: &quot;&quot;}, {&quot;dropping-particle&quot;: &quot;&quot;, &quot;family&quot;: &quot;Ledoux&quot;, &quot;given&quot;: &quot;Jonathan&quot;, &quot;non-dropping-particle&quot;: &quot;&quot;, &quot;parse-names&quot;: false, &quot;suffix&quot;: &quot;&quot;}, {&quot;dropping-particle&quot;: &quot;&quot;, &quot;family&quot;: &quot;Parker&quot;, &quot;given&quot;: &quot;J C&quot;, &quot;non-dropping-particle&quot;: &quot;&quot;, &quot;parse-names&quot;: false, &quot;suffix&quot;: &quot;&quot;}, {&quot;dropping-particle&quot;: &quot;&quot;, &quot;family&quot;: &quot;Taylor&quot;, &quot;given&quot;: &quot;Mark S&quot;, &quot;non-dropping-particle&quot;: &quot;&quot;, &quot;parse-names&quot;: false, &quot;suffix&quot;: &quot;&quot;}], &quot;container-title&quot;: &quot;American journal of physiology. Cell physiology&quot;, &quot;id&quot;: &quot;ITEM-1&quot;, &quot;issue&quot;: &quot;3&quot;, &quot;issued&quot;: {&quot;date-parts&quot;: [[&quot;2012&quot;, &quot;8&quot;]]}, &quot;language&quot;: &quot;eng&quot;, &quot;page&quot;: &quot;C236-43&quot;, &quot;publisher-place&quot;: &quot;United States&quot;, &quot;title&quot;: &quot;Automated region of interest analysis of dynamic Ca\u00b2+ signals in image sequences.&quot;, &quot;type&quot;: &quot;article-journal&quot;, &quot;volume&quot;: &quot;303&quot;}, &quot;uris&quot;: [&quot;http://www.mendeley.com/documents/?uuid=80fce51b-a1b8-426f-ba28-b417bc9dbc3e&quot;]}, {&quot;id&quot;: &quot;ITEM-2&quot;, &quot;itemData&quot;: {&quot;DOI&quot;: &quot;10.1016/j.neuron.2009.08.009&quot;, &quot;ISSN&quot;: &quot;1097-4199 (Electronic)&quot;, &quot;PMID&quot;: &quot;19778505&quot;, &quot;abstract&quot;: &quot;Recent advances in fluorescence imaging permit studies of Ca(2+) dynamics in  large numbers of cells, in anesthetized and awake behaving animals. However, unlike for electrophysiological signals, standardized algorithms for assigning optically recorded signals to individual cells have not yet emerged. Here, we describe an automated sorting procedure that combines independent component analysis and image segmentation for extracting cells' locations and their dynamics with minimal human supervision. In validation studies using simulated data, automated sorting significantly improved estimation of cellular signals compared to conventional analysis based on image regions of interest. We used automated procedures to analyze data recorded by two-photon Ca(2+) imaging in the cerebellar vermis of awake behaving mice. Our analysis yielded simultaneous Ca(2+) activity traces for up to &gt;100 Purkinje cells and Bergmann glia from single recordings. Using this approach, we found microzones of Purkinje cells that were stable across behavioral states and in which synchronous Ca(2+) spiking rose significantly during locomotion.&quot;, &quot;author&quot;: [{&quot;dropping-particle&quot;: &quot;&quot;, &quot;family&quot;: &quot;Mukamel&quot;, &quot;given&quot;: &quot;Eran A&quot;, &quot;non-dropping-particle&quot;: &quot;&quot;, &quot;parse-names&quot;: false, &quot;suffix&quot;: &quot;&quot;}, {&quot;dropping-particle&quot;: &quot;&quot;, &quot;family&quot;: &quot;Nimmerjahn&quot;, &quot;given&quot;: &quot;Axel&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euron&quot;, &quot;id&quot;: &quot;ITEM-2&quot;, &quot;issue&quot;: &quot;6&quot;, &quot;issued&quot;: {&quot;date-parts&quot;: [[&quot;2009&quot;, &quot;9&quot;]]}, &quot;language&quot;: &quot;eng&quot;, &quot;page&quot;: &quot;747-760&quot;, &quot;publisher-place&quot;: &quot;United States&quot;, &quot;title&quot;: &quot;Automated analysis of cellular signals from large-scale calcium imaging data.&quot;, &quot;type&quot;: &quot;article-journal&quot;, &quot;volume&quot;: &quot;63&quot;}, &quot;uris&quot;: [&quot;http://www.mendeley.com/documents/?uuid=89fc0051-4df8-422e-b9d1-9de02a31fcdb&quot;]}, {&quot;id&quot;: &quot;ITEM-3&quot;, &quot;itemData&quot;: {&quot;DOI&quot;: &quot;10.1016/j.neunet.2014.03.007&quot;, &quot;ISSN&quot;: &quot;1879-2782 (Electronic)&quot;, &quot;PMID&quot;: &quot;24705544&quot;, &quot;abstract&quot;: &quot;We propose a cell detection algorithm using non-negative matrix factorization  (NMF) on Ca2+ imaging data. To apply NMF to Ca2+ imaging data, we use the bleaching line of the background fluorescence intensity as an a priori background constraint to make the NMF uniquely dissociate the background component from the image data. This constraint helps us to incorporate the effect of dye-bleaching and reduce the non-uniqueness of the solution. We demonstrate that in the case of noisy data, the NMF algorithm can detect cells more accurately than Mukamel's independent component analysis algorithm, a state-of-art method. We then apply the NMF algorithm to Ca2+ imaging data recorded on the local activities of subcellular structures of multiple cells in a wide area. We show that our method can decompose rapid transient components corresponding to somas and dendrites of many neurons, and furthermore, that it can decompose slow transient components probably corresponding to glial cells.&quot;, &quot;author&quot;: [{&quot;dropping-particle&quot;: &quot;&quot;, &quot;family&quot;: &quot;Maruyama&quot;, &quot;given&quot;: &quot;Ryuichi&quot;, &quot;non-dropping-particle&quot;: &quot;&quot;, &quot;parse-names&quot;: false, &quot;suffix&quot;: &quot;&quot;}, {&quot;dropping-particle&quot;: &quot;&quot;, &quot;family&quot;: &quot;Maeda&quot;, &quot;given&quot;: &quot;Kazuma&quot;, &quot;non-dropping-particle&quot;: &quot;&quot;, &quot;parse-names&quot;: false, &quot;suffix&quot;: &quot;&quot;}, {&quot;dropping-particle&quot;: &quot;&quot;, &quot;family&quot;: &quot;Moroda&quot;, &quot;given&quot;: &quot;Hajime&quot;, &quot;non-dropping-particle&quot;: &quot;&quot;, &quot;parse-names&quot;: false, &quot;suffix&quot;: &quot;&quot;}, {&quot;dropping-particle&quot;: &quot;&quot;, &quot;family&quot;: &quot;Kato&quot;, &quot;given&quot;: &quot;Ichiro&quot;, &quot;non-dropping-particle&quot;: &quot;&quot;, &quot;parse-names&quot;: false, &quot;suffix&quot;: &quot;&quot;}, {&quot;dropping-particle&quot;: &quot;&quot;, &quot;family&quot;: &quot;Inoue&quot;, &quot;given&quot;: &quot;Masashi&quot;, &quot;non-dropping-particle&quot;: &quot;&quot;, &quot;parse-names&quot;: false, &quot;suffix&quot;: &quot;&quot;}, {&quot;dropping-particle&quot;: &quot;&quot;, &quot;family&quot;: &quot;Miyakawa&quot;, &quot;given&quot;: &quot;Hiroyoshi&quot;, &quot;non-dropping-particle&quot;: &quot;&quot;, &quot;parse-names&quot;: false, &quot;suffix&quot;: &quot;&quot;}, {&quot;dropping-particle&quot;: &quot;&quot;, &quot;family&quot;: &quot;Aonishi&quot;, &quot;given&quot;: &quot;Toru&quot;, &quot;non-dropping-particle&quot;: &quot;&quot;, &quot;parse-names&quot;: false, &quot;suffix&quot;: &quot;&quot;}], &quot;container-title&quot;: &quot;Neural networks : the official journal of the International Neural Network  Society&quot;, &quot;id&quot;: &quot;ITEM-3&quot;, &quot;issued&quot;: {&quot;date-parts&quot;: [[&quot;2014&quot;, &quot;7&quot;]]}, &quot;language&quot;: &quot;eng&quot;, &quot;page&quot;: &quot;11-19&quot;, &quot;publisher-place&quot;: &quot;United States&quot;, &quot;title&quot;: &quot;Detecting cells using non-negative matrix factorization on calcium imaging data.&quot;, &quot;type&quot;: &quot;article-journal&quot;, &quot;volume&quot;: &quot;55&quot;}, &quot;uris&quot;: [&quot;http://www.mendeley.com/documents/?uuid=e6256c4d-861d-4724-83e9-4bbc131b2ca8&quot;]}, {&quot;id&quot;: &quot;ITEM-4&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4&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id&quot;: &quot;ITEM-5&quot;, &quot;itemData&quot;: {&quot;DOI&quot;: &quot;https://doi.org/10.1016/j.neuron.2015.11.037&quot;, &quot;ISSN&quot;: &quot;0896-6273&quot;, &quot;abstract&quot;: &quot;Summary\nWe present a modular approach for analyzing calcium imaging recordings of large neuronal ensembles. Our goal is to simultaneously identify the locations of the neurons, demix spatially overlapping components, and denoise and deconvolve the spiking activity from the slow dynamics of the calcium indicator. Our approach relies on a constrained nonnegative matrix factorization that expresses the spatiotemporal fluorescence activity as the product of a spatial matrix that encodes the spatial footprint of each neuron in the optical field and a temporal matrix that characterizes the calcium concentration of each neuron over time. This framework is combined with a novel constrained deconvolution approach that extracts estimates of neural activity from fluorescence traces, to create a spatiotemporal processing algorithm that requires minimal parameter tuning. We demonstrate the general applicability of our method by applying it to in\u00a0vitro and in\u00a0vivo multi-neuronal imaging data, whole-brain light-sheet imaging data, and dendritic imaging data.&quot;, &quot;author&quot;: [{&quot;dropping-particle&quot;: &quot;&quot;, &quot;family&quot;: &quot;Pnevmatikakis&quot;, &quot;given&quot;: &quot;Eftychios A&quot;, &quot;non-dropping-particle&quot;: &quot;&quot;, &quot;parse-names&quot;: false, &quot;suffix&quot;: &quot;&quot;}, {&quot;dropping-particle&quot;: &quot;&quot;, &quot;family&quot;: &quot;Soudry&quot;, &quot;given&quot;: &quot;Daniel&quot;, &quot;non-dropping-particle&quot;: &quot;&quot;, &quot;parse-names&quot;: false, &quot;suffix&quot;: &quot;&quot;}, {&quot;dropping-particle&quot;: &quot;&quot;, &quot;family&quot;: &quot;Gao&quot;, &quot;given&quot;: &quot;Yuanjun&quot;, &quot;non-dropping-particle&quot;: &quot;&quot;, &quot;parse-names&quot;: false, &quot;suffix&quot;: &quot;&quot;}, {&quot;dropping-particle&quot;: &quot;&quot;, &quot;family&quot;: &quot;Machado&quot;, &quot;given&quot;: &quot;Timothy A&quot;, &quot;non-dropping-particle&quot;: &quot;&quot;, &quot;parse-names&quot;: false, &quot;suffix&quot;: &quot;&quot;}, {&quot;dropping-particle&quot;: &quot;&quot;, &quot;family&quot;: &quot;Merel&quot;, &quot;given&quot;: &quot;Josh&quot;, &quot;non-dropping-particle&quot;: &quot;&quot;, &quot;parse-names&quot;: false, &quot;suffix&quot;: &quot;&quot;}, {&quot;dropping-particle&quot;: &quot;&quot;, &quot;family&quot;: &quot;Pfau&quot;, &quot;given&quot;: &quot;David&quot;, &quot;non-dropping-particle&quot;: &quot;&quot;, &quot;parse-names&quot;: false, &quot;suffix&quot;: &quot;&quot;}, {&quot;dropping-particle&quot;: &quot;&quot;, &quot;family&quot;: &quot;Reardon&quot;, &quot;given&quot;: &quot;Thomas&quot;, &quot;non-dropping-particle&quot;: &quot;&quot;, &quot;parse-names&quot;: false, &quot;suffix&quot;: &quot;&quot;}, {&quot;dropping-particle&quot;: &quot;&quot;, &quot;family&quot;: &quot;Mu&quot;, &quot;given&quot;: &quot;Yu&quot;, &quot;non-dropping-particle&quot;: &quot;&quot;, &quot;parse-names&quot;: false, &quot;suffix&quot;: &quot;&quot;}, {&quot;dropping-particle&quot;: &quot;&quot;, &quot;family&quot;: &quot;Lacefield&quot;, &quot;given&quot;: &quot;Clay&quot;, &quot;non-dropping-particle&quot;: &quot;&quot;, &quot;parse-names&quot;: false, &quot;suffix&quot;: &quot;&quot;}, {&quot;dropping-particle&quot;: &quot;&quot;, &quot;family&quot;: &quot;Yang&quot;, &quot;given&quot;: &quot;Weijian&quot;, &quot;non-dropping-particle&quot;: &quot;&quot;, &quot;parse-names&quot;: false, &quot;suffix&quot;: &quot;&quot;}, {&quot;dropping-particle&quot;: &quot;&quot;, &quot;family&quot;: &quot;Ahrens&quot;, &quot;given&quot;: &quot;Misha&quot;, &quot;non-dropping-particle&quot;: &quot;&quot;, &quot;parse-names&quot;: false, &quot;suffix&quot;: &quot;&quot;}, {&quot;dropping-particle&quot;: &quot;&quot;, &quot;family&quot;: &quot;Bruno&quot;, &quot;given&quot;: &quot;Randy&quot;, &quot;non-dropping-particle&quot;: &quot;&quot;, &quot;parse-names&quot;: false, &quot;suffix&quot;: &quot;&quot;}, {&quot;dropping-particle&quot;: &quot;&quot;, &quot;family&quot;: &quot;Jessell&quot;, &quot;given&quot;: &quot;Thomas M&quot;, &quot;non-dropping-particle&quot;: &quot;&quot;, &quot;parse-names&quot;: false, &quot;suffix&quot;: &quot;&quot;}, {&quot;dropping-particle&quot;: &quot;&quot;, &quot;family&quot;: &quot;Peterka&quot;, &quot;given&quot;: &quot;Darcy S&quot;, &quot;non-dropping-particle&quot;: &quot;&quot;, &quot;parse-names&quot;: false, &quot;suffix&quot;: &quot;&quot;}, {&quot;dropping-particle&quot;: &quot;&quot;, &quot;family&quot;: &quot;Yuste&quot;, &quot;given&quot;: &quot;Rafael&quot;, &quot;non-dropping-particle&quot;: &quot;&quot;, &quot;parse-names&quot;: false, &quot;suffix&quot;: &quot;&quot;}, {&quot;dropping-particle&quot;: &quot;&quot;, &quot;family&quot;: &quot;Paninski&quot;, &quot;given&quot;: &quot;Liam&quot;, &quot;non-dropping-particle&quot;: &quot;&quot;, &quot;parse-names&quot;: false, &quot;suffix&quot;: &quot;&quot;}], &quot;container-title&quot;: &quot;Neuron&quot;, &quot;id&quot;: &quot;ITEM-5&quot;, &quot;issue&quot;: &quot;2&quot;, &quot;issued&quot;: {&quot;date-parts&quot;: [[&quot;2016&quot;]]}, &quot;page&quot;: &quot;285-299&quot;, &quot;title&quot;: &quot;Simultaneous Denoising, Deconvolution, and Demixing of Calcium Imaging Data&quot;, &quot;type&quot;: &quot;article-journal&quot;, &quot;volume&quot;: &quot;89&quot;}, &quot;uris&quot;: [&quot;http://www.mendeley.com/documents/?uuid=e2c6df85-8505-4dde-98b3-df22654a5d41&quot;]}], &quot;mendeley&quot;: {&quot;formattedCitation&quot;: &quot;(Francis et al., 2012; Maruyama et al., 2014; Mukamel et al., 2009; Pachitariu et al., 2017; Pnevmatikakis et al., 2016)&quot;, &quot;plainTextFormattedCitation&quot;: &quot;(Francis et al., 2012; Maruyama et al., 2014; Mukamel et al., 2009; Pachitariu et al., 2017; Pnevmatikakis et al., 2016)&quot;, &quot;previouslyFormattedCitation&quot;: &quot;(Francis et al., 2012; Maruyama et al., 2014; Mukamel et al., 2009; Pachitariu et al., 2017; Pnevmatikakis et al., 2016)&quot;}, &quot;properties&quot;: {&quot;noteIndex&quot;: 0}, &quot;schema&quot;: &quot;https://github.com/citation-style-language/schema/raw/master/csl-citation.json&quot;} RNDeCQicT0Uuu"/><text:span text:style-name="T125">⁠ </text:span><text:reference-mark-start text:name="ADDIN CSL_CITATION {&quot;citationItems&quot;: [{&quot;id&quot;: &quot;ITEM-1&quot;, &quot;itemData&quot;: {&quot;DOI&quot;: &quot;10.1152/ajpcell.00016.2012&quot;, &quot;ISSN&quot;: &quot;1522-1563 (Electronic)&quot;, &quot;PMID&quot;: &quot;22538238&quot;, &quot;abstract&quot;: &quot;Ca(2+) signals are commonly measured using fluorescent Ca(2+) indicators and  microscopy techniques, but manual analysis of Ca(2+) measurements is time consuming and subject to bias. Automated region of interest (ROI) detection algorithms have been employed for identification of Ca(2+) signals in one-dimensional line scan images, but currently there is no process to integrate acquisition and analysis of ROIs within two-dimensional time lapse image sequences. Therefore we devised a novel algorithm for rapid ROI identification and measurement based on the analysis of best-fit ellipses assigned to signals within noise-filtered image sequences. This algorithm was implemented as a plugin for ImageJ software (National Institutes of Health, Bethesda, MD). We evaluated the ability of our algorithm to detect synthetic Gaussian signal pulses embedded in background noise. The algorithm placed ROIs very near to the center of a range of signal pulses, resulting in mean signal amplitude measurements of 99.06 \u00b1 4.11% of true amplitude values. As a practical application, we evaluated both agonist-induced Ca(2+) responses in cultured endothelial cell monolayers, and subtle basal endothelial Ca(2+) dynamics in opened artery preparations. Our algorithm enabled comprehensive measurement of individual and localized cellular responses within cultured cell monolayers. It also accurately identified characteristic Ca(2+) transients, or Ca(2+) pulsars, within the endothelium of intact mouse mesenteric arteries and revealed the distribution of this basal Ca(2+) signal modality to be non-Gaussian with respect to amplitude, duration, and spatial spread. We propose that large-scale statistical evaluations made possible by our algorithm will lead to a more efficient and complete characterization of physiologic Ca(2+)-dependent signaling.&quot;, &quot;author&quot;: [{&quot;dropping-particle&quot;: &quot;&quot;, &quot;family&quot;: &quot;Francis&quot;, &quot;given&quot;: &quot;Michael&quot;, &quot;non-dropping-particle&quot;: &quot;&quot;, &quot;parse-names&quot;: false, &quot;suffix&quot;: &quot;&quot;}, {&quot;dropping-particle&quot;: &quot;&quot;, &quot;family&quot;: &quot;Qian&quot;, &quot;given&quot;: &quot;Xun&quot;, &quot;non-dropping-particle&quot;: &quot;&quot;, &quot;parse-names&quot;: false, &quot;suffix&quot;: &quot;&quot;}, {&quot;dropping-particle&quot;: &quot;&quot;, &quot;family&quot;: &quot;Charbel&quot;, &quot;given&quot;: &quot;Chim\u00e8ne&quot;, &quot;non-dropping-particle&quot;: &quot;&quot;, &quot;parse-names&quot;: false, &quot;suffix&quot;: &quot;&quot;}, {&quot;dropping-particle&quot;: &quot;&quot;, &quot;family&quot;: &quot;Ledoux&quot;, &quot;given&quot;: &quot;Jonathan&quot;, &quot;non-dropping-particle&quot;: &quot;&quot;, &quot;parse-names&quot;: false, &quot;suffix&quot;: &quot;&quot;}, {&quot;dropping-particle&quot;: &quot;&quot;, &quot;family&quot;: &quot;Parker&quot;, &quot;given&quot;: &quot;J C&quot;, &quot;non-dropping-particle&quot;: &quot;&quot;, &quot;parse-names&quot;: false, &quot;suffix&quot;: &quot;&quot;}, {&quot;dropping-particle&quot;: &quot;&quot;, &quot;family&quot;: &quot;Taylor&quot;, &quot;given&quot;: &quot;Mark S&quot;, &quot;non-dropping-particle&quot;: &quot;&quot;, &quot;parse-names&quot;: false, &quot;suffix&quot;: &quot;&quot;}], &quot;container-title&quot;: &quot;American journal of physiology. Cell physiology&quot;, &quot;id&quot;: &quot;ITEM-1&quot;, &quot;issue&quot;: &quot;3&quot;, &quot;issued&quot;: {&quot;date-parts&quot;: [[&quot;2012&quot;, &quot;8&quot;]]}, &quot;language&quot;: &quot;eng&quot;, &quot;page&quot;: &quot;C236-43&quot;, &quot;publisher-place&quot;: &quot;United States&quot;, &quot;title&quot;: &quot;Automated region of interest analysis of dynamic Ca\u00b2+ signals in image sequences.&quot;, &quot;type&quot;: &quot;article-journal&quot;, &quot;volume&quot;: &quot;303&quot;}, &quot;uris&quot;: [&quot;http://www.mendeley.com/documents/?uuid=80fce51b-a1b8-426f-ba28-b417bc9dbc3e&quot;]}, {&quot;id&quot;: &quot;ITEM-2&quot;, &quot;itemData&quot;: {&quot;DOI&quot;: &quot;10.1016/j.neunet.2014.03.007&quot;, &quot;ISSN&quot;: &quot;1879-2782 (Electronic)&quot;, &quot;PMID&quot;: &quot;24705544&quot;, &quot;abstract&quot;: &quot;We propose a cell detection algorithm using non-negative matrix factorization  (NMF) on Ca2+ imaging data. To apply NMF to Ca2+ imaging data, we use the bleaching line of the background fluorescence intensity as an a priori background constraint to make the NMF uniquely dissociate the background component from the image data. This constraint helps us to incorporate the effect of dye-bleaching and reduce the non-uniqueness of the solution. We demonstrate that in the case of noisy data, the NMF algorithm can detect cells more accurately than Mukamel's independent component analysis algorithm, a state-of-art method. We then apply the NMF algorithm to Ca2+ imaging data recorded on the local activities of subcellular structures of multiple cells in a wide area. We show that our method can decompose rapid transient components corresponding to somas and dendrites of many neurons, and furthermore, that it can decompose slow transient components probably corresponding to glial cells.&quot;, &quot;author&quot;: [{&quot;dropping-particle&quot;: &quot;&quot;, &quot;family&quot;: &quot;Maruyama&quot;, &quot;given&quot;: &quot;Ryuichi&quot;, &quot;non-dropping-particle&quot;: &quot;&quot;, &quot;parse-names&quot;: false, &quot;suffix&quot;: &quot;&quot;}, {&quot;dropping-particle&quot;: &quot;&quot;, &quot;family&quot;: &quot;Maeda&quot;, &quot;given&quot;: &quot;Kazuma&quot;, &quot;non-dropping-particle&quot;: &quot;&quot;, &quot;parse-names&quot;: false, &quot;suffix&quot;: &quot;&quot;}, {&quot;dropping-particle&quot;: &quot;&quot;, &quot;family&quot;: &quot;Moroda&quot;, &quot;given&quot;: &quot;Hajime&quot;, &quot;non-dropping-particle&quot;: &quot;&quot;, &quot;parse-names&quot;: false, &quot;suffix&quot;: &quot;&quot;}, {&quot;dropping-particle&quot;: &quot;&quot;, &quot;family&quot;: &quot;Kato&quot;, &quot;given&quot;: &quot;Ichiro&quot;, &quot;non-dropping-particle&quot;: &quot;&quot;, &quot;parse-names&quot;: false, &quot;suffix&quot;: &quot;&quot;}, {&quot;dropping-particle&quot;: &quot;&quot;, &quot;family&quot;: &quot;Inoue&quot;, &quot;given&quot;: &quot;Masashi&quot;, &quot;non-dropping-particle&quot;: &quot;&quot;, &quot;parse-names&quot;: false, &quot;suffix&quot;: &quot;&quot;}, {&quot;dropping-particle&quot;: &quot;&quot;, &quot;family&quot;: &quot;Miyakawa&quot;, &quot;given&quot;: &quot;Hiroyoshi&quot;, &quot;non-dropping-particle&quot;: &quot;&quot;, &quot;parse-names&quot;: false, &quot;suffix&quot;: &quot;&quot;}, {&quot;dropping-particle&quot;: &quot;&quot;, &quot;family&quot;: &quot;Aonishi&quot;, &quot;given&quot;: &quot;Toru&quot;, &quot;non-dropping-particle&quot;: &quot;&quot;, &quot;parse-names&quot;: false, &quot;suffix&quot;: &quot;&quot;}], &quot;container-title&quot;: &quot;Neural networks : the official journal of the International Neural Network  Society&quot;, &quot;id&quot;: &quot;ITEM-2&quot;, &quot;issued&quot;: {&quot;date-parts&quot;: [[&quot;2014&quot;, &quot;7&quot;]]}, &quot;language&quot;: &quot;eng&quot;, &quot;page&quot;: &quot;11-19&quot;, &quot;publisher-place&quot;: &quot;United States&quot;, &quot;title&quot;: &quot;Detecting cells using non-negative matrix factorization on calcium imaging data.&quot;, &quot;type&quot;: &quot;article-journal&quot;, &quot;volume&quot;: &quot;55&quot;}, &quot;uris&quot;: [&quot;http://www.mendeley.com/documents/?uuid=e6256c4d-861d-4724-83e9-4bbc131b2ca8&quot;]}, {&quot;id&quot;: &quot;ITEM-3&quot;, &quot;itemData&quot;: {&quot;DOI&quot;: &quot;10.1016/j.neuron.2009.08.009&quot;, &quot;ISSN&quot;: &quot;1097-4199 (Electronic)&quot;, &quot;PMID&quot;: &quot;19778505&quot;, &quot;abstract&quot;: &quot;Recent advances in fluorescence imaging permit studies of Ca(2+) dynamics in  large numbers of cells, in anesthetized and awake behaving animals. However, unlike for electrophysiological signals, standardized algorithms for assigning optically recorded signals to individual cells have not yet emerged. Here, we describe an automated sorting procedure that combines independent component analysis and image segmentation for extracting cells' locations and their dynamics with minimal human supervision. In validation studies using simulated data, automated sorting significantly improved estimation of cellular signals compared to conventional analysis based on image regions of interest. We used automated procedures to analyze data recorded by two-photon Ca(2+) imaging in the cerebellar vermis of awake behaving mice. Our analysis yielded simultaneous Ca(2+) activity traces for up to &gt;100 Purkinje cells and Bergmann glia from single recordings. Using this approach, we found microzones of Purkinje cells that were stable across behavioral states and in which synchronous Ca(2+) spiking rose significantly during locomotion.&quot;, &quot;author&quot;: [{&quot;dropping-particle&quot;: &quot;&quot;, &quot;family&quot;: &quot;Mukamel&quot;, &quot;given&quot;: &quot;Eran A&quot;, &quot;non-dropping-particle&quot;: &quot;&quot;, &quot;parse-names&quot;: false, &quot;suffix&quot;: &quot;&quot;}, {&quot;dropping-particle&quot;: &quot;&quot;, &quot;family&quot;: &quot;Nimmerjahn&quot;, &quot;given&quot;: &quot;Axel&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euron&quot;, &quot;id&quot;: &quot;ITEM-3&quot;, &quot;issue&quot;: &quot;6&quot;, &quot;issued&quot;: {&quot;date-parts&quot;: [[&quot;2009&quot;, &quot;9&quot;]]}, &quot;language&quot;: &quot;eng&quot;, &quot;page&quot;: &quot;747-760&quot;, &quot;publisher-place&quot;: &quot;United States&quot;, &quot;title&quot;: &quot;Automated analysis of cellular signals from large-scale calcium imaging data.&quot;, &quot;type&quot;: &quot;article-journal&quot;, &quot;volume&quot;: &quot;63&quot;}, &quot;uris&quot;: [&quot;http://www.mendeley.com/documents/?uuid=89fc0051-4df8-422e-b9d1-9de02a31fcdb&quot;]}, {&quot;id&quot;: &quot;ITEM-4&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4&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id&quot;: &quot;ITEM-5&quot;, &quot;itemData&quot;: {&quot;DOI&quot;: &quot;https://doi.org/10.1016/j.neuron.2015.11.037&quot;, &quot;ISSN&quot;: &quot;0896-6273&quot;, &quot;abstract&quot;: &quot;Summary\nWe present a modular approach for analyzing calcium imaging recordings of large neuronal ensembles. Our goal is to simultaneously identify the locations of the neurons, demix spatially overlapping components, and denoise and deconvolve the spiking activity from the slow dynamics of the calcium indicator. Our approach relies on a constrained nonnegative matrix factorization that expresses the spatiotemporal fluorescence activity as the product of a spatial matrix that encodes the spatial footprint of each neuron in the optical field and a temporal matrix that characterizes the calcium concentration of each neuron over time. This framework is combined with a novel constrained deconvolution approach that extracts estimates of neural activity from fluorescence traces, to create a spatiotemporal processing algorithm that requires minimal parameter tuning. We demonstrate the general applicability of our method by applying it to in\u00a0vitro and in\u00a0vivo multi-neuronal imaging data, whole-brain light-sheet imaging data, and dendritic imaging data.&quot;, &quot;author&quot;: [{&quot;dropping-particle&quot;: &quot;&quot;, &quot;family&quot;: &quot;Pnevmatikakis&quot;, &quot;given&quot;: &quot;Eftychios A&quot;, &quot;non-dropping-particle&quot;: &quot;&quot;, &quot;parse-names&quot;: false, &quot;suffix&quot;: &quot;&quot;}, {&quot;dropping-particle&quot;: &quot;&quot;, &quot;family&quot;: &quot;Soudry&quot;, &quot;given&quot;: &quot;Daniel&quot;, &quot;non-dropping-particle&quot;: &quot;&quot;, &quot;parse-names&quot;: false, &quot;suffix&quot;: &quot;&quot;}, {&quot;dropping-particle&quot;: &quot;&quot;, &quot;family&quot;: &quot;Gao&quot;, &quot;given&quot;: &quot;Yuanjun&quot;, &quot;non-dropping-particle&quot;: &quot;&quot;, &quot;parse-names&quot;: false, &quot;suffix&quot;: &quot;&quot;}, {&quot;dropping-particle&quot;: &quot;&quot;, &quot;family&quot;: &quot;Machado&quot;, &quot;given&quot;: &quot;Timothy A&quot;, &quot;non-dropping-particle&quot;: &quot;&quot;, &quot;parse-names&quot;: false, &quot;suffix&quot;: &quot;&quot;}, {&quot;dropping-particle&quot;: &quot;&quot;, &quot;family&quot;: &quot;Merel&quot;, &quot;given&quot;: &quot;Josh&quot;, &quot;non-dropping-particle&quot;: &quot;&quot;, &quot;parse-names&quot;: false, &quot;suffix&quot;: &quot;&quot;}, {&quot;dropping-particle&quot;: &quot;&quot;, &quot;family&quot;: &quot;Pfau&quot;, &quot;given&quot;: &quot;David&quot;, &quot;non-dropping-particle&quot;: &quot;&quot;, &quot;parse-names&quot;: false, &quot;suffix&quot;: &quot;&quot;}, {&quot;dropping-particle&quot;: &quot;&quot;, &quot;family&quot;: &quot;Reardon&quot;, &quot;given&quot;: &quot;Thomas&quot;, &quot;non-dropping-particle&quot;: &quot;&quot;, &quot;parse-names&quot;: false, &quot;suffix&quot;: &quot;&quot;}, {&quot;dropping-particle&quot;: &quot;&quot;, &quot;family&quot;: &quot;Mu&quot;, &quot;given&quot;: &quot;Yu&quot;, &quot;non-dropping-particle&quot;: &quot;&quot;, &quot;parse-names&quot;: false, &quot;suffix&quot;: &quot;&quot;}, {&quot;dropping-particle&quot;: &quot;&quot;, &quot;family&quot;: &quot;Lacefield&quot;, &quot;given&quot;: &quot;Clay&quot;, &quot;non-dropping-particle&quot;: &quot;&quot;, &quot;parse-names&quot;: false, &quot;suffix&quot;: &quot;&quot;}, {&quot;dropping-particle&quot;: &quot;&quot;, &quot;family&quot;: &quot;Yang&quot;, &quot;given&quot;: &quot;Weijian&quot;, &quot;non-dropping-particle&quot;: &quot;&quot;, &quot;parse-names&quot;: false, &quot;suffix&quot;: &quot;&quot;}, {&quot;dropping-particle&quot;: &quot;&quot;, &quot;family&quot;: &quot;Ahrens&quot;, &quot;given&quot;: &quot;Misha&quot;, &quot;non-dropping-particle&quot;: &quot;&quot;, &quot;parse-names&quot;: false, &quot;suffix&quot;: &quot;&quot;}, {&quot;dropping-particle&quot;: &quot;&quot;, &quot;family&quot;: &quot;Bruno&quot;, &quot;given&quot;: &quot;Randy&quot;, &quot;non-dropping-particle&quot;: &quot;&quot;, &quot;parse-names&quot;: false, &quot;suffix&quot;: &quot;&quot;}, {&quot;dropping-particle&quot;: &quot;&quot;, &quot;family&quot;: &quot;Jessell&quot;, &quot;given&quot;: &quot;Thomas M&quot;, &quot;non-dropping-particle&quot;: &quot;&quot;, &quot;parse-names&quot;: false, &quot;suffix&quot;: &quot;&quot;}, {&quot;dropping-particle&quot;: &quot;&quot;, &quot;family&quot;: &quot;Peterka&quot;, &quot;given&quot;: &quot;Darcy S&quot;, &quot;non-dropping-particle&quot;: &quot;&quot;, &quot;parse-names&quot;: false, &quot;suffix&quot;: &quot;&quot;}, {&quot;dropping-particle&quot;: &quot;&quot;, &quot;family&quot;: &quot;Yuste&quot;, &quot;given&quot;: &quot;Rafael&quot;, &quot;non-dropping-particle&quot;: &quot;&quot;, &quot;parse-names&quot;: false, &quot;suffix&quot;: &quot;&quot;}, {&quot;dropping-particle&quot;: &quot;&quot;, &quot;family&quot;: &quot;Paninski&quot;, &quot;given&quot;: &quot;Liam&quot;, &quot;non-dropping-particle&quot;: &quot;&quot;, &quot;parse-names&quot;: false, &quot;suffix&quot;: &quot;&quot;}], &quot;container-title&quot;: &quot;Neuron&quot;, &quot;id&quot;: &quot;ITEM-5&quot;, &quot;issue&quot;: &quot;2&quot;, &quot;issued&quot;: {&quot;date-parts&quot;: [[&quot;2016&quot;]]}, &quot;page&quot;: &quot;285-299&quot;, &quot;title&quot;: &quot;Simultaneous Denoising, Deconvolution, and Demixing of Calcium Imaging Data&quot;, &quot;type&quot;: &quot;article-journal&quot;, &quot;volume&quot;: &quot;89&quot;}, &quot;uris&quot;: [&quot;http://www.mendeley.com/documents/?uuid=e2c6df85-8505-4dde-98b3-df22654a5d41&quot;]}], &quot;mendeley&quot;: {&quot;formattedCitation&quot;: &quot;(Francis et al., 2012; Maruyama et al., 2014; Mukamel et al., 2009; Pachitariu et al., 2017; Pnevmatikakis et al., 2016)&quot;, &quot;plainTextFormattedCitation&quot;: &quot;(Francis et al., 2012; Maruyama et al., 2014; Mukamel et al., 2009; Pachitariu et al., 2017; Pnevmatikakis et al., 2016)&quot;, &quot;previouslyFormattedCitation&quot;: &quot;(Francis et al., 2012; Maruyama et al., 2014; Mukamel et al., 2009; Pachitariu et al., 2017; Pnevmatikakis et al., 2016)&quot;}, &quot;properties&quot;: {&quot;noteIndex&quot;: 0}, &quot;schema&quot;: &quot;https://github.com/citation-style-language/schema/raw/master/csl-citation.json&quot;} RNDkAoErOygiz"/><text:span text:style-name="T31">(Francis et al., 2012; Maruyama et al., 2014; Mukamel et al., 2009; Pachitariu et al., 2017; Pnevmatikakis et al., 2016)</text:span><text:reference-mark-end text:name="ADDIN CSL_CITATION {&quot;citationItems&quot;: [{&quot;id&quot;: &quot;ITEM-1&quot;, &quot;itemData&quot;: {&quot;DOI&quot;: &quot;10.1152/ajpcell.00016.2012&quot;, &quot;ISSN&quot;: &quot;1522-1563 (Electronic)&quot;, &quot;PMID&quot;: &quot;22538238&quot;, &quot;abstract&quot;: &quot;Ca(2+) signals are commonly measured using fluorescent Ca(2+) indicators and  microscopy techniques, but manual analysis of Ca(2+) measurements is time consuming and subject to bias. Automated region of interest (ROI) detection algorithms have been employed for identification of Ca(2+) signals in one-dimensional line scan images, but currently there is no process to integrate acquisition and analysis of ROIs within two-dimensional time lapse image sequences. Therefore we devised a novel algorithm for rapid ROI identification and measurement based on the analysis of best-fit ellipses assigned to signals within noise-filtered image sequences. This algorithm was implemented as a plugin for ImageJ software (National Institutes of Health, Bethesda, MD). We evaluated the ability of our algorithm to detect synthetic Gaussian signal pulses embedded in background noise. The algorithm placed ROIs very near to the center of a range of signal pulses, resulting in mean signal amplitude measurements of 99.06 \u00b1 4.11% of true amplitude values. As a practical application, we evaluated both agonist-induced Ca(2+) responses in cultured endothelial cell monolayers, and subtle basal endothelial Ca(2+) dynamics in opened artery preparations. Our algorithm enabled comprehensive measurement of individual and localized cellular responses within cultured cell monolayers. It also accurately identified characteristic Ca(2+) transients, or Ca(2+) pulsars, within the endothelium of intact mouse mesenteric arteries and revealed the distribution of this basal Ca(2+) signal modality to be non-Gaussian with respect to amplitude, duration, and spatial spread. We propose that large-scale statistical evaluations made possible by our algorithm will lead to a more efficient and complete characterization of physiologic Ca(2+)-dependent signaling.&quot;, &quot;author&quot;: [{&quot;dropping-particle&quot;: &quot;&quot;, &quot;family&quot;: &quot;Francis&quot;, &quot;given&quot;: &quot;Michael&quot;, &quot;non-dropping-particle&quot;: &quot;&quot;, &quot;parse-names&quot;: false, &quot;suffix&quot;: &quot;&quot;}, {&quot;dropping-particle&quot;: &quot;&quot;, &quot;family&quot;: &quot;Qian&quot;, &quot;given&quot;: &quot;Xun&quot;, &quot;non-dropping-particle&quot;: &quot;&quot;, &quot;parse-names&quot;: false, &quot;suffix&quot;: &quot;&quot;}, {&quot;dropping-particle&quot;: &quot;&quot;, &quot;family&quot;: &quot;Charbel&quot;, &quot;given&quot;: &quot;Chim\u00e8ne&quot;, &quot;non-dropping-particle&quot;: &quot;&quot;, &quot;parse-names&quot;: false, &quot;suffix&quot;: &quot;&quot;}, {&quot;dropping-particle&quot;: &quot;&quot;, &quot;family&quot;: &quot;Ledoux&quot;, &quot;given&quot;: &quot;Jonathan&quot;, &quot;non-dropping-particle&quot;: &quot;&quot;, &quot;parse-names&quot;: false, &quot;suffix&quot;: &quot;&quot;}, {&quot;dropping-particle&quot;: &quot;&quot;, &quot;family&quot;: &quot;Parker&quot;, &quot;given&quot;: &quot;J C&quot;, &quot;non-dropping-particle&quot;: &quot;&quot;, &quot;parse-names&quot;: false, &quot;suffix&quot;: &quot;&quot;}, {&quot;dropping-particle&quot;: &quot;&quot;, &quot;family&quot;: &quot;Taylor&quot;, &quot;given&quot;: &quot;Mark S&quot;, &quot;non-dropping-particle&quot;: &quot;&quot;, &quot;parse-names&quot;: false, &quot;suffix&quot;: &quot;&quot;}], &quot;container-title&quot;: &quot;American journal of physiology. Cell physiology&quot;, &quot;id&quot;: &quot;ITEM-1&quot;, &quot;issue&quot;: &quot;3&quot;, &quot;issued&quot;: {&quot;date-parts&quot;: [[&quot;2012&quot;, &quot;8&quot;]]}, &quot;language&quot;: &quot;eng&quot;, &quot;page&quot;: &quot;C236-43&quot;, &quot;publisher-place&quot;: &quot;United States&quot;, &quot;title&quot;: &quot;Automated region of interest analysis of dynamic Ca\u00b2+ signals in image sequences.&quot;, &quot;type&quot;: &quot;article-journal&quot;, &quot;volume&quot;: &quot;303&quot;}, &quot;uris&quot;: [&quot;http://www.mendeley.com/documents/?uuid=80fce51b-a1b8-426f-ba28-b417bc9dbc3e&quot;]}, {&quot;id&quot;: &quot;ITEM-2&quot;, &quot;itemData&quot;: {&quot;DOI&quot;: &quot;10.1016/j.neunet.2014.03.007&quot;, &quot;ISSN&quot;: &quot;1879-2782 (Electronic)&quot;, &quot;PMID&quot;: &quot;24705544&quot;, &quot;abstract&quot;: &quot;We propose a cell detection algorithm using non-negative matrix factorization  (NMF) on Ca2+ imaging data. To apply NMF to Ca2+ imaging data, we use the bleaching line of the background fluorescence intensity as an a priori background constraint to make the NMF uniquely dissociate the background component from the image data. This constraint helps us to incorporate the effect of dye-bleaching and reduce the non-uniqueness of the solution. We demonstrate that in the case of noisy data, the NMF algorithm can detect cells more accurately than Mukamel's independent component analysis algorithm, a state-of-art method. We then apply the NMF algorithm to Ca2+ imaging data recorded on the local activities of subcellular structures of multiple cells in a wide area. We show that our method can decompose rapid transient components corresponding to somas and dendrites of many neurons, and furthermore, that it can decompose slow transient components probably corresponding to glial cells.&quot;, &quot;author&quot;: [{&quot;dropping-particle&quot;: &quot;&quot;, &quot;family&quot;: &quot;Maruyama&quot;, &quot;given&quot;: &quot;Ryuichi&quot;, &quot;non-dropping-particle&quot;: &quot;&quot;, &quot;parse-names&quot;: false, &quot;suffix&quot;: &quot;&quot;}, {&quot;dropping-particle&quot;: &quot;&quot;, &quot;family&quot;: &quot;Maeda&quot;, &quot;given&quot;: &quot;Kazuma&quot;, &quot;non-dropping-particle&quot;: &quot;&quot;, &quot;parse-names&quot;: false, &quot;suffix&quot;: &quot;&quot;}, {&quot;dropping-particle&quot;: &quot;&quot;, &quot;family&quot;: &quot;Moroda&quot;, &quot;given&quot;: &quot;Hajime&quot;, &quot;non-dropping-particle&quot;: &quot;&quot;, &quot;parse-names&quot;: false, &quot;suffix&quot;: &quot;&quot;}, {&quot;dropping-particle&quot;: &quot;&quot;, &quot;family&quot;: &quot;Kato&quot;, &quot;given&quot;: &quot;Ichiro&quot;, &quot;non-dropping-particle&quot;: &quot;&quot;, &quot;parse-names&quot;: false, &quot;suffix&quot;: &quot;&quot;}, {&quot;dropping-particle&quot;: &quot;&quot;, &quot;family&quot;: &quot;Inoue&quot;, &quot;given&quot;: &quot;Masashi&quot;, &quot;non-dropping-particle&quot;: &quot;&quot;, &quot;parse-names&quot;: false, &quot;suffix&quot;: &quot;&quot;}, {&quot;dropping-particle&quot;: &quot;&quot;, &quot;family&quot;: &quot;Miyakawa&quot;, &quot;given&quot;: &quot;Hiroyoshi&quot;, &quot;non-dropping-particle&quot;: &quot;&quot;, &quot;parse-names&quot;: false, &quot;suffix&quot;: &quot;&quot;}, {&quot;dropping-particle&quot;: &quot;&quot;, &quot;family&quot;: &quot;Aonishi&quot;, &quot;given&quot;: &quot;Toru&quot;, &quot;non-dropping-particle&quot;: &quot;&quot;, &quot;parse-names&quot;: false, &quot;suffix&quot;: &quot;&quot;}], &quot;container-title&quot;: &quot;Neural networks : the official journal of the International Neural Network  Society&quot;, &quot;id&quot;: &quot;ITEM-2&quot;, &quot;issued&quot;: {&quot;date-parts&quot;: [[&quot;2014&quot;, &quot;7&quot;]]}, &quot;language&quot;: &quot;eng&quot;, &quot;page&quot;: &quot;11-19&quot;, &quot;publisher-place&quot;: &quot;United States&quot;, &quot;title&quot;: &quot;Detecting cells using non-negative matrix factorization on calcium imaging data.&quot;, &quot;type&quot;: &quot;article-journal&quot;, &quot;volume&quot;: &quot;55&quot;}, &quot;uris&quot;: [&quot;http://www.mendeley.com/documents/?uuid=e6256c4d-861d-4724-83e9-4bbc131b2ca8&quot;]}, {&quot;id&quot;: &quot;ITEM-3&quot;, &quot;itemData&quot;: {&quot;DOI&quot;: &quot;10.1016/j.neuron.2009.08.009&quot;, &quot;ISSN&quot;: &quot;1097-4199 (Electronic)&quot;, &quot;PMID&quot;: &quot;19778505&quot;, &quot;abstract&quot;: &quot;Recent advances in fluorescence imaging permit studies of Ca(2+) dynamics in  large numbers of cells, in anesthetized and awake behaving animals. However, unlike for electrophysiological signals, standardized algorithms for assigning optically recorded signals to individual cells have not yet emerged. Here, we describe an automated sorting procedure that combines independent component analysis and image segmentation for extracting cells' locations and their dynamics with minimal human supervision. In validation studies using simulated data, automated sorting significantly improved estimation of cellular signals compared to conventional analysis based on image regions of interest. We used automated procedures to analyze data recorded by two-photon Ca(2+) imaging in the cerebellar vermis of awake behaving mice. Our analysis yielded simultaneous Ca(2+) activity traces for up to &gt;100 Purkinje cells and Bergmann glia from single recordings. Using this approach, we found microzones of Purkinje cells that were stable across behavioral states and in which synchronous Ca(2+) spiking rose significantly during locomotion.&quot;, &quot;author&quot;: [{&quot;dropping-particle&quot;: &quot;&quot;, &quot;family&quot;: &quot;Mukamel&quot;, &quot;given&quot;: &quot;Eran A&quot;, &quot;non-dropping-particle&quot;: &quot;&quot;, &quot;parse-names&quot;: false, &quot;suffix&quot;: &quot;&quot;}, {&quot;dropping-particle&quot;: &quot;&quot;, &quot;family&quot;: &quot;Nimmerjahn&quot;, &quot;given&quot;: &quot;Axel&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euron&quot;, &quot;id&quot;: &quot;ITEM-3&quot;, &quot;issue&quot;: &quot;6&quot;, &quot;issued&quot;: {&quot;date-parts&quot;: [[&quot;2009&quot;, &quot;9&quot;]]}, &quot;language&quot;: &quot;eng&quot;, &quot;page&quot;: &quot;747-760&quot;, &quot;publisher-place&quot;: &quot;United States&quot;, &quot;title&quot;: &quot;Automated analysis of cellular signals from large-scale calcium imaging data.&quot;, &quot;type&quot;: &quot;article-journal&quot;, &quot;volume&quot;: &quot;63&quot;}, &quot;uris&quot;: [&quot;http://www.mendeley.com/documents/?uuid=89fc0051-4df8-422e-b9d1-9de02a31fcdb&quot;]}, {&quot;id&quot;: &quot;ITEM-4&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4&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id&quot;: &quot;ITEM-5&quot;, &quot;itemData&quot;: {&quot;DOI&quot;: &quot;https://doi.org/10.1016/j.neuron.2015.11.037&quot;, &quot;ISSN&quot;: &quot;0896-6273&quot;, &quot;abstract&quot;: &quot;Summary\nWe present a modular approach for analyzing calcium imaging recordings of large neuronal ensembles. Our goal is to simultaneously identify the locations of the neurons, demix spatially overlapping components, and denoise and deconvolve the spiking activity from the slow dynamics of the calcium indicator. Our approach relies on a constrained nonnegative matrix factorization that expresses the spatiotemporal fluorescence activity as the product of a spatial matrix that encodes the spatial footprint of each neuron in the optical field and a temporal matrix that characterizes the calcium concentration of each neuron over time. This framework is combined with a novel constrained deconvolution approach that extracts estimates of neural activity from fluorescence traces, to create a spatiotemporal processing algorithm that requires minimal parameter tuning. We demonstrate the general applicability of our method by applying it to in\u00a0vitro and in\u00a0vivo multi-neuronal imaging data, whole-brain light-sheet imaging data, and dendritic imaging data.&quot;, &quot;author&quot;: [{&quot;dropping-particle&quot;: &quot;&quot;, &quot;family&quot;: &quot;Pnevmatikakis&quot;, &quot;given&quot;: &quot;Eftychios A&quot;, &quot;non-dropping-particle&quot;: &quot;&quot;, &quot;parse-names&quot;: false, &quot;suffix&quot;: &quot;&quot;}, {&quot;dropping-particle&quot;: &quot;&quot;, &quot;family&quot;: &quot;Soudry&quot;, &quot;given&quot;: &quot;Daniel&quot;, &quot;non-dropping-particle&quot;: &quot;&quot;, &quot;parse-names&quot;: false, &quot;suffix&quot;: &quot;&quot;}, {&quot;dropping-particle&quot;: &quot;&quot;, &quot;family&quot;: &quot;Gao&quot;, &quot;given&quot;: &quot;Yuanjun&quot;, &quot;non-dropping-particle&quot;: &quot;&quot;, &quot;parse-names&quot;: false, &quot;suffix&quot;: &quot;&quot;}, {&quot;dropping-particle&quot;: &quot;&quot;, &quot;family&quot;: &quot;Machado&quot;, &quot;given&quot;: &quot;Timothy A&quot;, &quot;non-dropping-particle&quot;: &quot;&quot;, &quot;parse-names&quot;: false, &quot;suffix&quot;: &quot;&quot;}, {&quot;dropping-particle&quot;: &quot;&quot;, &quot;family&quot;: &quot;Merel&quot;, &quot;given&quot;: &quot;Josh&quot;, &quot;non-dropping-particle&quot;: &quot;&quot;, &quot;parse-names&quot;: false, &quot;suffix&quot;: &quot;&quot;}, {&quot;dropping-particle&quot;: &quot;&quot;, &quot;family&quot;: &quot;Pfau&quot;, &quot;given&quot;: &quot;David&quot;, &quot;non-dropping-particle&quot;: &quot;&quot;, &quot;parse-names&quot;: false, &quot;suffix&quot;: &quot;&quot;}, {&quot;dropping-particle&quot;: &quot;&quot;, &quot;family&quot;: &quot;Reardon&quot;, &quot;given&quot;: &quot;Thomas&quot;, &quot;non-dropping-particle&quot;: &quot;&quot;, &quot;parse-names&quot;: false, &quot;suffix&quot;: &quot;&quot;}, {&quot;dropping-particle&quot;: &quot;&quot;, &quot;family&quot;: &quot;Mu&quot;, &quot;given&quot;: &quot;Yu&quot;, &quot;non-dropping-particle&quot;: &quot;&quot;, &quot;parse-names&quot;: false, &quot;suffix&quot;: &quot;&quot;}, {&quot;dropping-particle&quot;: &quot;&quot;, &quot;family&quot;: &quot;Lacefield&quot;, &quot;given&quot;: &quot;Clay&quot;, &quot;non-dropping-particle&quot;: &quot;&quot;, &quot;parse-names&quot;: false, &quot;suffix&quot;: &quot;&quot;}, {&quot;dropping-particle&quot;: &quot;&quot;, &quot;family&quot;: &quot;Yang&quot;, &quot;given&quot;: &quot;Weijian&quot;, &quot;non-dropping-particle&quot;: &quot;&quot;, &quot;parse-names&quot;: false, &quot;suffix&quot;: &quot;&quot;}, {&quot;dropping-particle&quot;: &quot;&quot;, &quot;family&quot;: &quot;Ahrens&quot;, &quot;given&quot;: &quot;Misha&quot;, &quot;non-dropping-particle&quot;: &quot;&quot;, &quot;parse-names&quot;: false, &quot;suffix&quot;: &quot;&quot;}, {&quot;dropping-particle&quot;: &quot;&quot;, &quot;family&quot;: &quot;Bruno&quot;, &quot;given&quot;: &quot;Randy&quot;, &quot;non-dropping-particle&quot;: &quot;&quot;, &quot;parse-names&quot;: false, &quot;suffix&quot;: &quot;&quot;}, {&quot;dropping-particle&quot;: &quot;&quot;, &quot;family&quot;: &quot;Jessell&quot;, &quot;given&quot;: &quot;Thomas M&quot;, &quot;non-dropping-particle&quot;: &quot;&quot;, &quot;parse-names&quot;: false, &quot;suffix&quot;: &quot;&quot;}, {&quot;dropping-particle&quot;: &quot;&quot;, &quot;family&quot;: &quot;Peterka&quot;, &quot;given&quot;: &quot;Darcy S&quot;, &quot;non-dropping-particle&quot;: &quot;&quot;, &quot;parse-names&quot;: false, &quot;suffix&quot;: &quot;&quot;}, {&quot;dropping-particle&quot;: &quot;&quot;, &quot;family&quot;: &quot;Yuste&quot;, &quot;given&quot;: &quot;Rafael&quot;, &quot;non-dropping-particle&quot;: &quot;&quot;, &quot;parse-names&quot;: false, &quot;suffix&quot;: &quot;&quot;}, {&quot;dropping-particle&quot;: &quot;&quot;, &quot;family&quot;: &quot;Paninski&quot;, &quot;given&quot;: &quot;Liam&quot;, &quot;non-dropping-particle&quot;: &quot;&quot;, &quot;parse-names&quot;: false, &quot;suffix&quot;: &quot;&quot;}], &quot;container-title&quot;: &quot;Neuron&quot;, &quot;id&quot;: &quot;ITEM-5&quot;, &quot;issue&quot;: &quot;2&quot;, &quot;issued&quot;: {&quot;date-parts&quot;: [[&quot;2016&quot;]]}, &quot;page&quot;: &quot;285-299&quot;, &quot;title&quot;: &quot;Simultaneous Denoising, Deconvolution, and Demixing of Calcium Imaging Data&quot;, &quot;type&quot;: &quot;article-journal&quot;, &quot;volume&quot;: &quot;89&quot;}, &quot;uris&quot;: [&quot;http://www.mendeley.com/documents/?uuid=e2c6df85-8505-4dde-98b3-df22654a5d41&quot;]}], &quot;mendeley&quot;: {&quot;formattedCitation&quot;: &quot;(Francis et al., 2012; Maruyama et al., 2014; Mukamel et al., 2009; Pachitariu et al., 2017; Pnevmatikakis et al., 2016)&quot;, &quot;plainTextFormattedCitation&quot;: &quot;(Francis et al., 2012; Maruyama et al., 2014; Mukamel et al., 2009; Pachitariu et al., 2017; Pnevmatikakis et al., 2016)&quot;, &quot;previouslyFormattedCitation&quot;: &quot;(Francis et al., 2012; Maruyama et al., 2014; Mukamel et al., 2009; Pachitariu et al., 2017; Pnevmatikakis et al., 2016)&quot;}, &quot;properties&quot;: {&quot;noteIndex&quot;: 0}, &quot;schema&quot;: &quot;https://github.com/citation-style-language/schema/raw/master/csl-citation.json&quot;} RNDkAoErOygiz"/><text:span text:style-name="T125"> </text:span><text:span text:style-name="T77">simplifies the pre-processing step of cell isolation even over large batch sizes. These procedures inherently require the use of the calcium activity profiles of recorded cells. This meant that this advantage was lost in over the course of the experiments.</text:span></text:p>
        </text:list-item>
      </text:list>
      <text:h text:style-name="P27" text:outline-level="1">Automated ROI detection for large-scale Calcium Imaging datasets</text:h>
      <text:p text:style-name="P31"/>
      <text:p text:style-name="P31">A number of automated ROI detection algorithms have been cited in literature that require minimal user intervention, perform relatively fast identification for a large number of identified sources (putative cells). Some popular algorithms include PCA/ICA <text:reference-mark-start text:name="ADDIN CSL_CITATION {&quot;citationItems&quot;: [{&quot;id&quot;: &quot;ITEM-1&quot;, &quot;itemData&quot;: {&quot;DOI&quot;: &quot;10.1016/j.neuron.2009.08.009&quot;, &quot;ISSN&quot;: &quot;1097-4199 (Electronic)&quot;, &quot;PMID&quot;: &quot;19778505&quot;, &quot;abstract&quot;: &quot;Recent advances in fluorescence imaging permit studies of Ca(2+) dynamics in  large numbers of cells, in anesthetized and awake behaving animals. However, unlike for electrophysiological signals, standardized algorithms for assigning optically recorded signals to individual cells have not yet emerged. Here, we describe an automated sorting procedure that combines independent component analysis and image segmentation for extracting cells' locations and their dynamics with minimal human supervision. In validation studies using simulated data, automated sorting significantly improved estimation of cellular signals compared to conventional analysis based on image regions of interest. We used automated procedures to analyze data recorded by two-photon Ca(2+) imaging in the cerebellar vermis of awake behaving mice. Our analysis yielded simultaneous Ca(2+) activity traces for up to &gt;100 Purkinje cells and Bergmann glia from single recordings. Using this approach, we found microzones of Purkinje cells that were stable across behavioral states and in which synchronous Ca(2+) spiking rose significantly during locomotion.&quot;, &quot;author&quot;: [{&quot;dropping-particle&quot;: &quot;&quot;, &quot;family&quot;: &quot;Mukamel&quot;, &quot;given&quot;: &quot;Eran A&quot;, &quot;non-dropping-particle&quot;: &quot;&quot;, &quot;parse-names&quot;: false, &quot;suffix&quot;: &quot;&quot;}, {&quot;dropping-particle&quot;: &quot;&quot;, &quot;family&quot;: &quot;Nimmerjahn&quot;, &quot;given&quot;: &quot;Axel&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euron&quot;, &quot;id&quot;: &quot;ITEM-1&quot;, &quot;issue&quot;: &quot;6&quot;, &quot;issued&quot;: {&quot;date-parts&quot;: [[&quot;2009&quot;, &quot;9&quot;]]}, &quot;language&quot;: &quot;eng&quot;, &quot;page&quot;: &quot;747-760&quot;, &quot;publisher-place&quot;: &quot;United States&quot;, &quot;title&quot;: &quot;Automated analysis of cellular signals from large-scale calcium imaging data.&quot;, &quot;type&quot;: &quot;article-journal&quot;, &quot;volume&quot;: &quot;63&quot;}, &quot;uris&quot;: [&quot;http://www.mendeley.com/documents/?uuid=89fc0051-4df8-422e-b9d1-9de02a31fcdb&quot;]}], &quot;mendeley&quot;: {&quot;formattedCitation&quot;: &quot;(Mukamel et al., 2009)&quot;, &quot;plainTextFormattedCitation&quot;: &quot;(Mukamel et al., 2009)&quot;, &quot;previouslyFormattedCitation&quot;: &quot;(Mukamel et al., 2009)&quot;}, &quot;properties&quot;: {&quot;noteIndex&quot;: 0}, &quot;schema&quot;: &quot;https://github.com/citation-style-language/schema/raw/master/csl-citation.json&quot;} RNDwxIPedvREa"/><text:span text:style-name="T26">(Mukamel et al., 2009)</text:span><text:reference-mark-end text:name="ADDIN CSL_CITATION {&quot;citationItems&quot;: [{&quot;id&quot;: &quot;ITEM-1&quot;, &quot;itemData&quot;: {&quot;DOI&quot;: &quot;10.1016/j.neuron.2009.08.009&quot;, &quot;ISSN&quot;: &quot;1097-4199 (Electronic)&quot;, &quot;PMID&quot;: &quot;19778505&quot;, &quot;abstract&quot;: &quot;Recent advances in fluorescence imaging permit studies of Ca(2+) dynamics in  large numbers of cells, in anesthetized and awake behaving animals. However, unlike for electrophysiological signals, standardized algorithms for assigning optically recorded signals to individual cells have not yet emerged. Here, we describe an automated sorting procedure that combines independent component analysis and image segmentation for extracting cells' locations and their dynamics with minimal human supervision. In validation studies using simulated data, automated sorting significantly improved estimation of cellular signals compared to conventional analysis based on image regions of interest. We used automated procedures to analyze data recorded by two-photon Ca(2+) imaging in the cerebellar vermis of awake behaving mice. Our analysis yielded simultaneous Ca(2+) activity traces for up to &gt;100 Purkinje cells and Bergmann glia from single recordings. Using this approach, we found microzones of Purkinje cells that were stable across behavioral states and in which synchronous Ca(2+) spiking rose significantly during locomotion.&quot;, &quot;author&quot;: [{&quot;dropping-particle&quot;: &quot;&quot;, &quot;family&quot;: &quot;Mukamel&quot;, &quot;given&quot;: &quot;Eran A&quot;, &quot;non-dropping-particle&quot;: &quot;&quot;, &quot;parse-names&quot;: false, &quot;suffix&quot;: &quot;&quot;}, {&quot;dropping-particle&quot;: &quot;&quot;, &quot;family&quot;: &quot;Nimmerjahn&quot;, &quot;given&quot;: &quot;Axel&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euron&quot;, &quot;id&quot;: &quot;ITEM-1&quot;, &quot;issue&quot;: &quot;6&quot;, &quot;issued&quot;: {&quot;date-parts&quot;: [[&quot;2009&quot;, &quot;9&quot;]]}, &quot;language&quot;: &quot;eng&quot;, &quot;page&quot;: &quot;747-760&quot;, &quot;publisher-place&quot;: &quot;United States&quot;, &quot;title&quot;: &quot;Automated analysis of cellular signals from large-scale calcium imaging data.&quot;, &quot;type&quot;: &quot;article-journal&quot;, &quot;volume&quot;: &quot;63&quot;}, &quot;uris&quot;: [&quot;http://www.mendeley.com/documents/?uuid=89fc0051-4df8-422e-b9d1-9de02a31fcdb&quot;]}], &quot;mendeley&quot;: {&quot;formattedCitation&quot;: &quot;(Mukamel et al., 2009)&quot;, &quot;plainTextFormattedCitation&quot;: &quot;(Mukamel et al., 2009)&quot;, &quot;previouslyFormattedCitation&quot;: &quot;(Mukamel et al., 2009)&quot;}, &quot;properties&quot;: {&quot;noteIndex&quot;: 0}, &quot;schema&quot;: &quot;https://github.com/citation-style-language/schema/raw/master/csl-citation.json&quot;} RNDwxIPedvREa"/>⁠, Suite2p <text:reference-mark-start text:name="ADDIN CSL_CITATION {&quot;citationItems&quot;: [{&quot;id&quot;: &quot;ITEM-1&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1&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mendeley&quot;: {&quot;formattedCitation&quot;: &quot;(Pachitariu et al., 2017)&quot;, &quot;plainTextFormattedCitation&quot;: &quot;(Pachitariu et al., 2017)&quot;, &quot;previouslyFormattedCitation&quot;: &quot;(Pachitariu et al., 2017)&quot;}, &quot;properties&quot;: {&quot;noteIndex&quot;: 0}, &quot;schema&quot;: &quot;https://github.com/citation-style-language/schema/raw/master/csl-citation.json&quot;} RNDvPNdTn1PuY"/><text:span text:style-name="T26">(Pachitariu et al., 2017)</text:span><text:reference-mark-end text:name="ADDIN CSL_CITATION {&quot;citationItems&quot;: [{&quot;id&quot;: &quot;ITEM-1&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1&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mendeley&quot;: {&quot;formattedCitation&quot;: &quot;(Pachitariu et al., 2017)&quot;, &quot;plainTextFormattedCitation&quot;: &quot;(Pachitariu et al., 2017)&quot;, &quot;previouslyFormattedCitation&quot;: &quot;(Pachitariu et al., 2017)&quot;}, &quot;properties&quot;: {&quot;noteIndex&quot;: 0}, &quot;schema&quot;: &quot;https://github.com/citation-style-language/schema/raw/master/csl-citation.json&quot;} RNDvPNdTn1PuY"/>⁠, and Non-Negative Matrix Factorization (NNMF<text:span text:style-name="T95">)</text:span><text:reference-mark-start text:name="ADDIN CSL_CITATION {&quot;citationItems&quot;: [{&quot;id&quot;: &quot;ITEM-1&quot;, &quot;itemData&quot;: {&quot;DOI&quot;: &quot;https://doi.org/10.1016/j.neuron.2015.11.037&quot;, &quot;ISSN&quot;: &quot;0896-6273&quot;, &quot;abstract&quot;: &quot;Summary\nWe present a modular approach for analyzing calcium imaging recordings of large neuronal ensembles. Our goal is to simultaneously identify the locations of the neurons, demix spatially overlapping components, and denoise and deconvolve the spiking activity from the slow dynamics of the calcium indicator. Our approach relies on a constrained nonnegative matrix factorization that expresses the spatiotemporal fluorescence activity as the product of a spatial matrix that encodes the spatial footprint of each neuron in the optical field and a temporal matrix that characterizes the calcium concentration of each neuron over time. This framework is combined with a novel constrained deconvolution approach that extracts estimates of neural activity from fluorescence traces, to create a spatiotemporal processing algorithm that requires minimal parameter tuning. We demonstrate the general applicability of our method by applying it to in\u00a0vitro and in\u00a0vivo multi-neuronal imaging data, whole-brain light-sheet imaging data, and dendritic imaging data.&quot;, &quot;author&quot;: [{&quot;dropping-particle&quot;: &quot;&quot;, &quot;family&quot;: &quot;Pnevmatikakis&quot;, &quot;given&quot;: &quot;Eftychios A&quot;, &quot;non-dropping-particle&quot;: &quot;&quot;, &quot;parse-names&quot;: false, &quot;suffix&quot;: &quot;&quot;}, {&quot;dropping-particle&quot;: &quot;&quot;, &quot;family&quot;: &quot;Soudry&quot;, &quot;given&quot;: &quot;Daniel&quot;, &quot;non-dropping-particle&quot;: &quot;&quot;, &quot;parse-names&quot;: false, &quot;suffix&quot;: &quot;&quot;}, {&quot;dropping-particle&quot;: &quot;&quot;, &quot;family&quot;: &quot;Gao&quot;, &quot;given&quot;: &quot;Yuanjun&quot;, &quot;non-dropping-particle&quot;: &quot;&quot;, &quot;parse-names&quot;: false, &quot;suffix&quot;: &quot;&quot;}, {&quot;dropping-particle&quot;: &quot;&quot;, &quot;family&quot;: &quot;Machado&quot;, &quot;given&quot;: &quot;Timothy A&quot;, &quot;non-dropping-particle&quot;: &quot;&quot;, &quot;parse-names&quot;: false, &quot;suffix&quot;: &quot;&quot;}, {&quot;dropping-particle&quot;: &quot;&quot;, &quot;family&quot;: &quot;Merel&quot;, &quot;given&quot;: &quot;Josh&quot;, &quot;non-dropping-particle&quot;: &quot;&quot;, &quot;parse-names&quot;: false, &quot;suffix&quot;: &quot;&quot;}, {&quot;dropping-particle&quot;: &quot;&quot;, &quot;family&quot;: &quot;Pfau&quot;, &quot;given&quot;: &quot;David&quot;, &quot;non-dropping-particle&quot;: &quot;&quot;, &quot;parse-names&quot;: false, &quot;suffix&quot;: &quot;&quot;}, {&quot;dropping-particle&quot;: &quot;&quot;, &quot;family&quot;: &quot;Reardon&quot;, &quot;given&quot;: &quot;Thomas&quot;, &quot;non-dropping-particle&quot;: &quot;&quot;, &quot;parse-names&quot;: false, &quot;suffix&quot;: &quot;&quot;}, {&quot;dropping-particle&quot;: &quot;&quot;, &quot;family&quot;: &quot;Mu&quot;, &quot;given&quot;: &quot;Yu&quot;, &quot;non-dropping-particle&quot;: &quot;&quot;, &quot;parse-names&quot;: false, &quot;suffix&quot;: &quot;&quot;}, {&quot;dropping-particle&quot;: &quot;&quot;, &quot;family&quot;: &quot;Lacefield&quot;, &quot;given&quot;: &quot;Clay&quot;, &quot;non-dropping-particle&quot;: &quot;&quot;, &quot;parse-names&quot;: false, &quot;suffix&quot;: &quot;&quot;}, {&quot;dropping-particle&quot;: &quot;&quot;, &quot;family&quot;: &quot;Yang&quot;, &quot;given&quot;: &quot;Weijian&quot;, &quot;non-dropping-particle&quot;: &quot;&quot;, &quot;parse-names&quot;: false, &quot;suffix&quot;: &quot;&quot;}, {&quot;dropping-particle&quot;: &quot;&quot;, &quot;family&quot;: &quot;Ahrens&quot;, &quot;given&quot;: &quot;Misha&quot;, &quot;non-dropping-particle&quot;: &quot;&quot;, &quot;parse-names&quot;: false, &quot;suffix&quot;: &quot;&quot;}, {&quot;dropping-particle&quot;: &quot;&quot;, &quot;family&quot;: &quot;Bruno&quot;, &quot;given&quot;: &quot;Randy&quot;, &quot;non-dropping-particle&quot;: &quot;&quot;, &quot;parse-names&quot;: false, &quot;suffix&quot;: &quot;&quot;}, {&quot;dropping-particle&quot;: &quot;&quot;, &quot;family&quot;: &quot;Jessell&quot;, &quot;given&quot;: &quot;Thomas M&quot;, &quot;non-dropping-particle&quot;: &quot;&quot;, &quot;parse-names&quot;: false, &quot;suffix&quot;: &quot;&quot;}, {&quot;dropping-particle&quot;: &quot;&quot;, &quot;family&quot;: &quot;Peterka&quot;, &quot;given&quot;: &quot;Darcy S&quot;, &quot;non-dropping-particle&quot;: &quot;&quot;, &quot;parse-names&quot;: false, &quot;suffix&quot;: &quot;&quot;}, {&quot;dropping-particle&quot;: &quot;&quot;, &quot;family&quot;: &quot;Yuste&quot;, &quot;given&quot;: &quot;Rafael&quot;, &quot;non-dropping-particle&quot;: &quot;&quot;, &quot;parse-names&quot;: false, &quot;suffix&quot;: &quot;&quot;}, {&quot;dropping-particle&quot;: &quot;&quot;, &quot;family&quot;: &quot;Paninski&quot;, &quot;given&quot;: &quot;Liam&quot;, &quot;non-dropping-particle&quot;: &quot;&quot;, &quot;parse-names&quot;: false, &quot;suffix&quot;: &quot;&quot;}], &quot;container-title&quot;: &quot;Neuron&quot;, &quot;id&quot;: &quot;ITEM-1&quot;, &quot;issue&quot;: &quot;2&quot;, &quot;issued&quot;: {&quot;date-parts&quot;: [[&quot;2016&quot;]]}, &quot;page&quot;: &quot;285-299&quot;, &quot;title&quot;: &quot;Simultaneous Denoising, Deconvolution, and Demixing of Calcium Imaging Data&quot;, &quot;type&quot;: &quot;article-journal&quot;, &quot;volume&quot;: &quot;89&quot;}, &quot;uris&quot;: [&quot;http://www.mendeley.com/documents/?uuid=e2c6df85-8505-4dde-98b3-df22654a5d41&quot;]}], &quot;mendeley&quot;: {&quot;formattedCitation&quot;: &quot;(Pnevmatikakis et al., 2016)&quot;, &quot;plainTextFormattedCitation&quot;: &quot;(Pnevmatikakis et al., 2016)&quot;, &quot;previouslyFormattedCitation&quot;: &quot;(Pnevmatikakis et al., 2016)&quot;}, &quot;properties&quot;: {&quot;noteIndex&quot;: 0}, &quot;schema&quot;: &quot;https://github.com/citation-style-language/schema/raw/master/csl-citation.json&quot;} RNDTcKUTdvj9H"/><text:span text:style-name="T27">(Pnevmatikakis et al., 2016)</text:span><text:reference-mark-end text:name="ADDIN CSL_CITATION {&quot;citationItems&quot;: [{&quot;id&quot;: &quot;ITEM-1&quot;, &quot;itemData&quot;: {&quot;DOI&quot;: &quot;https://doi.org/10.1016/j.neuron.2015.11.037&quot;, &quot;ISSN&quot;: &quot;0896-6273&quot;, &quot;abstract&quot;: &quot;Summary\nWe present a modular approach for analyzing calcium imaging recordings of large neuronal ensembles. Our goal is to simultaneously identify the locations of the neurons, demix spatially overlapping components, and denoise and deconvolve the spiking activity from the slow dynamics of the calcium indicator. Our approach relies on a constrained nonnegative matrix factorization that expresses the spatiotemporal fluorescence activity as the product of a spatial matrix that encodes the spatial footprint of each neuron in the optical field and a temporal matrix that characterizes the calcium concentration of each neuron over time. This framework is combined with a novel constrained deconvolution approach that extracts estimates of neural activity from fluorescence traces, to create a spatiotemporal processing algorithm that requires minimal parameter tuning. We demonstrate the general applicability of our method by applying it to in\u00a0vitro and in\u00a0vivo multi-neuronal imaging data, whole-brain light-sheet imaging data, and dendritic imaging data.&quot;, &quot;author&quot;: [{&quot;dropping-particle&quot;: &quot;&quot;, &quot;family&quot;: &quot;Pnevmatikakis&quot;, &quot;given&quot;: &quot;Eftychios A&quot;, &quot;non-dropping-particle&quot;: &quot;&quot;, &quot;parse-names&quot;: false, &quot;suffix&quot;: &quot;&quot;}, {&quot;dropping-particle&quot;: &quot;&quot;, &quot;family&quot;: &quot;Soudry&quot;, &quot;given&quot;: &quot;Daniel&quot;, &quot;non-dropping-particle&quot;: &quot;&quot;, &quot;parse-names&quot;: false, &quot;suffix&quot;: &quot;&quot;}, {&quot;dropping-particle&quot;: &quot;&quot;, &quot;family&quot;: &quot;Gao&quot;, &quot;given&quot;: &quot;Yuanjun&quot;, &quot;non-dropping-particle&quot;: &quot;&quot;, &quot;parse-names&quot;: false, &quot;suffix&quot;: &quot;&quot;}, {&quot;dropping-particle&quot;: &quot;&quot;, &quot;family&quot;: &quot;Machado&quot;, &quot;given&quot;: &quot;Timothy A&quot;, &quot;non-dropping-particle&quot;: &quot;&quot;, &quot;parse-names&quot;: false, &quot;suffix&quot;: &quot;&quot;}, {&quot;dropping-particle&quot;: &quot;&quot;, &quot;family&quot;: &quot;Merel&quot;, &quot;given&quot;: &quot;Josh&quot;, &quot;non-dropping-particle&quot;: &quot;&quot;, &quot;parse-names&quot;: false, &quot;suffix&quot;: &quot;&quot;}, {&quot;dropping-particle&quot;: &quot;&quot;, &quot;family&quot;: &quot;Pfau&quot;, &quot;given&quot;: &quot;David&quot;, &quot;non-dropping-particle&quot;: &quot;&quot;, &quot;parse-names&quot;: false, &quot;suffix&quot;: &quot;&quot;}, {&quot;dropping-particle&quot;: &quot;&quot;, &quot;family&quot;: &quot;Reardon&quot;, &quot;given&quot;: &quot;Thomas&quot;, &quot;non-dropping-particle&quot;: &quot;&quot;, &quot;parse-names&quot;: false, &quot;suffix&quot;: &quot;&quot;}, {&quot;dropping-particle&quot;: &quot;&quot;, &quot;family&quot;: &quot;Mu&quot;, &quot;given&quot;: &quot;Yu&quot;, &quot;non-dropping-particle&quot;: &quot;&quot;, &quot;parse-names&quot;: false, &quot;suffix&quot;: &quot;&quot;}, {&quot;dropping-particle&quot;: &quot;&quot;, &quot;family&quot;: &quot;Lacefield&quot;, &quot;given&quot;: &quot;Clay&quot;, &quot;non-dropping-particle&quot;: &quot;&quot;, &quot;parse-names&quot;: false, &quot;suffix&quot;: &quot;&quot;}, {&quot;dropping-particle&quot;: &quot;&quot;, &quot;family&quot;: &quot;Yang&quot;, &quot;given&quot;: &quot;Weijian&quot;, &quot;non-dropping-particle&quot;: &quot;&quot;, &quot;parse-names&quot;: false, &quot;suffix&quot;: &quot;&quot;}, {&quot;dropping-particle&quot;: &quot;&quot;, &quot;family&quot;: &quot;Ahrens&quot;, &quot;given&quot;: &quot;Misha&quot;, &quot;non-dropping-particle&quot;: &quot;&quot;, &quot;parse-names&quot;: false, &quot;suffix&quot;: &quot;&quot;}, {&quot;dropping-particle&quot;: &quot;&quot;, &quot;family&quot;: &quot;Bruno&quot;, &quot;given&quot;: &quot;Randy&quot;, &quot;non-dropping-particle&quot;: &quot;&quot;, &quot;parse-names&quot;: false, &quot;suffix&quot;: &quot;&quot;}, {&quot;dropping-particle&quot;: &quot;&quot;, &quot;family&quot;: &quot;Jessell&quot;, &quot;given&quot;: &quot;Thomas M&quot;, &quot;non-dropping-particle&quot;: &quot;&quot;, &quot;parse-names&quot;: false, &quot;suffix&quot;: &quot;&quot;}, {&quot;dropping-particle&quot;: &quot;&quot;, &quot;family&quot;: &quot;Peterka&quot;, &quot;given&quot;: &quot;Darcy S&quot;, &quot;non-dropping-particle&quot;: &quot;&quot;, &quot;parse-names&quot;: false, &quot;suffix&quot;: &quot;&quot;}, {&quot;dropping-particle&quot;: &quot;&quot;, &quot;family&quot;: &quot;Yuste&quot;, &quot;given&quot;: &quot;Rafael&quot;, &quot;non-dropping-particle&quot;: &quot;&quot;, &quot;parse-names&quot;: false, &quot;suffix&quot;: &quot;&quot;}, {&quot;dropping-particle&quot;: &quot;&quot;, &quot;family&quot;: &quot;Paninski&quot;, &quot;given&quot;: &quot;Liam&quot;, &quot;non-dropping-particle&quot;: &quot;&quot;, &quot;parse-names&quot;: false, &quot;suffix&quot;: &quot;&quot;}], &quot;container-title&quot;: &quot;Neuron&quot;, &quot;id&quot;: &quot;ITEM-1&quot;, &quot;issue&quot;: &quot;2&quot;, &quot;issued&quot;: {&quot;date-parts&quot;: [[&quot;2016&quot;]]}, &quot;page&quot;: &quot;285-299&quot;, &quot;title&quot;: &quot;Simultaneous Denoising, Deconvolution, and Demixing of Calcium Imaging Data&quot;, &quot;type&quot;: &quot;article-journal&quot;, &quot;volume&quot;: &quot;89&quot;}, &quot;uris&quot;: [&quot;http://www.mendeley.com/documents/?uuid=e2c6df85-8505-4dde-98b3-df22654a5d41&quot;]}], &quot;mendeley&quot;: {&quot;formattedCitation&quot;: &quot;(Pnevmatikakis et al., 2016)&quot;, &quot;plainTextFormattedCitation&quot;: &quot;(Pnevmatikakis et al., 2016)&quot;, &quot;previouslyFormattedCitation&quot;: &quot;(Pnevmatikakis et al., 2016)&quot;}, &quot;properties&quot;: {&quot;noteIndex&quot;: 0}, &quot;schema&quot;: &quot;https://github.com/citation-style-language/schema/raw/master/csl-citation.json&quot;} RNDTcKUTdvj9H"/><text:span text:style-name="T95">⁠</text:span>, which all have been developed to the extent where comparable or oftentimes much better ROI detection is achieved than as compared to the more tedious hand-drawn ROIs which scales very poorly with orders of cells recorded.</text:p>
      <text:p text:style-name="P20"><text:span text:style-name="T103">We have strictly followed Suite2p </text:span><text:reference-mark-start text:name="ADDIN CSL_CITATION {&quot;citationItems&quot;: [{&quot;id&quot;: &quot;ITEM-1&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1&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mendeley&quot;: {&quot;formattedCitation&quot;: &quot;(Pachitariu et al., 2017)&quot;, &quot;plainTextFormattedCitation&quot;: &quot;(Pachitariu et al., 2017)&quot;, &quot;previouslyFormattedCitation&quot;: &quot;(Pachitariu et al., 2017)&quot;}, &quot;properties&quot;: {&quot;noteIndex&quot;: 0}, &quot;schema&quot;: &quot;https://github.com/citation-style-language/schema/raw/master/csl-citation.json&quot;} RNDmIccAlVG9h"/><text:span text:style-name="T28">(Pachitariu et al., 2017)</text:span><text:reference-mark-end text:name="ADDIN CSL_CITATION {&quot;citationItems&quot;: [{&quot;id&quot;: &quot;ITEM-1&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1&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mendeley&quot;: {&quot;formattedCitation&quot;: &quot;(Pachitariu et al., 2017)&quot;, &quot;plainTextFormattedCitation&quot;: &quot;(Pachitariu et al., 2017)&quot;, &quot;previouslyFormattedCitation&quot;: &quot;(Pachitariu et al., 2017)&quot;}, &quot;properties&quot;: {&quot;noteIndex&quot;: 0}, &quot;schema&quot;: &quot;https://github.com/citation-style-language/schema/raw/master/csl-citation.json&quot;} RNDmIccAlVG9h"/><text:span text:style-name="T103">⁠ for all physiological ROI (cell sources) described in this thesis.</text:span></text:p>
      <text:p text:style-name="P31"><text:soft-page-break/></text:p>
      <text:h text:style-name="P4" text:outline-level="1"><text:span text:style-name="T120">A brief introduction to </text:span><text:span text:style-name="T173">a</text:span><text:span text:style-name="T120">ssociative </text:span><text:span text:style-name="T173">l</text:span><text:span text:style-name="T120">earning </text:span><text:span text:style-name="T144">based </text:span><text:span text:style-name="T173">b</text:span><text:span text:style-name="T144">ehaviour</text:span></text:h>
      <text:p text:style-name="P31"/>
      <text:p text:style-name="P5"><text:span text:style-name="T125">Prior to the early 20th century, Structuralism was a dominant perspective in Psychology, insisting on introspection - the observation and report of one’s own mind and thoughts. Experiments and discoveries by Ivan Pavlov at the Military Medical Academy in Petrograd (St. Petersburg), eventually led to a dramatic shift in perspective, with the birth of Classical Conditioning, a type of </text:span><text:span text:style-name="T81">a</text:span><text:span text:style-name="T125">ssociative </text:span><text:span text:style-name="T81">l</text:span><text:span text:style-name="T125">earning. Following the very same methodology advocated by Francis Bacon (early 17th century), quantitative data from carefully conducted animal experiments were recorded, with the idea to narrow down on a small number of hypotheses that could explain experimental observations.</text:span></text:p>
      <text:p text:style-name="P31"/>
      <text:p text:style-name="P31">Ivan Pavlov provided essential demonstrations of anticipation and made tremendous progress in understanding the circumstances on which anticipation depends, and this is why Classical Conditioning is also often referred to as Pavlovian Conditioning. Following Pavlov’s studies <text:reference-mark-start text:name="ADDIN CSL_CITATION {&quot;citationItems&quot;: [{&quot;id&quot;: &quot;ITEM-1&quot;, &quot;itemData&quot;: {&quot;abstract&quot;: &quot;The present volume is the first complete discussion of conditioned reflexes to be translated into one of the more familiar European languages. It contains 23 lectures, most of which were delivered in the spring of 1924 at the Military Medical Academy in Leningrad. After an initial discussion of historical background and of the technical methods employed, Pavlov discusses the following topics: the formation of conditioned reflexes by means of conditioned and direct stimuli; external and internal inhibition of conditioned reflexes; the analyzing and synthesizing activity of the cerebral hemisphere; irradiation and concentration of nervous processes in the cerebral cortex; mutual induction of excitation and inhibition; interaction of irradiation and concentration with induction; the cortex as a mosaic of functions; development of inhibition in the cortex under the influence of conditioned stimuli; internal inhibition and sleep as one and the same process with regard to their intimate mechanism; transition stages between the alert state and complete sleep-hypnotic stages; different types of nervous system; pathological disturbances of the cortex, result of functional and surgical interference; general characteristics of the present investigation and its special difficulties; discovery of certain errors necessitating the modification of some earlier interpretations; and the experimental results obtained with animals in their application to man. Attention is drawn to the similarity of the neuroses and psychoses to behavior observed in the dog during certain of the experiments. A bibliography is given of all papers published from Pavlov's laboratories upon the physiology of conditioned reflexes. (PsycINFO Database Record (c) 2016 APA, all rights reserved)&quot;, &quot;author&quot;: [{&quot;dropping-particle&quot;: &quot;&quot;, &quot;family&quot;: &quot;Pavlov&quot;, &quot;given&quot;: &quot;I P&quot;, &quot;non-dropping-particle&quot;: &quot;&quot;, &quot;parse-names&quot;: false, &quot;suffix&quot;: &quot;&quot;}], &quot;container-title&quot;: &quot;Conditioned reflexes: an investigation of the physiological activity of the cerebral cortex.&quot;, &quot;id&quot;: &quot;ITEM-1&quot;, &quot;issued&quot;: {&quot;date-parts&quot;: [[&quot;1927&quot;]]}, &quot;number-of-pages&quot;: &quot;xv, 430-xv, 430&quot;, &quot;publisher&quot;: &quot;Oxford Univ. Press&quot;, &quot;publisher-place&quot;: &quot;Oxford,  England&quot;, &quot;title&quot;: &quot;Conditioned reflexes: an investigation of the physiological activity of the cerebral cortex.&quot;, &quot;type&quot;: &quot;book&quot;}, &quot;uris&quot;: [&quot;http://www.mendeley.com/documents/?uuid=2113056a-b9b8-41f6-afd1-eb30986b1c9f&quot;]}], &quot;mendeley&quot;: {&quot;formattedCitation&quot;: &quot;(Pavlov, 1927)&quot;, &quot;plainTextFormattedCitation&quot;: &quot;(Pavlov, 1927)&quot;, &quot;previouslyFormattedCitation&quot;: &quot;(Pavlov, 1927)&quot;}, &quot;properties&quot;: {&quot;noteIndex&quot;: 0}, &quot;schema&quot;: &quot;https://github.com/citation-style-language/schema/raw/master/csl-citation.json&quot;} RNDGf8IFyUDZW"/><text:span text:style-name="T26">(Pavlov, 1927)</text:span><text:reference-mark-end text:name="ADDIN CSL_CITATION {&quot;citationItems&quot;: [{&quot;id&quot;: &quot;ITEM-1&quot;, &quot;itemData&quot;: {&quot;abstract&quot;: &quot;The present volume is the first complete discussion of conditioned reflexes to be translated into one of the more familiar European languages. It contains 23 lectures, most of which were delivered in the spring of 1924 at the Military Medical Academy in Leningrad. After an initial discussion of historical background and of the technical methods employed, Pavlov discusses the following topics: the formation of conditioned reflexes by means of conditioned and direct stimuli; external and internal inhibition of conditioned reflexes; the analyzing and synthesizing activity of the cerebral hemisphere; irradiation and concentration of nervous processes in the cerebral cortex; mutual induction of excitation and inhibition; interaction of irradiation and concentration with induction; the cortex as a mosaic of functions; development of inhibition in the cortex under the influence of conditioned stimuli; internal inhibition and sleep as one and the same process with regard to their intimate mechanism; transition stages between the alert state and complete sleep-hypnotic stages; different types of nervous system; pathological disturbances of the cortex, result of functional and surgical interference; general characteristics of the present investigation and its special difficulties; discovery of certain errors necessitating the modification of some earlier interpretations; and the experimental results obtained with animals in their application to man. Attention is drawn to the similarity of the neuroses and psychoses to behavior observed in the dog during certain of the experiments. A bibliography is given of all papers published from Pavlov's laboratories upon the physiology of conditioned reflexes. (PsycINFO Database Record (c) 2016 APA, all rights reserved)&quot;, &quot;author&quot;: [{&quot;dropping-particle&quot;: &quot;&quot;, &quot;family&quot;: &quot;Pavlov&quot;, &quot;given&quot;: &quot;I P&quot;, &quot;non-dropping-particle&quot;: &quot;&quot;, &quot;parse-names&quot;: false, &quot;suffix&quot;: &quot;&quot;}], &quot;container-title&quot;: &quot;Conditioned reflexes: an investigation of the physiological activity of the cerebral cortex.&quot;, &quot;id&quot;: &quot;ITEM-1&quot;, &quot;issued&quot;: {&quot;date-parts&quot;: [[&quot;1927&quot;]]}, &quot;number-of-pages&quot;: &quot;xv, 430-xv, 430&quot;, &quot;publisher&quot;: &quot;Oxford Univ. Press&quot;, &quot;publisher-place&quot;: &quot;Oxford,  England&quot;, &quot;title&quot;: &quot;Conditioned reflexes: an investigation of the physiological activity of the cerebral cortex.&quot;, &quot;type&quot;: &quot;book&quot;}, &quot;uris&quot;: [&quot;http://www.mendeley.com/documents/?uuid=2113056a-b9b8-41f6-afd1-eb30986b1c9f&quot;]}], &quot;mendeley&quot;: {&quot;formattedCitation&quot;: &quot;(Pavlov, 1927)&quot;, &quot;plainTextFormattedCitation&quot;: &quot;(Pavlov, 1927)&quot;, &quot;previouslyFormattedCitation&quot;: &quot;(Pavlov, 1927)&quot;}, &quot;properties&quot;: {&quot;noteIndex&quot;: 0}, &quot;schema&quot;: &quot;https://github.com/citation-style-language/schema/raw/master/csl-citation.json&quot;} RNDGf8IFyUDZW"/>⁠, it was proposed that Classical Conditioning was a prototypical example of Association. While it does have caveats such as <text:span text:style-name="T96">covert</text:span> learning when observable behaviour may be blocked <text:reference-mark-start text:name="ADDIN CSL_CITATION {&quot;citationItems&quot;: [{&quot;id&quot;: &quot;ITEM-1&quot;, &quot;itemData&quot;: {&quot;DOI&quot;: &quot;10.1080/14640748308400914&quot;, &quot;ISSN&quot;: &quot;1464-1321(Electronic),0272-4995(Print)&quot;, &quot;abstract&quot;: &quot;Three experiments on the conditioned suppression of licking in male hooded Lister rats examined the amount of conditioning produced by a single conditioning trial to a clicker\u2013light compound and the effect of prior conditioning to the light on the level of conditioning to the clicker. In Exp I, prior conditioning to the light, far from blocking conditioning to the clicker, actually enhanced it, whether the clicker was presented in a simultaneous compound with the light or in a serial compound preceding the light. Exp II, however, showed that this potentiation could be abolished if a trace interval was inserted between the clicker and light in the serial compound arrangement. Exp III demonstrated a significant blocking effect when a trace interval separated the clicker and light on the single compound trial. Results establish that 1-trial blocking of conditioned suppression is possible and suggest that in some earlier studies blocking may have been masked by higher-order conditioning to the target stimulus. (30 ref) (PsycINFO Database Record (c) 2018 APA, all rights reserved)&quot;, &quot;author&quot;: [{&quot;dropping-particle&quot;: &quot;&quot;, &quot;family&quot;: &quot;Dickinson&quot;, &quot;given&quot;: &quot;Anthony&quot;, &quot;non-dropping-particle&quot;: &quot;&quot;, &quot;parse-names&quot;: false, &quot;suffix&quot;: &quot;&quot;}, {&quot;dropping-particle&quot;: &quot;&quot;, &quot;family&quot;: &quot;Nicholas&quot;, &quot;given&quot;: &quot;D J&quot;, &quot;non-dropping-particle&quot;: &quot;&quot;, &quot;parse-names&quot;: false, &quot;suffix&quot;: &quot;&quot;}, {&quot;dropping-particle&quot;: &quot;&quot;, &quot;family&quot;: &quot;Mackintosh&quot;, &quot;given&quot;: &quot;N J&quot;, &quot;non-dropping-particle&quot;: &quot;&quot;, &quot;parse-names&quot;: false, &quot;suffix&quot;: &quot;&quot;}], &quot;container-title&quot;: &quot;The Quarterly Journal of Experimental Psychology B: Comparative and Physiological Psychology&quot;, &quot;id&quot;: &quot;ITEM-1&quot;, &quot;issued&quot;: {&quot;date-parts&quot;: [[&quot;1983&quot;]]}, &quot;page&quot;: &quot;67-79&quot;, &quot;publisher&quot;: &quot;Taylor &amp; Francis&quot;, &quot;publisher-place&quot;: &quot;United Kingdom&quot;, &quot;title&quot;: &quot;A re-examination of one-trial blocking in conditioned suppression.&quot;, &quot;type&quot;: &quot;article-journal&quot;, &quot;volume&quot;: &quot;35&quot;}, &quot;uris&quot;: [&quot;http://www.mendeley.com/documents/?uuid=9d9e8c0d-d585-4ad5-9a87-96c2606e7325&quot;]}, {&quot;id&quot;: &quot;ITEM-2&quot;, &quot;itemData&quot;: {&quot;DOI&quot;: &quot;10.1523/JNEUROSCI.23-33-10577.2003&quot;, &quot;author&quot;: [{&quot;dropping-particle&quot;: &quot;&quot;, &quot;family&quot;: &quot;Krupa&quot;, &quot;given&quot;: &quot;David&quot;, &quot;non-dropping-particle&quot;: &quot;&quot;, &quot;parse-names&quot;: false, &quot;suffix&quot;: &quot;&quot;}, {&quot;dropping-particle&quot;: &quot;&quot;, &quot;family&quot;: &quot;Thompson&quot;, &quot;given&quot;: &quot;Richard&quot;, &quot;non-dropping-particle&quot;: &quot;&quot;, &quot;parse-names&quot;: false, &quot;suffix&quot;: &quot;&quot;}], &quot;container-title&quot;: &quot;The Journal of neuroscience : the official journal of the Society for Neuroscience&quot;, &quot;id&quot;: &quot;ITEM-2&quot;, &quot;issued&quot;: {&quot;date-parts&quot;: [[&quot;2003&quot;, &quot;12&quot;, &quot;1&quot;]]}, &quot;page&quot;: &quot;10577-10584&quot;, &quot;title&quot;: &quot;Inhibiting the Expression of a Classically Conditioned Behavior Prevents Its Extinction&quot;, &quot;type&quot;: &quot;article-journal&quot;, &quot;volume&quot;: &quot;23&quot;}, &quot;uris&quot;: [&quot;http://www.mendeley.com/documents/?uuid=66f743b6-9197-4913-a81c-f657529bc077&quot;]}], &quot;mendeley&quot;: {&quot;formattedCitation&quot;: &quot;(Dickinson et al., 1983; Krupa &amp; Thompson, 2003)&quot;, &quot;plainTextFormattedCitation&quot;: &quot;(Dickinson et al., 1983; Krupa &amp; Thompson, 2003)&quot;, &quot;previouslyFormattedCitation&quot;: &quot;(Dickinson et al., 1983; Krupa &amp; Thompson, 2003)&quot;}, &quot;properties&quot;: {&quot;noteIndex&quot;: 0}, &quot;schema&quot;: &quot;https://github.com/citation-style-language/schema/raw/master/csl-citation.json&quot;} RND9YxbvbMbgo"/><text:span text:style-name="T26">(Dickinson et al., 1983; Krupa &amp; Thompson, 2003)</text:span><text:reference-mark-end text:name="ADDIN CSL_CITATION {&quot;citationItems&quot;: [{&quot;id&quot;: &quot;ITEM-1&quot;, &quot;itemData&quot;: {&quot;DOI&quot;: &quot;10.1080/14640748308400914&quot;, &quot;ISSN&quot;: &quot;1464-1321(Electronic),0272-4995(Print)&quot;, &quot;abstract&quot;: &quot;Three experiments on the conditioned suppression of licking in male hooded Lister rats examined the amount of conditioning produced by a single conditioning trial to a clicker\u2013light compound and the effect of prior conditioning to the light on the level of conditioning to the clicker. In Exp I, prior conditioning to the light, far from blocking conditioning to the clicker, actually enhanced it, whether the clicker was presented in a simultaneous compound with the light or in a serial compound preceding the light. Exp II, however, showed that this potentiation could be abolished if a trace interval was inserted between the clicker and light in the serial compound arrangement. Exp III demonstrated a significant blocking effect when a trace interval separated the clicker and light on the single compound trial. Results establish that 1-trial blocking of conditioned suppression is possible and suggest that in some earlier studies blocking may have been masked by higher-order conditioning to the target stimulus. (30 ref) (PsycINFO Database Record (c) 2018 APA, all rights reserved)&quot;, &quot;author&quot;: [{&quot;dropping-particle&quot;: &quot;&quot;, &quot;family&quot;: &quot;Dickinson&quot;, &quot;given&quot;: &quot;Anthony&quot;, &quot;non-dropping-particle&quot;: &quot;&quot;, &quot;parse-names&quot;: false, &quot;suffix&quot;: &quot;&quot;}, {&quot;dropping-particle&quot;: &quot;&quot;, &quot;family&quot;: &quot;Nicholas&quot;, &quot;given&quot;: &quot;D J&quot;, &quot;non-dropping-particle&quot;: &quot;&quot;, &quot;parse-names&quot;: false, &quot;suffix&quot;: &quot;&quot;}, {&quot;dropping-particle&quot;: &quot;&quot;, &quot;family&quot;: &quot;Mackintosh&quot;, &quot;given&quot;: &quot;N J&quot;, &quot;non-dropping-particle&quot;: &quot;&quot;, &quot;parse-names&quot;: false, &quot;suffix&quot;: &quot;&quot;}], &quot;container-title&quot;: &quot;The Quarterly Journal of Experimental Psychology B: Comparative and Physiological Psychology&quot;, &quot;id&quot;: &quot;ITEM-1&quot;, &quot;issued&quot;: {&quot;date-parts&quot;: [[&quot;1983&quot;]]}, &quot;page&quot;: &quot;67-79&quot;, &quot;publisher&quot;: &quot;Taylor &amp; Francis&quot;, &quot;publisher-place&quot;: &quot;United Kingdom&quot;, &quot;title&quot;: &quot;A re-examination of one-trial blocking in conditioned suppression.&quot;, &quot;type&quot;: &quot;article-journal&quot;, &quot;volume&quot;: &quot;35&quot;}, &quot;uris&quot;: [&quot;http://www.mendeley.com/documents/?uuid=9d9e8c0d-d585-4ad5-9a87-96c2606e7325&quot;]}, {&quot;id&quot;: &quot;ITEM-2&quot;, &quot;itemData&quot;: {&quot;DOI&quot;: &quot;10.1523/JNEUROSCI.23-33-10577.2003&quot;, &quot;author&quot;: [{&quot;dropping-particle&quot;: &quot;&quot;, &quot;family&quot;: &quot;Krupa&quot;, &quot;given&quot;: &quot;David&quot;, &quot;non-dropping-particle&quot;: &quot;&quot;, &quot;parse-names&quot;: false, &quot;suffix&quot;: &quot;&quot;}, {&quot;dropping-particle&quot;: &quot;&quot;, &quot;family&quot;: &quot;Thompson&quot;, &quot;given&quot;: &quot;Richard&quot;, &quot;non-dropping-particle&quot;: &quot;&quot;, &quot;parse-names&quot;: false, &quot;suffix&quot;: &quot;&quot;}], &quot;container-title&quot;: &quot;The Journal of neuroscience : the official journal of the Society for Neuroscience&quot;, &quot;id&quot;: &quot;ITEM-2&quot;, &quot;issued&quot;: {&quot;date-parts&quot;: [[&quot;2003&quot;, &quot;12&quot;, &quot;1&quot;]]}, &quot;page&quot;: &quot;10577-10584&quot;, &quot;title&quot;: &quot;Inhibiting the Expression of a Classically Conditioned Behavior Prevents Its Extinction&quot;, &quot;type&quot;: &quot;article-journal&quot;, &quot;volume&quot;: &quot;23&quot;}, &quot;uris&quot;: [&quot;http://www.mendeley.com/documents/?uuid=66f743b6-9197-4913-a81c-f657529bc077&quot;]}], &quot;mendeley&quot;: {&quot;formattedCitation&quot;: &quot;(Dickinson et al., 1983; Krupa &amp; Thompson, 2003)&quot;, &quot;plainTextFormattedCitation&quot;: &quot;(Dickinson et al., 1983; Krupa &amp; Thompson, 2003)&quot;, &quot;previouslyFormattedCitation&quot;: &quot;(Dickinson et al., 1983; Krupa &amp; Thompson, 2003)&quot;}, &quot;properties&quot;: {&quot;noteIndex&quot;: 0}, &quot;schema&quot;: &quot;https://github.com/citation-style-language/schema/raw/master/csl-citation.json&quot;} RND9YxbvbMbgo"/>⁠, Associative learning is rich with a variety of animals and association tasks that have been crucial to study Memory and Learning over the past century.</text:p>
      <text:p text:style-name="P31"/>
      <text:p text:style-name="P20"><text:span text:style-name="T103">Typically, animals require no prior training to elicit a behavioural or motor movement to biologically potent stimulus (appetitive or aversive), </text:span><text:soft-page-break/><text:span text:style-name="T103">called an Unconditioned Stimulus (US). Examples include food, water, electrical shock, temperature shock, etc.. Without pairing with a US, a neutral stimulus elicits no observable response from an animal, and such a stimulus is called a Conditioned Stimulus (CS). Examples include simple auditory tones, flashes of light, </text:span><text:span text:style-name="T34">among others</text:span><text:span text:style-name="T103">.</text:span></text:p>
      <text:p text:style-name="P31"/>
      <text:p text:style-name="P20"><text:span text:style-name="T103">Classical Conditioning is both the behavioural procedure as well as the learning process that results from the pairing of a previously neutral stimulus (CS) with a biologically potent stimulus (US). Repeated pairing allows animals to make implicit associations between the CS and US, and essentially anticipate the occurrence of the US, once the CS is observed. Animals report this forecasting feat by producing the same response that they would to a US, albeit often a milder version. Typical protocols for Classical Conditioning, follow the regime of Forward pairing, </text:span><text:span text:style-name="T35">viz.,</text:span><text:span text:style-name="T103"> - the CS is presented before the US, and this temporal structure will be followed unanimously across all behaviour experiments described in this thesis.</text:span></text:p>
      <text:p text:style-name="P31"/>
      <text:p text:style-name="P31">The standardization of the behavioural task, physiological recording (imaging) preparation, as well as the custom analysis routines to look for various physiological features will be described in this thesis. Combining these multi-disciplinary approaches allowed us to develop a toolkit to study Time Cells in the Hippocampus, under strict behavioural contexts.</text:p>
      <text:h text:style-name="P27" text:outline-level="1">Short Summaries of the 3 projects</text:h>
      <text:p text:style-name="P28">Project I - <text:span text:style-name="T103">How do sensory representations transform with learning?</text:span></text:p>
      <text:p text:style-name="P23"><text:span text:style-name="T105">Sensory Systems Neuroscience is a very popular field spanning studies looking at numerous brain regions and sub-regions </text:span><text:span text:style-name="T106">in </text:span><text:span text:style-name="T105">the </text:span><text:soft-page-break/><text:span text:style-name="T105">cortex </text:span><text:span text:style-name="T107">and </text:span><text:span text:style-name="T105">hippocampus, </text:span><text:span text:style-name="T101">in vivo</text:span><text:span text:style-name="T107"> </text:span><text:reference-mark-start text:name="ADDIN CSL_CITATION {&quot;citationItems&quot;: [{&quot;id&quot;: &quot;ITEM-1&quot;, &quot;itemData&quot;: {&quot;DOI&quot;: &quot;10.1038/nn.2546&quot;, &quot;ISSN&quot;: &quot;1546-1726 (Electronic)&quot;, &quot;PMID&quot;: &quot;20453853&quot;, &quot;abstract&quot;: &quot;In mice, nonvolatile social cues are detected and analyzed by the accessory  olfactory system (AOS). Here we provide a first view of information processing in the AOS with respect to individual chemical cues. 12 sulfated steroids, recently discovered mouse AOS ligands, caused widespread activity among vomeronasal sensory neurons (VSNs), yet VSN responses clustered into a small number of repeated functional patterns or processing streams. Downstream neurons in the accessory olfactory bulb (AOB) responded to these ligands with enhanced signal/noise compared to VSNs. Although the dendritic connectivity of AOB mitral cells suggests the capacity for broad integration, most sulfated steroid responses were well-modeled by linear excitatory drive from just one VSN processing stream. However, a substantial minority demonstrated multi-stream integration. Most VSN excitation patterns were also observed in the AOB, but excitation by estradiol sulfate processing streams was rare, suggesting AOB circuit organization is specific to the biological relevance of sensed cues.&quot;, &quot;author&quot;: [{&quot;dropping-particle&quot;: &quot;&quot;, &quot;family&quot;: &quot;Meeks&quot;, &quot;given&quot;: &quot;Julian P&quot;, &quot;non-dropping-particle&quot;: &quot;&quot;, &quot;parse-names&quot;: false, &quot;suffix&quot;: &quot;&quot;}, {&quot;dropping-particle&quot;: &quot;&quot;, &quot;family&quot;: &quot;Arnson&quot;, &quot;given&quot;: &quot;Hannah A&quot;, &quot;non-dropping-particle&quot;: &quot;&quot;, &quot;parse-names&quot;: false, &quot;suffix&quot;: &quot;&quot;}, {&quot;dropping-particle&quot;: &quot;&quot;, &quot;family&quot;: &quot;Holy&quot;, &quot;given&quot;: &quot;Timothy E&quot;, &quot;non-dropping-particle&quot;: &quot;&quot;, &quot;parse-names&quot;: false, &quot;suffix&quot;: &quot;&quot;}], &quot;container-title&quot;: &quot;Nature neuroscience&quot;, &quot;id&quot;: &quot;ITEM-1&quot;, &quot;issue&quot;: &quot;6&quot;, &quot;issued&quot;: {&quot;date-parts&quot;: [[&quot;2010&quot;, &quot;6&quot;]]}, &quot;language&quot;: &quot;eng&quot;, &quot;page&quot;: &quot;723-730&quot;, &quot;publisher-place&quot;: &quot;United States&quot;, &quot;title&quot;: &quot;Representation and transformation of sensory information in the mouse accessory  olfactory system.&quot;, &quot;type&quot;: &quot;article-journal&quot;, &quot;volume&quot;: &quot;13&quot;}, &quot;uris&quot;: [&quot;http://www.mendeley.com/documents/?uuid=e6311ad4-0a3c-4b40-b0d9-64b7220e0b9b&quot;]}, {&quot;id&quot;: &quot;ITEM-2&quot;, &quot;itemData&quot;: {&quot;DOI&quot;: &quot;https://doi.org/10.1016/0959-4388(93)90206-E&quot;, &quot;ISSN&quot;: &quot;0959-4388&quot;, &quot;abstract&quot;: &quot;Coordinate transformations are an essential aspect of behavior. They are required because sensory information is coded in the coordinates of the sensory epithelia (e.g. retina, skin) and must be transformed to the coordinates of muscles for movement. In this review we will concentrate on recent studies of visual-motor transformations. The studies show that representations of space are distributed, being specified in the activity of many cells rather than in the activity of individual cells. Furthermore, these distributed representations appear to be derived by a specific operation, which systematically combines visual signals with eye and head position signals.&quot;, &quot;author&quot;: [{&quot;dropping-particle&quot;: &quot;&quot;, &quot;family&quot;: &quot;Andersen&quot;, &quot;given&quot;: &quot;Richard A&quot;, &quot;non-dropping-particle&quot;: &quot;&quot;, &quot;parse-names&quot;: false, &quot;suffix&quot;: &quot;&quot;}, {&quot;dropping-particle&quot;: &quot;&quot;, &quot;family&quot;: &quot;Snyder&quot;, &quot;given&quot;: &quot;Lawrence H&quot;, &quot;non-dropping-particle&quot;: &quot;&quot;, &quot;parse-names&quot;: false, &quot;suffix&quot;: &quot;&quot;}, {&quot;dropping-particle&quot;: &quot;&quot;, &quot;family&quot;: &quot;Li&quot;, &quot;given&quot;: &quot;Chiang-Shan&quot;, &quot;non-dropping-particle&quot;: &quot;&quot;, &quot;parse-names&quot;: false, &quot;suffix&quot;: &quot;&quot;}, {&quot;dropping-particle&quot;: &quot;&quot;, &quot;family&quot;: &quot;Stricanne&quot;, &quot;given&quot;: &quot;Brigitte&quot;, &quot;non-dropping-particle&quot;: &quot;&quot;, &quot;parse-names&quot;: false, &quot;suffix&quot;: &quot;&quot;}], &quot;container-title&quot;: &quot;Current Opinion in Neurobiology&quot;, &quot;id&quot;: &quot;ITEM-2&quot;, &quot;issue&quot;: &quot;2&quot;, &quot;issued&quot;: {&quot;date-parts&quot;: [[&quot;1993&quot;]]}, &quot;page&quot;: &quot;171-176&quot;, &quot;title&quot;: &quot;Coordinate transformations in the representation of spatial information&quot;, &quot;type&quot;: &quot;article-journal&quot;, &quot;volume&quot;: &quot;3&quot;}, &quot;uris&quot;: [&quot;http://www.mendeley.com/documents/?uuid=58c43113-404f-4d62-84a4-efc91f06c5c9&quot;]}, {&quot;id&quot;: &quot;ITEM-3&quot;, &quot;itemData&quot;: {&quot;DOI&quot;: &quot;10.1016/j.cub.2017.05.011&quot;, &quot;ISSN&quot;: &quot;1879-0445 (Electronic)&quot;, &quot;PMID&quot;: &quot;28552362&quot;, &quot;abstract&quot;: &quot;To better understand how a stream of sensory data is transformed into a percept,  we examined neuronal activity in vibrissal sensory cortex, vS1, together with vibrissal motor cortex, vM1 (a frontal cortex target of vS1), while rats compared the intensity of two vibrations separated by an interstimulus delay. Vibrations were \&quot;noisy,\&quot; constructed by stringing together over time a sequence of velocity values sampled from a normal distribution; each vibration's mean speed was proportional to the width of the normal distribution. Durations of both stimulus 1 and stimulus 2 could vary from 100 to 600\u00a0ms. Psychometric curves reveal that rats overestimated the longer-duration stimulus-thus, perceived intensity of a vibration grew over the course of hundreds of milliseconds even while the sensory input remained, on average, stationary. Human subjects demonstrated the identical perceptual phenomenon, indicating that the underlying mechanisms of temporal integration generalize across species. The time dependence of the percept allowed us to ask to what extent neurons encoded the ongoing stimulus stream versus the animal's percept. We demonstrate that vS1 firing correlated with the local features of the vibration, whereas vM1 firing correlated with the percept: the final vM1 population state varied, as did the rat's behavior, according to both stimulus speed and stimulus duration. Moreover, vM1 populations appeared to participate in the trace of the percept of stimulus 1 as the rat awaited stimulus 2. In conclusion, the transformation of sensory data into the percept appears to involve the integration and storage of vS1 signals by vM1.&quot;, &quot;author&quot;: [{&quot;dropping-particle&quot;: &quot;&quot;, &quot;family&quot;: &quot;Fassihi&quot;, &quot;given&quot;: &quot;Arash&quot;, &quot;non-dropping-particle&quot;: &quot;&quot;, &quot;parse-names&quot;: false, &quot;suffix&quot;: &quot;&quot;}, {&quot;dropping-particle&quot;: &quot;&quot;, &quot;family&quot;: &quot;Akrami&quot;, &quot;given&quot;: &quot;Athena&quot;, &quot;non-dropping-particle&quot;: &quot;&quot;, &quot;parse-names&quot;: false, &quot;suffix&quot;: &quot;&quot;}, {&quot;dropping-particle&quot;: &quot;&quot;, &quot;family&quot;: &quot;Pulecchi&quot;, &quot;given&quot;: &quot;Francesca&quot;, &quot;non-dropping-particle&quot;: &quot;&quot;, &quot;parse-names&quot;: false, &quot;suffix&quot;: &quot;&quot;}, {&quot;dropping-particle&quot;: &quot;&quot;, &quot;family&quot;: &quot;Sch\u00f6nfelder&quot;, &quot;given&quot;: &quot;Vinzenz&quot;, &quot;non-dropping-particle&quot;: &quot;&quot;, &quot;parse-names&quot;: false, &quot;suffix&quot;: &quot;&quot;}, {&quot;dropping-particle&quot;: &quot;&quot;, &quot;family&quot;: &quot;Diamond&quot;, &quot;given&quot;: &quot;Mathew E&quot;, &quot;non-dropping-particle&quot;: &quot;&quot;, &quot;parse-names&quot;: false, &quot;suffix&quot;: &quot;&quot;}], &quot;container-title&quot;: &quot;Current biology : CB&quot;, &quot;id&quot;: &quot;ITEM-3&quot;, &quot;issue&quot;: &quot;11&quot;, &quot;issued&quot;: {&quot;date-parts&quot;: [[&quot;2017&quot;, &quot;6&quot;]]}, &quot;language&quot;: &quot;eng&quot;, &quot;page&quot;: &quot;1585-1596.e6&quot;, &quot;publisher-place&quot;: &quot;England&quot;, &quot;title&quot;: &quot;Transformation of Perception from Sensory to Motor Cortex.&quot;, &quot;type&quot;: &quot;article-journal&quot;, &quot;volume&quot;: &quot;27&quot;}, &quot;uris&quot;: [&quot;http://www.mendeley.com/documents/?uuid=b7d9658e-c9ab-4310-a57e-a175bc89207b&quot;]}, {&quot;id&quot;: &quot;ITEM-4&quot;, &quot;itemData&quot;: {&quot;DOI&quot;: &quot;10.1038/s41467-022-33249-1&quot;, &quot;ISSN&quot;: &quot;2041-1723&quot;, &quot;abstract&quot;: &quot;Sensory input arrives from thalamus in cortical layer (L) 4, which outputs predominantly to superficial layers. L4 to L2 thus constitutes one of the earliest cortical feedforward networks. Despite extensive study, the transformation performed by this network remains poorly understood. We use two-photon calcium imaging to record neural activity in L2-4 of primary vibrissal somatosensory cortex (vS1) as mice perform an object localization task with two whiskers. Touch responses sparsen and become more reliable from L4 to L2, with nearly half of the superficial touch response confined to ~1 % of excitatory neurons. These highly responsive neurons have broad receptive fields and can more accurately decode stimulus features. They participate disproportionately in ensembles, small subnetworks with elevated pairwise correlations. Thus, from L4 to L2, cortex transitions from distributed probabilistic coding to sparse and robust ensemble-based coding, resulting in more efficient and accurate representations.&quot;, &quot;author&quot;: [{&quot;dropping-particle&quot;: &quot;&quot;, &quot;family&quot;: &quot;Voelcker&quot;, &quot;given&quot;: &quot;Bettina&quot;, &quot;non-dropping-particle&quot;: &quot;&quot;, &quot;parse-names&quot;: false, &quot;suffix&quot;: &quot;&quot;}, {&quot;dropping-particle&quot;: &quot;&quot;, &quot;family&quot;: &quot;Pancholi&quot;, &quot;given&quot;: &quot;Ravi&quot;, &quot;non-dropping-particle&quot;: &quot;&quot;, &quot;parse-names&quot;: false, &quot;suffix&quot;: &quot;&quot;}, {&quot;dropping-particle&quot;: &quot;&quot;, &quot;family&quot;: &quot;Peron&quot;, &quot;given&quot;: &quot;Simon&quot;, &quot;non-dropping-particle&quot;: &quot;&quot;, &quot;parse-names&quot;: false, &quot;suffix&quot;: &quot;&quot;}], &quot;container-title&quot;: &quot;Nature Communications&quot;, &quot;id&quot;: &quot;ITEM-4&quot;, &quot;issue&quot;: &quot;1&quot;, &quot;issued&quot;: {&quot;date-parts&quot;: [[&quot;2022&quot;]]}, &quot;page&quot;: &quot;5484&quot;, &quot;title&quot;: &quot;Transformation of primary sensory cortical representations from layer 4 to layer 2&quot;, &quot;type&quot;: &quot;article-journal&quot;, &quot;volume&quot;: &quot;13&quot;}, &quot;uris&quot;: [&quot;http://www.mendeley.com/documents/?uuid=68fc6c69-7a6e-46b9-9b8b-28a345551973&quot;]}, {&quot;id&quot;: &quot;ITEM-5&quot;, &quot;itemData&quot;: {&quot;DOI&quot;: &quot;10.1002/wsbm.85&quot;, &quot;ISSN&quot;: &quot;1939-005X (Electronic)&quot;, &quot;PMID&quot;: &quot;20836051&quot;, &quot;abstract&quot;: &quot;A first key step in studying a sensory modality is to define how the brain  represents the features of the sensory stimulus. This has proven to be a challenge in olfaction, where even the stimulus features have been a matter of considerable debate. In this review, we focus on olfactory representations in the first stage of the olfactory pathway, the olfactory bulb (OB). We examine the diverging viewpoints on spatially organized versus distributed representations. We then consider how odor sampling through respiration is a key part of the odorant code. Finally, we ask how the bulb handles the challenging task of representing mixtures. We suggest that current evidence points toward a representation that is spatially organized at the inputs but later distributed, with the spatial organization not being used for much computation. Nevertheless, this is a simple representation that effectively represents multiple individual odorants, as well as odor mixtures.&quot;, &quot;author&quot;: [{&quot;dropping-particle&quot;: &quot;&quot;, &quot;family&quot;: &quot;Khan&quot;, &quot;given&quot;: &quot;Adil Ghani&quot;, &quot;non-dropping-particle&quot;: &quot;&quot;, &quot;parse-names&quot;: false, &quot;suffix&quot;: &quot;&quot;}, {&quot;dropping-particle&quot;: &quot;&quot;, &quot;family&quot;: &quot;Parthasarathy&quot;, &quot;given&quot;: &quot;K&quot;, &quot;non-dropping-particle&quot;: &quot;&quot;, &quot;parse-names&quot;: false, &quot;suffix&quot;: &quot;&quot;}, {&quot;dropping-particle&quot;: &quot;&quot;, &quot;family&quot;: &quot;Bhalla&quot;, &quot;given&quot;: &quot;Upinder Singh&quot;, &quot;non-dropping-particle&quot;: &quot;&quot;, &quot;parse-names&quot;: false, &quot;suffix&quot;: &quot;&quot;}], &quot;container-title&quot;: &quot;Wiley interdisciplinary reviews. Systems biology and medicine&quot;, &quot;id&quot;: &quot;ITEM-5&quot;, &quot;issue&quot;: &quot;5&quot;, &quot;issued&quot;: {&quot;date-parts&quot;: [[&quot;2010&quot;]]}, &quot;language&quot;: &quot;eng&quot;, &quot;page&quot;: &quot;603-611&quot;, &quot;publisher-place&quot;: &quot;United States&quot;, &quot;title&quot;: &quot;Odor representations in the mammalian olfactory bulb.&quot;, &quot;type&quot;: &quot;article-journal&quot;, &quot;volume&quot;: &quot;2&quot;}, &quot;uris&quot;: [&quot;http://www.mendeley.com/documents/?uuid=71f13ed3-e09a-47f1-bb83-dc69afb0861d&quot;]}, {&quot;id&quot;: &quot;ITEM-6&quot;, &quot;itemData&quot;: {&quot;DOI&quot;: &quot;10.1016/j.neuron.2015.05.037&quot;, &quot;ISSN&quot;: &quot;08966273&quot;, &quot;PMID&quot;: &quot;26051421&quot;, &quot;abstract&quot;: &quot;We determined how learning modifies neural representations in primary visual cortex (V1) during acquisition of a visually guided behavioral task. We imaged the activity of the same layer 2/3 neuronal populations as mice learned to discriminate two visual patterns while running through a virtual corridor, where one pattern was rewarded. Improvements in behavioral performance were closely associated with increasingly distinguishable population-level representations of task-relevant stimuli, as a result of stabilization of existing and recruitment of new neurons selective for\u00a0these stimuli. These effects correlated with the appearance of multiple task-dependent signals during learning: those that increased neuronal selectivity\u00a0across the population when expert animals engaged in the task, and those reflecting anticipation or behavioral choices specifically in neuronal subsets preferring the rewarded stimulus. Therefore, learning engages diverse mechanisms that modify sensory and non-sensory representations in V1 to adjust its processing to task requirements and the behavioral relevance of visual stimuli.&quot;, &quot;author&quot;: [{&quot;dropping-particle&quot;: &quot;&quot;, &quot;family&quot;: &quot;Poort&quot;, &quot;given&quot;: &quot;Jasper&quot;, &quot;non-dropping-particle&quot;: &quot;&quot;, &quot;parse-names&quot;: false, &quot;suffix&quot;: &quot;&quot;}, {&quot;dropping-particle&quot;: &quot;&quot;, &quot;family&quot;: &quot;Khan&quot;, &quot;given&quot;: &quot;Adil\u00a0G.&quot;, &quot;non-dropping-particle&quot;: &quot;&quot;, &quot;parse-names&quot;: false, &quot;suffix&quot;: &quot;&quot;}, {&quot;dropping-particle&quot;: &quot;&quot;, &quot;family&quot;: &quot;Pachitariu&quot;, &quot;given&quot;: &quot;Marius&quot;, &quot;non-dropping-particle&quot;: &quot;&quot;, &quot;parse-names&quot;: false, &quot;suffix&quot;: &quot;&quot;}, {&quot;dropping-particle&quot;: &quot;&quot;, &quot;family&quot;: &quot;Nemri&quot;, &quot;given&quot;: &quot;Abdellatif&quot;, &quot;non-dropping-particle&quot;: &quot;&quot;, &quot;parse-names&quot;: false, &quot;suffix&quot;: &quot;&quot;}, {&quot;dropping-particle&quot;: &quot;&quot;, &quot;family&quot;: &quot;Orsolic&quot;, &quot;given&quot;: &quot;Ivana&quot;, &quot;non-dropping-particle&quot;: &quot;&quot;, &quot;parse-names&quot;: false, &quot;suffix&quot;: &quot;&quot;}, {&quot;dropping-particle&quot;: &quot;&quot;, &quot;family&quot;: &quot;Krupic&quot;, &quot;given&quot;: &quot;Julija&quot;, &quot;non-dropping-particle&quot;: &quot;&quot;, &quot;parse-names&quot;: false, &quot;suffix&quot;: &quot;&quot;}, {&quot;dropping-particle&quot;: &quot;&quot;, &quot;family&quot;: &quot;Bauza&quot;, &quot;given&quot;: &quot;Marius&quot;, &quot;non-dropping-particle&quot;: &quot;&quot;, &quot;parse-names&quot;: false, &quot;suffix&quot;: &quot;&quot;}, {&quot;dropping-particle&quot;: &quot;&quot;, &quot;family&quot;: &quot;Sahani&quot;, &quot;given&quot;: &quot;Maneesh&quot;, &quot;non-dropping-particle&quot;: &quot;&quot;, &quot;parse-names&quot;: false, &quot;suffix&quot;: &quot;&quot;}, {&quot;dropping-particle&quot;: &quot;&quot;, &quot;family&quot;: &quot;Keller&quot;, &quot;given&quot;: &quot;Georg\u00a0B.&quot;, &quot;non-dropping-particle&quot;: &quot;&quot;, &quot;parse-names&quot;: false, &quot;suffix&quot;: &quot;&quot;}, {&quot;dropping-particle&quot;: &quot;&quot;, &quot;family&quot;: &quot;Mrsic-Flogel&quot;, &quot;given&quot;: &quot;Thomas\u00a0D.&quot;, &quot;non-dropping-particle&quot;: &quot;&quot;, &quot;parse-names&quot;: false, &quot;suffix&quot;: &quot;&quot;}, {&quot;dropping-particle&quot;: &quot;&quot;, &quot;family&quot;: &quot;Hofer&quot;, &quot;given&quot;: &quot;Sonja\u00a0B.&quot;, &quot;non-dropping-particle&quot;: &quot;&quot;, &quot;parse-names&quot;: false, &quot;suffix&quot;: &quot;&quot;}], &quot;container-title&quot;: &quot;Neuron&quot;, &quot;id&quot;: &quot;ITEM-6&quot;, &quot;issue&quot;: &quot;6&quot;, &quot;issued&quot;: {&quot;date-parts&quot;: [[&quot;2015&quot;]]}, &quot;page&quot;: &quot;1478-1490&quot;, &quot;publisher&quot;: &quot;The Authors&quot;, &quot;title&quot;: &quot;Learning Enhances Sensory and Multiple Non-sensory Representations in Primary Visual Cortex&quot;, &quot;type&quot;: &quot;article-journal&quot;, &quot;volume&quot;: &quot;86&quot;}, &quot;uris&quot;: [&quot;http://www.mendeley.com/documents/?uuid=89b6d72f-d9b1-499a-84cf-ac5240f40012&quot;]}, {&quot;id&quot;: &quot;ITEM-7&quot;, &quot;itemData&quot;: {&quot;DOI&quot;: &quot;10.1038/s41583-019-0200-y&quot;, &quot;ISSN&quot;: &quot;1471-0048 (Electronic)&quot;, &quot;PMID&quot;: &quot;31367018&quot;, &quot;abstract&quot;: &quot;Tactile sensory information from facial whiskers provides nocturnal  tunnel-dwelling rodents, including mice and rats, with important spatial and textural information about their immediate surroundings. Whiskers are moved back and forth to scan the environment (whisking), and touch signals from each whisker evoke sparse patterns of neuronal activity in whisker-related primary somatosensory cortex (wS1; barrel cortex). Whisking is accompanied by desynchronized brain states and cell-type-specific changes in spontaneous and evoked neuronal activity. Tactile information, including object texture and location, appears to be computed in wS1 through integration of motor and sensory signals. wS1 also directly controls whisker movements and contributes to learned, whisker-dependent, goal-directed behaviours. The cell-type-specific neuronal circuitry in wS1 that contributes to whisker sensory perception is beginning to be defined.&quot;, &quot;author&quot;: [{&quot;dropping-particle&quot;: &quot;&quot;, &quot;family&quot;: &quot;Petersen&quot;, &quot;given&quot;: &quot;Carl C H&quot;, &quot;non-dropping-particle&quot;: &quot;&quot;, &quot;parse-names&quot;: false, &quot;suffix&quot;: &quot;&quot;}], &quot;container-title&quot;: &quot;Nature reviews. Neuroscience&quot;, &quot;id&quot;: &quot;ITEM-7&quot;, &quot;issue&quot;: &quot;9&quot;, &quot;issued&quot;: {&quot;date-parts&quot;: [[&quot;2019&quot;, &quot;9&quot;]]}, &quot;language&quot;: &quot;eng&quot;, &quot;page&quot;: &quot;533-546&quot;, &quot;publisher-place&quot;: &quot;England&quot;, &quot;title&quot;: &quot;Sensorimotor processing in the rodent barrel cortex.&quot;, &quot;type&quot;: &quot;article-journal&quot;, &quot;volume&quot;: &quot;20&quot;}, &quot;uris&quot;: [&quot;http://www.mendeley.com/documents/?uuid=7281e572-cb36-4bb1-bea6-d193d3d7f795&quot;]}], &quot;mendeley&quot;: {&quot;formattedCitation&quot;: &quot;(Andersen et al., 1993; Fassihi et al., 2017; Khan et al., 2010; Meeks et al., 2010; Petersen, 2019; Poort et al., 2015; Voelcker et al., 2022)&quot;, &quot;plainTextFormattedCitation&quot;: &quot;(Andersen et al., 1993; Fassihi et al., 2017; Khan et al., 2010; Meeks et al., 2010; Petersen, 2019; Poort et al., 2015; Voelcker et al., 2022)&quot;, &quot;previouslyFormattedCitation&quot;: &quot;(Andersen et al., 1993; Fassihi et al., 2017; Khan et al., 2010; Meeks et al., 2010; Petersen, 2019; Poort et al., 2015; Voelcker et al., 2022)&quot;}, &quot;properties&quot;: {&quot;noteIndex&quot;: 0}, &quot;schema&quot;: &quot;https://github.com/citation-style-language/schema/raw/master/csl-citation.json&quot;} RNDaZC2zWaPMU"/><text:span text:style-name="T29">(Andersen et al., 1993; Fassihi et al., 2017; Khan et al., 2010; Meeks et al., 2010; Petersen, 2019; Poort et al., 2015; Voelcker et al., 2022)</text:span><text:reference-mark-end text:name="ADDIN CSL_CITATION {&quot;citationItems&quot;: [{&quot;id&quot;: &quot;ITEM-1&quot;, &quot;itemData&quot;: {&quot;DOI&quot;: &quot;10.1038/nn.2546&quot;, &quot;ISSN&quot;: &quot;1546-1726 (Electronic)&quot;, &quot;PMID&quot;: &quot;20453853&quot;, &quot;abstract&quot;: &quot;In mice, nonvolatile social cues are detected and analyzed by the accessory  olfactory system (AOS). Here we provide a first view of information processing in the AOS with respect to individual chemical cues. 12 sulfated steroids, recently discovered mouse AOS ligands, caused widespread activity among vomeronasal sensory neurons (VSNs), yet VSN responses clustered into a small number of repeated functional patterns or processing streams. Downstream neurons in the accessory olfactory bulb (AOB) responded to these ligands with enhanced signal/noise compared to VSNs. Although the dendritic connectivity of AOB mitral cells suggests the capacity for broad integration, most sulfated steroid responses were well-modeled by linear excitatory drive from just one VSN processing stream. However, a substantial minority demonstrated multi-stream integration. Most VSN excitation patterns were also observed in the AOB, but excitation by estradiol sulfate processing streams was rare, suggesting AOB circuit organization is specific to the biological relevance of sensed cues.&quot;, &quot;author&quot;: [{&quot;dropping-particle&quot;: &quot;&quot;, &quot;family&quot;: &quot;Meeks&quot;, &quot;given&quot;: &quot;Julian P&quot;, &quot;non-dropping-particle&quot;: &quot;&quot;, &quot;parse-names&quot;: false, &quot;suffix&quot;: &quot;&quot;}, {&quot;dropping-particle&quot;: &quot;&quot;, &quot;family&quot;: &quot;Arnson&quot;, &quot;given&quot;: &quot;Hannah A&quot;, &quot;non-dropping-particle&quot;: &quot;&quot;, &quot;parse-names&quot;: false, &quot;suffix&quot;: &quot;&quot;}, {&quot;dropping-particle&quot;: &quot;&quot;, &quot;family&quot;: &quot;Holy&quot;, &quot;given&quot;: &quot;Timothy E&quot;, &quot;non-dropping-particle&quot;: &quot;&quot;, &quot;parse-names&quot;: false, &quot;suffix&quot;: &quot;&quot;}], &quot;container-title&quot;: &quot;Nature neuroscience&quot;, &quot;id&quot;: &quot;ITEM-1&quot;, &quot;issue&quot;: &quot;6&quot;, &quot;issued&quot;: {&quot;date-parts&quot;: [[&quot;2010&quot;, &quot;6&quot;]]}, &quot;language&quot;: &quot;eng&quot;, &quot;page&quot;: &quot;723-730&quot;, &quot;publisher-place&quot;: &quot;United States&quot;, &quot;title&quot;: &quot;Representation and transformation of sensory information in the mouse accessory  olfactory system.&quot;, &quot;type&quot;: &quot;article-journal&quot;, &quot;volume&quot;: &quot;13&quot;}, &quot;uris&quot;: [&quot;http://www.mendeley.com/documents/?uuid=e6311ad4-0a3c-4b40-b0d9-64b7220e0b9b&quot;]}, {&quot;id&quot;: &quot;ITEM-2&quot;, &quot;itemData&quot;: {&quot;DOI&quot;: &quot;https://doi.org/10.1016/0959-4388(93)90206-E&quot;, &quot;ISSN&quot;: &quot;0959-4388&quot;, &quot;abstract&quot;: &quot;Coordinate transformations are an essential aspect of behavior. They are required because sensory information is coded in the coordinates of the sensory epithelia (e.g. retina, skin) and must be transformed to the coordinates of muscles for movement. In this review we will concentrate on recent studies of visual-motor transformations. The studies show that representations of space are distributed, being specified in the activity of many cells rather than in the activity of individual cells. Furthermore, these distributed representations appear to be derived by a specific operation, which systematically combines visual signals with eye and head position signals.&quot;, &quot;author&quot;: [{&quot;dropping-particle&quot;: &quot;&quot;, &quot;family&quot;: &quot;Andersen&quot;, &quot;given&quot;: &quot;Richard A&quot;, &quot;non-dropping-particle&quot;: &quot;&quot;, &quot;parse-names&quot;: false, &quot;suffix&quot;: &quot;&quot;}, {&quot;dropping-particle&quot;: &quot;&quot;, &quot;family&quot;: &quot;Snyder&quot;, &quot;given&quot;: &quot;Lawrence H&quot;, &quot;non-dropping-particle&quot;: &quot;&quot;, &quot;parse-names&quot;: false, &quot;suffix&quot;: &quot;&quot;}, {&quot;dropping-particle&quot;: &quot;&quot;, &quot;family&quot;: &quot;Li&quot;, &quot;given&quot;: &quot;Chiang-Shan&quot;, &quot;non-dropping-particle&quot;: &quot;&quot;, &quot;parse-names&quot;: false, &quot;suffix&quot;: &quot;&quot;}, {&quot;dropping-particle&quot;: &quot;&quot;, &quot;family&quot;: &quot;Stricanne&quot;, &quot;given&quot;: &quot;Brigitte&quot;, &quot;non-dropping-particle&quot;: &quot;&quot;, &quot;parse-names&quot;: false, &quot;suffix&quot;: &quot;&quot;}], &quot;container-title&quot;: &quot;Current Opinion in Neurobiology&quot;, &quot;id&quot;: &quot;ITEM-2&quot;, &quot;issue&quot;: &quot;2&quot;, &quot;issued&quot;: {&quot;date-parts&quot;: [[&quot;1993&quot;]]}, &quot;page&quot;: &quot;171-176&quot;, &quot;title&quot;: &quot;Coordinate transformations in the representation of spatial information&quot;, &quot;type&quot;: &quot;article-journal&quot;, &quot;volume&quot;: &quot;3&quot;}, &quot;uris&quot;: [&quot;http://www.mendeley.com/documents/?uuid=58c43113-404f-4d62-84a4-efc91f06c5c9&quot;]}, {&quot;id&quot;: &quot;ITEM-3&quot;, &quot;itemData&quot;: {&quot;DOI&quot;: &quot;10.1016/j.cub.2017.05.011&quot;, &quot;ISSN&quot;: &quot;1879-0445 (Electronic)&quot;, &quot;PMID&quot;: &quot;28552362&quot;, &quot;abstract&quot;: &quot;To better understand how a stream of sensory data is transformed into a percept,  we examined neuronal activity in vibrissal sensory cortex, vS1, together with vibrissal motor cortex, vM1 (a frontal cortex target of vS1), while rats compared the intensity of two vibrations separated by an interstimulus delay. Vibrations were \&quot;noisy,\&quot; constructed by stringing together over time a sequence of velocity values sampled from a normal distribution; each vibration's mean speed was proportional to the width of the normal distribution. Durations of both stimulus 1 and stimulus 2 could vary from 100 to 600\u00a0ms. Psychometric curves reveal that rats overestimated the longer-duration stimulus-thus, perceived intensity of a vibration grew over the course of hundreds of milliseconds even while the sensory input remained, on average, stationary. Human subjects demonstrated the identical perceptual phenomenon, indicating that the underlying mechanisms of temporal integration generalize across species. The time dependence of the percept allowed us to ask to what extent neurons encoded the ongoing stimulus stream versus the animal's percept. We demonstrate that vS1 firing correlated with the local features of the vibration, whereas vM1 firing correlated with the percept: the final vM1 population state varied, as did the rat's behavior, according to both stimulus speed and stimulus duration. Moreover, vM1 populations appeared to participate in the trace of the percept of stimulus 1 as the rat awaited stimulus 2. In conclusion, the transformation of sensory data into the percept appears to involve the integration and storage of vS1 signals by vM1.&quot;, &quot;author&quot;: [{&quot;dropping-particle&quot;: &quot;&quot;, &quot;family&quot;: &quot;Fassihi&quot;, &quot;given&quot;: &quot;Arash&quot;, &quot;non-dropping-particle&quot;: &quot;&quot;, &quot;parse-names&quot;: false, &quot;suffix&quot;: &quot;&quot;}, {&quot;dropping-particle&quot;: &quot;&quot;, &quot;family&quot;: &quot;Akrami&quot;, &quot;given&quot;: &quot;Athena&quot;, &quot;non-dropping-particle&quot;: &quot;&quot;, &quot;parse-names&quot;: false, &quot;suffix&quot;: &quot;&quot;}, {&quot;dropping-particle&quot;: &quot;&quot;, &quot;family&quot;: &quot;Pulecchi&quot;, &quot;given&quot;: &quot;Francesca&quot;, &quot;non-dropping-particle&quot;: &quot;&quot;, &quot;parse-names&quot;: false, &quot;suffix&quot;: &quot;&quot;}, {&quot;dropping-particle&quot;: &quot;&quot;, &quot;family&quot;: &quot;Sch\u00f6nfelder&quot;, &quot;given&quot;: &quot;Vinzenz&quot;, &quot;non-dropping-particle&quot;: &quot;&quot;, &quot;parse-names&quot;: false, &quot;suffix&quot;: &quot;&quot;}, {&quot;dropping-particle&quot;: &quot;&quot;, &quot;family&quot;: &quot;Diamond&quot;, &quot;given&quot;: &quot;Mathew E&quot;, &quot;non-dropping-particle&quot;: &quot;&quot;, &quot;parse-names&quot;: false, &quot;suffix&quot;: &quot;&quot;}], &quot;container-title&quot;: &quot;Current biology : CB&quot;, &quot;id&quot;: &quot;ITEM-3&quot;, &quot;issue&quot;: &quot;11&quot;, &quot;issued&quot;: {&quot;date-parts&quot;: [[&quot;2017&quot;, &quot;6&quot;]]}, &quot;language&quot;: &quot;eng&quot;, &quot;page&quot;: &quot;1585-1596.e6&quot;, &quot;publisher-place&quot;: &quot;England&quot;, &quot;title&quot;: &quot;Transformation of Perception from Sensory to Motor Cortex.&quot;, &quot;type&quot;: &quot;article-journal&quot;, &quot;volume&quot;: &quot;27&quot;}, &quot;uris&quot;: [&quot;http://www.mendeley.com/documents/?uuid=b7d9658e-c9ab-4310-a57e-a175bc89207b&quot;]}, {&quot;id&quot;: &quot;ITEM-4&quot;, &quot;itemData&quot;: {&quot;DOI&quot;: &quot;10.1038/s41467-022-33249-1&quot;, &quot;ISSN&quot;: &quot;2041-1723&quot;, &quot;abstract&quot;: &quot;Sensory input arrives from thalamus in cortical layer (L) 4, which outputs predominantly to superficial layers. L4 to L2 thus constitutes one of the earliest cortical feedforward networks. Despite extensive study, the transformation performed by this network remains poorly understood. We use two-photon calcium imaging to record neural activity in L2-4 of primary vibrissal somatosensory cortex (vS1) as mice perform an object localization task with two whiskers. Touch responses sparsen and become more reliable from L4 to L2, with nearly half of the superficial touch response confined to ~1 % of excitatory neurons. These highly responsive neurons have broad receptive fields and can more accurately decode stimulus features. They participate disproportionately in ensembles, small subnetworks with elevated pairwise correlations. Thus, from L4 to L2, cortex transitions from distributed probabilistic coding to sparse and robust ensemble-based coding, resulting in more efficient and accurate representations.&quot;, &quot;author&quot;: [{&quot;dropping-particle&quot;: &quot;&quot;, &quot;family&quot;: &quot;Voelcker&quot;, &quot;given&quot;: &quot;Bettina&quot;, &quot;non-dropping-particle&quot;: &quot;&quot;, &quot;parse-names&quot;: false, &quot;suffix&quot;: &quot;&quot;}, {&quot;dropping-particle&quot;: &quot;&quot;, &quot;family&quot;: &quot;Pancholi&quot;, &quot;given&quot;: &quot;Ravi&quot;, &quot;non-dropping-particle&quot;: &quot;&quot;, &quot;parse-names&quot;: false, &quot;suffix&quot;: &quot;&quot;}, {&quot;dropping-particle&quot;: &quot;&quot;, &quot;family&quot;: &quot;Peron&quot;, &quot;given&quot;: &quot;Simon&quot;, &quot;non-dropping-particle&quot;: &quot;&quot;, &quot;parse-names&quot;: false, &quot;suffix&quot;: &quot;&quot;}], &quot;container-title&quot;: &quot;Nature Communications&quot;, &quot;id&quot;: &quot;ITEM-4&quot;, &quot;issue&quot;: &quot;1&quot;, &quot;issued&quot;: {&quot;date-parts&quot;: [[&quot;2022&quot;]]}, &quot;page&quot;: &quot;5484&quot;, &quot;title&quot;: &quot;Transformation of primary sensory cortical representations from layer 4 to layer 2&quot;, &quot;type&quot;: &quot;article-journal&quot;, &quot;volume&quot;: &quot;13&quot;}, &quot;uris&quot;: [&quot;http://www.mendeley.com/documents/?uuid=68fc6c69-7a6e-46b9-9b8b-28a345551973&quot;]}, {&quot;id&quot;: &quot;ITEM-5&quot;, &quot;itemData&quot;: {&quot;DOI&quot;: &quot;10.1002/wsbm.85&quot;, &quot;ISSN&quot;: &quot;1939-005X (Electronic)&quot;, &quot;PMID&quot;: &quot;20836051&quot;, &quot;abstract&quot;: &quot;A first key step in studying a sensory modality is to define how the brain  represents the features of the sensory stimulus. This has proven to be a challenge in olfaction, where even the stimulus features have been a matter of considerable debate. In this review, we focus on olfactory representations in the first stage of the olfactory pathway, the olfactory bulb (OB). We examine the diverging viewpoints on spatially organized versus distributed representations. We then consider how odor sampling through respiration is a key part of the odorant code. Finally, we ask how the bulb handles the challenging task of representing mixtures. We suggest that current evidence points toward a representation that is spatially organized at the inputs but later distributed, with the spatial organization not being used for much computation. Nevertheless, this is a simple representation that effectively represents multiple individual odorants, as well as odor mixtures.&quot;, &quot;author&quot;: [{&quot;dropping-particle&quot;: &quot;&quot;, &quot;family&quot;: &quot;Khan&quot;, &quot;given&quot;: &quot;Adil Ghani&quot;, &quot;non-dropping-particle&quot;: &quot;&quot;, &quot;parse-names&quot;: false, &quot;suffix&quot;: &quot;&quot;}, {&quot;dropping-particle&quot;: &quot;&quot;, &quot;family&quot;: &quot;Parthasarathy&quot;, &quot;given&quot;: &quot;K&quot;, &quot;non-dropping-particle&quot;: &quot;&quot;, &quot;parse-names&quot;: false, &quot;suffix&quot;: &quot;&quot;}, {&quot;dropping-particle&quot;: &quot;&quot;, &quot;family&quot;: &quot;Bhalla&quot;, &quot;given&quot;: &quot;Upinder Singh&quot;, &quot;non-dropping-particle&quot;: &quot;&quot;, &quot;parse-names&quot;: false, &quot;suffix&quot;: &quot;&quot;}], &quot;container-title&quot;: &quot;Wiley interdisciplinary reviews. Systems biology and medicine&quot;, &quot;id&quot;: &quot;ITEM-5&quot;, &quot;issue&quot;: &quot;5&quot;, &quot;issued&quot;: {&quot;date-parts&quot;: [[&quot;2010&quot;]]}, &quot;language&quot;: &quot;eng&quot;, &quot;page&quot;: &quot;603-611&quot;, &quot;publisher-place&quot;: &quot;United States&quot;, &quot;title&quot;: &quot;Odor representations in the mammalian olfactory bulb.&quot;, &quot;type&quot;: &quot;article-journal&quot;, &quot;volume&quot;: &quot;2&quot;}, &quot;uris&quot;: [&quot;http://www.mendeley.com/documents/?uuid=71f13ed3-e09a-47f1-bb83-dc69afb0861d&quot;]}, {&quot;id&quot;: &quot;ITEM-6&quot;, &quot;itemData&quot;: {&quot;DOI&quot;: &quot;10.1016/j.neuron.2015.05.037&quot;, &quot;ISSN&quot;: &quot;08966273&quot;, &quot;PMID&quot;: &quot;26051421&quot;, &quot;abstract&quot;: &quot;We determined how learning modifies neural representations in primary visual cortex (V1) during acquisition of a visually guided behavioral task. We imaged the activity of the same layer 2/3 neuronal populations as mice learned to discriminate two visual patterns while running through a virtual corridor, where one pattern was rewarded. Improvements in behavioral performance were closely associated with increasingly distinguishable population-level representations of task-relevant stimuli, as a result of stabilization of existing and recruitment of new neurons selective for\u00a0these stimuli. These effects correlated with the appearance of multiple task-dependent signals during learning: those that increased neuronal selectivity\u00a0across the population when expert animals engaged in the task, and those reflecting anticipation or behavioral choices specifically in neuronal subsets preferring the rewarded stimulus. Therefore, learning engages diverse mechanisms that modify sensory and non-sensory representations in V1 to adjust its processing to task requirements and the behavioral relevance of visual stimuli.&quot;, &quot;author&quot;: [{&quot;dropping-particle&quot;: &quot;&quot;, &quot;family&quot;: &quot;Poort&quot;, &quot;given&quot;: &quot;Jasper&quot;, &quot;non-dropping-particle&quot;: &quot;&quot;, &quot;parse-names&quot;: false, &quot;suffix&quot;: &quot;&quot;}, {&quot;dropping-particle&quot;: &quot;&quot;, &quot;family&quot;: &quot;Khan&quot;, &quot;given&quot;: &quot;Adil\u00a0G.&quot;, &quot;non-dropping-particle&quot;: &quot;&quot;, &quot;parse-names&quot;: false, &quot;suffix&quot;: &quot;&quot;}, {&quot;dropping-particle&quot;: &quot;&quot;, &quot;family&quot;: &quot;Pachitariu&quot;, &quot;given&quot;: &quot;Marius&quot;, &quot;non-dropping-particle&quot;: &quot;&quot;, &quot;parse-names&quot;: false, &quot;suffix&quot;: &quot;&quot;}, {&quot;dropping-particle&quot;: &quot;&quot;, &quot;family&quot;: &quot;Nemri&quot;, &quot;given&quot;: &quot;Abdellatif&quot;, &quot;non-dropping-particle&quot;: &quot;&quot;, &quot;parse-names&quot;: false, &quot;suffix&quot;: &quot;&quot;}, {&quot;dropping-particle&quot;: &quot;&quot;, &quot;family&quot;: &quot;Orsolic&quot;, &quot;given&quot;: &quot;Ivana&quot;, &quot;non-dropping-particle&quot;: &quot;&quot;, &quot;parse-names&quot;: false, &quot;suffix&quot;: &quot;&quot;}, {&quot;dropping-particle&quot;: &quot;&quot;, &quot;family&quot;: &quot;Krupic&quot;, &quot;given&quot;: &quot;Julija&quot;, &quot;non-dropping-particle&quot;: &quot;&quot;, &quot;parse-names&quot;: false, &quot;suffix&quot;: &quot;&quot;}, {&quot;dropping-particle&quot;: &quot;&quot;, &quot;family&quot;: &quot;Bauza&quot;, &quot;given&quot;: &quot;Marius&quot;, &quot;non-dropping-particle&quot;: &quot;&quot;, &quot;parse-names&quot;: false, &quot;suffix&quot;: &quot;&quot;}, {&quot;dropping-particle&quot;: &quot;&quot;, &quot;family&quot;: &quot;Sahani&quot;, &quot;given&quot;: &quot;Maneesh&quot;, &quot;non-dropping-particle&quot;: &quot;&quot;, &quot;parse-names&quot;: false, &quot;suffix&quot;: &quot;&quot;}, {&quot;dropping-particle&quot;: &quot;&quot;, &quot;family&quot;: &quot;Keller&quot;, &quot;given&quot;: &quot;Georg\u00a0B.&quot;, &quot;non-dropping-particle&quot;: &quot;&quot;, &quot;parse-names&quot;: false, &quot;suffix&quot;: &quot;&quot;}, {&quot;dropping-particle&quot;: &quot;&quot;, &quot;family&quot;: &quot;Mrsic-Flogel&quot;, &quot;given&quot;: &quot;Thomas\u00a0D.&quot;, &quot;non-dropping-particle&quot;: &quot;&quot;, &quot;parse-names&quot;: false, &quot;suffix&quot;: &quot;&quot;}, {&quot;dropping-particle&quot;: &quot;&quot;, &quot;family&quot;: &quot;Hofer&quot;, &quot;given&quot;: &quot;Sonja\u00a0B.&quot;, &quot;non-dropping-particle&quot;: &quot;&quot;, &quot;parse-names&quot;: false, &quot;suffix&quot;: &quot;&quot;}], &quot;container-title&quot;: &quot;Neuron&quot;, &quot;id&quot;: &quot;ITEM-6&quot;, &quot;issue&quot;: &quot;6&quot;, &quot;issued&quot;: {&quot;date-parts&quot;: [[&quot;2015&quot;]]}, &quot;page&quot;: &quot;1478-1490&quot;, &quot;publisher&quot;: &quot;The Authors&quot;, &quot;title&quot;: &quot;Learning Enhances Sensory and Multiple Non-sensory Representations in Primary Visual Cortex&quot;, &quot;type&quot;: &quot;article-journal&quot;, &quot;volume&quot;: &quot;86&quot;}, &quot;uris&quot;: [&quot;http://www.mendeley.com/documents/?uuid=89b6d72f-d9b1-499a-84cf-ac5240f40012&quot;]}, {&quot;id&quot;: &quot;ITEM-7&quot;, &quot;itemData&quot;: {&quot;DOI&quot;: &quot;10.1038/s41583-019-0200-y&quot;, &quot;ISSN&quot;: &quot;1471-0048 (Electronic)&quot;, &quot;PMID&quot;: &quot;31367018&quot;, &quot;abstract&quot;: &quot;Tactile sensory information from facial whiskers provides nocturnal  tunnel-dwelling rodents, including mice and rats, with important spatial and textural information about their immediate surroundings. Whiskers are moved back and forth to scan the environment (whisking), and touch signals from each whisker evoke sparse patterns of neuronal activity in whisker-related primary somatosensory cortex (wS1; barrel cortex). Whisking is accompanied by desynchronized brain states and cell-type-specific changes in spontaneous and evoked neuronal activity. Tactile information, including object texture and location, appears to be computed in wS1 through integration of motor and sensory signals. wS1 also directly controls whisker movements and contributes to learned, whisker-dependent, goal-directed behaviours. The cell-type-specific neuronal circuitry in wS1 that contributes to whisker sensory perception is beginning to be defined.&quot;, &quot;author&quot;: [{&quot;dropping-particle&quot;: &quot;&quot;, &quot;family&quot;: &quot;Petersen&quot;, &quot;given&quot;: &quot;Carl C H&quot;, &quot;non-dropping-particle&quot;: &quot;&quot;, &quot;parse-names&quot;: false, &quot;suffix&quot;: &quot;&quot;}], &quot;container-title&quot;: &quot;Nature reviews. Neuroscience&quot;, &quot;id&quot;: &quot;ITEM-7&quot;, &quot;issue&quot;: &quot;9&quot;, &quot;issued&quot;: {&quot;date-parts&quot;: [[&quot;2019&quot;, &quot;9&quot;]]}, &quot;language&quot;: &quot;eng&quot;, &quot;page&quot;: &quot;533-546&quot;, &quot;publisher-place&quot;: &quot;England&quot;, &quot;title&quot;: &quot;Sensorimotor processing in the rodent barrel cortex.&quot;, &quot;type&quot;: &quot;article-journal&quot;, &quot;volume&quot;: &quot;20&quot;}, &quot;uris&quot;: [&quot;http://www.mendeley.com/documents/?uuid=7281e572-cb36-4bb1-bea6-d193d3d7f795&quot;]}], &quot;mendeley&quot;: {&quot;formattedCitation&quot;: &quot;(Andersen et al., 1993; Fassihi et al., 2017; Khan et al., 2010; Meeks et al., 2010; Petersen, 2019; Poort et al., 2015; Voelcker et al., 2022)&quot;, &quot;plainTextFormattedCitation&quot;: &quot;(Andersen et al., 1993; Fassihi et al., 2017; Khan et al., 2010; Meeks et al., 2010; Petersen, 2019; Poort et al., 2015; Voelcker et al., 2022)&quot;, &quot;previouslyFormattedCitation&quot;: &quot;(Andersen et al., 1993; Fassihi et al., 2017; Khan et al., 2010; Meeks et al., 2010; Petersen, 2019; Poort et al., 2015; Voelcker et al., 2022)&quot;}, &quot;properties&quot;: {&quot;noteIndex&quot;: 0}, &quot;schema&quot;: &quot;https://github.com/citation-style-language/schema/raw/master/csl-citation.json&quot;} RNDaZC2zWaPMU"/><text:span text:style-name="T107">⁠</text:span><text:span text:style-name="T105">, among </text:span><text:span text:style-name="T36">several</text:span><text:span text:style-name="T108"> </text:span><text:span text:style-name="T105">others. </text:span><text:span text:style-name="T109">Many if not most of these studies describe neural activity in animals with expert levels of behavioural learning and performance. Lacunae still remain as to mechanisms </text:span><text:span text:style-name="T37">deployed during active or online</text:span><text:span text:style-name="T109"> learning especially in the early stages of behavioural training.</text:span></text:p>
      <text:p text:style-name="P35"/>
      <text:p text:style-name="P7"><text:span text:style-name="T130">We deployed our experiments with the intention to study how Calcium Imaging by 2-Photon could reveal finer population level details of network activity as the animals were tested on the learning of an </text:span><text:span text:style-name="T132">o</text:span><text:span text:style-name="T130">perant </text:span><text:span text:style-name="T82">c</text:span><text:span text:style-name="T130">onditioning or </text:span><text:span text:style-name="T82">l</text:span><text:span text:style-name="T130">ick </text:span><text:span text:style-name="T82">b</text:span><text:span text:style-name="T130">ehaviour </text:span><text:span text:style-name="T132">task</text:span><text:span text:style-name="T130">. </text:span><text:span text:style-name="T131">We were able to,</text:span></text:p>
      <text:list xml:id="list992257730" text:style-name="L2">
        <text:list-item>
          <text:p text:style-name="P62"><text:span text:style-name="T38">P</text:span><text:span text:style-name="T107">rototype OGB-1 based calcium imaging </text:span><text:span text:style-name="T101">in vivo</text:span><text:span text:style-name="T114">, from head-fixed mice in a manner suited to combined behaviour and recording experiments, and</text:span></text:p>
        </text:list-item>
        <text:list-item>
          <text:p text:style-name="P65"><text:span text:style-name="T113">Study preliminary data from animals </text:span><text:span text:style-name="T115">that correlation based functional activity clusters of recorded CA1 cells have spatial organization during bouts of </text:span><text:span text:style-name="T113">spontaneous activity.</text:span></text:p>
        </text:list-item>
      </text:list>
      <text:p text:style-name="P40"/>
      <text:p text:style-name="P25"><text:span text:style-name="T116">However</text:span><text:span text:style-name="T109">, we </text:span><text:span text:style-name="T37">were not </text:span><text:span text:style-name="T109">satisfied with the level and rate of learning in our test animals eventually leading to </text:span><text:span text:style-name="T107">a search for more stable behaviour paradigms in mice. Additionally, the use of OGB-1 as the Calcium Indicator also had to be abandoned since this fundamentally disallowed multi-day tracking of the same cells. </text:span><text:span text:style-name="T110">We discuss our prototyping efforts and preliminary data for this project in detail, in the first few sections each of Chapters 2 (“Behaviour”) and 3 (“Imaging”). </text:span></text:p>
      <text:p text:style-name="P29">Project II - <text:span text:style-name="T103">How does the timing of cellular activity adjust to behavioural task variables?</text:span></text:p>
      <text:p text:style-name="P36"/>
      <text:p text:style-name="P25"><text:span text:style-name="T39">R</text:span><text:span text:style-name="T40">esearch</text:span><text:span text:style-name="T38"> on the cerebellum ha</text:span><text:span text:style-name="T39">s</text:span><text:span text:style-name="T38"> made substantial progress in the </text:span><text:span text:style-name="T40">elucidation of network mechanisms correlating well with external </text:span><text:soft-page-break/><text:span text:style-name="T40">stimulus timing based variables, as animals learn Trace Eye-Blink Conditioning </text:span><text:span text:style-name="T41">and Delay Conditioning</text:span><text:span text:style-name="T40"> </text:span><text:reference-mark-start text:name="ADDIN CSL_CITATION {&quot;citationItems&quot;: [{&quot;id&quot;: &quot;ITEM-1&quot;, &quot;itemData&quot;: {&quot;DOI&quot;: &quot;10.1016/S0166-2236(03)00054-7&quot;, &quot;ISSN&quot;: &quot;0166-2236&quot;, &quot;author&quot;: [{&quot;dropping-particle&quot;: &quot;&quot;, &quot;family&quot;: &quot;Ohyama&quot;, &quot;given&quot;: &quot;Tatsuya&quot;, &quot;non-dropping-particle&quot;: &quot;&quot;, &quot;parse-names&quot;: false, &quot;suffix&quot;: &quot;&quot;}, {&quot;dropping-particle&quot;: &quot;&quot;, &quot;family&quot;: &quot;Nores&quot;, &quot;given&quot;: &quot;William L&quot;, &quot;non-dropping-particle&quot;: &quot;&quot;, &quot;parse-names&quot;: false, &quot;suffix&quot;: &quot;&quot;}, {&quot;dropping-particle&quot;: &quot;&quot;, &quot;family&quot;: &quot;Murphy&quot;, &quot;given&quot;: &quot;Matthew&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Trends in Neurosciences&quot;, &quot;id&quot;: &quot;ITEM-1&quot;, &quot;issue&quot;: &quot;4&quot;, &quot;issued&quot;: {&quot;date-parts&quot;: [[&quot;2003&quot;, &quot;4&quot;, &quot;1&quot;]]}, &quot;note&quot;: &quot;doi: 10.1016/S0166-2236(03)00054-7&quot;, &quot;page&quot;: &quot;222-227&quot;, &quot;publisher&quot;: &quot;Elsevier&quot;, &quot;title&quot;: &quot;What the cerebellum computes&quot;, &quot;type&quot;: &quot;article-journal&quot;, &quot;volume&quot;: &quot;26&quot;}, &quot;uris&quot;: [&quot;http://www.mendeley.com/documents/?uuid=64b236ee-5e15-4155-b524-852af94222c5&quot;]}, {&quot;id&quot;: &quot;ITEM-2&quot;, &quot;itemData&quot;: {&quot;DOI&quot;: &quot;10.1523/JNEUROSCI.20-14-05516.2000&quot;, &quot;ISSN&quot;: &quot;0270-6474 (Print)&quot;, &quot;PMID&quot;: &quot;10884335&quot;, &quot;abstract&quot;: &quot;We used large-scale computer simulations of eyelid conditioning to investigate  how the cerebellum generates and makes use of temporal information. In the simulations the adaptive timing displayed by conditioned responses is mediated by two factors: (1) different sets of granule cells are active at different times during the conditioned stimulus (CS), and (2) responding is not only amplified at reinforced times but also suppressed at unreinforced times during the CS. These factors predict an unusual pattern of responding after partial removal of the cerebellar cortex that was confirmed using small, electrolytic lesions of cerebellar cortex. These results are consistent with timing mechanisms in the cerebellum that are similar to Pavlov's \&quot;inhibition of delay\&quot; hypothesis.&quot;, &quot;author&quot;: [{&quot;dropping-particle&quot;: &quot;&quot;, &quot;family&quot;: &quot;Medina&quot;, &quot;given&quot;: &quot;J F&quot;, &quot;non-dropping-particle&quot;: &quot;&quot;, &quot;parse-names&quot;: false, &quot;suffix&quot;: &quot;&quot;}, {&quot;dropping-particle&quot;: &quot;&quot;, &quot;family&quot;: &quot;Garcia&quot;, &quot;given&quot;: &quot;K S&quot;, &quot;non-dropping-particle&quot;: &quot;&quot;, &quot;parse-names&quot;: false, &quot;suffix&quot;: &quot;&quot;}, {&quot;dropping-particle&quot;: &quot;&quot;, &quot;family&quot;: &quot;Nores&quot;, &quot;given&quot;: &quot;W L&quot;, &quot;non-dropping-particle&quot;: &quot;&quot;, &quot;parse-names&quot;: false, &quot;suffix&quot;: &quot;&quot;}, {&quot;dropping-particle&quot;: &quot;&quot;, &quot;family&quot;: &quot;Taylor&quot;, &quot;given&quot;: &quot;N M&quot;, &quot;non-dropping-particle&quot;: &quot;&quot;, &quot;parse-names&quot;: false, &quot;suffix&quot;: &quot;&quot;}, {&quot;dropping-particle&quot;: &quot;&quot;, &quot;family&quot;: &quot;Mauk&quot;, &quot;given&quot;: &quot;M D&quot;, &quot;non-dropping-particle&quot;: &quot;&quot;, &quot;parse-names&quot;: false, &quot;suffix&quot;: &quot;&quot;}], &quot;container-title&quot;: &quot;The Journal of neuroscience : the official journal of the Society for  Neuroscience&quot;, &quot;id&quot;: &quot;ITEM-2&quot;, &quot;issue&quot;: &quot;14&quot;, &quot;issued&quot;: {&quot;date-parts&quot;: [[&quot;2000&quot;, &quot;7&quot;]]}, &quot;language&quot;: &quot;eng&quot;, &quot;page&quot;: &quot;5516-5525&quot;, &quot;publisher-place&quot;: &quot;United States&quot;, &quot;title&quot;: &quot;Timing mechanisms in the cerebellum: testing predictions of a large-scale  computer simulation.&quot;, &quot;type&quot;: &quot;article-journal&quot;, &quot;volume&quot;: &quot;20&quot;}, &quot;uris&quot;: [&quot;http://www.mendeley.com/documents/?uuid=b2210c6f-a173-4c4d-ab34-c5590933e1fe&quot;]}, {&quot;id&quot;: &quot;ITEM-3&quot;, &quot;itemData&quot;: {&quot;DOI&quot;: &quot;10.1152/jn.00169.2010&quot;, &quot;ISSN&quot;: &quot;0022-3077&quot;, &quot;abstract&quot;: &quot;Trace eyelid conditioning is a form of associative learning that requires several forebrain structures and cerebellum. Previous work suggests that at least two conditioned stimulus (CS)-driven signals are available to the cerebellum via mossy fiber inputs during trace conditioning: one driven by and terminating with the tone and a second driven by medial prefrontal cortex (mPFC) that persists through the stimulus-free trace interval to overlap in time with the unconditioned stimulus (US). We used electric stimulation of mossy fibers to determine whether this pattern of dual inputs is necessary and sufficient for cerebellar learning to express normal trace eyelid responses. We find that presenting the cerebellum with one input that mimics persistent activity observed in mPFC and the lateral pontine nuclei during trace eyelid conditioning and another that mimics tone-elicited mossy fiber activity is sufficient to produce responses whose properties quantitatively match trace eyelid responses using a tone. Probe trials with each input delivered separately provide evidence that the cerebellum learns to respond to the mPFC-like input (that overlaps with the US) and learns to suppress responding to the tone-like input (that does not). This contributes to precisely timed responses and the well-documented influence of tone offset on the timing of trace responses. Computer simulations suggest that the underlying cerebellar mechanisms involve activation of different subsets of granule cells during the tone and during the stimulus-free trace interval. These results indicate that tone-driven and mPFC-like inputs are necessary and sufficient for the cerebellum to learn well-timed trace conditioned responses.&quot;, &quot;author&quot;: [{&quot;dropping-particle&quot;: &quot;&quot;, &quot;family&quot;: &quot;Kalmbach&quot;, &quot;given&quot;: &quot;Brian E&quot;, &quot;non-dropping-particle&quot;: &quot;&quot;, &quot;parse-names&quot;: false, &quot;suffix&quot;: &quot;&quot;}, {&quot;dropping-particle&quot;: &quot;&quot;, &quot;family&quot;: &quot;Ohyama&quot;, &quot;given&quot;: &quot;Tatsuya&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Journal of Neurophysiology&quot;, &quot;id&quot;: &quot;ITEM-3&quot;, &quot;issue&quot;: &quot;2&quot;, &quot;issued&quot;: {&quot;date-parts&quot;: [[&quot;2010&quot;, &quot;5&quot;, &quot;19&quot;]]}, &quot;note&quot;: &quot;doi: 10.1152/jn.00169.2010&quot;, &quot;page&quot;: &quot;627-640&quot;, &quot;publisher&quot;: &quot;American Physiological Society&quot;, &quot;title&quot;: &quot;Temporal Patterns of Inputs to Cerebellum Necessary and Sufficient for Trace Eyelid Conditioning&quot;, &quot;type&quot;: &quot;article-journal&quot;, &quot;volume&quot;: &quot;104&quot;}, &quot;uris&quot;: [&quot;http://www.mendeley.com/documents/?uuid=a9598ee1-73f8-4a4e-9041-4dfecf6ffc8d&quot;]}, {&quot;id&quot;: &quot;ITEM-4&quot;, &quot;itemData&quot;: {&quot;DOI&quot;: &quot;10.1152/jn.00033.2010&quot;, &quot;ISSN&quot;: &quot;0022-3077&quot;, &quot;abstract&quot;: &quot;We used micro-infusions during eyelid conditioning in rabbits to investigate the relative contributions of cerebellar cortex and the underlying deep nuclei (DCN) to the expression of cerebellar learning. These tests were conducted using two forms of cerebellum-dependent eyelid conditioning for which the relative roles of cerebellar cortex and DCN are controversial: delay conditioning, which is largely unaffected by forebrain lesions, and trace conditioning, which involves interactions between forebrain and cerebellum. For rabbits trained with delay conditioning, silencing cerebellar cortex by micro-infusions of the local anesthetic lidocaine unmasked stereotyped short-latency responses. This was also the case after extinction as observed previously with reversible blockade of cerebellar cortex output. Conversely, increasing cerebellar cortex activity by micro-infusions of the GABAA antagonist picrotoxin reversibly abolished conditioned responses. Effective cannula placements were clustered around the primary fissure and deeper in lobules hemispheric lobule IV (HIV) and hemispheric lobule V (HV) of anterior lobe. In well-trained trace conditioned rabbits, silencing this same area of cerebellar cortex or reversibly blocking cerebellar cortex output also unmasked short-latency responses. Because Purkinje cells are the sole output of cerebellar cortex, these results provide evidence that the expression of well-timed conditioned responses requires a well-timed decrease in the activity of Purkinje cells in anterior lobe. The parallels between results from delay and trace conditioning suggest similar contributions of plasticity in cerebellar cortex and DCN in both instances.&quot;, &quot;author&quot;: [{&quot;dropping-particle&quot;: &quot;&quot;, &quot;family&quot;: &quot;Kalmbach&quot;, &quot;given&quot;: &quot;Brian E&quot;, &quot;non-dropping-particle&quot;: &quot;&quot;, &quot;parse-names&quot;: false, &quot;suffix&quot;: &quot;&quot;}, {&quot;dropping-particle&quot;: &quot;&quot;, &quot;family&quot;: &quot;Davis&quot;, &quot;given&quot;: &quot;Tobin&quot;, &quot;non-dropping-particle&quot;: &quot;&quot;, &quot;parse-names&quot;: false, &quot;suffix&quot;: &quot;&quot;}, {&quot;dropping-particle&quot;: &quot;&quot;, &quot;family&quot;: &quot;Ohyama&quot;, &quot;given&quot;: &quot;Tatsuya&quot;, &quot;non-dropping-particle&quot;: &quot;&quot;, &quot;parse-names&quot;: false, &quot;suffix&quot;: &quot;&quot;}, {&quot;dropping-particle&quot;: &quot;&quot;, &quot;family&quot;: &quot;Riusech&quot;, &quot;given&quot;: &quot;Frank&quot;, &quot;non-dropping-particle&quot;: &quot;&quot;, &quot;parse-names&quot;: false, &quot;suffix&quot;: &quot;&quot;}, {&quot;dropping-particle&quot;: &quot;&quot;, &quot;family&quot;: &quot;Nores&quot;, &quot;given&quot;: &quot;William L&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Journal of Neurophysiology&quot;, &quot;id&quot;: &quot;ITEM-4&quot;, &quot;issue&quot;: &quot;4&quot;, &quot;issued&quot;: {&quot;date-parts&quot;: [[&quot;2010&quot;, &quot;2&quot;, &quot;3&quot;]]}, &quot;note&quot;: &quot;doi: 10.1152/jn.00033.2010&quot;, &quot;page&quot;: &quot;2039-2049&quot;, &quot;publisher&quot;: &quot;American Physiological Society&quot;, &quot;title&quot;: &quot;Cerebellar Cortex Contributions to the Expression and Timing of Conditioned Eyelid Responses&quot;, &quot;type&quot;: &quot;article-journal&quot;, &quot;volume&quot;: &quot;103&quot;}, &quot;uris&quot;: [&quot;http://www.mendeley.com/documents/?uuid=512d1088-58ed-44cb-8def-2153d581b7b5&quot;]}, {&quot;id&quot;: &quot;ITEM-5&quot;, &quot;itemData&quot;: {&quot;DOI&quot;: &quot;10.1523/JNEUROSCI.1238-13.2013&quot;, &quot;abstract&quot;: &quot;Persistent neural activity, responses that outlast the stimuli that evoke them, plays an important role in neural computations and possibly in processes, such as working memory. Recent studies suggest that trace eyelid conditioning, which involves a temporal gap between the conditioned and unconditioned stimuli (the trace interval), requires persistent neural activity in a region of medial prefrontal cortex (mPFC). This persistent activity, which could be conveyed to cerebellum via a pathway through pons, may engage the cerebellum and allow for the expression of conditioned responses. Given the substantial reciprocity observed among many brain regions, it is essential to demonstrate that persistent responses in mPFC neurons are not simply a reflection of cerebellar feedback to the forebrain, leaving open the possibility that such responses could serve as input to the cerebellum. This concern is highlighted by studies showing that hippocampal learning-related activity is abolished by cerebellar inactivation. We inactivated the cerebellum while recording single-unit activity from the mPFC of rabbits trained with a forebrain-dependent trace eyelid conditioning procedure. We report that, whereas the responses of cells that show an onset of increased spike activity during the trace interval were abolished by cerebellar inactivation, persistent responses that begin during the conditioned stimulus and persisted into the trace interval were unaffected. Therefore, conditioned stimulus-evoked persistent responses remain the strongest candidate input pattern to support the cerebellar expression of learned responses.&quot;, &quot;author&quot;: [{&quot;dropping-particle&quot;: &quot;&quot;, &quot;family&quot;: &quot;Siegel&quot;, &quot;given&quot;: &quot;Jennifer J&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The Journal of Neuroscience&quot;, &quot;id&quot;: &quot;ITEM-5&quot;, &quot;issue&quot;: &quot;38&quot;, &quot;issued&quot;: {&quot;date-parts&quot;: [[&quot;2013&quot;, &quot;9&quot;, &quot;18&quot;]]}, &quot;page&quot;: &quot;15272 LP  - 15284&quot;, &quot;title&quot;: &quot;Persistent Activity in Prefrontal Cortex during Trace Eyelid Conditioning: Dissociating Responses That Reflect Cerebellar Output from Those That Do Not&quot;, &quot;type&quot;: &quot;article-journal&quot;, &quot;volume&quot;: &quot;33&quot;}, &quot;uris&quot;: [&quot;http://www.mendeley.com/documents/?uuid=916da000-f560-4e11-bc04-64515b1fd58c&quot;]}], &quot;mendeley&quot;: {&quot;formattedCitation&quot;: &quot;(Kalmbach, Davis, et al., 2010; Kalmbach, Ohyama, et al., 2010; Medina et al., 2000; Ohyama et al., 2003; Siegel &amp; Mauk, 2013)&quot;, &quot;plainTextFormattedCitation&quot;: &quot;(Kalmbach, Davis, et al., 2010; Kalmbach, Ohyama, et al., 2010; Medina et al., 2000; Ohyama et al., 2003; Siegel &amp; Mauk, 2013)&quot;, &quot;previouslyFormattedCitation&quot;: &quot;(Kalmbach, Davis, et al., 2010; Kalmbach, Ohyama, et al., 2010; Medina et al., 2000; Ohyama et al., 2003; Siegel &amp; Mauk, 2013)&quot;}, &quot;properties&quot;: {&quot;noteIndex&quot;: 0}, &quot;schema&quot;: &quot;https://github.com/citation-style-language/schema/raw/master/csl-citation.json&quot;} RNDrEEOsSAIbq"/><text:span text:style-name="T32">(Kalmbach, Davis, et al., 2010; Kalmbach, Ohyama, et al., 2010; Medina et al., 2000; Ohyama et al., 2003; Siegel &amp; Mauk, 2013)</text:span><text:reference-mark-end text:name="ADDIN CSL_CITATION {&quot;citationItems&quot;: [{&quot;id&quot;: &quot;ITEM-1&quot;, &quot;itemData&quot;: {&quot;DOI&quot;: &quot;10.1016/S0166-2236(03)00054-7&quot;, &quot;ISSN&quot;: &quot;0166-2236&quot;, &quot;author&quot;: [{&quot;dropping-particle&quot;: &quot;&quot;, &quot;family&quot;: &quot;Ohyama&quot;, &quot;given&quot;: &quot;Tatsuya&quot;, &quot;non-dropping-particle&quot;: &quot;&quot;, &quot;parse-names&quot;: false, &quot;suffix&quot;: &quot;&quot;}, {&quot;dropping-particle&quot;: &quot;&quot;, &quot;family&quot;: &quot;Nores&quot;, &quot;given&quot;: &quot;William L&quot;, &quot;non-dropping-particle&quot;: &quot;&quot;, &quot;parse-names&quot;: false, &quot;suffix&quot;: &quot;&quot;}, {&quot;dropping-particle&quot;: &quot;&quot;, &quot;family&quot;: &quot;Murphy&quot;, &quot;given&quot;: &quot;Matthew&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Trends in Neurosciences&quot;, &quot;id&quot;: &quot;ITEM-1&quot;, &quot;issue&quot;: &quot;4&quot;, &quot;issued&quot;: {&quot;date-parts&quot;: [[&quot;2003&quot;, &quot;4&quot;, &quot;1&quot;]]}, &quot;note&quot;: &quot;doi: 10.1016/S0166-2236(03)00054-7&quot;, &quot;page&quot;: &quot;222-227&quot;, &quot;publisher&quot;: &quot;Elsevier&quot;, &quot;title&quot;: &quot;What the cerebellum computes&quot;, &quot;type&quot;: &quot;article-journal&quot;, &quot;volume&quot;: &quot;26&quot;}, &quot;uris&quot;: [&quot;http://www.mendeley.com/documents/?uuid=64b236ee-5e15-4155-b524-852af94222c5&quot;]}, {&quot;id&quot;: &quot;ITEM-2&quot;, &quot;itemData&quot;: {&quot;DOI&quot;: &quot;10.1523/JNEUROSCI.20-14-05516.2000&quot;, &quot;ISSN&quot;: &quot;0270-6474 (Print)&quot;, &quot;PMID&quot;: &quot;10884335&quot;, &quot;abstract&quot;: &quot;We used large-scale computer simulations of eyelid conditioning to investigate  how the cerebellum generates and makes use of temporal information. In the simulations the adaptive timing displayed by conditioned responses is mediated by two factors: (1) different sets of granule cells are active at different times during the conditioned stimulus (CS), and (2) responding is not only amplified at reinforced times but also suppressed at unreinforced times during the CS. These factors predict an unusual pattern of responding after partial removal of the cerebellar cortex that was confirmed using small, electrolytic lesions of cerebellar cortex. These results are consistent with timing mechanisms in the cerebellum that are similar to Pavlov's \&quot;inhibition of delay\&quot; hypothesis.&quot;, &quot;author&quot;: [{&quot;dropping-particle&quot;: &quot;&quot;, &quot;family&quot;: &quot;Medina&quot;, &quot;given&quot;: &quot;J F&quot;, &quot;non-dropping-particle&quot;: &quot;&quot;, &quot;parse-names&quot;: false, &quot;suffix&quot;: &quot;&quot;}, {&quot;dropping-particle&quot;: &quot;&quot;, &quot;family&quot;: &quot;Garcia&quot;, &quot;given&quot;: &quot;K S&quot;, &quot;non-dropping-particle&quot;: &quot;&quot;, &quot;parse-names&quot;: false, &quot;suffix&quot;: &quot;&quot;}, {&quot;dropping-particle&quot;: &quot;&quot;, &quot;family&quot;: &quot;Nores&quot;, &quot;given&quot;: &quot;W L&quot;, &quot;non-dropping-particle&quot;: &quot;&quot;, &quot;parse-names&quot;: false, &quot;suffix&quot;: &quot;&quot;}, {&quot;dropping-particle&quot;: &quot;&quot;, &quot;family&quot;: &quot;Taylor&quot;, &quot;given&quot;: &quot;N M&quot;, &quot;non-dropping-particle&quot;: &quot;&quot;, &quot;parse-names&quot;: false, &quot;suffix&quot;: &quot;&quot;}, {&quot;dropping-particle&quot;: &quot;&quot;, &quot;family&quot;: &quot;Mauk&quot;, &quot;given&quot;: &quot;M D&quot;, &quot;non-dropping-particle&quot;: &quot;&quot;, &quot;parse-names&quot;: false, &quot;suffix&quot;: &quot;&quot;}], &quot;container-title&quot;: &quot;The Journal of neuroscience : the official journal of the Society for  Neuroscience&quot;, &quot;id&quot;: &quot;ITEM-2&quot;, &quot;issue&quot;: &quot;14&quot;, &quot;issued&quot;: {&quot;date-parts&quot;: [[&quot;2000&quot;, &quot;7&quot;]]}, &quot;language&quot;: &quot;eng&quot;, &quot;page&quot;: &quot;5516-5525&quot;, &quot;publisher-place&quot;: &quot;United States&quot;, &quot;title&quot;: &quot;Timing mechanisms in the cerebellum: testing predictions of a large-scale  computer simulation.&quot;, &quot;type&quot;: &quot;article-journal&quot;, &quot;volume&quot;: &quot;20&quot;}, &quot;uris&quot;: [&quot;http://www.mendeley.com/documents/?uuid=b2210c6f-a173-4c4d-ab34-c5590933e1fe&quot;]}, {&quot;id&quot;: &quot;ITEM-3&quot;, &quot;itemData&quot;: {&quot;DOI&quot;: &quot;10.1152/jn.00169.2010&quot;, &quot;ISSN&quot;: &quot;0022-3077&quot;, &quot;abstract&quot;: &quot;Trace eyelid conditioning is a form of associative learning that requires several forebrain structures and cerebellum. Previous work suggests that at least two conditioned stimulus (CS)-driven signals are available to the cerebellum via mossy fiber inputs during trace conditioning: one driven by and terminating with the tone and a second driven by medial prefrontal cortex (mPFC) that persists through the stimulus-free trace interval to overlap in time with the unconditioned stimulus (US). We used electric stimulation of mossy fibers to determine whether this pattern of dual inputs is necessary and sufficient for cerebellar learning to express normal trace eyelid responses. We find that presenting the cerebellum with one input that mimics persistent activity observed in mPFC and the lateral pontine nuclei during trace eyelid conditioning and another that mimics tone-elicited mossy fiber activity is sufficient to produce responses whose properties quantitatively match trace eyelid responses using a tone. Probe trials with each input delivered separately provide evidence that the cerebellum learns to respond to the mPFC-like input (that overlaps with the US) and learns to suppress responding to the tone-like input (that does not). This contributes to precisely timed responses and the well-documented influence of tone offset on the timing of trace responses. Computer simulations suggest that the underlying cerebellar mechanisms involve activation of different subsets of granule cells during the tone and during the stimulus-free trace interval. These results indicate that tone-driven and mPFC-like inputs are necessary and sufficient for the cerebellum to learn well-timed trace conditioned responses.&quot;, &quot;author&quot;: [{&quot;dropping-particle&quot;: &quot;&quot;, &quot;family&quot;: &quot;Kalmbach&quot;, &quot;given&quot;: &quot;Brian E&quot;, &quot;non-dropping-particle&quot;: &quot;&quot;, &quot;parse-names&quot;: false, &quot;suffix&quot;: &quot;&quot;}, {&quot;dropping-particle&quot;: &quot;&quot;, &quot;family&quot;: &quot;Ohyama&quot;, &quot;given&quot;: &quot;Tatsuya&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Journal of Neurophysiology&quot;, &quot;id&quot;: &quot;ITEM-3&quot;, &quot;issue&quot;: &quot;2&quot;, &quot;issued&quot;: {&quot;date-parts&quot;: [[&quot;2010&quot;, &quot;5&quot;, &quot;19&quot;]]}, &quot;note&quot;: &quot;doi: 10.1152/jn.00169.2010&quot;, &quot;page&quot;: &quot;627-640&quot;, &quot;publisher&quot;: &quot;American Physiological Society&quot;, &quot;title&quot;: &quot;Temporal Patterns of Inputs to Cerebellum Necessary and Sufficient for Trace Eyelid Conditioning&quot;, &quot;type&quot;: &quot;article-journal&quot;, &quot;volume&quot;: &quot;104&quot;}, &quot;uris&quot;: [&quot;http://www.mendeley.com/documents/?uuid=a9598ee1-73f8-4a4e-9041-4dfecf6ffc8d&quot;]}, {&quot;id&quot;: &quot;ITEM-4&quot;, &quot;itemData&quot;: {&quot;DOI&quot;: &quot;10.1152/jn.00033.2010&quot;, &quot;ISSN&quot;: &quot;0022-3077&quot;, &quot;abstract&quot;: &quot;We used micro-infusions during eyelid conditioning in rabbits to investigate the relative contributions of cerebellar cortex and the underlying deep nuclei (DCN) to the expression of cerebellar learning. These tests were conducted using two forms of cerebellum-dependent eyelid conditioning for which the relative roles of cerebellar cortex and DCN are controversial: delay conditioning, which is largely unaffected by forebrain lesions, and trace conditioning, which involves interactions between forebrain and cerebellum. For rabbits trained with delay conditioning, silencing cerebellar cortex by micro-infusions of the local anesthetic lidocaine unmasked stereotyped short-latency responses. This was also the case after extinction as observed previously with reversible blockade of cerebellar cortex output. Conversely, increasing cerebellar cortex activity by micro-infusions of the GABAA antagonist picrotoxin reversibly abolished conditioned responses. Effective cannula placements were clustered around the primary fissure and deeper in lobules hemispheric lobule IV (HIV) and hemispheric lobule V (HV) of anterior lobe. In well-trained trace conditioned rabbits, silencing this same area of cerebellar cortex or reversibly blocking cerebellar cortex output also unmasked short-latency responses. Because Purkinje cells are the sole output of cerebellar cortex, these results provide evidence that the expression of well-timed conditioned responses requires a well-timed decrease in the activity of Purkinje cells in anterior lobe. The parallels between results from delay and trace conditioning suggest similar contributions of plasticity in cerebellar cortex and DCN in both instances.&quot;, &quot;author&quot;: [{&quot;dropping-particle&quot;: &quot;&quot;, &quot;family&quot;: &quot;Kalmbach&quot;, &quot;given&quot;: &quot;Brian E&quot;, &quot;non-dropping-particle&quot;: &quot;&quot;, &quot;parse-names&quot;: false, &quot;suffix&quot;: &quot;&quot;}, {&quot;dropping-particle&quot;: &quot;&quot;, &quot;family&quot;: &quot;Davis&quot;, &quot;given&quot;: &quot;Tobin&quot;, &quot;non-dropping-particle&quot;: &quot;&quot;, &quot;parse-names&quot;: false, &quot;suffix&quot;: &quot;&quot;}, {&quot;dropping-particle&quot;: &quot;&quot;, &quot;family&quot;: &quot;Ohyama&quot;, &quot;given&quot;: &quot;Tatsuya&quot;, &quot;non-dropping-particle&quot;: &quot;&quot;, &quot;parse-names&quot;: false, &quot;suffix&quot;: &quot;&quot;}, {&quot;dropping-particle&quot;: &quot;&quot;, &quot;family&quot;: &quot;Riusech&quot;, &quot;given&quot;: &quot;Frank&quot;, &quot;non-dropping-particle&quot;: &quot;&quot;, &quot;parse-names&quot;: false, &quot;suffix&quot;: &quot;&quot;}, {&quot;dropping-particle&quot;: &quot;&quot;, &quot;family&quot;: &quot;Nores&quot;, &quot;given&quot;: &quot;William L&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Journal of Neurophysiology&quot;, &quot;id&quot;: &quot;ITEM-4&quot;, &quot;issue&quot;: &quot;4&quot;, &quot;issued&quot;: {&quot;date-parts&quot;: [[&quot;2010&quot;, &quot;2&quot;, &quot;3&quot;]]}, &quot;note&quot;: &quot;doi: 10.1152/jn.00033.2010&quot;, &quot;page&quot;: &quot;2039-2049&quot;, &quot;publisher&quot;: &quot;American Physiological Society&quot;, &quot;title&quot;: &quot;Cerebellar Cortex Contributions to the Expression and Timing of Conditioned Eyelid Responses&quot;, &quot;type&quot;: &quot;article-journal&quot;, &quot;volume&quot;: &quot;103&quot;}, &quot;uris&quot;: [&quot;http://www.mendeley.com/documents/?uuid=512d1088-58ed-44cb-8def-2153d581b7b5&quot;]}, {&quot;id&quot;: &quot;ITEM-5&quot;, &quot;itemData&quot;: {&quot;DOI&quot;: &quot;10.1523/JNEUROSCI.1238-13.2013&quot;, &quot;abstract&quot;: &quot;Persistent neural activity, responses that outlast the stimuli that evoke them, plays an important role in neural computations and possibly in processes, such as working memory. Recent studies suggest that trace eyelid conditioning, which involves a temporal gap between the conditioned and unconditioned stimuli (the trace interval), requires persistent neural activity in a region of medial prefrontal cortex (mPFC). This persistent activity, which could be conveyed to cerebellum via a pathway through pons, may engage the cerebellum and allow for the expression of conditioned responses. Given the substantial reciprocity observed among many brain regions, it is essential to demonstrate that persistent responses in mPFC neurons are not simply a reflection of cerebellar feedback to the forebrain, leaving open the possibility that such responses could serve as input to the cerebellum. This concern is highlighted by studies showing that hippocampal learning-related activity is abolished by cerebellar inactivation. We inactivated the cerebellum while recording single-unit activity from the mPFC of rabbits trained with a forebrain-dependent trace eyelid conditioning procedure. We report that, whereas the responses of cells that show an onset of increased spike activity during the trace interval were abolished by cerebellar inactivation, persistent responses that begin during the conditioned stimulus and persisted into the trace interval were unaffected. Therefore, conditioned stimulus-evoked persistent responses remain the strongest candidate input pattern to support the cerebellar expression of learned responses.&quot;, &quot;author&quot;: [{&quot;dropping-particle&quot;: &quot;&quot;, &quot;family&quot;: &quot;Siegel&quot;, &quot;given&quot;: &quot;Jennifer J&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The Journal of Neuroscience&quot;, &quot;id&quot;: &quot;ITEM-5&quot;, &quot;issue&quot;: &quot;38&quot;, &quot;issued&quot;: {&quot;date-parts&quot;: [[&quot;2013&quot;, &quot;9&quot;, &quot;18&quot;]]}, &quot;page&quot;: &quot;15272 LP  - 15284&quot;, &quot;title&quot;: &quot;Persistent Activity in Prefrontal Cortex during Trace Eyelid Conditioning: Dissociating Responses That Reflect Cerebellar Output from Those That Do Not&quot;, &quot;type&quot;: &quot;article-journal&quot;, &quot;volume&quot;: &quot;33&quot;}, &quot;uris&quot;: [&quot;http://www.mendeley.com/documents/?uuid=916da000-f560-4e11-bc04-64515b1fd58c&quot;]}], &quot;mendeley&quot;: {&quot;formattedCitation&quot;: &quot;(Kalmbach, Davis, et al., 2010; Kalmbach, Ohyama, et al., 2010; Medina et al., 2000; Ohyama et al., 2003; Siegel &amp; Mauk, 2013)&quot;, &quot;plainTextFormattedCitation&quot;: &quot;(Kalmbach, Davis, et al., 2010; Kalmbach, Ohyama, et al., 2010; Medina et al., 2000; Ohyama et al., 2003; Siegel &amp; Mauk, 2013)&quot;, &quot;previouslyFormattedCitation&quot;: &quot;(Kalmbach, Davis, et al., 2010; Kalmbach, Ohyama, et al., 2010; Medina et al., 2000; Ohyama et al., 2003; Siegel &amp; Mauk, 2013)&quot;}, &quot;properties&quot;: {&quot;noteIndex&quot;: 0}, &quot;schema&quot;: &quot;https://github.com/citation-style-language/schema/raw/master/csl-citation.json&quot;} RNDrEEOsSAIbq"/><text:span text:style-name="T40">⁠.</text:span><text:span text:style-name="T107"> </text:span><text:span text:style-name="T42">The predominant studies on time cells </text:span><text:span text:style-name="T40">in the hippocampus </text:span><text:span text:style-name="T42">have focused o</text:span><text:span text:style-name="T40">n the context of </text:span><text:span text:style-name="T42">appetitive reinforcing stimuli </text:span><text:reference-mark-start text:name="ADDIN CSL_CITATION {&quot;citationItems&quot;: [{&quot;id&quot;: &quot;ITEM-1&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1&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id&quot;: &quot;ITEM-2&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2&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id&quot;: &quot;ITEM-3&quot;, &quot;itemData&quot;: {&quot;DOI&quot;: &quot;10.1016/j.neuron.2017.06.036&quot;, &quot;ISSN&quot;: &quot;10974199&quot;, &quot;abstract&quot;: &quot;The hippocampus is famous for mapping locations in spatially organized environments, and several recent studies have shown that hippocampal networks also map moments in temporally organized experiences. Here I consider how space and time are integrated in the representation of memories. The brain pathways for spatial and temporal cognition involve overlapping and interacting systems that converge on the hippocampal region. There is evidence that spatial and temporal aspects of memory are processed somewhat differently in the circuitry of hippocampal subregions but become fully integrated within CA1 neuronal networks as independent, multiplexed representations of space and time. Hippocampal networks also map memories across a broad range of abstract relations among events, suggesting that the findings on spatial and temporal organization reflect a generalized mechanism for organizing memories.&quot;, &quot;author&quot;: [{&quot;dropping-particle&quot;: &quot;&quot;, &quot;family&quot;: &quot;Eichenbaum&quot;, &quot;given&quot;: &quot;Howard&quot;, &quot;non-dropping-particle&quot;: &quot;&quot;, &quot;parse-names&quot;: false, &quot;suffix&quot;: &quot;&quot;}], &quot;container-title&quot;: &quot;Neuron&quot;, &quot;id&quot;: &quot;ITEM-3&quot;, &quot;issue&quot;: &quot;5&quot;, &quot;issued&quot;: {&quot;date-parts&quot;: [[&quot;2017&quot;]]}, &quot;page&quot;: &quot;1007-1018&quot;, &quot;publisher&quot;: &quot;Elsevier Inc.&quot;, &quot;title&quot;: &quot;On the Integration of Space, Time, and Memory&quot;, &quot;type&quot;: &quot;article-journal&quot;, &quot;volume&quot;: &quot;95&quot;}, &quot;uris&quot;: [&quot;http://www.mendeley.com/documents/?uuid=e2421228-9774-47d3-a96a-9162d776ed97&quot;]}, {&quot;id&quot;: &quot;ITEM-4&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4&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id&quot;: &quot;ITEM-5&quot;, &quot;itemData&quot;: {&quot;DOI&quot;: &quot;10.1016/j.neuron.2004.08.028&quot;, &quot;ISBN&quot;: &quot;0896-6273 (Print)\\n0896-6273 (Linking)&quot;, &quot;ISSN&quot;: &quot;08966273&quot;, &quot;PMID&quot;: &quot;15450164&quot;, &quot;abstract&quot;: &quot;The hippocampus serves a critical role in declarative memory - our capacity to recall everyday facts and events. Recent studies using functional brain imaging in humans and neuropsychological analyses of humans and animals with hippocampal damage have revealed some of the elemental cognitive processes mediated by the hippocampus. In addition, recent characterizations of neuronal firing patterns in behaving animals and humans have suggested how neural representations in the hippocampus underlie those elemental cognitive processes in the service of declarative memory.&quot;, &quot;author&quot;: [{&quot;dropping-particle&quot;: &quot;&quot;, &quot;family&quot;: &quot;Eichenbaum&quot;, &quot;given&quot;: &quot;Howard&quot;, &quot;non-dropping-particle&quot;: &quot;&quot;, &quot;parse-names&quot;: false, &quot;suffix&quot;: &quot;&quot;}], &quot;container-title&quot;: &quot;Neuron&quot;, &quot;id&quot;: &quot;ITEM-5&quot;, &quot;issue&quot;: &quot;1&quot;, &quot;issued&quot;: {&quot;date-parts&quot;: [[&quot;2004&quot;]]}, &quot;page&quot;: &quot;109-120&quot;, &quot;title&quot;: &quot;Hippocampus: Cognitive processes and neural representations that underlie declarative memory&quot;, &quot;type&quot;: &quot;article-journal&quot;, &quot;volume&quot;: &quot;44&quot;}, &quot;uris&quot;: [&quot;http://www.mendeley.com/documents/?uuid=636b2280-ad2c-492d-a173-9ea0279a56b9&quot;]}, {&quot;id&quot;: &quot;ITEM-6&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6&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id&quot;: &quot;ITEM-7&quot;, &quot;itemData&quot;: {&quot;DOI&quot;: &quot;10.1016/j.neuron.2015.09.031&quot;, &quot;ISSN&quot;: &quot;10974199&quot;, &quot;PMID&quot;: &quot;26539893&quot;, &quot;abstract&quot;: &quot;The spatial scale of grid cells may be provided by self-generated motion information or by external sensory information from environmental cues. To determine whether grid cell activity reflects distance traveled or elapsed time independent of external information, we recorded grid cells as animals ran in place on a treadmill. Grid cell activity was only weakly influenced by location, but most grid cells and other neurons recorded from the same electrodes strongly signaled a combination of distance and time, with some signaling only distance or time. Grid cells were more sharply tuned to time and distance than non-grid cells. Many grid cells exhibited multiple firing fields during treadmill running, parallel to the periodic firing fields observed in open fields, suggesting a common mode of information processing. These observations indicate that, in the absence of external dynamic cues, grid cells integrate self-generated distance and time information to encode a representation of experience.&quot;, &quot;author&quot;: [{&quot;dropping-particle&quot;: &quot;&quot;, &quot;family&quot;: &quot;Kraus&quot;, &quot;given&quot;: &quot;Benjamin J.&quot;, &quot;non-dropping-particle&quot;: &quot;&quot;, &quot;parse-names&quot;: false, &quot;suffix&quot;: &quot;&quot;}, {&quot;dropping-particle&quot;: &quot;&quot;, &quot;family&quot;: &quot;Brandon&quot;, &quot;given&quot;: &quot;Mark P.&quot;, &quot;non-dropping-particle&quot;: &quot;&quot;, &quot;parse-names&quot;: false, &quot;suffix&quot;: &quot;&quot;}, {&quot;dropping-particle&quot;: &quot;&quot;, &quot;family&quot;: &quot;Robinson&quot;, &quot;given&quot;: &quot;Robert J.&quot;, &quot;non-dropping-particle&quot;: &quot;&quot;, &quot;parse-names&quot;: false, &quot;suffix&quot;: &quot;&quot;}, {&quot;dropping-particle&quot;: &quot;&quot;, &quot;family&quot;: &quot;Connerney&quot;, &quot;given&quot;: &quot;Michael A.&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7&quot;, &quot;issue&quot;: &quot;3&quot;, &quot;issued&quot;: {&quot;date-parts&quot;: [[&quot;2015&quot;]]}, &quot;page&quot;: &quot;578-589&quot;, &quot;publisher&quot;: &quot;Elsevier Inc.&quot;, &quot;title&quot;: &quot;During Running in Place, Grid Cells Integrate Elapsed Time and Distance Run&quot;, &quot;type&quot;: &quot;article-journal&quot;, &quot;volume&quot;: &quot;88&quot;}, &quot;uris&quot;: [&quot;http://www.mendeley.com/documents/?uuid=f8503297-d1ac-4faa-907c-f57e78c4165f&quot;]}, {&quot;id&quot;: &quot;ITEM-8&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8&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mendeley&quot;: {&quot;formattedCitation&quot;: &quot;(Eichenbaum, 2004, 2017; B. Kraus et al., 2013; B. J. Kraus et al., 2015; MacDonald et al., 2011, 2013; Mau et al., 2018; Pastalkova et al., 2008)&quot;, &quot;plainTextFormattedCitation&quot;: &quot;(Eichenbaum, 2004, 2017; B. Kraus et al., 2013; B. J. Kraus et al., 2015; MacDonald et al., 2011, 2013; Mau et al., 2018; Pastalkova et al., 2008)&quot;, &quot;previouslyFormattedCitation&quot;: &quot;(Eichenbaum, 2004, 2017; B. Kraus et al., 2013; B. J. Kraus et al., 2015; MacDonald et al., 2011, 2013; Mau et al., 2018; Pastalkova et al., 2008)&quot;}, &quot;properties&quot;: {&quot;noteIndex&quot;: 0}, &quot;schema&quot;: &quot;https://github.com/citation-style-language/schema/raw/master/csl-citation.json&quot;} RND8PhRWGrfZi"/><text:span text:style-name="T33">(Eichenbaum, 2004, 2017; B. Kraus et al., 2013; B. J. Kraus et al., 2015; MacDonald et al., 2011, 2013; Mau et al., 2018; Pastalkova et al., 2008)</text:span><text:reference-mark-end text:name="ADDIN CSL_CITATION {&quot;citationItems&quot;: [{&quot;id&quot;: &quot;ITEM-1&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1&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id&quot;: &quot;ITEM-2&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2&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id&quot;: &quot;ITEM-3&quot;, &quot;itemData&quot;: {&quot;DOI&quot;: &quot;10.1016/j.neuron.2017.06.036&quot;, &quot;ISSN&quot;: &quot;10974199&quot;, &quot;abstract&quot;: &quot;The hippocampus is famous for mapping locations in spatially organized environments, and several recent studies have shown that hippocampal networks also map moments in temporally organized experiences. Here I consider how space and time are integrated in the representation of memories. The brain pathways for spatial and temporal cognition involve overlapping and interacting systems that converge on the hippocampal region. There is evidence that spatial and temporal aspects of memory are processed somewhat differently in the circuitry of hippocampal subregions but become fully integrated within CA1 neuronal networks as independent, multiplexed representations of space and time. Hippocampal networks also map memories across a broad range of abstract relations among events, suggesting that the findings on spatial and temporal organization reflect a generalized mechanism for organizing memories.&quot;, &quot;author&quot;: [{&quot;dropping-particle&quot;: &quot;&quot;, &quot;family&quot;: &quot;Eichenbaum&quot;, &quot;given&quot;: &quot;Howard&quot;, &quot;non-dropping-particle&quot;: &quot;&quot;, &quot;parse-names&quot;: false, &quot;suffix&quot;: &quot;&quot;}], &quot;container-title&quot;: &quot;Neuron&quot;, &quot;id&quot;: &quot;ITEM-3&quot;, &quot;issue&quot;: &quot;5&quot;, &quot;issued&quot;: {&quot;date-parts&quot;: [[&quot;2017&quot;]]}, &quot;page&quot;: &quot;1007-1018&quot;, &quot;publisher&quot;: &quot;Elsevier Inc.&quot;, &quot;title&quot;: &quot;On the Integration of Space, Time, and Memory&quot;, &quot;type&quot;: &quot;article-journal&quot;, &quot;volume&quot;: &quot;95&quot;}, &quot;uris&quot;: [&quot;http://www.mendeley.com/documents/?uuid=e2421228-9774-47d3-a96a-9162d776ed97&quot;]}, {&quot;id&quot;: &quot;ITEM-4&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4&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id&quot;: &quot;ITEM-5&quot;, &quot;itemData&quot;: {&quot;DOI&quot;: &quot;10.1016/j.neuron.2004.08.028&quot;, &quot;ISBN&quot;: &quot;0896-6273 (Print)\\n0896-6273 (Linking)&quot;, &quot;ISSN&quot;: &quot;08966273&quot;, &quot;PMID&quot;: &quot;15450164&quot;, &quot;abstract&quot;: &quot;The hippocampus serves a critical role in declarative memory - our capacity to recall everyday facts and events. Recent studies using functional brain imaging in humans and neuropsychological analyses of humans and animals with hippocampal damage have revealed some of the elemental cognitive processes mediated by the hippocampus. In addition, recent characterizations of neuronal firing patterns in behaving animals and humans have suggested how neural representations in the hippocampus underlie those elemental cognitive processes in the service of declarative memory.&quot;, &quot;author&quot;: [{&quot;dropping-particle&quot;: &quot;&quot;, &quot;family&quot;: &quot;Eichenbaum&quot;, &quot;given&quot;: &quot;Howard&quot;, &quot;non-dropping-particle&quot;: &quot;&quot;, &quot;parse-names&quot;: false, &quot;suffix&quot;: &quot;&quot;}], &quot;container-title&quot;: &quot;Neuron&quot;, &quot;id&quot;: &quot;ITEM-5&quot;, &quot;issue&quot;: &quot;1&quot;, &quot;issued&quot;: {&quot;date-parts&quot;: [[&quot;2004&quot;]]}, &quot;page&quot;: &quot;109-120&quot;, &quot;title&quot;: &quot;Hippocampus: Cognitive processes and neural representations that underlie declarative memory&quot;, &quot;type&quot;: &quot;article-journal&quot;, &quot;volume&quot;: &quot;44&quot;}, &quot;uris&quot;: [&quot;http://www.mendeley.com/documents/?uuid=636b2280-ad2c-492d-a173-9ea0279a56b9&quot;]}, {&quot;id&quot;: &quot;ITEM-6&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6&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id&quot;: &quot;ITEM-7&quot;, &quot;itemData&quot;: {&quot;DOI&quot;: &quot;10.1016/j.neuron.2015.09.031&quot;, &quot;ISSN&quot;: &quot;10974199&quot;, &quot;PMID&quot;: &quot;26539893&quot;, &quot;abstract&quot;: &quot;The spatial scale of grid cells may be provided by self-generated motion information or by external sensory information from environmental cues. To determine whether grid cell activity reflects distance traveled or elapsed time independent of external information, we recorded grid cells as animals ran in place on a treadmill. Grid cell activity was only weakly influenced by location, but most grid cells and other neurons recorded from the same electrodes strongly signaled a combination of distance and time, with some signaling only distance or time. Grid cells were more sharply tuned to time and distance than non-grid cells. Many grid cells exhibited multiple firing fields during treadmill running, parallel to the periodic firing fields observed in open fields, suggesting a common mode of information processing. These observations indicate that, in the absence of external dynamic cues, grid cells integrate self-generated distance and time information to encode a representation of experience.&quot;, &quot;author&quot;: [{&quot;dropping-particle&quot;: &quot;&quot;, &quot;family&quot;: &quot;Kraus&quot;, &quot;given&quot;: &quot;Benjamin J.&quot;, &quot;non-dropping-particle&quot;: &quot;&quot;, &quot;parse-names&quot;: false, &quot;suffix&quot;: &quot;&quot;}, {&quot;dropping-particle&quot;: &quot;&quot;, &quot;family&quot;: &quot;Brandon&quot;, &quot;given&quot;: &quot;Mark P.&quot;, &quot;non-dropping-particle&quot;: &quot;&quot;, &quot;parse-names&quot;: false, &quot;suffix&quot;: &quot;&quot;}, {&quot;dropping-particle&quot;: &quot;&quot;, &quot;family&quot;: &quot;Robinson&quot;, &quot;given&quot;: &quot;Robert J.&quot;, &quot;non-dropping-particle&quot;: &quot;&quot;, &quot;parse-names&quot;: false, &quot;suffix&quot;: &quot;&quot;}, {&quot;dropping-particle&quot;: &quot;&quot;, &quot;family&quot;: &quot;Connerney&quot;, &quot;given&quot;: &quot;Michael A.&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7&quot;, &quot;issue&quot;: &quot;3&quot;, &quot;issued&quot;: {&quot;date-parts&quot;: [[&quot;2015&quot;]]}, &quot;page&quot;: &quot;578-589&quot;, &quot;publisher&quot;: &quot;Elsevier Inc.&quot;, &quot;title&quot;: &quot;During Running in Place, Grid Cells Integrate Elapsed Time and Distance Run&quot;, &quot;type&quot;: &quot;article-journal&quot;, &quot;volume&quot;: &quot;88&quot;}, &quot;uris&quot;: [&quot;http://www.mendeley.com/documents/?uuid=f8503297-d1ac-4faa-907c-f57e78c4165f&quot;]}, {&quot;id&quot;: &quot;ITEM-8&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8&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mendeley&quot;: {&quot;formattedCitation&quot;: &quot;(Eichenbaum, 2004, 2017; B. Kraus et al., 2013; B. J. Kraus et al., 2015; MacDonald et al., 2011, 2013; Mau et al., 2018; Pastalkova et al., 2008)&quot;, &quot;plainTextFormattedCitation&quot;: &quot;(Eichenbaum, 2004, 2017; B. Kraus et al., 2013; B. J. Kraus et al., 2015; MacDonald et al., 2011, 2013; Mau et al., 2018; Pastalkova et al., 2008)&quot;, &quot;previouslyFormattedCitation&quot;: &quot;(Eichenbaum, 2004, 2017; B. Kraus et al., 2013; B. J. Kraus et al., 2015; MacDonald et al., 2011, 2013; Mau et al., 2018; Pastalkova et al., 2008)&quot;}, &quot;properties&quot;: {&quot;noteIndex&quot;: 0}, &quot;schema&quot;: &quot;https://github.com/citation-style-language/schema/raw/master/csl-citation.json&quot;} RND8PhRWGrfZi"/><text:span text:style-name="T42">.</text:span><text:span text:style-name="T40"> </text:span><text:span text:style-name="T110">However, hippocampal mechanisms for Trace Eye-Blink conditioning have not been studied in detail, especially given the different behavioural context of </text:span><text:span text:style-name="T111">a</text:span><text:span text:style-name="T110">versive </text:span><text:span text:style-name="T43">unconditioned stimuli</text:span><text:span text:style-name="T110">.</text:span></text:p>
      <text:p text:style-name="P37"/>
      <text:p text:style-name="P25"><text:span text:style-name="T110">We </text:span><text:span text:style-name="T40">prototyped</text:span><text:span text:style-name="T110"> a GCaMP6f based </text:span><text:span text:style-name="T102">in vivo</text:span><text:span text:style-name="T110"> Hippocampal preparation that allowed for chronic, longitudinal recordings of hippocampal CA1, by 2-Photon Calcium Imaging </text:span><text:reference-mark-start text:name="ADDIN CSL_CITATION {&quot;citationItems&quot;: [{&quot;id&quot;: &quot;ITEM-1&quot;, &quot;itemData&quot;: {&quot;DOI&quot;: &quot;10.1038/nn.2648&quot;, &quot;ISSN&quot;: &quot;1546-1726&quot;, &quot;PMID&quot;: &quot;20890294&quot;, &quot;abstract&quot;: &quot;Spatial navigation is often used as a behavioral task in studies of the neuronal circuits that underlie cognition, learning and memory in rodents. The combination of in vivo microscopy with genetically encoded indicators has provided an important new tool for studying neuronal circuits, but has been technically difficult to apply during navigation. Here we describe methods for imaging the activity of neurons in the CA1 region of the hippocampus with subcellular resolution in behaving mice. Neurons that expressed the genetically encoded calcium indicator GCaMP3 were imaged through a chronic hippocampal window. Head-restrained mice performed spatial behaviors in a setup combining a virtual reality system and a custom-built two-photon microscope. We optically identified populations of place cells and determined the correlation between the location of their place fields in the virtual environment and their anatomical location in the local circuit. The combination of virtual reality and high-resolution functional imaging should allow a new generation of studies to investigate neuronal circuit dynamics during behavior.&quot;, &quot;author&quot;: [{&quot;dropping-particle&quot;: &quot;&quot;, &quot;family&quot;: &quot;Dombeck&quot;, &quot;given&quot;: &quot;Daniel A&quot;, &quot;non-dropping-particle&quot;: &quot;&quot;, &quot;parse-names&quot;: false, &quot;suffix&quot;: &quot;&quot;}, {&quot;dropping-particle&quot;: &quot;&quot;, &quot;family&quot;: &quot;Harvey&quot;, &quot;given&quot;: &quot;Christopher D&quot;, &quot;non-dropping-particle&quot;: &quot;&quot;, &quot;parse-names&quot;: false, &quot;suffix&quot;: &quot;&quot;}, {&quot;dropping-particle&quot;: &quot;&quot;, &quot;family&quot;: &quot;Tian&quot;, &quot;given&quot;: &quot;Lin&quot;, &quot;non-dropping-particle&quot;: &quot;&quot;, &quot;parse-names&quot;: false, &quot;suffix&quot;: &quot;&quot;}, {&quot;dropping-particle&quot;: &quot;&quot;, &quot;family&quot;: &quot;Looger&quot;, &quot;given&quot;: &quot;Loren L&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ature neuroscience&quot;, &quot;id&quot;: &quot;ITEM-1&quot;, &quot;issue&quot;: &quot;11&quot;, &quot;issued&quot;: {&quot;date-parts&quot;: [[&quot;2010&quot;, &quot;11&quot;]]}, &quot;page&quot;: &quot;1433-40&quot;, &quot;title&quot;: &quot;Functional imaging of hippocampal place cells at cellular resolution during virtual navigation.&quot;, &quot;type&quot;: &quot;article-journal&quot;, &quot;volume&quot;: &quot;13&quot;}, &quot;uris&quot;: [&quot;http://www.mendeley.com/documents/?uuid=4c99620e-8e4e-4559-8619-a058cb329d2d&quot;]}], &quot;mendeley&quot;: {&quot;formattedCitation&quot;: &quot;(D. A. Dombeck et al., 2010)&quot;, &quot;plainTextFormattedCitation&quot;: &quot;(D. A. Dombeck et al., 2010)&quot;, &quot;previouslyFormattedCitation&quot;: &quot;(D. A. Dombeck et al., 2010)&quot;}, &quot;properties&quot;: {&quot;noteIndex&quot;: 0}, &quot;schema&quot;: &quot;https://github.com/citation-style-language/schema/raw/master/csl-citation.json&quot;} RNDJofukEDQ30"/><text:span text:style-name="T30">(D. A. Dombeck et al., 2010)</text:span><text:reference-mark-end text:name="ADDIN CSL_CITATION {&quot;citationItems&quot;: [{&quot;id&quot;: &quot;ITEM-1&quot;, &quot;itemData&quot;: {&quot;DOI&quot;: &quot;10.1038/nn.2648&quot;, &quot;ISSN&quot;: &quot;1546-1726&quot;, &quot;PMID&quot;: &quot;20890294&quot;, &quot;abstract&quot;: &quot;Spatial navigation is often used as a behavioral task in studies of the neuronal circuits that underlie cognition, learning and memory in rodents. The combination of in vivo microscopy with genetically encoded indicators has provided an important new tool for studying neuronal circuits, but has been technically difficult to apply during navigation. Here we describe methods for imaging the activity of neurons in the CA1 region of the hippocampus with subcellular resolution in behaving mice. Neurons that expressed the genetically encoded calcium indicator GCaMP3 were imaged through a chronic hippocampal window. Head-restrained mice performed spatial behaviors in a setup combining a virtual reality system and a custom-built two-photon microscope. We optically identified populations of place cells and determined the correlation between the location of their place fields in the virtual environment and their anatomical location in the local circuit. The combination of virtual reality and high-resolution functional imaging should allow a new generation of studies to investigate neuronal circuit dynamics during behavior.&quot;, &quot;author&quot;: [{&quot;dropping-particle&quot;: &quot;&quot;, &quot;family&quot;: &quot;Dombeck&quot;, &quot;given&quot;: &quot;Daniel A&quot;, &quot;non-dropping-particle&quot;: &quot;&quot;, &quot;parse-names&quot;: false, &quot;suffix&quot;: &quot;&quot;}, {&quot;dropping-particle&quot;: &quot;&quot;, &quot;family&quot;: &quot;Harvey&quot;, &quot;given&quot;: &quot;Christopher D&quot;, &quot;non-dropping-particle&quot;: &quot;&quot;, &quot;parse-names&quot;: false, &quot;suffix&quot;: &quot;&quot;}, {&quot;dropping-particle&quot;: &quot;&quot;, &quot;family&quot;: &quot;Tian&quot;, &quot;given&quot;: &quot;Lin&quot;, &quot;non-dropping-particle&quot;: &quot;&quot;, &quot;parse-names&quot;: false, &quot;suffix&quot;: &quot;&quot;}, {&quot;dropping-particle&quot;: &quot;&quot;, &quot;family&quot;: &quot;Looger&quot;, &quot;given&quot;: &quot;Loren L&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ature neuroscience&quot;, &quot;id&quot;: &quot;ITEM-1&quot;, &quot;issue&quot;: &quot;11&quot;, &quot;issued&quot;: {&quot;date-parts&quot;: [[&quot;2010&quot;, &quot;11&quot;]]}, &quot;page&quot;: &quot;1433-40&quot;, &quot;title&quot;: &quot;Functional imaging of hippocampal place cells at cellular resolution during virtual navigation.&quot;, &quot;type&quot;: &quot;article-journal&quot;, &quot;volume&quot;: &quot;13&quot;}, &quot;uris&quot;: [&quot;http://www.mendeley.com/documents/?uuid=4c99620e-8e4e-4559-8619-a058cb329d2d&quot;]}], &quot;mendeley&quot;: {&quot;formattedCitation&quot;: &quot;(D. A. Dombeck et al., 2010)&quot;, &quot;plainTextFormattedCitation&quot;: &quot;(D. A. Dombeck et al., 2010)&quot;, &quot;previouslyFormattedCitation&quot;: &quot;(D. A. Dombeck et al., 2010)&quot;}, &quot;properties&quot;: {&quot;noteIndex&quot;: 0}, &quot;schema&quot;: &quot;https://github.com/citation-style-language/schema/raw/master/csl-citation.json&quot;} RNDJofukEDQ30"/><text:span text:style-name="T110">⁠ that could be combined with a stable and adaptable learning protocols of Trace Eye-Blink Conditioning </text:span><text:reference-mark-start text:name="ADDIN CSL_CITATION {&quot;citationItems&quot;: [{&quot;id&quot;: &quot;ITEM-1&quot;, &quot;itemData&quot;: {&quot;DOI&quot;: &quot;10.1523/ENEURO.0051-14.2015&quot;, &quot;ISSN&quot;: &quot;2373-2822&quot;, &quot;PMID&quot;: &quot;26464998&quot;, &quot;abstract&quot;: &quot;Trace eyeblink conditioning is useful for studying the interaction of multiple brain areas in learning and memory. The goal of the current work was to determine whether trace eyeblink conditioning could be established in a mouse model in the absence of elicited startle responses and the brain circuitry that supports this learning. We show here that mice can acquire trace conditioned responses (tCRs) devoid of startle while head-restrained and permitted to freely run on a wheel. Most mice (75%) could learn with a trace interval of 250 ms. Because tCRs were not contaminated with startle-associated components, we were able to document the development and timing of tCRs in mice, as well as their long-term retention (at 7 and 14 d) and flexible expression (extinction and reacquisition). To identify the circuitry involved, we made restricted lesions of the medial prefrontal cortex (mPFC) and found that learning was prevented. Furthermore, inactivation of the cerebellum with muscimol completely abolished tCRs, demonstrating that learned responses were driven by the cerebellum. Finally, inactivation of the mPFC and amygdala in trained animals nearly abolished tCRs. Anatomical data from these critical regions showed that mPFC and amygdala both project to the rostral basilar pons and overlap with eyelid-associated pontocerebellar neurons. The data provide the first report of trace eyeblink conditioning in mice in which tCRs were driven by the cerebellum and required a localized region of mPFC for acquisition. The data further reveal a specific role for the amygdala as providing a conditioned stimulus-associated input to the cerebellum.&quot;, &quot;author&quot;: [{&quot;dropping-particle&quot;: &quot;&quot;, &quot;family&quot;: &quot;Siegel&quot;, &quot;given&quot;: &quot;J. J.&quot;, &quot;non-dropping-particle&quot;: &quot;&quot;, &quot;parse-names&quot;: false, &quot;suffix&quot;: &quot;&quot;}, {&quot;dropping-particle&quot;: &quot;&quot;, &quot;family&quot;: &quot;Taylor&quot;, &quot;given&quot;: &quot;W.&quot;, &quot;non-dropping-particle&quot;: &quot;&quot;, &quot;parse-names&quot;: false, &quot;suffix&quot;: &quot;&quot;}, {&quot;dropping-particle&quot;: &quot;&quot;, &quot;family&quot;: &quot;Gray&quot;, &quot;given&quot;: &quot;R.&quot;, &quot;non-dropping-particle&quot;: &quot;&quot;, &quot;parse-names&quot;: false, &quot;suffix&quot;: &quot;&quot;}, {&quot;dropping-particle&quot;: &quot;&quot;, &quot;family&quot;: &quot;Kalmbach&quot;, &quot;given&quot;: &quot;B.&quot;, &quot;non-dropping-particle&quot;: &quot;&quot;, &quot;parse-names&quot;: false, &quot;suffix&quot;: &quot;&quot;}, {&quot;dropping-particle&quot;: &quot;V.&quot;, &quot;family&quot;: &quot;Zemelman&quot;, &quot;given&quot;: &quot;B.&quot;, &quot;non-dropping-particle&quot;: &quot;&quot;, &quot;parse-names&quot;: false, &quot;suffix&quot;: &quot;&quot;}, {&quot;dropping-particle&quot;: &quot;&quot;, &quot;family&quot;: &quot;Desai&quot;, &quot;given&quot;: &quot;N. S.&quot;, &quot;non-dropping-particle&quot;: &quot;&quot;, &quot;parse-names&quot;: false, &quot;suffix&quot;: &quot;&quot;}, {&quot;dropping-particle&quot;: &quot;&quot;, &quot;family&quot;: &quot;Johnston&quot;, &quot;given&quot;: &quot;D.&quot;, &quot;non-dropping-particle&quot;: &quot;&quot;, &quot;parse-names&quot;: false, &quot;suffix&quot;: &quot;&quot;}, {&quot;dropping-particle&quot;: &quot;&quot;, &quot;family&quot;: &quot;Chitwood&quot;, &quot;given&quot;: &quot;R. A.&quot;, &quot;non-dropping-particle&quot;: &quot;&quot;, &quot;parse-names&quot;: false, &quot;suffix&quot;: &quot;&quot;}], &quot;container-title&quot;: &quot;eNeuro&quot;, &quot;id&quot;: &quot;ITEM-1&quot;, &quot;issue&quot;: &quot;4&quot;, &quot;issued&quot;: {&quot;date-parts&quot;: [[&quot;2015&quot;]]}, &quot;page&quot;: &quot;ENEURO.0051-14.2015&quot;, &quot;title&quot;: &quot;Trace Eyeblink Conditioning in Mice Is Dependent upon the Dorsal Medial Prefrontal Cortex, Cerebellum, and Amygdala: Behavioral Characterization and Functional Circuitry&quot;, &quot;type&quot;: &quot;article-journal&quot;, &quot;volume&quot;: &quot;2&quot;}, &quot;uris&quot;: [&quot;http://www.mendeley.com/documents/?uuid=fdde271d-c134-4668-944d-1ca06e48519a&quot;]}], &quot;mendeley&quot;: {&quot;formattedCitation&quot;: &quot;(Siegel et al., 2015)&quot;, &quot;plainTextFormattedCitation&quot;: &quot;(Siegel et al., 2015)&quot;, &quot;previouslyFormattedCitation&quot;: &quot;(Siegel et al., 2015)&quot;}, &quot;properties&quot;: {&quot;noteIndex&quot;: 0}, &quot;schema&quot;: &quot;https://github.com/citation-style-language/schema/raw/master/csl-citation.json&quot;} RNDrLKUIuop2J"/><text:span text:style-name="T30">(Siegel et al., 2015)</text:span><text:reference-mark-end text:name="ADDIN CSL_CITATION {&quot;citationItems&quot;: [{&quot;id&quot;: &quot;ITEM-1&quot;, &quot;itemData&quot;: {&quot;DOI&quot;: &quot;10.1523/ENEURO.0051-14.2015&quot;, &quot;ISSN&quot;: &quot;2373-2822&quot;, &quot;PMID&quot;: &quot;26464998&quot;, &quot;abstract&quot;: &quot;Trace eyeblink conditioning is useful for studying the interaction of multiple brain areas in learning and memory. The goal of the current work was to determine whether trace eyeblink conditioning could be established in a mouse model in the absence of elicited startle responses and the brain circuitry that supports this learning. We show here that mice can acquire trace conditioned responses (tCRs) devoid of startle while head-restrained and permitted to freely run on a wheel. Most mice (75%) could learn with a trace interval of 250 ms. Because tCRs were not contaminated with startle-associated components, we were able to document the development and timing of tCRs in mice, as well as their long-term retention (at 7 and 14 d) and flexible expression (extinction and reacquisition). To identify the circuitry involved, we made restricted lesions of the medial prefrontal cortex (mPFC) and found that learning was prevented. Furthermore, inactivation of the cerebellum with muscimol completely abolished tCRs, demonstrating that learned responses were driven by the cerebellum. Finally, inactivation of the mPFC and amygdala in trained animals nearly abolished tCRs. Anatomical data from these critical regions showed that mPFC and amygdala both project to the rostral basilar pons and overlap with eyelid-associated pontocerebellar neurons. The data provide the first report of trace eyeblink conditioning in mice in which tCRs were driven by the cerebellum and required a localized region of mPFC for acquisition. The data further reveal a specific role for the amygdala as providing a conditioned stimulus-associated input to the cerebellum.&quot;, &quot;author&quot;: [{&quot;dropping-particle&quot;: &quot;&quot;, &quot;family&quot;: &quot;Siegel&quot;, &quot;given&quot;: &quot;J. J.&quot;, &quot;non-dropping-particle&quot;: &quot;&quot;, &quot;parse-names&quot;: false, &quot;suffix&quot;: &quot;&quot;}, {&quot;dropping-particle&quot;: &quot;&quot;, &quot;family&quot;: &quot;Taylor&quot;, &quot;given&quot;: &quot;W.&quot;, &quot;non-dropping-particle&quot;: &quot;&quot;, &quot;parse-names&quot;: false, &quot;suffix&quot;: &quot;&quot;}, {&quot;dropping-particle&quot;: &quot;&quot;, &quot;family&quot;: &quot;Gray&quot;, &quot;given&quot;: &quot;R.&quot;, &quot;non-dropping-particle&quot;: &quot;&quot;, &quot;parse-names&quot;: false, &quot;suffix&quot;: &quot;&quot;}, {&quot;dropping-particle&quot;: &quot;&quot;, &quot;family&quot;: &quot;Kalmbach&quot;, &quot;given&quot;: &quot;B.&quot;, &quot;non-dropping-particle&quot;: &quot;&quot;, &quot;parse-names&quot;: false, &quot;suffix&quot;: &quot;&quot;}, {&quot;dropping-particle&quot;: &quot;V.&quot;, &quot;family&quot;: &quot;Zemelman&quot;, &quot;given&quot;: &quot;B.&quot;, &quot;non-dropping-particle&quot;: &quot;&quot;, &quot;parse-names&quot;: false, &quot;suffix&quot;: &quot;&quot;}, {&quot;dropping-particle&quot;: &quot;&quot;, &quot;family&quot;: &quot;Desai&quot;, &quot;given&quot;: &quot;N. S.&quot;, &quot;non-dropping-particle&quot;: &quot;&quot;, &quot;parse-names&quot;: false, &quot;suffix&quot;: &quot;&quot;}, {&quot;dropping-particle&quot;: &quot;&quot;, &quot;family&quot;: &quot;Johnston&quot;, &quot;given&quot;: &quot;D.&quot;, &quot;non-dropping-particle&quot;: &quot;&quot;, &quot;parse-names&quot;: false, &quot;suffix&quot;: &quot;&quot;}, {&quot;dropping-particle&quot;: &quot;&quot;, &quot;family&quot;: &quot;Chitwood&quot;, &quot;given&quot;: &quot;R. A.&quot;, &quot;non-dropping-particle&quot;: &quot;&quot;, &quot;parse-names&quot;: false, &quot;suffix&quot;: &quot;&quot;}], &quot;container-title&quot;: &quot;eNeuro&quot;, &quot;id&quot;: &quot;ITEM-1&quot;, &quot;issue&quot;: &quot;4&quot;, &quot;issued&quot;: {&quot;date-parts&quot;: [[&quot;2015&quot;]]}, &quot;page&quot;: &quot;ENEURO.0051-14.2015&quot;, &quot;title&quot;: &quot;Trace Eyeblink Conditioning in Mice Is Dependent upon the Dorsal Medial Prefrontal Cortex, Cerebellum, and Amygdala: Behavioral Characterization and Functional Circuitry&quot;, &quot;type&quot;: &quot;article-journal&quot;, &quot;volume&quot;: &quot;2&quot;}, &quot;uris&quot;: [&quot;http://www.mendeley.com/documents/?uuid=fdde271d-c134-4668-944d-1ca06e48519a&quot;]}], &quot;mendeley&quot;: {&quot;formattedCitation&quot;: &quot;(Siegel et al., 2015)&quot;, &quot;plainTextFormattedCitation&quot;: &quot;(Siegel et al., 2015)&quot;, &quot;previouslyFormattedCitation&quot;: &quot;(Siegel et al., 2015)&quot;}, &quot;properties&quot;: {&quot;noteIndex&quot;: 0}, &quot;schema&quot;: &quot;https://github.com/citation-style-language/schema/raw/master/csl-citation.json&quot;} RNDrLKUIuop2J"/><text:span text:style-name="T110">.</text:span></text:p>
      <text:p text:style-name="P25"><text:span text:style-name="T40">From our preliminary set of recordings we</text:span><text:span text:style-name="T110"> were able to,</text:span></text:p>
      <text:list xml:id="list4086751995" text:style-name="L3">
        <text:list-item>
          <text:p text:style-name="P59">Detect Time Cells in our population recordings,</text:p>
        </text:list-item>
        <text:list-item>
          <text:p text:style-name="P63"><text:span text:style-name="T110">Observe </text:span><text:span text:style-name="T40">signs of </text:span><text:span text:style-name="T110">expansion of the time cell sub-population over early stages of learning, </text:span><text:span text:style-name="T112">and</text:span></text:p>
        </text:list-item>
        <text:list-item>
          <text:p text:style-name="P59">Observe shifts in the timing of peak for known, chronically tracked time cells, typically moving away from the US and towards the CS.</text:p>
        </text:list-item>
      </text:list>
      <text:p text:style-name="P37"/>
      <text:p text:style-name="P37">Technical difficulties prevented us from expanding our experimental recording datasets to the point where these results could be looked at more critically and the results may be sufficient for publication. We discuss our prototyping efforts and preliminary data for this project in detail, in the last few sections each of Chapters 2 (“Behaviour”) and 3 (“Imaging”).</text:p>
      <text:p text:style-name="P29"><text:soft-page-break/>Project III - <text:s/><text:span text:style-name="T103">What is the best way to detect and score time-tuned cellular activity</text:span></text:p>
      <text:p text:style-name="P42"/>
      <text:p text:style-name="P24"><text:span text:style-name="T117">Given that we had collected a reasonable sample of multi-day tracked cells while head-fixed mice were being trained to a Trace Eye-Blink Conditioning (TEC) task, we wished to move forward to identifying Time Cells in the mo</text:span><text:span text:style-name="T44">st </text:span><text:span text:style-name="T117">reliable way, </text:span><text:span text:style-name="T118">with the aim to </text:span><text:span text:style-name="T45">drawing</text:span><text:span text:style-name="T118"> quality conclusions from the physiology recordings.</text:span></text:p>
      <text:p text:style-name="P38"/>
      <text:p text:style-name="P24"><text:span text:style-name="T117">The paper entitled “Synthetic Data Resource and Benchmarks for Time Cell Analysis and Detection Algorithms” (Ananthamurthy &amp; Bhalla, 2023) was a consolidation of our </text:span><text:span text:style-name="T44">progress</text:span><text:span text:style-name="T117"> to analyse physiology data from real and synthetic cells </text:span><text:span text:style-name="T44">expressed as c</text:span><text:span text:style-name="T117">alcium activity trials and sessions.</text:span></text:p>
      <text:p text:style-name="P38"/>
      <text:p text:style-name="P1"><text:span text:style-name="T46">Here, we u</text:span><text:span text:style-name="T121">sed a computational approach </text:span><text:span text:style-name="T46">and</text:span><text:span text:style-name="T121"> </text:span><text:span text:style-name="T46">developed</text:span><text:span text:style-name="T121"> categorically labelled, user definable, large scale synthetic datasets, as a test bed </text:span><text:span text:style-name="T46">to compare and benchmark</text:span><text:span text:style-name="T121"> the predictions made by popular time cell detection algorithms. We were able to test the sensitivity of these computational algorithms across a wide array of experimental recording parameters, and could ultimately conclude the best operational regimes for each of them. All of the code base for this project is freely available online (</text:span><text:a xlink:type="simple" xlink:href="https://github.com/bhallalab/TimeCellAnalysis" text:style-name="Internet_20_link" text:visited-style-name="Visited_20_Internet_20_Link"><text:span text:style-name="T121">https://github.com/bhallalab/TimeCellAnalysis</text:span></text:a><text:span text:style-name="T121">) and </text:span><text:span text:style-name="T46">i</text:span><text:span text:style-name="T121">s inten</text:span><text:span text:style-name="T46">d</text:span><text:span text:style-name="T121">ed to be a resource to researchers.</text:span></text:p>
      <text:p text:style-name="P39"/>
      <text:p text:style-name="P26"><text:span text:style-name="T117">T</text:span><text:span text:style-name="T119">he paper is attached as Chapter </text:span><text:span text:style-name="T163">4</text:span><text:span text:style-name="T119"> (“Analysis”).</text:span></text:p>
      <text:h text:style-name="P49" text:outline-level="1">Bibliography</text:h>
      <text:p text:style-name="LO-normal"/>
      <text:section text:style-name="Sect1" text:name="ADDIN Mendeley Bibliography CSL_BIBLIOGRAPHY  RNDre89FXVBTi">
        <text:p text:style-name="P46">Andermann, M. L., Gilfoy, N. B., Goldey, G. J., Sachdev, R. N. S., Wölfel, M., McCormick, D. A., Reid, R. C., &amp; Levene, M. J. (2013). <text:soft-page-break/>Chronic Cellular Imaging of Entire Cortical Columns in Awake Mice Using Microprisms. <text:span text:style-name="T97">Neuron</text:span>, <text:span text:style-name="T97">80</text:span>(4), 900–913. https://doi.org/10.1016/j.neuron.2013.07.052</text:p>
        <text:p text:style-name="P46">Andersen, R. A., Snyder, L. H., Li, C.-S., &amp; Stricanne, B. (1993). Coordinate transformations in the representation of spatial information. <text:span text:style-name="T97">Current Opinion in Neurobiology</text:span>, <text:span text:style-name="T97">3</text:span>(2), 171–176. https://doi.org/https://doi.org/10.1016/0959-4388(93)90206-E</text:p>
        <text:p text:style-name="P46">Aronov, D., &amp; Tank, D. W. (2014). Engagement of Neural Circuits Underlying 2D Spatial Navigation in a Rodent Virtual Reality System. <text:span text:style-name="T97">Neuron</text:span>, <text:span text:style-name="T97">84</text:span>(2). https://doi.org/10.1016/j.neuron.2014.08.042</text:p>
        <text:p text:style-name="P46">Attardo, A., Fitzgerald, J. E., &amp; Schnitzer, M. J. (2015). Impermanence of dendritic spines in live adult CA1 hippocampus. <text:span text:style-name="T97">Nature</text:span>, <text:span text:style-name="T97">523</text:span>(7562), 592–596. https://doi.org/10.1038/nature14467</text:p>
        <text:p text:style-name="P46">Barretto, R. P. J., Messerschmidt, B., &amp; Schnitzer, M. J. (2009). In vivo fluorescence imaging with high-resolution microlenses. <text:span text:style-name="T97">Nature Methods</text:span>, <text:span text:style-name="T97">6</text:span>(7), 511–512. https://doi.org/10.1038/nmeth.1339</text:p>
        <text:p text:style-name="P46">Denk, W., Strickler, J. H., &amp; Webb, W. W. (1990). Two-photon laser scanning fluorescence microscopy. <text:span text:style-name="T97">Science (New York, N.Y.)</text:span>, <text:span text:style-name="T97">248</text:span>(4951), 73–76. https://doi.org/10.1126/science.2321027</text:p>
        <text:p text:style-name="P46">Dhawale, A. K., Poddar, R., Wolff, S. B. E., Normand, V. A., Kopelowitz, E., &amp; Ölveczky, B. P. (2017). Automated long-term recording and analysis of neural activity in behaving animals. <text:span text:style-name="T97">ELife</text:span>, <text:span text:style-name="T97">6</text:span>, e27702. https://doi.org/10.7554/eLife.27702</text:p>
        <text:p text:style-name="P46">Dickinson, A., Nicholas, D. J., &amp; Mackintosh, N. J. (1983). A re-examination of one-trial blocking in conditioned suppression. <text:span text:style-name="T97">The Quarterly Journal of Experimental Psychology B: Comparative and Physiological Psychology</text:span>, <text:span text:style-name="T97">35</text:span>, 67–79. https://doi.org/10.1080/14640748308400914</text:p>
        <text:p text:style-name="P46">Dombeck, D. A., Graziano, M. S., &amp; Tank, D. W. (2009). Functional clustering of neurons in motor cortex determined by cellular resolution imaging in awake behaving mice. <text:span text:style-name="T97">The Journal of Neuroscience : The Official Journal of the Society for Neuroscience</text:span>, <text:span text:style-name="T97">29</text:span>(44), 13751–13760. https://doi.org/10.1523/JNEUROSCI.2985-09.2009</text:p>
        <text:p text:style-name="P46"><text:soft-page-break/>Dombeck, D. A., Harvey, C. D., Tian, L., Looger, L. L., &amp; Tank, D. W. (2010). Functional imaging of hippocampal place cells at cellular resolution during virtual navigation. <text:span text:style-name="T97">Nature Neuroscience</text:span>, <text:span text:style-name="T97">13</text:span>(11), 1433–1440. https://doi.org/10.1038/nn.2648</text:p>
        <text:p text:style-name="P46">Dombeck, D. A., Khabbaz, A. N., Collman, F., Adelman, T. L., &amp; Tank, D. W. (2007). Imaging large-scale neural activity with cellular resolution in awake, mobile mice. <text:span text:style-name="T97">Neuron</text:span>, <text:span text:style-name="T97">56</text:span>(1), 43–57. https://doi.org/10.1016/j.neuron.2007.08.003</text:p>
        <text:p text:style-name="P46">Dombeck, D., &amp; Tank, D. (2014). Two-photon imaging of neural activity in awake mobile mice. <text:span text:style-name="T97">Cold Spring Harbor Protocols</text:span>, <text:span text:style-name="T97">2014</text:span>(7), 726–736. https://doi.org/10.1101/pdb.top081810</text:p>
        <text:p text:style-name="P46">Eichenbaum, H. (2004). Hippocampus: Cognitive processes and neural representations that underlie declarative memory. <text:span text:style-name="T97">Neuron</text:span>, <text:span text:style-name="T97">44</text:span>(1), 109–120. https://doi.org/10.1016/j.neuron.2004.08.028</text:p>
        <text:p text:style-name="P46">Eichenbaum, H. (2017). On the Integration of Space, Time, and Memory. <text:span text:style-name="T97">Neuron</text:span>, <text:span text:style-name="T97">95</text:span>(5), 1007–1018. https://doi.org/10.1016/j.neuron.2017.06.036</text:p>
        <text:p text:style-name="P46">Fassihi, A., Akrami, A., Pulecchi, F., Schönfelder, V., &amp; Diamond, M. E. (2017). Transformation of Perception from Sensory to Motor Cortex. <text:span text:style-name="T97">Current Biology : CB</text:span>, <text:span text:style-name="T97">27</text:span>(11), 1585-1596.e6. https://doi.org/10.1016/j.cub.2017.05.011</text:p>
        <text:p text:style-name="P46">Foster, D. J. (2017). Replay Comes of Age. <text:span text:style-name="T97">Annual Review of Neuroscience</text:span>, <text:span text:style-name="T97">40</text:span>, 581–602. https://doi.org/10.1146/annurev-neuro-072116-031538</text:p>
        <text:p text:style-name="P46">Francis, M., Qian, X., Charbel, C., Ledoux, J., Parker, J. C., &amp; Taylor, M. S. (2012). Automated region of interest analysis of dynamic Ca<text:span text:style-name="T23">2</text:span>+ signals in image sequences. <text:span text:style-name="T97">American Journal of Physiology. Cell Physiology</text:span>, <text:span text:style-name="T97">303</text:span>(3), C236-43. https://doi.org/10.1152/ajpcell.00016.2012</text:p>
        <text:p text:style-name="P46">Fyhn, M., Molden, S., Witter, M. P., Moser, E. I., &amp; Moser, M.-B. (2004). Spatial representation in the entorhinal cortex. <text:span text:style-name="T97">Science (New York, N.Y.)</text:span>, <text:span text:style-name="T97">305</text:span>(5688), 1258–1264. https://doi.org/10.1126/science.1099901</text:p>
        <text:p text:style-name="P46">Hafting, T., Fyhn, M., Molden, S., Moser, M.-B., &amp; Moser, E. I. (2005). Microstructure of a spatial map in the entorhinal cortex. <text:span text:style-name="T97">Nature</text:span>, <text:span text:style-name="T97">436</text:span>(7052), 801–806. https://doi.org/10.1038/nature03721</text:p>
        <text:p text:style-name="P46"><text:soft-page-break/>Harvey, C. D., Collman, F., Dombeck, D. A., &amp; Tank, D. W. (2009). Intracellular dynamics of hippocampal place cells during virtual navigation. <text:span text:style-name="T97">Nature</text:span>, <text:span text:style-name="T97">461</text:span>(7266), 941–946. https://doi.org/10.1038/nature08499</text:p>
        <text:p text:style-name="P46">Helmchen, F., &amp; Denk, W. (2005). <text:span text:style-name="T97">Deep tissue two-photon microscopy</text:span>. <text:span text:style-name="T97">2</text:span>(12), 9. https://doi.org/10.1038/nmeth818</text:p>
        <text:p text:style-name="P46">Jun, J. J., Steinmetz, N. A., Siegle, J. H., Denman, D. J., Bauza, M., Barbarits, B., Lee, A. K., Anastassiou, C. A., Andrei, A., Aydin, Ç., Barbic, M., Blanche, T. J., Bonin, V., Couto, J., Dutta, B., Gratiy, S. L., Gutnisky, D. A., Häusser, M., Karsh, B., … Harris, T. D. (2017). Fully integrated silicon probes for high-density recording of neural activity. <text:span text:style-name="T97">Nature</text:span>, <text:span text:style-name="T97">551</text:span>(7679), 232–236. https://doi.org/10.1038/nature24636</text:p>
        <text:p text:style-name="P46">Kalmbach, B. E., Davis, T., Ohyama, T., Riusech, F., Nores, W. L., &amp; Mauk, M. D. (2010). Cerebellar Cortex Contributions to the Expression and Timing of Conditioned Eyelid Responses. <text:span text:style-name="T97">Journal of Neurophysiology</text:span>, <text:span text:style-name="T97">103</text:span>(4), 2039–2049. https://doi.org/10.1152/jn.00033.2010</text:p>
        <text:p text:style-name="P46">Kalmbach, B. E., Ohyama, T., &amp; Mauk, M. D. (2010). Temporal Patterns of Inputs to Cerebellum Necessary and Sufficient for Trace Eyelid Conditioning. <text:span text:style-name="T97">Journal of Neurophysiology</text:span>, <text:span text:style-name="T97">104</text:span>(2), 627–640. https://doi.org/10.1152/jn.00169.2010</text:p>
        <text:p text:style-name="P46">Khan, A. G., Parthasarathy, K., &amp; Bhalla, U. S. (2010). Odor representations in the mammalian olfactory bulb. <text:span text:style-name="T97">Wiley Interdisciplinary Reviews. Systems Biology and Medicine</text:span>, <text:span text:style-name="T97">2</text:span>(5), 603–611. https://doi.org/10.1002/wsbm.85</text:p>
        <text:p text:style-name="P46">Kraus, B. J., Brandon, M. P., Robinson, R. J., Connerney, M. A., Hasselmo, M. E., &amp; Eichenbaum, H. (2015). During Running in Place, Grid Cells Integrate Elapsed Time and Distance Run. <text:span text:style-name="T97">Neuron</text:span>, <text:span text:style-name="T97">88</text:span>(3), 578–589. https://doi.org/10.1016/j.neuron.2015.09.031</text:p>
        <text:p text:style-name="P46">Kraus, B., Robinson, R., White, J., Eichenbaum, H., &amp; Hasselmo, M. (2013). Hippocampal “Time Cells”: Time versus Path Integration. <text:span text:style-name="T97">Neuron</text:span>, <text:span text:style-name="T97">78</text:span>(6), 1090–1101. https://doi.org/10.1016/j.neuron.2013.04.015</text:p>
        <text:p text:style-name="P46"><text:soft-page-break/>Krupa, D., &amp; Thompson, R. (2003). Inhibiting the Expression of a Classically Conditioned Behavior Prevents Its Extinction. <text:span text:style-name="T97">The Journal of Neuroscience : The Official Journal of the Society for Neuroscience</text:span>, <text:span text:style-name="T97">23</text:span>, 10577–10584. https://doi.org/10.1523/JNEUROSCI.23-33-10577.2003</text:p>
        <text:p text:style-name="P46">MacDonald, C. J., Carrow, S., Place, R., &amp; Eichenbaum, H. (2013). Distinct hippocampal time cell sequences represent odor memories in immobilized rats. <text:span text:style-name="T97">The Journal of Neuroscience : The Official Journal of the Society for Neuroscience</text:span>, <text:span text:style-name="T97">33</text:span>(36), 14607–14616. https://doi.org/10.1523/JNEUROSCI.1537-13.2013</text:p>
        <text:p text:style-name="P46">MacDonald, C. J., Lepage, K. Q., Eden, U. T., &amp; Eichenbaum, H. (2011). Hippocampal “time cells” bridge the gap in memory for discontiguous events. <text:span text:style-name="T97">Neuron</text:span>, <text:span text:style-name="T97">71</text:span>(4), 737–749. https://doi.org/10.1016/j.neuron.2011.07.012</text:p>
        <text:p text:style-name="P46">Maruyama, R., Maeda, K., Moroda, H., Kato, I., Inoue, M., Miyakawa, H., &amp; Aonishi, T. (2014). Detecting cells using non-negative matrix factorization on calcium imaging data. <text:span text:style-name="T97">Neural Networks : The Official Journal of the International Neural Network <text:s/>Society</text:span>, <text:span text:style-name="T97">55</text:span>, 11–19. https://doi.org/10.1016/j.neunet.2014.03.007</text:p>
        <text:p text:style-name="P46">Mau, W., Sullivan, D. W., Kinsky, N. R., Hasselmo, M. E., Howard, M. W., &amp; Eichenbaum, H. (2018). The Same Hippocampal CA1 Population Simultaneously Codes Temporal Information over Multiple Timescales. <text:span text:style-name="T97">Current Biology</text:span>, <text:span text:style-name="T97">28</text:span>(10), 1499-1508.e4. https://doi.org/10.1016/j.cub.2018.03.051</text:p>
        <text:p text:style-name="P46">McNaughton, N., &amp; Gray, J. A. (2000). Anxiolytic action on the behavioural inhibition system implies multiple types of <text:s/>arousal contribute to anxiety. <text:span text:style-name="T97">Journal of Affective Disorders</text:span>, <text:span text:style-name="T97">61</text:span>(3), 161–176. https://doi.org/10.1016/s0165-0327(00)00344-x</text:p>
        <text:p text:style-name="P46">Medina, J. F., Garcia, K. S., Nores, W. L., Taylor, N. M., &amp; Mauk, M. D. (2000). Timing mechanisms in the cerebellum: testing predictions of a large-scale <text:s/>computer simulation. <text:span text:style-name="T97">The Journal of Neuroscience : The Official Journal of the Society for <text:s/>Neuroscience</text:span>, <text:span text:style-name="T97">20</text:span>(14), 5516–5525. https://doi.org/10.1523/JNEUROSCI.20-14-05516.2000</text:p>
        <text:p text:style-name="P46">Meeks, J. P., Arnson, H. A., &amp; Holy, T. E. (2010). Representation and transformation of sensory information in the mouse accessory <text:s/><text:soft-page-break/>olfactory system. <text:span text:style-name="T97">Nature Neuroscience</text:span>, <text:span text:style-name="T97">13</text:span>(6), 723–730. https://doi.org/10.1038/nn.2546</text:p>
        <text:p text:style-name="P46">Modi, M. N., Dhawale, A. K., &amp; Bhalla, U. S. (2014). CA1 cell activity sequences emerge after reorganization of network correlation structure during associative learning. <text:span text:style-name="T97">ELife</text:span>, <text:span text:style-name="T97">3</text:span>, e01982–e01982. https://doi.org/10.7554/eLife.01982</text:p>
        <text:p text:style-name="P46">Morris, R. G. M., Garrud, P., Rawlins, J. N. P., &amp; O’Keefe, J. (1982). Place navigation impaired in rats with hippocampal lesions. <text:span text:style-name="T97">Nature</text:span>, <text:span text:style-name="T97">297</text:span>(5868), 681–683. https://doi.org/10.1038/297681a0</text:p>
        <text:p text:style-name="P46">Mukamel, E. A., Nimmerjahn, A., &amp; Schnitzer, M. J. (2009). Automated analysis of cellular signals from large-scale calcium imaging data. <text:span text:style-name="T97">Neuron</text:span>, <text:span text:style-name="T97">63</text:span>(6), 747–760. https://doi.org/10.1016/j.neuron.2009.08.009</text:p>
        <text:p text:style-name="P46">Murray, T. A., &amp; Levene, M. J. (2012). Singlet gradient index lens for deep in vivo multiphoton microscopy. <text:span text:style-name="T97">Journal of Biomedical Optics</text:span>, <text:span text:style-name="T97">17</text:span>(2), 021106. https://doi.org/10.1117/1.JBO.17.2.021106</text:p>
        <text:p text:style-name="P46">O’Keefe, J., &amp; Dostrovsky, J. (1971). The hippocampus as a spatial map. Preliminary evidence from unit activity in the <text:s/>freely-moving rat. <text:span text:style-name="T97">Brain Research</text:span>, <text:span text:style-name="T97">34</text:span>(1), 171–175. https://doi.org/10.1016/0006-8993(71)90358-1</text:p>
        <text:p text:style-name="P46">O’Keefe, J., &amp; Recce, M. L. (1993). Phase relationship between hippocampal place units and the EEG theta rhythm. <text:span text:style-name="T97">Hippocampus</text:span>, <text:span text:style-name="T97">3</text:span>(3), 317–330. https://doi.org/10.1002/hipo.450030307</text:p>
        <text:p text:style-name="P46">Ohyama, T., Nores, W. L., Murphy, M., &amp; Mauk, M. D. (2003). What the cerebellum computes. <text:span text:style-name="T97">Trends in Neurosciences</text:span>, <text:span text:style-name="T97">26</text:span>(4), 222–227. https://doi.org/10.1016/S0166-2236(03)00054-7</text:p>
        <text:p text:style-name="P46">Pachitariu, M., Stringer, C., Dipoppa, M., Schröder, S., Rossi, L. F., Dalgleish, H., Carandini, M., &amp; Harris, K. D. (2017). Suite2p: beyond 10,000 neurons with standard two-photon microscopy. <text:span text:style-name="T97">BioRxiv</text:span>, 61507. https://doi.org/10.1101/061507</text:p>
        <text:p text:style-name="P46">Paredes, R. M., Etzler, J. C., Watts, L. T., Zheng, W., &amp; Lechleiter, J. D. (2008). Chemical calcium indicators. <text:span text:style-name="T97">Methods (San Diego, Calif.)</text:span>, <text:span text:style-name="T97">46</text:span>(3), 143–151. https://doi.org/10.1016/j.ymeth.2008.09.025</text:p>
        <text:p text:style-name="P46"><text:soft-page-break/>Pastalkova, E., Itskov, V., Amarasingham, A., &amp; Buzsaki, G. (2008). Internally Generated Cell Assembly Sequences in the Rat Hippocampus. <text:span text:style-name="T97">Science</text:span>, <text:span text:style-name="T97">321</text:span>(5894), 1322–1327. https://doi.org/10.1126/science.1159775</text:p>
        <text:p text:style-name="P46">Pavlov, I. P. (1927). Conditioned reflexes: an investigation of the physiological activity of the cerebral cortex. In <text:span text:style-name="T97">Conditioned reflexes: an investigation of the physiological activity of the cerebral cortex.</text:span> Oxford Univ. Press.</text:p>
        <text:p text:style-name="P46">Petersen, C. C. H. (2019). Sensorimotor processing in the rodent barrel cortex. <text:span text:style-name="T97">Nature Reviews. Neuroscience</text:span>, <text:span text:style-name="T97">20</text:span>(9), 533–546. https://doi.org/10.1038/s41583-019-0200-y</text:p>
        <text:p text:style-name="P46">Pnevmatikakis, E. A., Soudry, D., Gao, Y., Machado, T. A., Merel, J., Pfau, D., Reardon, T., Mu, Y., Lacefield, C., Yang, W., Ahrens, M., Bruno, R., Jessell, T. M., Peterka, D. S., Yuste, R., &amp; Paninski, L. (2016). Simultaneous Denoising, Deconvolution, and Demixing of Calcium Imaging Data. <text:span text:style-name="T97">Neuron</text:span>, <text:span text:style-name="T97">89</text:span>(2), 285–299. https://doi.org/https://doi.org/10.1016/j.neuron.2015.11.037</text:p>
        <text:p text:style-name="P46">Poort, J., Khan, A. G., Pachitariu, M., Nemri, A., Orsolic, I., Krupic, J., Bauza, M., Sahani, M., Keller, G. B., Mrsic-Flogel, T. D., &amp; Hofer, S. B. (2015). Learning Enhances Sensory and Multiple Non-sensory Representations in Primary Visual Cortex. <text:span text:style-name="T97">Neuron</text:span>, <text:span text:style-name="T97">86</text:span>(6), 1478–1490. https://doi.org/10.1016/j.neuron.2015.05.037</text:p>
        <text:p text:style-name="P46">Scoville, W. B., &amp; Milner, B. (1957). Loss of recent memory after bilateral hippocampal lesions. In <text:span text:style-name="T97">Journal of Neurology, Neurosurgery &amp; Psychiatry</text:span> (Vol. 20, pp. 11–21). BMJ Publishing Group. https://doi.org/10.1136/jnnp.20.1.11</text:p>
        <text:p text:style-name="P46">Siegel, J. J., &amp; Mauk, M. D. (2013). Persistent Activity in Prefrontal Cortex during Trace Eyelid Conditioning: Dissociating Responses That Reflect Cerebellar Output from Those That Do Not. <text:span text:style-name="T97">The Journal of Neuroscience</text:span>, <text:span text:style-name="T97">33</text:span>(38), 15272 LP – 15284. https://doi.org/10.1523/JNEUROSCI.1238-13.2013</text:p>
        <text:p text:style-name="P46">Siegel, J. J., Taylor, W., Gray, R., Kalmbach, B., Zemelman, B. V., Desai, N. S., Johnston, D., &amp; Chitwood, R. A. (2015). Trace Eyeblink Conditioning in Mice Is Dependent upon the Dorsal Medial Prefrontal Cortex, Cerebellum, and Amygdala: Behavioral Characterization and Functional Circuitry. <text:span text:style-name="T97">ENeuro</text:span>, <text:span text:style-name="T97">2</text:span>(4), <text:soft-page-break/>ENEURO.0051-14.2015. https://doi.org/10.1523/ENEURO.0051-14.2015</text:p>
        <text:p text:style-name="P46">Skaggs, W., McNaughton, B., Gothard, K., &amp; Markus, E. (1996). An Information-Theoretic Approach to Deciphering the Hippocampal Code. <text:span text:style-name="T97">Neural Inf. Process Syst.</text:span>, <text:span text:style-name="T97">5</text:span>.</text:p>
        <text:p text:style-name="P46">Souza, B. C., Pavão, R., Belchior, H., &amp; Tort, A. B. L. (2018). On Information Metrics for Spatial Coding. <text:span text:style-name="T97">Neuroscience</text:span>, <text:span text:style-name="T97">375</text:span>, 62–73. https://doi.org/10.1016/j.neuroscience.2018.01.066</text:p>
        <text:p text:style-name="P46">Stosiek, C., Garaschuk, O., Holthoff, K., &amp; Konnerth, A. (2003). In vivo two-photon calcium imaging of neuronal networks. <text:span text:style-name="T97">Proceedings of the National Academy of Sciences of the United States of America</text:span>, <text:span text:style-name="T97">100</text:span>(12), 7319–7324. https://doi.org/10.1073/pnas.1232232100</text:p>
        <text:p text:style-name="P46">Taube, J. S., Muller, R. U., &amp; Ranck, J. B. J. (1990). Head-direction cells recorded from the postsubiculum in freely moving rats. I. <text:s/>Description and quantitative analysis. <text:span text:style-name="T97">The Journal of Neuroscience : The Official Journal of the Society for <text:s/>Neuroscience</text:span>, <text:span text:style-name="T97">10</text:span>(2), 420–435. https://doi.org/10.1523/JNEUROSCI.10-02-00420.1990</text:p>
        <text:p text:style-name="P46">Velasco, M. G. M., &amp; Levene, M. J. (2014). In vivo two-photon microscopy of the hippocampus using glass plugs. <text:span text:style-name="T97">Biomedical Optics Express</text:span>, <text:span text:style-name="T97">5</text:span>(6), 1700–1708. https://doi.org/10.1364/BOE.5.001700</text:p>
        <text:p text:style-name="P46">Voelcker, B., Pancholi, R., &amp; Peron, S. (2022). Transformation of primary sensory cortical representations from layer 4 to layer 2. <text:span text:style-name="T97">Nature Communications</text:span>, <text:span text:style-name="T97">13</text:span>(1), 5484. https://doi.org/10.1038/s41467-022-33249-1</text:p>
        <text:p text:style-name="P47">Ziv, Y., Burns, L. D., Cocker, E. D., Hamel, E. O., Ghosh, K. K., Kitch, L. J., El Gamal, A., &amp; Schnitzer, M. J. (2013). Long-term dynamics of CA1 hippocampal place codes. <text:span text:style-name="T97">Nature Neuroscience</text:span>, <text:span text:style-name="T97">16</text:span>(3), 264–266. https://doi.org/10.1038/nn.3329</text:p>
      </text:section>
      <text:p text:style-name="P43"><text:s/></text:p>
      <text:p text:style-name="P50">Chapter 2 – Behaviour</text:p>
      <text:p text:style-name="P2"/>
      <text:h text:style-name="Heading_20_1" text:outline-level="1"><text:span text:style-name="T165">T</text:span>o<text:span text:style-name="T164">wards</text:span> understand<text:span text:style-name="T164">ing</text:span> brain activity in a reproducible context</text:h>
      <text:p text:style-name="P43"/>
      <text:p text:style-name="P43">Our understanding of learning and memory depends upon the type of learning that is studied <text:bookmark text:name="MendeleyTempCursorBookmark"/>(Schreurs, 1989). Two important categories of learning and memory experiments are,</text:p>
      <text:list xml:id="list3316974420" text:style-name="L4">
        <text:list-item>
          <text:p text:style-name="P66">Non-associative (Habituation and Sensitization), and</text:p>
        </text:list-item>
        <text:list-item>
          <text:p text:style-name="P74"><text:span text:style-name="T122">Associative learning (Classical and Operant </text:span><text:span text:style-name="T69">C</text:span><text:span text:style-name="T122">onditioning).</text:span></text:p>
        </text:list-item>
      </text:list>
      <text:p text:style-name="P43"/>
      <text:p text:style-name="P43">Non-associative learning paradigms provide information about how an organism responds to repeated presentations of a single stimulus (Brown, 1998). However, it was of interest to us to study how animals responded to a number of events and stimuli being associated, and how the activity of the brain relates to this. Hence, we chose to design our experiments to incorporate associative learning, which is a relatively permanent change in behaviour that results from the temporal conjunction of two or more events or stimuli.</text:p>
      <text:p text:style-name="P43"/>
      <text:p text:style-name="P43">Empirically, reproducible behaviour depends on strong associations between the events or stimuli being paired, and may often require many repeated pairings or trials. Additionally, having the animal engage in the behavioural task and pay attention to the stimuli being presented, is crucial to look for important correlations between the experiment conditions (external) and brain activity (internal).</text:p>
      <text:p text:style-name="P43"/>
      <text:p text:style-name="P43">Anaesthetized animals have been previously used to study brain activity, leading to important results in a variety of fields, such as visual <text:soft-page-break/>representation of moving bars in the visual cortex (Hubel and Weisel paper), habituation in the Hippocampus (Sachin’s paper), etc.. However, what was clear is that similar experiments repeated in awake animals did not result in the same observations. Indeed, animals needed to navigate a known environment before the discovery of Place Cells (O’Keefe and Dostrovsky, 1971), Grid cells (Moser papers), etc. could be made.</text:p>
      <text:p text:style-name="P43"/>
      <text:p text:style-name="P43">The reliability of the overt behavioural responses of the experiment animals then sets the conditions and parameter list to study physiology within the confines of reproducible behavioural contexts, and was considered an important mandate for the standardization of any of the behavioural tasks described in this chapter.</text:p>
      <text:h text:style-name="Heading_20_1" text:outline-level="1">Operant <text:span text:style-name="T192">c</text:span>onditioning <text:span text:style-name="T160">[Project I]</text:span></text:h>
      <text:p text:style-name="P43"/>
      <text:p text:style-name="P2"><text:span text:style-name="T122">Operant </text:span><text:span text:style-name="T67">c</text:span><text:span text:style-name="T122">onditioning is both the procedure and a type of associative learning process through which the strength of a voluntarily performed behaviour is modified by reinforcement or punishment. For example, if the animal responds to a presented stimulus by performing a lick onto a water spout, then a water reward would strengthen the behaviour while a Lithium Chloride solution would weaken it.</text:span></text:p>
      <text:p text:style-name="P43"/>
      <text:p text:style-name="P2"><text:span text:style-name="T122">We now describe our experiments and results with regard to </text:span><text:span text:style-name="T145">o</text:span><text:span text:style-name="T122">perant </text:span><text:span text:style-name="T67">c</text:span><text:span text:style-name="T122">onditioning.</text:span></text:p>
      <text:p text:style-name="P43"/>
      <text:p text:style-name="Heading_20_3">Required features</text:p>
      <text:p text:style-name="P43"/>
      <text:p text:style-name="P43">For Project I, the goal was to study how the association of a neutral stimulus with a water reward modified the neurophysiological activity of the Hippocampal CA1. For this, we required the following.</text:p>
      <text:p text:style-name="P43"><text:soft-page-break/><text:s text:c="4"/>1 An assortment of different stimuli and modalities (light, tone, etc.) to be presented to the animal.</text:p>
      <text:p text:style-name="P43"><text:s text:c="4"/>2 The animal must withhold any motor movement during the presentation of the stimuli, to study pure stimulus responses.</text:p>
      <text:p text:style-name="P43"><text:s text:c="4"/>3 The animal must perform a lick for a water reward after the end of the stimulus presentation.</text:p>
      <text:p text:style-name="P43"><text:s text:c="4"/>4 The animal must be able to make the association between stimuli and water reward within 7 days of training (at the time we did not have the ability to record for multiple days).</text:p>
      <text:p text:style-name="P43"/>
      <text:p text:style-name="P2"><text:span text:style-name="T122">The behavioural state of the animal, in terms of anxiety, motivation, attention, etc., may be variable when a naïve animal is presented with different stimuli. This may cause a large variability in the activity of cells, since the animal may not be paying attention to it. Also, if the animal were rewarded for performing the task </text:span><text:span text:style-name="T136">it is expected that there</text:span><text:span text:style-name="T122"> would be motivat</text:span><text:span text:style-name="T51">ion</text:span><text:span text:style-name="T122"> to pay attention to the stimuli pr</text:span><text:span text:style-name="T52">esented</text:span><text:span text:style-name="T122">. Finally, such a task would involve the animal associating the stimuli that it is trained to with a behavioural task and this would provide an apt context to study association related changes in stimulus responses.</text:span></text:p>
      <text:p text:style-name="P43"/>
      <text:p text:style-name="P2"><text:span text:style-name="T122">In this section, </text:span><text:span text:style-name="T51">we</text:span><text:span text:style-name="T122"> discuss some important protocols that we tried and tested and a list of the various kinds of behavioural tasks we employed for head-fixed mice.</text:span></text:p>
      <text:p text:style-name="P43"/>
      <text:p text:style-name="P2"><text:span text:style-name="T122">For Project I, we tried several variations of </text:span><text:span text:style-name="T68">o</text:span><text:span text:style-name="T53">perant </text:span><text:span text:style-name="T67">c</text:span><text:span text:style-name="T53">onditioning including</text:span><text:span text:style-name="T122"> Stimulus Detection </text:span><text:span text:style-name="T54">t</text:span><text:span text:style-name="T122">ask</text:span><text:span text:style-name="T137">s</text:span><text:span text:style-name="T122">, Delayed Non-Match to Sample (DNMS), as well as Go/No-Go </text:span><text:span text:style-name="T54">t</text:span><text:span text:style-name="T122">ask</text:span><text:span text:style-name="T137">s</text:span><text:span text:style-name="T122">. Each of these tasks requires animals to perform licks to the Conditioned Stimuli and for them to be rewarded (2-3 µL water) or punished based on the task demands and protocol design.</text:span></text:p>
      <text:p text:style-name="Heading_20_3"><text:soft-page-break/>Water delivery and calibration</text:p>
      <text:p text:style-name="P43"/>
      <text:p text:style-name="P2"><text:span text:style-name="T122">The lick port was made from a trimmed and smoothed 16 gauge syringe, connected to a water reservoir with small diameter tubing. A solenoid valve clamped onto this tubing, gated by a 12V DC signal. When this gate was opened, the volume of water could be regulated by the duration of the 12V DC signal. We calibrated the duration of gate opening to achieve ~2 µL per pulse or spurt (Jaramillo and Zador, 2014). The weight of 100 spurts was measured and then divided by 100 to get the weight of 1 spurt. 65 ms was found to be roughly providing 2.5 µL (this value is going to be used for behaviour). In the figure below, the measured volumes/weights are plotted as blue filled diamonds, error bars are presented as Standard Error and the </text:span><text:span text:style-name="T70">l</text:span><text:span text:style-name="T122">inear </text:span><text:span text:style-name="T70">t</text:span><text:span text:style-name="T122">rendline is shown in black.</text:span></text:p>
      <text:p text:style-name="P43"/>
      <text:p text:style-name="Heading_20_3">Opto-islator circuit for solenoid control</text:p>
      <text:p text:style-name="P43"/>
      <text:p text:style-name="P43">To be able to programmatically control the 12V DC line to the solenoid valve, we used the following circuit, which accepted a 5V digital input from the DAQ (NI USB-6001) interfacing the lab computer to the behaviour rig.</text:p>
      <text:p text:style-name="P43"/>
      <text:p text:style-name="P41">Parts list</text:p>
      <text:p text:style-name="P43">1. 470 ohm resistor</text:p>
      <text:p text:style-name="P43">2. 15 kohm resistor</text:p>
      <text:p text:style-name="P43">3. MCT2e</text:p>
      <text:p text:style-name="P43">4. ULN2003</text:p>
      <text:p text:style-name="P43">5. Bases (adaptors for MCT2e and ULN2003)</text:p>
      <text:p text:style-name="P43">6. +5V and +12V DC inputs from a Power Supply)</text:p>
      <text:p text:style-name="P43">7. Source of +5V DC input (DAQ, etc.)</text:p>
      <text:p text:style-name="P43">8. Connecting wires</text:p>
      <text:p text:style-name="P43"><text:soft-page-break/>9. Load Resistance (Solenoid, etc.)</text:p>
      <text:p text:style-name="P43"/>
      <text:p text:style-name="Heading_20_3">Lick <text:span text:style-name="T86">d</text:span>etection circuit</text:p>
      <text:p text:style-name="P43"/>
      <text:p text:style-name="P2"><text:span text:style-name="T122">To be able to monitor the presence or absence of licks to the port, the conductive part (metal) of the lick port syringe was connected to a MOSFET such that a 5V DC voltage could be read out, whenever the animal would make contact with the port. </text:span><text:span text:style-name="T141">This was designed </text:span><text:span text:style-name="T60">as a readout to Stimulus Detection by the animal. </text:span><text:span text:style-name="T122">The circuit diagram is shown below:</text:span></text:p>
      <text:p text:style-name="P43"/>
      <text:p text:style-name="P41">Parts list</text:p>
      <text:p text:style-name="P43">1. +5V Power Supply</text:p>
      <text:p text:style-name="P43">2. 4.7 kohm resistor</text:p>
      <text:p text:style-name="P43">3. 22 Mohm resistor</text:p>
      <text:p text:style-name="P43">4. IN4007 Diode</text:p>
      <text:p text:style-name="P43">5. NPN Transistor IRF540N (MOSFET)</text:p>
      <text:p text:style-name="P43"/>
      <text:p text:style-name="Heading_20_3">Controlling task details and protocol information</text:p>
      <text:p text:style-name="P43"/>
      <text:p text:style-name="P43">All protocols were controlled using custom scripts written in NI LabVIEW 8. These scripts were run on a lab desktop which interfaced with the DAQ (NI USB-6001) via USB. The DAQ,</text:p>
      <text:list xml:id="list431081382" text:style-name="L5">
        <text:list-item>
          <text:p text:style-name="P67">Sent the 5V digital input to switch on the solenoid valve regulating water delivery, <text:span text:style-name="T156">and</text:span></text:p>
        </text:list-item>
        <text:list-item>
          <text:p text:style-name="P67">Received the 5V digital output of the lick detection circuit whenever a lick was produced by the animal </text:p>
        </text:list-item>
      </text:list>
      <text:p text:style-name="P52"><text:soft-page-break/></text:p>
      <text:p text:style-name="P52">Head-bar implant, Animal Handling, and Water deprivation</text:p>
      <text:p text:style-name="P43"/>
      <text:p text:style-name="P43">All experiments were planned to be conducted on head-fixed C57Bl/6 mice, with the eventual intention to perform in vivo imaging on these animals. For this, we surgically implanted metal head-bars on the skull of the animals while they were maintained on 1-2% Isoflurane, above a heating pad (35℃). Surgeries would last no longer than 30 mins per animal.</text:p>
      <text:p text:style-name="P43"/>
      <text:p text:style-name="P43">After 1-7 days of recovery after surgery, we handled the animals gently for 2 days till the animals would appear comfortable with lifting and gentle collar grabbing. Next, for 3-4 days, we kept the animals head-clamped. We restricted our animals to ~1ml of water per day, keeping check that their body weight did not fall to below 80% of the weight on day 1.</text:p>
      <text:p text:style-name="Heading_20_3"/>
      <text:p text:style-name="Heading_20_3">PROTOCOL 1.1: Stimulus Detection Task</text:p>
      <text:p text:style-name="P43"/>
      <text:p text:style-name="P43">We first tried the simplest version of the lick task wherein an auditory tone was followed by a water reward. The animal would have to withhold licking till the end of the stimulus presentation, and then perform the lick for the reward.</text:p>
      <text:p text:style-name="P43"/>
      <text:p text:style-name="P43"><text:span text:style-name="T158">Total number of trials</text:span>: 600/session; 1 session/day</text:p>
      <text:p text:style-name="P43"><text:span text:style-name="T158">Trial phases</text:span>:</text:p>
      <text:p text:style-name="P43"><text:s text:c="4"/>1 Stimulus-free pre-tone (PT): 1 s</text:p>
      <text:p text:style-name="P43"><text:s text:c="4"/>2 Tone: 5 kHz for 1 s</text:p>
      <text:p text:style-name="P43"><text:s text:c="4"/>3 critical timeout (CT): 100 ms</text:p>
      <text:p text:style-name="P43"><text:soft-page-break/><text:s text:c="4"/>4 Inter-trial Interval (ITI): randomized between 2 s to 5 s</text:p>
      <text:p text:style-name="P43"/>
      <text:p text:style-name="P43">Figure: Typical trial structure with the various phases. Each trial was followed by a randomized Inter-Trial Interval (ITI).</text:p>
      <text:p text:style-name="P43"/>
      <text:p text:style-name="P43">Only licks during the critical timeout (CT) phase immediately after the Tone phase were rewarded while licks in other phases resulted in a phase restart.</text:p>
      <text:p text:style-name="P51"/>
      <text:p text:style-name="P51">PROTOCOL 1.2: Stimulus Detection Task with <text:span text:style-name="T85">a</text:span>versive punishment</text:p>
      <text:p text:style-name="P48"/>
      <text:p text:style-name="P43"><text:span text:style-name="T158">Total number of trials</text:span>: 600/session; 1 session/day</text:p>
      <text:p text:style-name="P43"/>
      <text:p text:style-name="P43">Only licks during the critical timeout (CT) phase immediately after the Tone phase were rewarded while licks in other phases resulted in a 100 air-puff to the body of the animal, before a phase restart. For Mouse 3 we started Protocol 1.2 from Session 3 while for Mouse 4 we started Protocol 1.2 from Session 2.</text:p>
      <text:p text:style-name="Heading_20_3"/>
      <text:p text:style-name="Heading_20_3">Results – <text:span text:style-name="T157">Protocol 1.1 and 1.2</text:span></text:p>
      <text:p text:style-name="P43"/>
      <text:p text:style-name="P43">The behavioural performance for each of the experiment animals was evaluated using custom analysis scripts written in MATLAB 2011. Here are the results from two mice trained based on Protocols 1.1 and 1.2.</text:p>
      <text:p text:style-name="P43"/>
      <text:p text:style-name="P43"/>
      <text:p text:style-name="P43"/>
      <text:p text:style-name="P43"/>
      <text:p text:style-name="P43"><text:soft-page-break/>Figure: Performance evaluation for two example mice trained to Protocol 1.1 <text:span text:style-name="T157">and 1.2</text:span>. Percentage of total licks in the various trial phases (Pre-Tone, Tone, CT, and ITI), across all sessions of training (coloured bar plots)</text:p>
      <text:p text:style-name="P43"/>
      <text:p text:style-name="P43">In both the examples shown, animals would typically produce a great percentage of total licks even during the Tone period. This failure to withhold licks carried on for 7-14 sessions, and the task was ultimately unsuccessful.</text:p>
      <text:p text:style-name="P43"/>
      <text:p text:style-name="P43"><text:span text:style-name="T158">Total animals trained</text:span>: 2</text:p>
      <text:p text:style-name="P2"><text:span text:style-name="T147">Conclusion</text:span><text:span text:style-name="T122">: Fail</text:span></text:p>
      <text:p text:style-name="P43"/>
      <text:p text:style-name="Heading_20_3">Protocol 2: Stimulus Detection task with <text:span text:style-name="T182">t</text:span>imeout box</text:p>
      <text:p text:style-name="P43"/>
      <text:p text:style-name="P43">We also tried the same Stimulus Detection protocol, without an air-puff punishment, but with incorrect licks punished by a trial abort and a <text:s/>stimulus-free timeout phase, which the animal could escape from if it withheld licking. We decided to train the animals in blocks, each with a specific goal that the animal had to achieve.</text:p>
      <text:p text:style-name="P43"/>
      <text:p text:style-name="P43"><text:span text:style-name="T158">Trial phases</text:span>:</text:p>
      <text:p text:style-name="P43"><text:s text:c="4"/>1 Stimulus-free pre-tone (PT): 1 s</text:p>
      <text:p text:style-name="P43"><text:s text:c="4"/>2 Tone: 5 kHz for a variable duration (based on Block)</text:p>
      <text:p text:style-name="P43"><text:s text:c="4"/>3 Critical <text:span text:style-name="T182">t</text:span>imeout (CT): 1000 ms</text:p>
      <text:p text:style-name="P43"><text:s text:c="4"/>4 Inter-trial Interval (ITI): randomized between 2 s to 5 s</text:p>
      <text:p text:style-name="P43"/>
      <text:p text:style-name="P43"/>
      <text:p text:style-name="P43">Figure: Typical trial structure with the various phases. Each trial was followed by a randomized Inter-Trial Interval (ITI).</text:p>
      <text:p text:style-name="P43"><text:soft-page-break/></text:p>
      <text:p text:style-name="P43">Only licks during the critical timeout (CT) phase immediately after the Tone phase were rewarded while licks in other phases resulted in a phase restart.</text:p>
      <text:p text:style-name="P43"/>
      <text:p text:style-name="P43"><text:span text:style-name="T167">Block 1</text:span>: Unconditional Water to get the animal to associate the tone</text:p>
      <text:p text:style-name="P43">- ~20 trials</text:p>
      <text:p text:style-name="P43">- 100 or 200 ms Tone duration</text:p>
      <text:p text:style-name="P43">- Unconditional water provided at the end of the tone, irrespective of lick</text:p>
      <text:p text:style-name="P43"/>
      <text:p text:style-name="P43"><text:span text:style-name="T167">Block 2</text:span>: Conditional Water to get the animal to learn that licking with/after tone is going to be rewarded</text:p>
      <text:p text:style-name="P43">- 100 or 200 ms Tone duration</text:p>
      <text:p text:style-name="P43">- 1000 ms Reward phase</text:p>
      <text:p text:style-name="P43">- Lick during/after tone (Reward phase) = reward</text:p>
      <text:p text:style-name="P43">- No lick = no reward</text:p>
      <text:p text:style-name="P43">- Lick during pre-tone = no reward/abortion of trial</text:p>
      <text:p text:style-name="P43">- Lick during ITI = no reward/abortion of trial</text:p>
      <text:p text:style-name="P43">- Animals graduate to the next Block of training only after achieving at least 70-80% success rates</text:p>
      <text:p text:style-name="P43"/>
      <text:p text:style-name="P43"><text:span text:style-name="T167">Block 3</text:span><text:span text:style-name="T183">:</text:span> Training the animal to learn "when" to lick</text:p>
      <text:p text:style-name="P43">- 1000 ms pre-tone, 100 or 200 ms Tone, 1000 ms Reward phase, 3-5 s randomized ITI</text:p>
      <text:p text:style-name="P43">- Lick during Reward phase = reward</text:p>
      <text:p text:style-name="P43">- Any lick during the pre-tone or the tone, aborts the trial and sends the program to a Timeout phase (lasting, 2-3 s)</text:p>
      <text:p text:style-name="P43">- The timeout phase ends only when there is a 2-3 s (specified) interval of no licking</text:p>
      <text:p text:style-name="P43">- If the timeout phase ends, a new trial begins</text:p>
      <text:p text:style-name="P43">- Licks during ITI are also "punished" accordingly</text:p>
      <text:p text:style-name="P43"><text:soft-page-break/>- Animals graduate to the next Block of training only after achieving 70-80% success rates</text:p>
      <text:p text:style-name="P43"/>
      <text:p text:style-name="P43"><text:span text:style-name="T167">Block 4</text:span>: Same as Block 3, but with a gradually increasing tone duration in steps of 50/100 ms</text:p>
      <text:p text:style-name="P43">- The tone duration is gradually increased, the increase being tailored to the performance of the animal</text:p>
      <text:p text:style-name="P2"><text:span text:style-name="T122">- It will be attempted to get the animals to learn to wait for </text:span><text:span text:style-name="T71">500-</text:span><text:span text:style-name="T122">700 </text:span><text:span text:style-name="T146">ms</text:span></text:p>
      <text:p text:style-name="P43">- Animals graduate to the next Block of the experiment only after achieving 70-80% success rates</text:p>
      <text:p text:style-name="Heading_20_3"/>
      <text:p text:style-name="Heading_20_3">Results – <text:span text:style-name="T157">Protocol 2</text:span></text:p>
      <text:p text:style-name="P43"/>
      <text:p text:style-name="P43">The behavioural performance for each of the experiment animals was evaluated using custom analysis scripts written in MATLAB 2011. Here are two representative examples of mice trained based on Protocol 2 (Block 3).</text:p>
      <text:p text:style-name="P43"/>
      <text:p text:style-name="P43">Figure: Performance evaluation for two example mice trained to Protocol 2. Percentage of total licks in the various trial phases (Pre-Tone, Tone, CT, and ITI), across all sessions of training (coloured bar plots).</text:p>
      <text:p text:style-name="P43"/>
      <text:p text:style-name="P43">Again, as is clear from the examples above, that while the mice eventually produced a decent percentage of total licks in the critical timeout (CT) phase to get a water reward, they did not learn to withhold licks during the Tone phase, even after &gt;10 sessions. The task was ultimately unsuccessful.</text:p>
      <text:p text:style-name="P43"/>
      <text:p text:style-name="P43"><text:span text:style-name="T158">Total animals trained</text:span>: 4</text:p>
      <text:p text:style-name="P43"><text:soft-page-break/><text:span text:style-name="T158">Conclusion</text:span>: Fail</text:p>
      <text:p text:style-name="Heading_20_3"/>
      <text:p text:style-name="Heading_20_3">Protocol 3: Delayed Non-Match to Sample (DNMS)</text:p>
      <text:p text:style-name="P43"/>
      <text:p text:style-name="P43">Delayed Non-Match to Sample (DNMS) is a task that is ideally suited to study working memory and recognition (Binder et al., 2008), but we decided to try it. This task involves trial-by-trial presentation of two stimuli separated by a stimulus-free delay interval. For any given trial, If the two pseudorandomly chosen pairs of stimuli were identical, then licks would not be rewarded. However, if the pair of stimuli were different, then licks would be rewarded with 2 µL water.</text:p>
      <text:p text:style-name="P43"/>
      <text:p text:style-name="P43">We tried to incorporate more tones, in the hope that this may improve the chances of the animals focussing on the task specifics, instead of producing licks to just any particular stimulus.</text:p>
      <text:p text:style-name="P48"/>
      <text:p text:style-name="P43"><text:span text:style-name="T158">Tones </text:span><text:span text:style-name="T159">used</text:span>: 6000 Hz, 8500 Hz, 10000 Hz and 11500 Hz</text:p>
      <text:p text:style-name="P43"><text:span text:style-name="T158">Trial phases</text:span>:</text:p>
      <text:p text:style-name="P43"><text:s text:c="4"/>1 Pre-Tone duration (ms): 1000 ms</text:p>
      <text:p text:style-name="P43"><text:s text:c="4"/>2 CS 1 duration (ms): 350 ms</text:p>
      <text:p text:style-name="P43"><text:s text:c="4"/>3 Delay Interval duration (ms): 250 ms</text:p>
      <text:p text:style-name="P43"><text:s text:c="4"/>4 CS 2 duration (ms): 350 ms (unless a correct lick is elicited during the presentation)</text:p>
      <text:p text:style-name="P43"><text:s text:c="4"/>5 ITI duration (s): randomized from 1 s to 3 s</text:p>
      <text:p text:style-name="P43"><text:span text:style-name="T158">Punishment</text:span>: Timeout Box (minimum of 3s of no licks to escape)</text:p>
      <text:p text:style-name="P2"><text:span text:style-name="T147">Reward</text:span><text:span text:style-name="T122">: 2 µL of water</text:span></text:p>
      <text:p text:style-name="Heading_20_3"><text:soft-page-break/></text:p>
      <text:p text:style-name="Heading_20_3">Results – <text:span text:style-name="T157">Protocol 3</text:span></text:p>
      <text:p text:style-name="LO-normal"/>
      <text:p text:style-name="P43">&gt;70-80% of the trials had to be aborted because the animals would not withhold licking after the 1st of the pair of tones was presented. This did not change even after 7 days (sessions) of training.</text:p>
      <text:p text:style-name="P43"/>
      <text:p text:style-name="P43"><text:span text:style-name="T158">Total animals trained</text:span>: 6</text:p>
      <text:p text:style-name="P2"><text:span text:style-name="T147">Conclusion</text:span><text:span text:style-name="T122">: Fail</text:span></text:p>
      <text:p text:style-name="P43"/>
      <text:p text:style-name="Heading_20_3">Protocol 4: Go/No-Go Task</text:p>
      <text:p text:style-name="P43"/>
      <text:p text:style-name="P43">In an attempt to simplify the behavioural task, we decided to reconfigure the DNMS task to a simpler Go/No-Go task. Here, we would again present the animal with two stimuli, but with the only condition being that the animal would have to lick after the second stimulus, and not before. This simplifies the behaviour to a certain extent, because the animals need only use the first stimulus as a cue for the second. Failure to perform this task could more easily then be attributed to a lack of attention in that trial. Only the data from the trials where the animal succeeds to do the task would be considered for analysis. Training related changes in actual stimulus representations would be carefully dissected out. Furthermore, such a task would control for the behavioural state of the animal and help provide important datasets.</text:p>
      <text:p text:style-name="P43"/>
      <text:p text:style-name="P43">In terms of imaging, we hoped to use the no-go stimulus to record a clean stimulus response without the possible contamination of movement (licking behaviour), and the go stimulus to verify attention.</text:p>
      <text:p text:style-name="P43"/>
      <text:p text:style-name="P43"/>
      <text:p text:style-name="P43"><text:soft-page-break/></text:p>
      <text:p text:style-name="P43">Figure: Schematic representation of the experimental setup for a simple detection task where the animal must perform a lick upon correctly detecting the presence of the conditioned stimulus (CS; from a range of modalities).</text:p>
      <text:p text:style-name="P43"/>
      <text:p text:style-name="P43">Trials were designed to go through the following phases and have the animal graduate to subsequent phases, only after correctly performing the behaviour:</text:p>
      <text:p text:style-name="P2"><text:span text:style-name="T122"><text:s text:c="4"/>1 Pre-</text:span><text:span text:style-name="T62">t</text:span><text:span text:style-name="T122">one: Stimulus-free period where the animal must not perform a lick</text:span></text:p>
      <text:p text:style-name="P2"><text:span text:style-name="T122"><text:s text:c="4"/>2 No-</text:span><text:span text:style-name="T61">g</text:span><text:span text:style-name="T122">o </text:span><text:span text:style-name="T61">t</text:span><text:span text:style-name="T122">one: a 7kHz tone period where the animal must not perform a lick</text:span></text:p>
      <text:p text:style-name="P2"><text:span text:style-name="T122"><text:s text:c="4"/>3 Go </text:span><text:span text:style-name="T61">t</text:span><text:span text:style-name="T122">one: a 10kHz tone period where the animal must perform a lick</text:span></text:p>
      <text:p text:style-name="P43">If the animal would perform an incorrect lick, the particular phase currently occurring was restarted. Only licks to the Go tone were rewarded.</text:p>
      <text:p text:style-name="P43"/>
      <text:p text:style-name="P43"/>
      <text:p text:style-name="P43"/>
      <text:p text:style-name="P43"/>
      <text:p text:style-name="P43">Figure: Typical trial structure with the various phases and lick dependent relationships.</text:p>
      <text:p text:style-name="Heading_20_3"/>
      <text:p text:style-name="Heading_20_3">Results – <text:span text:style-name="T157">Protocol 4</text:span></text:p>
      <text:p text:style-name="P43"/>
      <text:p text:style-name="P43">Figure: Performance traces for all the animals individually shown in dashed grey lines. Mean + SEM in black.</text:p>
      <text:p text:style-name="P43"/>
      <text:p text:style-name="P43"><text:soft-page-break/>The behavioural performance improves only after several sessions of training (~3-4 sessions). This is primarily due to an increase in the percentage of trials with a correct Go tone lick, as shown below.</text:p>
      <text:p text:style-name="P43"/>
      <text:p text:style-name="P43"/>
      <text:p text:style-name="P43"/>
      <text:p text:style-name="P43">Figure: Mean Performance (%) and Mean Go Tone Lick Percentage (%) with Session for the Go/No-Go Task, plotted in black and green, respectively.</text:p>
      <text:p text:style-name="P43"/>
      <text:p text:style-name="P2"><text:span text:style-name="T122">However, a plot of the lick histogram for the various trial phases revealed that despite reaching the maximum success rate, the animals continued to lick during the no-go tone phase (incorrect lick) for a long duration of time (Figure 9). There was no difference in the amounts of time spent in the </text:span><text:span text:style-name="T61">p</text:span><text:span text:style-name="T122">re-</text:span><text:span text:style-name="T61">t</text:span><text:span text:style-name="T122">one or </text:span><text:span text:style-name="T61">n</text:span><text:span text:style-name="T122">o-</text:span><text:span text:style-name="T61">g</text:span><text:span text:style-name="T122">o Tone phases. This suggested that the animals did not discriminate between the Go and no-go tones. Accordingly, the current protocol was not being learnt as expected.</text:span></text:p>
      <text:p text:style-name="P43"/>
      <text:p text:style-name="P43">Figure: The number of licks in the pre-tone (blue), no-go tone (red), and go tone (green) phases, in a representative animal, in a session with maximum Performance (%).</text:p>
      <text:p text:style-name="P43"/>
      <text:p text:style-name="P43">We were not able to get discriminatory detection. Animals would resort to performing licks continuously and agnostically to the go and no-go stimulus. In a study published many years later, it was determined that any discriminatory task such as the one described above, would require even up to 4 weeks of training, since the animal was not punished with anything more than a delay or phase restart.</text:p>
      <text:p text:style-name="P43"/>
      <text:p text:style-name="P43"><text:span text:style-name="T158">Total animals trained</text:span>: 5</text:p>
      <text:p text:style-name="P43"><text:span text:style-name="T158">Conclusion</text:span>: Fail</text:p>
      <text:p text:style-name="P43"/>
      <text:p text:style-name="P2"><text:soft-page-break/><text:span text:style-name="T72">Eventually, we</text:span><text:span text:style-name="T122"> had to abandon these experiments, to switch to an aversive conditioning task, viz., Trace Eye-Blink Conditioning (TEC). With the change in the main behavioural task we also changed the project goals. The TEC task was standardized with the intention to work on Project II which is to study how animals make complex associations between different types of stimuli and how they adapt to changes to the </text:span><text:span text:style-name="T143">i</text:span><text:span text:style-name="T122">nter-stimulus </text:span><text:span text:style-name="T64">i</text:span><text:span text:style-name="T122">nterval (ISI).</text:span></text:p>
      <text:p text:style-name="P43"/>
      <text:h text:style-name="Heading_20_1" text:outline-level="1">Tra<text:span text:style-name="T157">c</text:span>e Eye-Blink Conditioning <text:span text:style-name="T161">[Project II]</text:span></text:h>
      <text:p text:style-name="P43"/>
      <text:p text:style-name="P43">Eye-blink Conditioning is a class of Classical Conditioning and requires the presentation of a neutral stimulus (Conditioned Stimulus, CS) along with an eye-blink eliciting, mildly aversive stimulus (Unconditioned Stimulus, US). Depending on whether the CS presentation overlaps with the US presentation or if the two stimuli are separated by a stimulus free interval in between (Trace <text:span text:style-name="T193">i</text:span>nterval), the concomitant procedure is called Delay Conditioning or Trace Conditioning, respectively. In either case, precise timing of the CS and US is mandated.</text:p>
      <text:p text:style-name="P43"/>
      <text:p text:style-name="P43"/>
      <text:p text:style-name="P43">Figure: Schematic representation to showcase the two main subtypes of Classical Conditioning (Eye-Blink Conditioning, for our experiments) based on the relative timing and presentation of the CS and US.</text:p>
      <text:p text:style-name="P43"/>
      <text:p text:style-name="P43">The CS is usually an auditory tone or a visual stimulus (e.g.- LED Flash), while the US is typically a mild air-puff to the cornea, or a gentle electric shock to the eye-lid. Naive animals (rabbits, rodents, monkeys, etc.) produce a robust, reflexive eye-blink to the US (Unconditioned Response, UR) and ignore the CS, in early trials. However, with repeated pairing of CS and US, the animals are able to <text:soft-page-break/>associate the two, and use the CS as a cue to predict the US, producing a partial, preemptive eye-blink just before the expected time of the US (Conditioned Response, CR). The CR develops in amplitude over multiple pairings or training sessions. In well trained animals, the CR begins at a time point closer and closer to the CS onset, and usually merges with the UR. The animals produce this CR in an attempt to avoid the US.</text:p>
      <text:p text:style-name="P43"/>
      <text:p text:style-name="P43">Traditionally, Trace Eye-Blink Conditioning has been an important hippocampus-dependent behavioural task, and has been adapted to a variety of different species, spanning rabbits, rats, and mice.</text:p>
      <text:p text:style-name="P43"/>
      <text:p text:style-name="P43">Damage or inhibition of the hippocampus has been shown to limit task acquisition without affecting other non-hippocampus dependent tasks such as Delay Conditioning. In the experiment shown below (Tseng et al., 2004), Ibotenic Acid was used in a session dependent fashion, to observe both limitations in first acquiring the Trace Conditioning task, as well as detriments to behavioural recall, even after animals learn the task to a high degree of proficiency, suggesting the pivotal role that the hippocampus plays in temporal tasks of this nature.</text:p>
      <text:p text:style-name="P43"/>
      <text:p text:style-name="P43">A single session of Trace Eye-Blink Conditioning, with strong stimuli (CS and US), has been previously employed (Modi et al., 2014), but with only upto 50% of the animals learning the task. Typically animals require around 3-7 sessions (~200-600 trials) to robustly learn the task. Accordingly, we designed and standardized a multi-session version of TEC, to allow more animals to learn and acquire the task.</text:p>
      <text:p text:style-name="P43"/>
      <text:p text:style-name="Heading_20_3">Tracking <text:span text:style-name="T88">e</text:span>ye-<text:span text:style-name="T88">b</text:span>link <text:span text:style-name="T88">r</text:span>esponses</text:p>
      <text:p text:style-name="P43"/>
      <text:p text:style-name="P43"><text:soft-page-break/>The most foolproof way to track eye-blink responses (especially with head-fixed animals) chronically (for multiple sessions across days), is to use a video camera. We used a Point Grey Chameleon3 1.3 MP Monochrome USB3.0 camera) for this purpose. It is cost effective and with proper scaling of the resolution and field of view, can achieve recording rates of &gt;200 frames per second. An important criteria for getting faster frame rates is to have better illumination, so that the camera may be set to lower exposure settings. We used a set of 5-10 Red colour LEDs as the light source, and these are run using a 12V DC line, with current limited resistors in series. Additionally, we used an IR-blocking filter to avoid capturing the 2-Photon excitation light (910-920 nm) when conduction behaviour and imaging experiments simultaneously. Finally, to focus the light from the eye of the animal onto the camera sensor, we used a Tamron M118FM16 lens (1/1.8, 16mm F/1.4).</text:p>
      <text:p text:style-name="Heading_20_3"/>
      <text:p text:style-name="Heading_20_3">Treadmill and tracking running speed</text:p>
      <text:p text:style-name="P43"/>
      <text:p text:style-name="P43">Allowing the head-fixed animals to run on a treadmill was an important behaviour rig consideration, as this allows the animals to be more comfortable and less stressed. We used a 6 inch cylindrical massage roller with a stainless steel axle running along the length. This axle had ball bearings on the two ends, to allow for free rotation against clamps. Additionally, we used linear actuators to be able to adjust the height of the treadmill relative to the head-fixing clamps.</text:p>
      <text:p text:style-name="P43"/>
      <text:p text:style-name="P43">On one side of the treadmill, we used a printed pattern of black squares (side length: 1cm) along the circumference. This allowed an IR LED - Photodetector pair to catch the edges of the black printed squares. The number of edges detected per unit time, then gave us the <text:soft-page-break/>run speed of the animals being trained. We followed Siegel et al., 2015 for setting up the treadmill and run speed tracking.</text:p>
      <text:p text:style-name="P43"/>
      <text:p text:style-name="P43"/>
      <text:p text:style-name="P43"/>
      <text:p text:style-name="P43">Figure: Trial by trial (left), and trial-averaged running speed (right) for two example animals (top and bottom). </text:p>
      <text:p text:style-name="P43"/>
      <text:p text:style-name="Heading_20_3">Behaviour rig and protocol control - Software</text:p>
      <text:p text:style-name="P43"/>
      <text:p text:style-name="P43">For our initial experiments we used the open-source behaviour controlling software suite Bonsai (Windows version). Later on, we were able to implement our own custom codes that allowed integration of the video camera, Arduino for stimulus delivery and treadmill tracking, and the software side of the protocols. Dilawar S. Rajput was instrumental in setting up the camera pipeline and integrating it into the Arduino code. The Camera server was implemented in C++ with Spinnaker API (Point Grey) and this fetched frames from the camera. The camera client was written in python, and this read the frames to produce a copy to monitor the video feed live, as well as write the video frames to disk as .tif files.</text:p>
      <text:p text:style-name="P43">With this setup, the maximum memory usage was ~1.3 GB RAM, and the code (available at https://github.com/BhallaLab/PointGreyCamera) had the following dependencies:</text:p>
      <text:p text:style-name="P43"><text:s text:c="4"/>• libopencv-dev, python-opencv</text:p>
      <text:p text:style-name="P43"><text:s text:c="4"/>• cmake, g++, gnu-make</text:p>
      <text:p text:style-name="P43"><text:s text:c="4"/>• libtiff-dev, python-tifffile, python-numpy</text:p>
      <text:p text:style-name="P43"><text:s text:c="4"/>• python-gnuplotli, gnuplot-x11</text:p>
      <text:p text:style-name="P44"><text:s/></text:p>
      <text:p text:style-name="P6"><text:span text:style-name="T142">An important requirement for our behaviour experiment design was to be able to train the animals systematically under reproducible </text:span><text:soft-page-break/><text:span text:style-name="T142">conditions, with the aim to have stable behavioural training and animal performance. </text:span><text:span text:style-name="T122">We used a blue LED as the Conditioned Stimulus (CS, 50 ms flash) with an air-puff to the eye serving as the Unconditioned Stimulus (US, 50 ms pulse). We used an Arduino to orchestrate stimulus delivery and protocol design. All experiments were performed on head-fixed C57Bl6 mice, since we planned to use a stationary, custom-built two-microscope to image </text:span><text:span text:style-name="T63">h</text:span><text:span text:style-name="T122">ippocampal CA1 activity during task acquisition and recall.</text:span></text:p>
      <text:p text:style-name="P43"/>
      <text:p text:style-name="P43"/>
      <text:p text:style-name="P43"/>
      <text:p text:style-name="P43">Figure: Schematic representation of the behaviour rig with 2-Photon imaging, to train head-fixed mice on a Trace Eye-Blink Conditioning (TEC) task.</text:p>
      <text:p text:style-name="P43"/>
      <text:p text:style-name="P43"/>
      <text:p text:style-name="P43">Figure: A picture of a head-fixed mouse clamped on the behaviour rig, with key components: 1) Red LED Illumination, 2) Blue LED CS, 3) Air-puff port directed to the left eye, and 4) Height-adjustable Treadmill</text:p>
      <text:p text:style-name="P43"/>
      <text:p text:style-name="Heading_20_3">Analysis - <text:span text:style-name="T194">TEC</text:span></text:p>
      <text:p text:style-name="LO-normal"/>
      <text:p text:style-name="P43">Once the .tif movies of the eye of the animal being trained were saved, they were analyzed by a custom script written in MATLAB 2011, wherein for every frame we</text:p>
      <text:p text:style-name="P43"><text:s text:c="4"/>1 Adjust contrast (optional)</text:p>
      <text:p text:style-name="P43"><text:s text:c="4"/>2 Apply a median filter (optional)</text:p>
      <text:p text:style-name="P43"><text:s text:c="4"/>3 Crop out the pixels defining the eye and surrounding (identical number of pixels for all trials and animals)</text:p>
      <text:p text:style-name="P43"><text:s text:c="4"/>4 Binarize the image of the eye to get black pixels defining the visible (opened) portion of the eye</text:p>
      <text:p text:style-name="P43"><text:soft-page-break/><text:s text:c="4"/>5 Count the relative proportion of open vs closed eye pixels in the cropped image, and</text:p>
      <text:p text:style-name="P43"><text:s text:c="4"/>6 Assign each frame with a Fraction of Eye Closure (FEC) score</text:p>
      <text:p text:style-name="P43"/>
      <text:p text:style-name="P2"><text:span text:style-name="T122">The FEC score then allowed us to analyse each trial’s worth of frames for eye-blinks. There are many features of the eye-blink that could be used to gauge the overall performance of the animal in terms of both the Conditioned Response (CR) as well as the Unconditioned Response (UR), but for </text:span><text:span text:style-name="T123">our</text:span><text:span text:style-name="T122"> experiments, </text:span><text:span text:style-name="T47">we</text:span><text:span text:style-name="T122"> chose to use Eye-Blink Amplitude (Siegel et al., 2015). Additionally, we studied whether the animals could produce CRs in the absence of the US, by pseudorandomly selecting 10% trials to skip the US (Probe Trials).</text:span></text:p>
      <text:p text:style-name="P43"/>
      <text:p text:style-name="Heading_20_3">Results - <text:span text:style-name="T194">TEC</text:span></text:p>
      <text:p text:style-name="P43"/>
      <text:p text:style-name="P43"><text:s text:c="4"/>1 Animals showcase task acquisition by performing Conditioned Responses (CRs), observed as pre-emptive blinks timed to avoid the aversive US. The kinetics of the CR (timing, amplitude, etc.) are dependent on the amount of training, but are identical across paired and probe trials.</text:p>
      <text:p text:style-name="P43"/>
      <text:p text:style-name="P43"/>
      <text:p text:style-name="P43">Figure: Conditioned Responses (CRs) are small amplitude eye-blinks triggered by the CS, and develop with multiple training sessions. Top, Trial-by-trial FEC scores for Session 2 (left) and Session 4 (right). Unconditioned Responses are large eye-blinks to the US. Bottom, Trial-averaged FEC traces for Session 2 (left) and Session 4 (right) for paired (red) and probe trials (green).</text:p>
      <text:p text:style-name="P43"/>
      <text:p text:style-name="P43"><text:s text:c="4"/>2 Most animals can pick up the task within 4-7 sessions (1 session/day, 60 trials/session), even if on water deprivation. Animals <text:soft-page-break/>can also be subsequently trained to different <text:span text:style-name="T185">i</text:span>nter-stimulus intervals. Using the Conditioned Response (CR) amplitude, each trial can be binarized to whether a CR was elicited (Hit Trial) or not (Miss Trial), by thresholding at mean trial FEC + 2*Std. Dev.. Performance for the session is then estimated as the ratio of Hit Trials to Total Trials.</text:p>
      <text:p text:style-name="P43"/>
      <text:p text:style-name="P43">Figure: Performance in terms of the percentage of Hit Trials to total trials across sessions, including an ISI switch from 250 ms to 350 ms.</text:p>
      <text:p text:style-name="P43"/>
      <text:p text:style-name="P43"><text:s text:c="4"/>3 Animals that learn multiple ISIs, especially when the second ISI is &gt;=2x the first ISI, showcase complex eye-blinks without extinction of the previously learnt CRs. Once an animal showcases the ability to produce Conditioned Responses (CRs) to one inter-stimulus interval (ISI), this interval can be elongated. In the example shown below we first trained the animal to a 250 ms ISI, and then switched to a 500 ms ISI.</text:p>
      <text:p text:style-name="P43"/>
      <text:p text:style-name="P2"><text:span text:style-name="T122">Figure: Conditioned Responses (CRs) are preserved for previously learnt ISIs, and switching the ISI to longer intervals results in Complex (multi-CR) eye-blink responses. Top, </text:span><text:span text:style-name="T75">T</text:span><text:span text:style-name="T122">rial-by-trial FEC scores for 250 ms ISI (left) and 500 ms ISI (right). Unconditioned Responses are large eye-blinks to the US. Bottom </text:span><text:span text:style-name="T150">T</text:span><text:span text:style-name="T122">rial-averaged FEC traces for 250 ms ISI (left) and 500 ms ISI (right) for paired (red) and probe trials (green). </text:span></text:p>
      <text:p text:style-name="P43"/>
      <text:p text:style-name="P43"><text:s text:c="4"/>4 The onset of the Conditioned Response (CR) is not affected by the ISI switch, irrespective of how strongly the animals learn the task. CRs during paired and probe trials were near identical, showcasing that the animal </text:p>
      <text:p text:style-name="P43"/>
      <text:p text:style-name="P43">Figure: Conditioned Response (CR) onset timing is maintained across ISI switches. Representative examples from a short ISI switch from 250 ms (left) to 350 ms (right).</text:p>
      <text:p text:style-name="P43"><text:soft-page-break/></text:p>
      <text:p text:style-name="P43"/>
      <text:p text:style-name="P43">Figure: Bar plots for Conditioned Response (CR) onset across multiple sessions of training after ISI switch from 250 ms to 350 ms, irrespective of how strongly the animals learnt the task. Left; red, strong learner, and Right; blue, weak learner.</text:p>
      <text:p text:style-name="P43"/>
      <text:p text:style-name="P43"><text:s text:c="4"/>5 Animals can also be trained to very long ISIs from Session 1, with acquisition taking &lt;10-14 days. Here we tried to train animals to either a 550 ms ISI or a 750 ms ISI. Note, however, that unless multiple ISIs are taught to the same animal, the CR eye-blink is singular. <text:s/></text:p>
      <text:p text:style-name="P43"/>
      <text:p text:style-name="P43"/>
      <text:p text:style-name="P43"/>
      <text:p text:style-name="P43"/>
      <text:p text:style-name="P43"/>
      <text:p text:style-name="P43"/>
      <text:p text:style-name="P43"/>
      <text:p text:style-name="P43"/>
      <text:p text:style-name="P43"/>
      <text:p text:style-name="P43"/>
      <text:p text:style-name="P43">Figure: Representative example of a mouse trained to 550 ms ISI (Session 6). Top, Trial-by-trial FEC responses, and Bottom, Trial-averaged FEC responses for paired (red) and probe trials (green).</text:p>
      <text:p text:style-name="P43"/>
      <text:p text:style-name="P43"/>
      <text:p text:style-name="P43"/>
      <text:p text:style-name="P43">Figure: Representative example of a mouse trained to 750 ms ISI (Session 4). Top, Trial-by-trial FEC responses, and Bottom, Trial-averaged FEC responses for paired (red) and probe trials (green). Here the CR is weaker, but clear from the FEC heatmap.</text:p>
      <text:p text:style-name="P43"/>
      <text:p text:style-name="P43"><text:soft-page-break/><text:span text:style-name="T158">Total animals trained</text:span>: <office:annotation office:name="__Annotation__3105_1264159303" loext:resolved="false"><dc:creator>Unknown Author</dc:creator><dc:date>2023-03-20T17:52:47.007345976</dc:date><text:p text:style-name="P80"><text:span text:style-name="T209">Incomplete</text:span></text:p></office:annotation>&lt;check lab notes&gt;<office:annotation-end office:name="__Annotation__3105_1264159303"/></text:p>
      <text:p text:style-name="P43"><text:span text:style-name="T158">Conclusion</text:span>: Success</text:p>
      <text:p text:style-name="P43"/>
      <text:p text:style-name="P50">Chapter 3 – Imaging</text:p>
      <text:p text:style-name="P43"/>
      <text:p text:style-name="P43">The mammalian hippocampus is considered important in the formation of new memories about experienced events (episodic or autobiographical memory), general declarative memory (memories that can be explicitly verbalized), spatial memory and navigation, and associations between stimuli that are distinct in time, among other functions. To achieve this, the Hippocampus must integrate information from different areas of the cortex.</text:p>
      <text:p text:style-name="P43"/>
      <text:p text:style-name="P43">Much of the cortical information that enters the Hippocampus (Dentate Gyrus, specifically) comes through the Entorhinal Cortex, along the Perforant Path (Hjorth-Simonsen, A., 1972). The Dentate Gyrus cell network then relays this information to the CA3 cell network through Mossy Fibers, which in turn relays the information to CA1 cells, through the Schaffer Collateral Fibers. This is popularly known as the Trisynaptic Circuit and there is scope and evidence for computation and information processing at every step (McHugh et al., 2007; Nakashiba et al., 2008; Suh et al., 2011; MacDonald et al., 2012; Modi et al., 2014). Finally, the CA1 cells have their outputs to other brain regions. It is important to note, however, that regions like the CA1 are known to have access to information directly from other brain regions, as well (cited from “The Hippocampus Book”).</text:p>
      <text:p text:style-name="P43"/>
      <text:p text:style-name="P43">Literature in the field suggests that naïve animals may have some sensory gating of “Neutral” stimuli at the level of the CA1 (Kamondi et al., 1998; Bellistri et al., 2013; Abe et al., 2014). The source of this inhibition (at least the step before the local interneurons) seems to be the Medial Septum, through Fimbria-Fornix (Abe et al., 2014). Also, behavioural relevance allows the CA1 to elicit depolarizations <text:soft-page-break/>(Pastalkova et al., 2008; Harvey et al.., 2009; Itskov et al., 2011 &amp; 2012; MacDonald et al. 2011 &amp; 2013; Dombeck et al., 2010; Modi et al., 2014).</text:p>
      <text:p text:style-name="P43"/>
      <text:p text:style-name="P43">The Hippocampus consists of ventral and dorsal portions both of which are of similar composition but are parts of different neural circuits (Moser and Moser, 1998). Fanselow et al., 2010 reviewed that it is the dorsal hippocampus that performs primarily cognitive functions and in memory function, while the ventral hippocampus modulates emotional and affective processes.</text:p>
      <text:p text:style-name="P43"/>
      <text:p text:style-name="P2"><text:span text:style-name="T122">We now discuss the in vivo Hippocampal preparation, physiology recordings, and a brief summary of the results. </text:span><text:span text:style-name="T148">An important goal for our experiments was </text:span><text:span text:style-name="T73">t</text:span><text:span text:style-name="T122">o study how sensory stimulus responses of Hippocampal CA1 develop with associative learning.</text:span></text:p>
      <text:p text:style-name="P43"/>
      <text:h text:style-name="Heading_20_1" text:outline-level="1">Anatomy <text:span text:style-name="T195">and physiology </text:span>of the <text:span text:style-name="T178">h</text:span>ippocampus</text:h>
      <text:p text:style-name="P43"/>
      <text:p text:style-name="P2"><text:span text:style-name="T48">Our</text:span><text:span text:style-name="T122"> experiments deal with studying (through imaging) the representation of real-world stimuli in a network of dorsal CA1 cells of the Hippocampus of head-fixed male C57BL/6 mice. The objective is to then understand the network-level and cellular phenomenon, involved when associations are made, by studying whether and how stimulus representations, in terms of the spatio-temporal activity of CA1 neurons, change with learning.</text:span></text:p>
      <text:p text:style-name="P43">The Hippocampus is located deep in the medial temporal lobe of mammals and is defined by several sub-structures, including the Dentate Gyrus (one site for information input to the hippocampus) and the Hippocampus Proper constituted by the CA1, CA2, CA3 and CA4 cellular levels.</text:p>
      <text:p text:style-name="P43"><text:soft-page-break/>Much of the cortical information that enters the Hippocampus (Dentate Gyrus, specifically) comes through the Entorhinal Cortex, along the Perforant Path (Hjörth-Simonsen, A., 1972). The Dentage Gyri cell network then relays this information to the CA3 cell network through Mossy Fibers, which in turn relays the information to CA1 cells, through the Schaffer Collateral Fibers. This is popularly known as the Trisynaptic Circuit and there is scope for computation and information processing at every step. Finally, the CA1 cells have their outputs to other brain regions. It is important to note, however, that regions like the CA1 are known to have access to information directly from other brain regions, as well (cited from “The Hippocampus Book”).</text:p>
      <text:p text:style-name="P43"/>
      <text:p text:style-name="P43">The Hippocampus consists of ventral and dorsal portions both of which are of similar composition but are parts of different neural circuits (Moser and Moser, 1998). The two main subdivisions of the Entorhinal Cortex, the Lateral and Medial Entorhinal Areas differently and exclusively project to the Septal (dorsal) and Temporal (ventral) levels of the dentate gyrus, respectively (Hjörth-Simonsen, A., 1972; Ruth et al., 1982 and 1988; Dolorfo and Amaral, 1998). Vinogradova et al. (2011) reported that only the Medial Entorhinal Area (projects exclusively to the ventral hippocampus) was a truly poly modal structure, vigorously responding to auditory, visual and somatosensory stimuli, while the Lateral Entorhinal Area (projects exclusively to the dorsal hippocampus) responded specifically and selectively to tactile stimuli, with only rare, weak and diffuse effects evoked by the stimuli of other modalities.</text:p>
      <text:p text:style-name="P43"/>
      <text:p text:style-name="P43">Interestingly, however, Fanselow et al. (2010) reviewed that it is the dorsal hippocampus that performs primarily cognitive functions and in memory function, while the ventral hippocampus modulates emotional and affective processes. Moreover, Jung et al., 1994 reported that the dorsal hippocampus contains the greatest density and selectivity of <text:soft-page-break/>place cells coding spatial location. Finally, Zhang and Manahan-Vaughan (2013) showed that the Hippocampus could use non-visuospatial resources (specifically shown using Olfaction), to generate spatial representations.</text:p>
      <text:p text:style-name="P43">Using extracellular tungsten microelectrodes, in naïve unanesthetized rabbits serially exposed to multimodal stimuli, Vinogradova et al. showed that in the CA1,</text:p>
      <text:p text:style-name="P43"><text:s text:c="4"/>1. Nearly half of the reactive neurons have unimodal responses (41-44%)</text:p>
      <text:p text:style-name="P43"><text:s text:c="4"/>2. Multimodal neurons are modality-unspecific but have differentiated responses to stimuli of different modalities and even to various stimuli within a single modality</text:p>
      <text:p text:style-name="P43"><text:s text:c="4"/>3. Many neurons respond by Phasic (evoked responses last for the duration and as long as the stimulus) and Specific (stimulus-specific pattern) responses</text:p>
      <text:p text:style-name="P43"><text:s text:c="4"/>4. Neurons with inhibitory responses are encountered less frequently than those with various types of excitatory</text:p>
      <text:p text:style-name="P43"><text:s text:c="4"/>5. Habituation (non-responsiveness to repeatedly presented stimuli) is present though not among all the responsive cells (71-75%) and is often gradual</text:p>
      <text:p text:style-name="P43">Rodents navigating an environment have been shown to elicit landmark tuned CA1 cell firing (O’Keefe and Dostrovsky, 1971) and such “Place Field” specific activity has since been studied in great detail (Leutgeb et al., 2005; Harvey et al., 2009; Dombeck et al., 2010). Separately, the CA1 have also been implicated in memory processes enabling the association of stimuli that are distinct in time (MacDonald et al., 2011 &amp; 2013; Modi et al., 2014).</text:p>
      <text:p text:style-name="P43"/>
      <text:p text:style-name="P43">With regard to stimulus representation, the CA1 of awake behaving animals have been reported to show a context dependence (Itskov et al., 2011 &amp; 2012), but specific features of non-spatial information in the CA1 network of naive animals have not been clearly outlined. <text:soft-page-break/>Interestingly, in vivo whole-cell patch clamp recordings of CA1 pyramidal cells in naïve animals, revealed a small but distinct hyperpolarization evoked by neutral stimuli, viz., auditory tones and air-puffs to whiskers (Abe et al., 2014). The same study implicated the septum showing that a Fimbria-Fornix lesion (disconnecting the septum from the hippocampus) eliminates the hyperpolarization response to the neutral stimuli. However, the CA1 did not show any depolarization among the cells recorded (&lt;30 cells using ~20 mice), despite this.</text:p>
      <text:p text:style-name="P43"/>
      <text:p text:style-name="P43">Firstly, it must clearly be determined if the CA1 cells in naive animals, indeed do not show depolarization responses to neutral stimuli in larger samples of CA1 cells, in vivo. Next, it becomes pivotal to understand the network and cellular mechanisms that underlie behavioral learning induced changes in CA1 responses.</text:p>
      <text:p text:style-name="P43"/>
      <text:p text:style-name="P43">Imaging based activity studies have the advantage of being able to capture many more cells (&gt;100 from the same animal) during experiments (Dombeck et al., 2010; Peron et al., 2015) as compared to typical electrophysiological measurements. Also, imaging provides an unambiguous method to identify cells that are not active during a period of interest. Finally, imaging techniques have gained momentum in the study of the hippocampal CA1 various spatial scales, from cellular resolution somatic studies (Dombeck et al., 2010; Modi et al., 2014), to dendritic (Mizrahi et al., 2004; Sheffield and Dombeck, 2014), as well as axonic boutons terminating on the CA1 interneuron populations (Kaifosh et al., 2013; Lovett-Barron et al., 2014), in vivo.</text:p>
      <text:p text:style-name="P43"/>
      <text:p text:style-name="P43">Depending on the intended duration of the imaging experiments, viz., a few hours (single session) or a few days and weeks (multiple sessions), we were able to standardize both an Acute as well as a Chronic in vivo hippocampal preparation.</text:p>
      <text:p text:style-name="P43"><text:soft-page-break/>Ashesh Dhawale from the lab previously acquired some in vivo datasets of the dorsal CA1 somatic firing, in single (acute) sessions, by unilaterally imaging the Hippocampus of naive C57BL/6 mice, using Oregon Green Bapta-1</text:p>
      <text:p text:style-name="P43">(a calcium sensitive dye) and 2-Photon Imaging (Denk et al., 1990 and 1997). Some of his results are summarized, below</text:p>
      <text:p text:style-name="P43">1. Specific subsets of CA1 cells showed high levels of correlation in firing.</text:p>
      <text:p text:style-name="P43">2. Using a Meta k-means algorithm (Ozden et al., 2008 and Dombeck et al., 2009), neurons could be clustered based on high correlations (during pre-stimulus periods) in firing into groups that incidentally showed a spatial organization.</text:p>
      <text:p text:style-name="P43">3. There was not only a significant inverse relationship between pairwise inter-cell correlations with inter-cell distance, the inter-cell distances between highly correlated neurons were significantly smaller than those with low correlations.</text:p>
      <text:p text:style-name="P43">4. There was a large degree of variability in the response of single neurons, which may be due to any one or more of the trial-to-trial variations in internal states, attention and motor patterns of the mouse.</text:p>
      <text:p text:style-name="P43">5. Finally, there were no discernable responses to Visual (yellow LED) and Odor (limonene, cineole and isoamyl acetate) stimuli, only weak responses to Auditory Tone (5000 Hz sine-wave, ~95 Db) and clear responses only to Somatosensory (air-puff to ipsilateral whiskers, pressurized at 0.5 bar) stimuli.</text:p>
      <text:p text:style-name="P43"/>
      <text:h text:style-name="Heading_20_1" text:outline-level="1">Methodology – <text:span text:style-name="T163">Acute and </text:span><text:span text:style-name="T176">c</text:span><text:span text:style-name="T163">hronic </text:span><text:span text:style-name="T176">i</text:span><text:span text:style-name="T163">maging </text:span><text:span text:style-name="T198">[Projects I &amp; II]</text:span></text:h>
      <text:p text:style-name="P43"/>
      <text:p text:style-name="P2"><text:span text:style-name="T49">The overall</text:span><text:span text:style-name="T122"> experiment deals with optically measuring the activity of the dorsal CA1 Hippocampal neurons when different stimulus modalities are presented to a male C57BL/6 mouse. </text:span><text:span text:style-name="T50">The thesis covers </text:span><text:soft-page-break/><text:span text:style-name="T50">experiments conducted acutely</text:span><text:span text:style-name="T122"> (lasting &lt;10 hours</text:span><text:span text:style-name="T124">)</text:span><text:span text:style-name="T122"> using OGB-1 as a calcium sensor), </text:span><text:span text:style-name="T50">as well as chronically</text:span><text:span text:style-name="T122"> (</text:span><text:span text:style-name="T124">~7-21 days</text:span><text:span text:style-name="T50">)</text:span><text:span text:style-name="T122"> using a genetically encoded calcium indicator, GCaMP6f).</text:span></text:p>
      <text:p text:style-name="P43"/>
      <text:p text:style-name="P43">The hippocampus cannot be imaged directly, through the cortex since the layer of cortex is too thick (of the order of millimeters) to allow proper excitation of the sample. The excitation light is expected to be scattered completely, well before the imaging depth of the CA1 layer. These layers of cortex have to accordingly be carefully suctioned out to allow the microscope objective to have optical access to the exposed tissue (Figure ).</text:p>
      <text:p text:style-name="P43"/>
      <text:p text:style-name="P43"/>
      <text:p text:style-name="P43"/>
      <text:p text:style-name="P43">Figure : (Left) A schematic of the rodent brain, showcasing the two hippocampi, one in each hemisphere. The hippocampi lie ~1 mm (mice) below the cortical surface. (Right) The hippocampal preparation allows optical access to the deep lying hippocampal CA1 cells, relative to the skull/cortex. The CA1 cell bodies arrange in a laminar fashion, as a tight cell body layer that can be visualized by fluorescence (using either OGB-1 or GCaMP).</text:p>
      <text:p text:style-name="P43"/>
      <text:p text:style-name="P43">We first put the animal under anesthesia using a vapor chamber saturated with 3% isoflurane. Next, the animal is cheek-clamped and anesthesia is maintained using 1-2% isoflurane, provided directly to the nozzle of the animal, keeping track of ~1 Hz breathing rate and a body temperature of 35-37 ℃ (with heating pad). The animal is given a haircut and an ~5 cm circular incision is made on the scalp, revealing the skull below.</text:p>
      <text:p text:style-name="P43">We then affix headbars and skull screws with the help of dental cement, to be able to clamp the animal post surgery on the 2-Photon Microscope.</text:p>
      <text:p text:style-name="P43"><text:soft-page-break/></text:p>
      <text:p text:style-name="P43">The left, dorsal hippocampus is targeted with a 3-5 mm circular craniotomy aimed at 1.5 mm left and 2.0 mm behind bregma, carefully tearing and peeling out the Dura, to reveal the cortex.</text:p>
      <text:p text:style-name="P43"/>
      <text:p text:style-name="P43">We perform a Hippocampal Preparation, to aspirate out the cortex (part of the somatosensory cortex) under repeated washes of Cortex Buffer (see table 1 for recipe), and expose a part of the dorsal hippocampal surface.</text:p>
      <text:p text:style-name="P43">Depending on the requirement for the preparation, viz., acute or chronic imaging, we used different sensors.</text:p>
      <text:h text:style-name="Heading_20_1" text:outline-level="1">Preparation of Cortex Buffer</text:h>
      <text:p text:style-name="P43"/>
      <text:p text:style-name="P43">To prepare 1000 ml of cortex buffer, weigh out the required amount of the salts, NaCL, KCl, Glucose and HEPES (see table 1 for recipe) and make up the volume of the solution with Milli Q Water till about slightly less than 1000 ml. Measure the pH using a calibrated pH meter. The expected pH is slightly acidic (around 5), so use 1M NaOH (aq) to set the pH to 7.35.</text:p>
      <text:p text:style-name="P43">Then, fill up the volume to 1000 ml and verify the pH (should not have changed). Filter the contents through a 0.22 um membrane using a vacuum filtration, and store at 6 °C.</text:p>
      <text:p text:style-name="P43"/>
      <text:p text:style-name="P43">INGREDIENT</text:p>
      <text:p text:style-name="P43">CONCENTRATION (mM)</text:p>
      <text:p text:style-name="P43">Amount (g or ml)</text:p>
      <text:p text:style-name="P43">NaCl (s)</text:p>
      <text:p text:style-name="P43">125</text:p>
      <text:p text:style-name="P43">7.31 g</text:p>
      <text:p text:style-name="P43">KCl (s)</text:p>
      <text:p text:style-name="P43">5</text:p>
      <text:p text:style-name="P43"><text:soft-page-break/>0.373 g</text:p>
      <text:p text:style-name="P43">Glucose (s)</text:p>
      <text:p text:style-name="P43">10</text:p>
      <text:p text:style-name="P43">1.8 g</text:p>
      <text:p text:style-name="P43">HEPES (s)</text:p>
      <text:p text:style-name="P43">10</text:p>
      <text:p text:style-name="P43">2.38 g</text:p>
      <text:p text:style-name="P43">CaCl2 (aq)</text:p>
      <text:p text:style-name="P43">2</text:p>
      <text:p text:style-name="P43">1.6 ml of 1.25 M stock solution</text:p>
      <text:p text:style-name="P43">MgCl2 (aq)</text:p>
      <text:p text:style-name="P43">2</text:p>
      <text:p text:style-name="P43">1.5 ml of 1.3 M stock solution0</text:p>
      <text:p text:style-name="P43"/>
      <text:p text:style-name="P43">Table 1: Recipe for ready-to-use cortex buffer. The buffer is typically prepared and stored in aliquots to be used each week. The correct pH range of the buffer was often a crucial factor ensuring the success of the hippocampal preparation.</text:p>
      <text:p text:style-name="P43"/>
      <text:h text:style-name="Heading_20_1" text:outline-level="1">Oregon Green Bapta-1 Injections for <text:span text:style-name="T196">a</text:span>cute <text:span text:style-name="T179">i</text:span>maging</text:h>
      <text:p text:style-name="P43"/>
      <text:p text:style-name="P43">For acute/single-day experiments, we injected OGB-1 using pulled, dye loaded micropipettes at a depth of 100-150 µm (Figure ) from the topmost layer of exposed tissue, till a slow but detectable pulse of dye (visualized as a red/pink solution; see table 2 for recipe) may be visible just below the tissue surface. This allows the dye to be soaked up by the basal dendrites of the CA1 and takes 30-60 mins for incorporation into the cytoplasm. We typically allow the animal 1-2 hours of respite before the subsequent imaging session. High pressure ejection of the dye into the tissue may damage the neuropil, while very low pressures <text:soft-page-break/>or clogs in the pipette affect the spread of the dye across the tissue. We aimed to image ~100 x 100 µm2 of the tissue in any particular ROI, and achieved this with 5 minute injections with each micropipette aiming to load the dye at 2-3, well separated positions spread across the entire exposed dorsal surface. We estimate that the dye volume was &lt;1000 nl/injection. After the injection cycle with any micropipette, we leave the tissue undisturbed for at least 5-10 mins before pulling the micropipette out of the tissue.</text:p>
      <text:p text:style-name="P43"/>
      <text:p text:style-name="P43">&lt;Table 2 here&gt;</text:p>
      <text:p text:style-name="P43"/>
      <text:p text:style-name="P43">Once all the injections are complete, the exposure is sealed using 5% low gelling <text:span text:style-name="T188">a</text:span>garose, just before it sets, making sure the temperature is cool enough to avoid heat-related tissue damage. Place a drop of the 5% agarose solution on the back of the hand to test the temperature. </text:p>
      <text:p text:style-name="P43"/>
      <text:p text:style-name="P43">OGB-1 is eventually cleared from the cytoplasm but allows for a limited window for imaging studies (Stosiek et al.., 2003). Reopening the <text:span text:style-name="T188">a</text:span>garose seal and re-injections were never attempted to prevent unnecessary damage to the underlying tissue. Additionally, the agarose plug itself was found to be unstable beyond 1-3 days. This resulted in the imaging possibility being limited to the same day as the surgery (acute imaging).</text:p>
      <text:p text:style-name="P43"/>
      <text:h text:style-name="Heading_20_1" text:outline-level="1">GCAMP and <text:span text:style-name="T177">c</text:span>hronic <text:span text:style-name="T177">i</text:span>maging</text:h>
      <text:p text:style-name="LO-normal"/>
      <text:p text:style-name="LO-normal"/>
      <text:p text:style-name="P43">For chronic/multi-day experiments, we standardized a stereotaxic viral injection step, where we inject the gene for GCaMP5 or GCaMP6f into the dorsal hippocampus at -1.5 mm lateral, 2 mm posterior, and 1.3 mm dorsal from Bregma on the skull surface (Figure ).</text:p>
      <text:p text:style-name="P43"><text:soft-page-break/><text:s/></text:p>
      <text:p text:style-name="P43">Figure : Schematic representation for stereotaxic viral injection. </text:p>
      <text:p text:style-name="P43"/>
      <text:p text:style-name="P43"/>
      <text:p text:style-name="P43">Later on, we switched to directly using GCaMP6f transgenic mice (background: C56BL/6) which express GCaMP6f in the Hippocampus (Chen et. al., 2013), and thus circumvented the dye loading or viral injection steps, aiding in the potential success of the preparations, by way of tissue health and recording quality.</text:p>
      <text:p text:style-name="P43"/>
      <text:h text:style-name="Heading_20_1" text:outline-level="1">Results - <text:span text:style-name="T162">Imaging</text:span></text:h>
      <text:p text:style-name="P43"/>
      <text:p text:style-name="P53"><text:span text:style-name="T91">2-Photon calcium imaging</text:span><text:span text:style-name="T169"> of </text:span><text:span text:style-name="T91">h</text:span><text:span text:style-name="T169">ippocampal CA1, </text:span><text:span text:style-name="T99">in vivo</text:span></text:p>
      <text:p text:style-name="P19"/>
      <text:p text:style-name="P43">Next, we subject the CA1 cells to Imaging. The CA1 cell body layer is ~200 μm deep in through the hippocampal surface. At these depths, scattering of excitation as well as emission light is significant. However, we are able to image at these depths with Two-Photon Imaging LASER Scanning Imaging (810 nm for OGB-1 and 910 nm for GCaMP5/GCaMP6f), where a high intensity pulsed LASER allows for Two-Photons to near instantaneously excite fluorophores in a thin z-slice plane which is the focal plane of the Objective. There is scattering, but this since only the focal plane is excited any and all emitted photons that we capture are part of the signal. We use a 16x water immersion, 0.8 NA, 3 mm working distance Objective, to get a large field of view.</text:p>
      <text:p text:style-name="P43"/>
      <text:p text:style-name="Heading_20_3"><text:soft-page-break/>Acute Imaging of OGB-1 loaded <text:span text:style-name="T189">h</text:span>ippocampal CA1</text:p>
      <text:p text:style-name="LO-normal"/>
      <text:p text:style-name="P43">OGB-1 spreads throughout the cytoplasm and neuropil, and infiltrates the cell nucleus, giving the cells the appearance of solid circles (cells). The cell body (soma) ranges from 10-15 µm depending on the orientation of the imaging layer in 3D tissue space (Figure , left).</text:p>
      <text:p text:style-name="P43"/>
      <text:p text:style-name="P43">Figure : (Left) Representative Two-Photon Calcium Image of a plane of Hippocampal CA1 cells, bolus loaded with Oregon Green Bapta-1 (OGB-1), at an instant in time. Example cells marked out post-hoc as pink, green, blue and red. Scale bar 20 µm. (Right) Representative dF/F (%) traces for the calcium activity recorded in a single 10s video for example cells pink, green, blue, and red. Scale bar (1 sec; 10% dF/F).</text:p>
      <text:p text:style-name="P43"/>
      <text:p text:style-name="P43">Each cell in the recorded region of interest (ROI), is identified, marked out (in pixel identity), based on local activity of correlated pixels in the time series movies. The average intensity of the pixels corresponding to each cell for each frame in each recording video, <text:s/>is saved as the raw calcium fluorescence trace.</text:p>
      <text:p text:style-name="P43">Next, these raw calcium traces are baseline normalized to equate the baselines for each cell at 0, and describe the dynamic range of the intensity values as 0 to 1, or 1 to 100%. Here are the corresponding time series of baseline normalized dF/F for the representative example cells (the same blue, green, and red cells as above) are shown below (Figure , right).</text:p>
      <text:p text:style-name="P43"/>
      <text:p text:style-name="Heading_20_3">Chronic <text:span text:style-name="T190">i</text:span>maging of GCaMP expressing <text:span text:style-name="T190">h</text:span>ippocampal CA1</text:p>
      <text:p text:style-name="LO-normal"/>
      <text:p text:style-name="P43"><text:soft-page-break/>For chronic imaging, tissue health was of paramount concern since it could easily degrade in time (Figure ). With practice and standardization, we were able to get the preparations to survive for 2-4 weeks at very good signal-to-noise. Preparations that resulted in very poor signal-to-noise were often recorded but have been filtered out of the data showcased in this thesis. While preparations can sometimes last even months, typically it is crucial to consider if the ROI for recording could provide &gt;20 cells, to continue the experiment.</text:p>
      <text:p text:style-name="P43">GCaMP is typically designed to be cytosolic and does not typically cross into the cell nucleus. GCaMP labeled cell bodies appear as doughnuts in the imaging slice Figure <text:s/>and Figure ). </text:p>
      <text:p text:style-name="P43"/>
      <text:p text:style-name="P43">Figure : Tissue Degradation over time. Representative Two-Photon Calcium images of a snapshot in time of the Hippocampal CA1 cell body layer on Day 1 (left) after the surgery and Day 3 (right) after the surgery.</text:p>
      <text:p text:style-name="P43"/>
      <text:p text:style-name="P43">Recordings with very good signal-to-noise, where the same chronically labeled CA1 cells could be anatomically identified on subsequent days even &gt;2-3 weeks post surgery were eventually acquired, and are featured in the data presented in Chapter 4.</text:p>
      <text:p text:style-name="P43"/>
      <text:p text:style-name="P43"/>
      <text:p text:style-name="P43">Figure : Chronic calcium imaging of the same Hippocampal CA1 cells over weeks. Landmarks have been marked and were used to confirm frame registration and identify cells.</text:p>
      <text:p text:style-name="P43"/>
      <text:p text:style-name="P43">The magnification and resolution of the field of view are important parameters to consider when balancing magnification for the resolution and the maximization of the number of cells being simultaneously recorded from (Figure ).</text:p>
      <text:p text:style-name="P43"/>
      <text:p text:style-name="P43"><text:soft-page-break/>While recording at high frame rates for live imaging, we capture a relatively large number of cells (~100) in time-series imaging frames, at frame rates of around 10-15 fps. Subsequently, we subject the animal to various stimuli across trials and save these images for analysis.</text:p>
      <text:p text:style-name="P43"/>
      <text:p text:style-name="P43"/>
      <text:p text:style-name="P43">Figure : (Left) Representative Two-Photon Calcium Image of a plane of Hippocampal CA1 cells expressing GCaMP6f at an instant in time. Example cells marked out post-hoc in pink, blue, and green, with no-cell background in red. Scale bar 20 µm. (Right) Representative dF/F (%) traces for the calcium activity recorded in a single 10s video for example cells in pink, blue, and green, with no-cell background in red. Scale bar (2 sec; 10% dF/F).</text:p>
      <text:p text:style-name="P43"/>
      <text:p text:style-name="Heading_20_3">Spontaneous <text:span text:style-name="T191">a</text:span>ctivity during non-stimulus periods</text:p>
      <text:p text:style-name="LO-normal"/>
      <text:p text:style-name="P43">We recorded the calcium activity from a large number of Hippocampal Cells while presenting various neutral and conditioning stimuli, including fairly large periods of time before and after stimulus presentation. Activity of cells, typically observed in vivo, in these periods is termed spontaneous activity. Cells may showcase variable rate (number of calcium events per sec) and timing. Given proper signal isolation for identified cells in an ROI, each source or “cell” may be considered independent.</text:p>
      <text:p text:style-name="P43"/>
      <text:p text:style-name="Heading_20_3">Spatial organization of activity correlated cells during spontaneous activity</text:p>
      <text:p text:style-name="LO-normal"/>
      <text:p text:style-name="P43">We studied the Pearson’s Correlation Coefficient for the activity traces across all cell pairs. Cell pairs showcased a range of correlation <text:soft-page-break/>coefficients (Figure right) and we were able to cluster cells based on activity using Meta-K Means (Modi et al.., 2014; unpublished data from Ashesh Dhawale’s Thesis).</text:p>
      <text:p text:style-name="P43"/>
      <text:p text:style-name="P43">These results matched the same published previously in the lab (Modi et al.., 2014).</text:p>
      <text:p text:style-name="P43"/>
      <text:p text:style-name="P43">Figure : (Top left) Correlation Coefficients for cell pairs from an example two-photon recording. (Top right) Meta-K Means clustering with cell pairs using the heuristic that within group pairs would be more similar than between group pairs. In this example, the cells were clustered into two groups (red and yellow). (Bottom left) Two-Photon image of the field of view of cells. Scale bar 20 µm. (Bottom right) Spatial organization of correlated cell-pair groups (Modi et al.., 2014).</text:p>
      <text:p text:style-name="P43"/>
      <text:p text:style-name="Heading_20_3">Stimulus evoked responses</text:p>
      <text:p text:style-name="LO-normal"/>
      <text:p text:style-name="P43">We also recorded calcium activity from the same cells during presentation of various neutral stimuli to the animals. Here are the results of the auditory (tone) and somatosensory (whisker) stimulus experiments.</text:p>
      <text:p text:style-name="P43"/>
      <text:p text:style-name="P43">A neutral auditory tone at 5000 Hz (for 1 sec) was presented to the animals N= 6 animals; 25 trials). We observed no clear signs of cell activity modulation by neutral tones. Below, we show an example animal with trial-averaged calcium traces as dF/F (%), across all recorded cells with a 1 sec tone presentation (Figure , left). We also presented animals to whisker stimulation by playing a 1s long air-puff (5 LPM) to the ipsilateral (left) whisker (N = 5 animals; 25 trials). In this case, we observed whisker-stimulation based cell activity modulation. Below, we show the trial-averaged calcium traces as dF/F (%) of the <text:soft-page-break/>same example animal as above, presented with a 1 sec whisker-puff (Figure , right).</text:p>
      <text:p text:style-name="P43"/>
      <text:p text:style-name="P43">Figure: (Left) Trial-averaged (25 trials) calcium activity from ~100 CA1 cells in trials where a 5000 Hz tone was presented (red bar). (Right) Trial-averaged (18 trials) calcium activity from the same cells in trials where a 5 LPM air-puff to the ipsilateral whiskers was presented (red bar).</text:p>
      <text:p text:style-name="P43"/>
      <text:p text:style-name="P43">More short-range localized clustering of groups of cell-pairs with correlated activity were observed post whisker-stimulation.</text:p>
      <text:p text:style-name="P43"/>
      <text:p text:style-name="Heading_20_3">Chronic <text:span text:style-name="T87">i</text:span>maging now possible for weeks with the same mouse</text:p>
      <text:p text:style-name="P43"/>
      <text:p text:style-name="P43">The need for multi-day tracking was mandated for recordings through behavioural training, since the animals typically only learn Trace Eye-Blink Conditioning (TEC, Chapter 2) over the course of 3-7 days (Siegel et al.., 2015). A different experiment design would have been to train animals and then perform the hippocampal preparation to record CA1 neural activity while the animal(s) exhibit learnt Conditioned Responses (CRs). However, we argued against this experimental design, on account of the following.</text:p>
      <text:p text:style-name="P43"><text:s text:c="4"/>1. The actual cellular and network mechanisms that allow for the animal to learn the behavioural task would be very difficult to study given that the learning period would have passed.</text:p>
      <text:p text:style-name="P43"><text:s text:c="4"/>2. The success rate of the hippocampal preparation is typically very low, while TEC is typically learnt by &gt;50% animals (Modi et al., 2014; Siegel et al., 2015). We had argued for exposing the hippocampus for imaging before behavioural training since any successful preparations <text:soft-page-break/>could then be subjected to the relatively more consistent behavioural training.</text:p>
      <text:p text:style-name="P43"><text:s text:c="4"/>3. Having the preparation performed before training minimizes the number of times the animal would be subjected to surgery (to just the once), improving chances of animal health through the experiment.</text:p>
      <text:p text:style-name="P43"/>
      <text:p text:style-name="P43">Next, we discuss some preliminary results from the chronic imaging datasets. A non-overlapping set of results that feature in “Chapter 4 - Analysis” of this thesis, have been skipped here for brevity.</text:p>
      <text:p text:style-name="P43"/>
      <text:p text:style-name="Heading_20_3">[Legacy] Analysis to <text:span text:style-name="T197">i</text:span>dentify <text:span text:style-name="T89">t</text:span>ime <text:span text:style-name="T89">c</text:span>ells</text:p>
      <text:p text:style-name="LO-normal"/>
      <text:p text:style-name="P43">The analysis algorithm pertaining only to the results presented here in “Chapter 3 - Imaging”, was adapted from William Mau’s Temporal Information method (Mau et al., 2018; “Chapter 4 - Analysis”). This analysis algorithm was not developed to the extent of the Python/C++ implementation featured in “Chapter 4 - Analysis” and is expected to be subject to some degree of Type I (false positives) and Type II (false negative) errors.</text:p>
      <text:p text:style-name="P43"/>
      <text:p text:style-name="P43">1. Filter to select for cells that had activity in &gt;25% of trials (irrespective of tuning)</text:p>
      <text:p text:style-name="P43">2. Develop Event Time Histograms, using Area Under the Curve for a binsize of 3 frames, centering the “0 ms” to the onset of the Conditioned Stimulus for visualization.</text:p>
      <text:p text:style-name="P43">3. Estimate Temporal Information (TI), using</text:p>
      <text:p text:style-name="P43"><text:tab/><text:tab/>TI = 1/λ * Σj λj log2 (λj / λ) Pj</text:p>
      <text:p text:style-name="P43"/>
      <text:p text:style-name="P43"><text:tab/><text:tab/>where, λ: Average Transient rate for each cell</text:p>
      <text:p text:style-name="P43"><text:tab/><text:tab/><text:tab/> λj: Average transient rate for each cell in bin “j”</text:p>
      <text:p text:style-name="P43"><text:tab/><text:tab/><text:tab/> Pj: Probability that the mouse was in time bin “j”</text:p>
      <text:p text:style-name="P43"><text:soft-page-break/>4. For every trial, random shuffle the frame points to develop a random activity model (1000 times) and ensure that λ &gt; λrand in more than 99% of the models. If yes, then the cell has time locking with temporal information (TI; in bits) as a measurement for time information. Filtering for cells active in &gt;25% trials with a λ &gt; λrand in &gt;99% shuffles, along with the estimation of TI, provide us a handle on reliability.</text:p>
      <text:p text:style-name="P43"/>
      <text:p text:style-name="P45">Time Cells</text:p>
      <text:p text:style-name="P43">During the experience of temporally organized events or stimuli, in this case post training to Trace Eye-Blink Conditioning, a rough contingent of ~20% of the total cells recorded, were observed to showcase time-locked calcium activity mapping the Blue LED or Conditioned Stimulus (CS) to the airpuff or Unconditioned Stimulus (US). These cells were classified as Time Cells. Here are some example Time Cells (Figure ).</text:p>
      <text:p text:style-name="P43"/>
      <text:p text:style-name="P43"/>
      <text:p text:style-name="P43">Figure : Example Time Cells visualized as event raster plots (upper row), along with the trial-summed activity profiles (lower row) suggesting ~50% hit trials, for cells 29 and 72 from Session 1 (session type 5) with mouse M26, and slightly lower reliability (~25% hit trials) from cell 105.</text:p>
      <text:p text:style-name="P43"/>
      <text:p text:style-name="P45">Other Cells</text:p>
      <text:p text:style-name="P43">On the other hand, most cells did not clear our analysis algorithm checkpoints and were classified as Other Cells. Here are some example Other Cells (Figure ) from the same session with mouse M26 (Session 1; session type 5).</text:p>
      <text:p text:style-name="P43"/>
      <text:p text:style-name="P43"/>
      <text:p text:style-name="P43">Figure : Example Other Cells visualized as event raster plots (upper row), along with the trial-summed activity profiles (lower row) for cells 10, 25, and 120 from Session 1 (session type 5) with mouse M26.</text:p>
      <text:p text:style-name="P43"><text:soft-page-break/></text:p>
      <text:p text:style-name="P43">Considering only the classified Time Cells, we sorted cells based on the time of the peak of the trial-average activity and a spatiotemporal sequence was visualized (Figure ;also see “Chapter 4 - Analysis Figure 7H”).</text:p>
      <text:p text:style-name="P43"/>
      <text:p text:style-name="P43"/>
      <text:p text:style-name="P43"/>
      <text:p text:style-name="P43">Figure : Event Time Histograms or tuning curves for Identified Time-Locked Cells with trial-summed peaks in session 4 of training (session type 5) with mouse M26. (Left) Unsorted list of Time cells. (Right) Peak-sorted list of the same cells. Here, 1 bin = 3 frames = ~210 ms (sampling rate 14.5 Hz without binning; ~5 Hz with binning). As per the (legacy) session type 5 protocol, the CS (50 ms Blue LED flash) was presented in frame bin 39 a conservative stimulus-free trace interval during frame bins 40 and 41, and the US (50 ms airpuff to ipsilateral eye) presented in frame bin 42.</text:p>
      <text:p text:style-name="P43"/>
      <text:p text:style-name="P43">We did not observe any obvious trend in the temporal information of Time Cells with peak times. For the same cells as in Figure , we now look at the actual Temporal Information estimates (Figure ).</text:p>
      <text:p text:style-name="P43"/>
      <text:p text:style-name="P43">Figure : Temporal Information (bits) vs Sorted time cell number from the analytically identified Time Cells in Session 4 (session type 5) with mouse M26. No clear trend was observed.</text:p>
      <text:p text:style-name="P43"/>
      <text:p text:style-name="Heading_20_3">Tuning, re-tuning, and de-tuning of <text:span text:style-name="T90">t</text:span>ime <text:span text:style-name="T90">c</text:span>ells across sessions</text:p>
      <text:p text:style-name="LO-normal"/>
      <text:p text:style-name="P43">A crucial advantage of the chronic preparation was that many anatomically aligned and classified cells (as cell ROIs), could be recorded from over several days and sessions, to look for possible <text:soft-page-break/>changes in calcium activity profiles across sessions in the same set of cells.</text:p>
      <text:p text:style-name="P43"/>
      <text:p text:style-name="P43">We noticed some evidence for an expansion of the set of identified Time Cells with sessions, up to a reliable pool of ~20% Time Cells. Altogether, from the pool of chronically aligned cells (across sessions), there was an increase from 7.7% to 23.1% of Time Cells. Considering the full cohort cells (irrespective of tracking across multiple training sessions) the increase was from 7.2% to 21.1% Time Cells. Here are the classified Time Cells between two independent recording sessions, early in training.</text:p>
      <text:p text:style-name="P43"/>
      <text:p text:style-name="P43"/>
      <text:p text:style-name="P43">Figure : More time cells observed to attain tuning as training sessions. Event Time Histograms of the identified set of time cells between sessions 1 (up) and 2 (below) with mouse M26 (session type 5).</text:p>
      <text:p text:style-name="P43"/>
      <text:p text:style-name="P43">The same may also be visualized as trial-averaged calcium activity profiles for all recorded cells across independent recording sessions (Figure ).</text:p>
      <text:p text:style-name="P43"/>
      <text:p text:style-name="P43"/>
      <text:p text:style-name="P43">Figure : Sorted Time Cells form Sequences that develop with learning. Trial-Averaged calcium activity traces for all recorded cells across sessions 1, 2, and 4 (session type 5) with mouse M26. Time 0 ms was aligned to the CS. The CS + Trace + US interval lasted from 0-600 ms, here.</text:p>
      <text:p text:style-name="P43"/>
      <text:p text:style-name="P43">Chronically tracked Time Cells that showed reliable tuning across sessions were then compared to look for any shifts in the peak tuning bin.</text:p>
      <text:p text:style-name="P43"/>
      <text:p text:style-name="P43"><text:soft-page-break/>We observe examples of cells that maintained their tuning across pairs of sessions (Figure ). </text:p>
      <text:p text:style-name="P43"/>
      <text:p text:style-name="P43"/>
      <text:p text:style-name="P43"/>
      <text:p text:style-name="P43">Figure : Same/similar tuning across session 1 and session 2 for this example time cell. Blue Event Time Histograms represent the tuning curve for the cell for session 1 (date: 20180508) and Red represent the same but for session 2 (date: 20180509). Pearson’s correlation coefficient between the two session pairs was 0.7011.</text:p>
      <text:p text:style-name="P43"/>
      <text:p text:style-name="P43">Here are examples for earlier Event Time Histogram (tuning curve) peaks across sessions (Figure ) for Mouse M26, session type 5, session 1 vs 2.</text:p>
      <text:p text:style-name="P43"/>
      <text:p text:style-name="P43"/>
      <text:p text:style-name="P43">Figure : Three example chronically tracked cell pairs with tuning peaks arriving earlier with training sessions (rows). Blue Event Time Histograms represent the tuning curve for any cell for session 1 (date: 20180508) and Red represent the same but for session 2 (date: 20180509). Pearson’s correlation coefficient between the session pairs was 0.6.348, 0.5872 and 0.7027 for cell pairs 1, 2 and 3, respectively.</text:p>
      <text:p text:style-name="P43"/>
      <text:p text:style-name="P43"/>
      <text:p text:style-name="P43">Here is an example of a cell showcasing de-tuning across sessions.</text:p>
      <text:p text:style-name="P43"/>
      <text:p text:style-name="P43"/>
      <text:p text:style-name="P43"/>
      <text:p text:style-name="P43">Figure : Example chronically tracked cell pair with de-tuning between session 1 and 4. Blue Event Time Histograms represent the tuning curve for the example cell for session 1 (date: 20180508) and Red <text:soft-page-break/>represent the same but for session 4 (date: 20180514). Pearson’s correlation coefficient between the two curves was -0.0606.</text:p>
      <text:p text:style-name="P43"/>
      <text:p text:style-name="P2"><text:span text:style-name="T122">A full summary of the correlation based peak timing analysis for chronically </text:span><text:span text:style-name="T138">identified </text:span><text:span text:style-name="T55">t</text:span><text:span text:style-name="T122">ime </text:span><text:span text:style-name="T55">c</text:span><text:span text:style-name="T122">ells with mouse M26 are shown (Figure ). Across all same cell pairs, there was positive correlation (&gt;0.2) in 71% of Time Cells. Also a comparison of the tuning curve peaks between the same time cell pairs revealed that a majority of the re-tuned peaks occurred earlier in time, going across sessions (71%), with an equal proportion of cells without much re-tuning (14%) or de-tuning to later time points (14%).</text:span></text:p>
      <text:p text:style-name="P43"/>
      <text:p text:style-name="P43"/>
      <text:p text:style-name="P43">Figure : Comparing time cells across sessions for all cells.</text:p>
      <text:p text:style-name="P43"/>
      <text:p text:style-name="P43">An essential summary of the key preliminary results observed using real physiology data:</text:p>
      <text:p text:style-name="P43"><text:s text:c="4"/>1. Time <text:span text:style-name="T168">c</text:span>ell tuning curve peaks typically began only after the presentation of the CS.</text:p>
      <text:p text:style-name="P43"><text:s text:c="4"/>2. The width of the tuning curve peaks for Time Cells increased with tuning to later frame bins. This was consistent with the recordings presented in literature under physiological conditions (Pastalkova et al., 2009; MacDonald et al., 2011; MacDonald et al., 2013; Modi et al., 2014; Kraus et al., 2015; Mau et al., 2018).</text:p>
      <text:p text:style-name="P43"><text:s text:c="4"/>3. Pairwise time cell tuning curves for different Time Cells may have some overlap in timing, but peaks were observed in all frame bins between the CS and the US. This particular observation is confounded by the short number of Trace period frames recorded and the requirement to consider 3 recording frames to every bin (Mau et al., 2018), decreasing the effective sampling rate even further (14.5 Hz without binning, to ~5 Hz with binning). Further experiments may be necessary to interpret. However the observation is still consistent with <text:soft-page-break/>previous literature (Pastalkova et al., 2009; MacDonald et al., 2011; MacDonald et al., 2013; Modi et al., 2014; Kraus et al., 2015; Mau et al., 2018).</text:p>
      <text:p text:style-name="P43"><text:s text:c="4"/>4. A surprisingly large number of Time cells could be identified with tuning peaks for frame bins occurring after the termination of the US.</text:p>
      <text:p text:style-name="P43"><text:s text:c="4"/>5. Considering all chronically tracked cells, the classified and sorted Time Cells formed sequences that were dynamic across learning sessions. Many Time Cells developed tuning curves with sessions while some Time Cells lost their tuning.</text:p>
      <text:p text:style-name="P43"><text:s text:c="4"/>6. For the majority of Time cells, re-tuning occurred with initial tuning to the timing of the US in earlier sessions, followed by a shift to earlier time points for the tuning peak, as training progressed through sessions.</text:p>
      <text:p text:style-name="P43"/>
      <text:p text:style-name="P2"><text:span text:style-name="T122">Future directions to be explored in the lab include studying the reliability of a larger pool of chronically tracked cells with switches in the </text:span><text:span text:style-name="T65">i</text:span><text:span text:style-name="T122">nter-stimulus </text:span><text:span text:style-name="T65">i</text:span><text:span text:style-name="T122">nterval (ISI) between the CS and the US as well as with a larger palette of different stimuli testing out a battery of Conditioned Stimuli (CS1, CS2, etc.) and Unconditioned Stimuli (US1, US2, etc.). The goal is to understand how well the internal neural spatiotemporal CA1 sequence maps to the external behavioural protocol parameters, </text:span><text:span text:style-name="T135">in vivo.</text:span></text:p>
      <text:p text:style-name="P43"/>
      <text:p text:style-name="P43">– Bibliography</text:p>
      <text:p text:style-name="P50">Chapter 5 – Discussion</text:p>
      <text:p text:style-name="P43"/>
      <text:p text:style-name="P43">Ramón <text:span text:style-name="T98">y</text:span> Cajal, one of the pioneers of neuroscience around 1900, utilized Camillo Golgi’s staining method to conclusively describe neurons in the brain as independent functional units connected to each other in intricate small-world networks with many billions of nodes. These neurons have since been described not just anatomically, but also on the basis of genetics, development, and neurophysiology.</text:p>
      <text:p text:style-name="P43"/>
      <text:p text:style-name="P2"><text:span text:style-name="T122">In the sub-discipline of Learning and Memory, a very popular neuron type by way of such studies is the pyramidal neuron, an example of which is the Hippocampal CA1 pyramidal neuron. This thesis describes a toolkit of techniques ranging in a wide, multi-disciplinary scope, assembled with standardized hardware and software routines studying </text:span><text:span text:style-name="T139">a</text:span><text:span text:style-name="T122">nimal </text:span><text:span text:style-name="T56">b</text:span><text:span text:style-name="T122">ehaviour, network </text:span><text:span text:style-name="T56">n</text:span><text:span text:style-name="T122">europhysiology, and </text:span><text:span text:style-name="T57">s</text:span><text:span text:style-name="T122">tatistical </text:span><text:span text:style-name="T57">a</text:span><text:span text:style-name="T122">nalys</text:span><text:span text:style-name="T57">e</text:span><text:span text:style-name="T122">s.</text:span></text:p>
      <text:p text:style-name="P2"><text:span text:style-name="T122">The aim of the toolkit was to provide the experimental ability to study the Hippocampal CA1 neuron network, under strictly controlled behavioural contexts designed to train experimental mice on temporal or episodic memory tasks. Specifically, these tasks such as Trace Eye-Blink Conditioning (TEC) have previously been described to elicit Hippocampal CA1 sequences (Pastalkova et al., 2009; MacDonald et al., 2011; MacDonald et al., 2013; Modi et al., 2014; Kraus et al., 2015; Mau et al., 2018). This spatiotemporal network activity sequence is dynamic and built from individual </text:span><text:span text:style-name="T140">h</text:span><text:span text:style-name="T122">ippocampal CA1 pyramidal neurons showcasing time tuned activity through spiking. These cells are called </text:span><text:span text:style-name="T74">time c</text:span><text:span text:style-name="T122">ells (Eichenbaum 2017).</text:span></text:p>
      <text:p text:style-name="P43"/>
      <text:h text:style-name="Heading_20_1" text:outline-level="1"><text:soft-page-break/>Engrams associated with Learning and Memory</text:h>
      <text:p text:style-name="P43"/>
      <text:p text:style-name="P43">Eric Kandel’s experiments with the Aplysia sensory neurons studied gill withdrawal - an aversive but reliable, adaptive behaviour. The reliability of this learned response allowed the experiments to include crucial electrophysiological and neurochemical circuit dissections that ultimately lead to the discovery of the entire neural circuit orchestrating the task, even to the level of cellular signaling. This led to decades of research focussed on the plasticity of synapses across nervous systems in the animal kingdom. </text:p>
      <text:p text:style-name="P43"/>
      <text:p text:style-name="P43">The term "engram" (coined by Richard Semon) refers to the physical substrate of memory in the organism, used for storing and recalling memories. Donald Hebb’s theory of Hebbian Plasticity (Hebb 1949) postulated that memory formation was correlated to modulations in synaptic strength and connectivity. The theory critically emphasized that the pair of neurons connected through the synapse undergoing plasticity to strengthen efficacy, required the spiking activity of both neurons. In subsequent decades, research into the idea led to the theory of spike-timing-dependent plasticity (Caporale &amp; Dan, 2008), a mechanism of synaptic plasticity based on the relative timing of activity of the neurons. However, it is still a matter of debate whether the biophysical manifestation of the engram is the synapse, the activity of the neurons, biophysical and chemical processes, but it is likely that the engram is distributed across several computational scales in the brain.</text:p>
      <text:p text:style-name="P43"/>
      <text:p text:style-name="P43">Research exploring causal relationships between the physical or functional integrity of various brain regions and overt behaviour has been crucial to mapping many brain regions to specific functions and motor responses. Technological advancements in molecular <text:soft-page-break/>neuroscience led to the development of a number of fluorescent sensors, conditional tagging, activators and inhibitors that allowed cellular resolution tracing of the engram (Luo et al., 2018).</text:p>
      <text:p text:style-name="P43"/>
      <text:p text:style-name="P43">Experiments by Sheena Josselyn, Alcino Silva, and colleagues (Han et al., 2009; Zhou et al., 2009; Yiu et al., 2014; Rogerson et al., 2014) led to the discovery that the intrinsic excitability of a pyramidal neuron in any network positively biased the probability of recruitment to the engram (the tagged set of cells active when memory leant and recalled). The engram could now be described in terms of the cellular subpopulation involved but experiment could only identify the same in a window of time (~mins.), leading to only a static list of cells which may even have included False Positives (Type I error). Importantly, any dynamics in the spatiotemporal patterns of activity of the pyramidal neurons were not amenable to study at shorter timescales (~ms.). On the other hand, physiological recordings could describe these dynamics at short timescales, but were rarely translated to chronic measurements of the activity of the same cells across days and sessions, given technical limitations at the time.</text:p>
      <text:p text:style-name="P43"/>
      <text:h text:style-name="Heading_20_1" text:outline-level="1">Engrams are likely dynamic</text:h>
      <text:p text:style-name="P43"/>
      <text:p text:style-name="P43">Place Cells and their role in spatial navigation have been described in great detail through decades of research ever since they were first described by John O’Keefe <text:bookmark text:name="MendeleyTempCursorBookmark1"/>(O’Keefe and Dostrovsky, 1971 ??). We did not explicitly study Place Cells in this thesis but some key discoveries in literature require mention, with the goal to build a case for a theory of CA1 ensemble sequences (Modi et al., 2014). Briefly, Place Cells are pyramidal neurons that showcased a higher than baseline probability of firing action potentials whenever animals navigating spatial environments visited specific locations, often in a <text:soft-page-break/>sequence of place cells mapped to the real spatial trajectory of the animal (Frank et al., 2000; Wood et al., 2000; Ferbinteanu and Shapiro, 2003; Foster 2017).</text:p>
      <text:p text:style-name="P43"/>
      <text:p text:style-name="P43">As the animal enters these landmark locations in any spatial context, these Place Cells showcase Phase Precession, firing earlier in phase to cycles of Theta (Foster and Wilson 2007) a network rhythm clocked at ~4-10 Hz, as the animal’s position changes relative to the landmark. These navigation mapped place cell sequences are called Theta Sequences (ref?), typically mapped to a few active neurons at a time.</text:p>
      <text:p text:style-name="P43"/>
      <text:p text:style-name="P43">In very specific contexts, these place cells express activity sequences synchronized to Sharp Wave Ripples (ref?), a different network activity phenomenon clocked at ~10-30 Hz, often not tied to the animal’s location (Foster and Wilson 2006). These sequences have been described to play out typically in temporal order to models of place cell sequences describing known trajectories in space.</text:p>
      <text:p text:style-name="P43"/>
      <text:p text:style-name="P43">There is variability in the firing of Place Cells in any spatial context, and studies have mapped specific sequences to very specific trajectory goals (going towards or away from locations) with modulation by both egocentric and allocentric orientations cues (Wood et al., 2000; Frank et al., 2000; Ferbinteanu and Shapiro, 2000; Ferbinteanu and Shapiro, 2003; Davidson et al., 2009) and movement speed based estimates of distance (Moser papers).</text:p>
      <text:p text:style-name="P43"/>
      <text:p text:style-name="P2"><text:span text:style-name="T122">Place </text:span><text:span text:style-name="T55">c</text:span><text:span text:style-name="T122">ell and time cell sequences have many similarities and differences in descriptive neurophysiology, but may emerge from the same memory organization principles (Buzsaki and Llinas, 2017). It is argued that there is significance to the exact phrasing of the CA1 sequence in any given context. Furthermore, a very interesting feature observed is Time-stamping, viz., time dependent overlap of ensemble </text:span><text:soft-page-break/><text:span text:style-name="T122">responses to different contexts and behavioural parameters (Eichenbaum paper; Cai et al., 2016).</text:span></text:p>
      <text:p text:style-name="P43"/>
      <text:p text:style-name="P43">Trace Eye-Blink Conditioning is a behavioural context which has been shown to feature CA1 time cell activity sequences. Transient increases in CA1 excitability post acquisition of the task were described up to 4-5 days (Moyer et al., 1996) and could be important to the forging of the task specific spatiotemporal sequences during learning. Moreover, Trace Eye-Blink Conditioning in mice has been previously observed to elicit CA1 activity sequences even in a single session of training (Modi et al., 2014).</text:p>
      <text:p text:style-name="P43"/>
      <text:p text:style-name="P2"><text:span text:style-name="T122">Internally driven as opposed to externally driven network models of activity sequences have been proposed as the mechanism driving </text:span><text:span text:style-name="T58">h</text:span><text:span text:style-name="T122">ippocampal CA1 sequences (Eichenbaum 2017; Buzsaki and Llinas, 2017). The CA1 neurons participating in any sequence may represent physiologically mappable attractors in temporally specific contexts. The standardized protocols described in the thesis are expected to aid in future experiments studying </text:span><text:span text:style-name="T59">h</text:span><text:span text:style-name="T122">ippocampal CA1 sequences.</text:span></text:p>
      <text:p text:style-name="P43"/>
      <text:h text:style-name="Heading_20_1" text:outline-level="1"><text:span text:style-name="T175">The study of</text:span> <text:span text:style-name="T181">h</text:span>ippocampal CA1 sequences</text:h>
      <text:p text:style-name="P43"/>
      <text:p text:style-name="P43">We standardized a multi-day Trace Eye-Blink Conditioning (“Chapter 2 - Behaviour”) training system for mice based on previous literature (Modi et al., 2014; Siegel et al., 2015) and could demonstrate several types of behavioural adaptations that experimental animals could learn under a variety of experiment conditions and modulations. Notably,</text:p>
      <text:p text:style-name="P43"><text:s text:c="4"/>1. The animals typically learnt the tasks quickly, within 1-2 weeks of training.</text:p>
      <text:p text:style-name="P2"><text:span text:style-name="T122"><text:s text:c="4"/>2. Modulating the </text:span><text:span text:style-name="T66">i</text:span><text:span text:style-name="T122">nter-</text:span><text:span text:style-name="T66">s</text:span><text:span text:style-name="T122">timulus </text:span><text:span text:style-name="T66">i</text:span><text:span text:style-name="T122">nterval (ISI) between the CS and US results affected the expression of the conditioned response (CR).</text:span></text:p>
      <text:p text:style-name="P43"><text:soft-page-break/><text:s text:c="4"/>3. A wide palette of stimuli may now be incorporated into existing protocols as either of the presented stimuli</text:p>
      <text:p text:style-name="P43"/>
      <text:p text:style-name="P43">Simultaneous large-scale recordings have been fundamental to the discovery of long spatiotemporal activity patterns with several participant CA1 neurons (Davidson et al., 2009; Foster 2017). Electrical recordings provide many orders of magnitude better temporal resolution, not to mention being a direct readout of action potentials. However at the time of the design of the thesis, imaging based approaches could yield more recorded neurons per experiment animal.</text:p>
      <text:p text:style-name="P43">We standardized 2-photon fluorescence based chronic imaging of <text:span text:style-name="T206">h</text:span>ippocampal CA1 neurons to allow <text:span text:style-name="T207">c</text:span>alcium <text:span text:style-name="T207">i</text:span>maging based recording of the spatiotemporal sequences across multiple days (”Chapter 3 - Imaging”). This allowed us the ability to</text:p>
      <text:p text:style-name="P43"><text:s text:c="4"/>1. Record neurophysiology over a large population of neurons (~100), in conjunction with temporally relevant behavioural contexts and modulations, albeit at ~100 ms temporal resolution.</text:p>
      <text:p text:style-name="P43"><text:s text:c="4"/>2. Chronically track cells across various behaviour sessions without ambiguity.</text:p>
      <text:p text:style-name="P43"><text:s text:c="4"/>3. Allow for scalability in the per animal yield of recording neurons with the use of faster and modern 2-photon microscope hardware utilizing Resonant Scanning instead of Galvo Scanning, as well as multi-channel imaging.</text:p>
      <text:h text:style-name="Heading_20_1" text:outline-level="1">Engrams are likely distributed</text:h>
      <text:p text:style-name="P43"/>
      <text:p text:style-name="P43">An important consideration is that while different brain regions have been studied and identified with various functions, each brain region is typically involved in a variety of functions and almost the whole brain in entirety, is involved in any real life task. Imaging multiple brain regions at near cellular resolution has been reported using Cortical Observation by Synchronous Multifocal Optical Sampling or COSMOS <text:soft-page-break/>(Kauvar et al., 2022). However, we had limited our physiology experiments strictly to the dorsal Hippocampal CA1, in the left hemisphere. Multi-region imaging would require a second excitation-emission path, a technical and experimental paradigm which was not considered within the scope of this thesis.</text:p>
      <text:p text:style-name="P43"/>
      <text:p text:style-name="P43">Similarly, important engram motifs at subcellular spatial scales were beyond the scope of the experiments in this thesis. Multiscale models of network function <text:bookmark text:name="MendeleyTempCursorBookmark3"/><text:span text:style-name="T205">(Upi’s book chapter; </text:span><text:span text:style-name="T206">Bhalla 2014 curr opinion</text:span><text:span text:style-name="T205">)</text:span> would be required to complement any physiology, as a possible way to address the issue of engram motifs at variable spatial scales.</text:p>
      <text:p text:style-name="P43"/>
      <text:p text:style-name="P43">For our chronic 2-photon calcium imaging recordings, we had sampled from ~100-150 <text:span text:style-name="T204">h</text:span>ippocampal CA1 neurons per mouse, using Galv<text:span text:style-name="T206">o </text:span>Scanning in our custom-built 2-Photon microscope (Modi et al., 2014) at a frame rate of ~14.5 Hz. We had to limit our scope of inquiry to randomly sampled populations of CA1 pyramidal neurons from the same CA1 microcircuit.</text:p>
      <text:p text:style-name="P43"/>
      <text:p text:style-name="P43">Future directions include the use of Resonant Scanning to achieve higher frame rates at better lateral resolution sampling up to ~100x more neurons.</text:p>
      <text:h text:style-name="Heading_20_1" text:outline-level="1">Mapping sequences to abstract variables</text:h>
      <text:p text:style-name="P43"/>
      <text:p text:style-name="P43">The ubiquity of neural sequences in a wide variety of nervous systems has been discussed previously (Rajan et al., 2016; Bhalla 2017) and over a century of research has discovered remarkable physiological features that may be used to identify neurons that participate in these sequences. However, research is still required to carefully dissect out the contribution that each participant neuron has to behaviour, an important goal in neuroscience (Ranck 1970).</text:p>
      <text:p text:style-name="P43"><text:soft-page-break/></text:p>
      <text:p text:style-name="P43">The use of user-configurable, categorically labeled synthetic calcium activity profiles allowed us to probe and compare a range of different time cell <text:span text:style-name="T184">d</text:span>etection algorithms, identifying strategies to best classify Time Cells. We were able to identify Temporal Information as a strong contender for the choice of algorithm for such classification (“Chapter 4 - Analysis”; <text:span text:style-name="T187">A</text:span><text:span text:style-name="T186">nanthamurthy &amp; Bhalla, 2023</text:span>). The algorithms developed along the way were tested within the time scales of ~100 ms, that correspond to Replay Sequences or other behaviour timescale sequences. We expect the analysis routines to be useful in a variety of different experiments that could potentially help describe the neural code in more detail.</text:p>
      <text:h text:style-name="P55" text:outline-level="1">Does the brain create or predict?</text:h>
      <text:p text:style-name="P43"/>
      <text:p text:style-name="P70"><text:span text:style-name="T202">P</text:span><text:span text:style-name="T201">redictive coding has </text:span><text:span text:style-name="T202">been considered as a way for the brain to ultimately use external sensory information to minimize prediction errors </text:span><text:span text:style-name="T201">(Rao, Ballard 1999 nat. neuro.; “</text:span><text:span text:style-name="T202">The Bayesian Brain” – Doya, Ishii, pouget, Rao</text:span><text:span text:style-name="T201">)</text:span><text:span text:style-name="T200">. </text:span>One of the core ideas of Bayesian approaches to neurophysiology and behaviour is that the brain could be modelled as a prediction machine that is constantly modelling the change of variables. The<text:span text:style-name="T202">se</text:span><text:span text:style-name="T200"> </text:span>variables may be external or internal yet salient concepts to any experimental animal, arguably expressed in neurophysiology <text:span text:style-name="T203">as</text:span> the dynamics of engrams. The ability of the mammalian hippocampus to bind both information streams to create new, more elaborate engrams, is likely crucial to the learning of new concepts behaviourally <text:bookmark text:name="MendeleyTempCursorBookmark2"/><text:span text:style-name="T199">(Eichenbaum review)</text:span>.</text:p>
      <text:p text:style-name="P69"/>
      <text:p text:style-name="P69">Attentional states have been shown to have a bidirectional relationship with the expression of memory and learning <text:span text:style-name="T199">(Uncapher et al., 2011; Chun &amp; Johnson, 2011; Hutchinson &amp; Turk-Browne, 2012). Specifically, Trace Eye-Blink Conditioning (TEC) performance has </text:span><text:soft-page-break/><text:span text:style-name="T199">been suggested to be positively correlated with attention (Manns, Clark, Squire 2001).</text:span></text:p>
      <text:p text:style-name="P69"/>
      <text:p text:style-name="P71">The question of the effect of attentional states on the dynamics of the associated engram motivated an important milestone for the Thesis, viz., to combine stable, adaptable behaviour studies with large-scale neurophysiology. We were able to train head-fixed mice to TEC and confirm adaptable conditioned responses to task variables. We were also able to simultaneous record from ~100 hippocampal CA1 cell bodies as the animals acquired top behavioural performance. We observed in our preliminary results that many identified time cells showcased the ability to tune to different time points, as has been previously reported (<text:span text:style-name="T202">M</text:span>acdonald 2011 Eichenbaum ).</text:p>
      <text:p text:style-name="P71"/>
      <text:p text:style-name="P75"><text:span text:style-name="T153">Several</text:span><text:span text:style-name="T151"> more high quality recordings and behaviour </text:span><text:span text:style-name="T153">modulations</text:span><text:span text:style-name="T151"> would be required to conclusively describe time cells physiology </text:span><text:span text:style-name="T155">and </text:span><text:span text:style-name="T151">engram dynamics, </text:span><text:span text:style-name="T155">at least at the level of a sub-population of hippocampal CA1</text:span><text:span text:style-name="T151">. </text:span><text:span text:style-name="T152">However,</text:span><text:span text:style-name="T151"> progress has been made to suggest the best time cell detection algorithm(s) based on their sensitivity to different recording parameters (Ananthamurthy &amp; Bhalla, 2023). </text:span><text:span text:style-name="T152">We hope that the Thesis is of aid to </text:span><text:span text:style-name="T153">future </text:span><text:span text:style-name="T152">research </text:span><text:span text:style-name="T154">on the neural mechanisms of</text:span><text:span text:style-name="T153"> Learning and Memory by the </text:span><text:span text:style-name="T154">nervous system</text:span><text:span text:style-name="T152">.</text:span></text:p>
      <text:p text:style-name="P75"><text:span text:style-name="T151"/></text:p>
      <text:p text:style-name="Heading_20_2">Code Availability</text:p>
      <text:p text:style-name="P43"/>
      <text:p text:style-name="P43">All our code for Synthetic Data generation and time cell Analysis is available at https://www.github.com/bhallalab/TimeCellAnalysis.</text:p>
      <text:p text:style-name="P43"/>
      <text:p text:style-name="P43">All our code for conducting Trace Eye-Blink Conditioning (TEC) behaviour is available at https://www.github.com/ananthamurthy/eyeBlinkBehaviour.</text:p>
      <text:p text:style-name="P43"><text:soft-page-break/></text:p>
      <text:p text:style-name="P43">Analysis scripts for evaluating TEC performance are available at https://github.com/ananthamurthy/MATLAB/tree/master/TECAnalysis.</text:p>
      <text:p text:style-name="P43"/>
      <text:p text:style-name="P43">– Bibliograph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Arial Unicode MS" svg:font-family="'Arial Unicode M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mbria" svg:font-family="Cambria" style:font-family-generic="roman"/>
    <style:font-face style:name="Cambria1" svg:font-family="Cambria" style:font-family-generic="roman" style:font-pitch="variable"/>
    <style:font-face style:name="Cambria2" svg:font-family="Cambria" style:font-family-generic="system" style:font-pitch="variable"/>
    <style:font-face style:name="DejaVu Sans" svg:font-family="'DejaVu 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Wingdings" svg:font-family="Wingdings" style:font-charset="x-symbol"/>
    <style:font-face style:name="Wingdings 2" svg:font-family="'Wingdings 2'" style:font-charset="x-symbol"/>
    <style:font-face style:name="Wingdings 21" svg:font-family="'Wingdings 2'" style:font-family-generic="system" style:font-pitch="variable"/>
    <style:font-face style:name="Wingdings1" svg:font-family="Wingdings"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mbria1" fo:font-size="12pt" fo:language="en" fo:country="US" style:letter-kerning="false" style:font-name-asian="Cambria2" style:font-size-asian="12pt" style:language-asian="zh" style:country-asian="CN" style:font-name-complex="Cambria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mbria1" fo:font-size="12pt" fo:language="en" fo:country="US" style:letter-kerning="false" style:font-name-asian="Cambria2" style:font-size-asian="12pt" style:language-asian="zh" style:country-asian="CN" style:font-name-complex="Cambria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mbria1" fo:font-family="Cambria" style:font-family-generic="roman" style:font-pitch="variable" fo:font-size="12pt" fo:language="en" fo:country="US" style:letter-kerning="false" style:font-name-asian="Cambria2" style:font-family-asian="Cambria" style:font-family-generic-asian="system" style:font-pitch-asian="variable" style:font-size-asian="12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847cm" fo:margin-bottom="0cm" style:contextual-spacing="false" fo:keep-together="always" fo:keep-with-next="always"/>
      <style:text-properties fo:color="#345a8a" loext:opacity="100%" style:font-name="Calibri1" fo:font-family="Calibri" style:font-family-generic="swiss" style:font-pitch="variable" fo:font-size="16pt" fo:font-weight="bold" style:font-name-asian="Cambria2" style:font-family-asian="Cambria" style:font-family-generic-asian="system" style:font-pitch-asian="variable" style:font-size-asian="16pt" style:font-weight-asian="bold" style:font-name-complex="Cambria2" style:font-family-complex="Cambria" style:font-family-generic-complex="system" style:font-pitch-complex="variable" style:font-size-complex="16pt" style:font-weight-complex="bold"/>
    </style:style>
    <style:style style:name="Heading_20_2" style:display-name="Heading 2" style:family="paragraph" style:parent-style-name="LO-normal" style:next-style-name="LO-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LO-normal" style:next-style-name="LO-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LO-normal" style:next-style-name="LO-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LO-normal"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Cambria1" fo:font-family="Cambria" style:font-family-generic="roman" style:font-pitch="variable" fo:font-size="12pt" fo:language="en" fo:country="US" style:letter-kerning="false" style:font-name-asian="Cambria2" style:font-family-asian="Cambria" style:font-family-generic-asian="system" style:font-pitch-asian="variable" style:font-size-asian="12pt" style:language-asian="zh" style:country-asian="CN" style:font-name-complex="Cambria2" style:font-family-complex="Cambria"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LO-normal" style:next-style-name="LO-normal" style:default-outline-level="" style:class="chapter">
      <style:paragraph-properties fo:margin-top="0cm" fo:margin-bottom="0.529cm" style:contextual-spacing="true"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Cambria2" style:font-family-asian="Cambria" style:font-family-generic-asian="system" style:font-pitch-asian="variable" style:font-size-asian="26pt" style:font-name-complex="Cambria2" style:font-family-complex="Cambria" style:font-family-generic-complex="system" style:font-pitch-complex="variable" style:font-size-complex="26pt"/>
    </style:style>
    <style:style style:name="Subtitle" style:family="paragraph" style:parent-style-name="LO-normal" style:next-style-name="LO-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6cm" style:type="center"/>
          <style:tab-stop style:position="13.9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6cm" style:type="center"/>
          <style:tab-stop style:position="13.99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loext:opacity="100%" style:font-name="Calibri" fo:font-family="Calibri" style:font-family-generic="roman" style:font-pitch="variable" fo:font-size="16pt" fo:font-weight="bold" style:font-name-asian="Cambria2" style:font-family-asian="Cambria" style:font-family-generic-asian="system" style:font-pitch-asian="variable" style:font-size-asian="16pt" style:font-weight-asian="bold" style:font-name-complex="Cambria2" style:font-family-complex="Cambria" style:font-family-generic-complex="system" style:font-pitch-complex="variable" style:font-size-complex="16pt" style:font-weight-complex="bold"/>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Cambria2" style:font-family-asian="Cambria" style:font-family-generic-asian="system" style:font-pitch-asian="variable" style:font-size-asian="26pt" style:font-name-complex="Cambria2" style:font-family-complex="Cambria" style:font-family-generic-complex="system" style:font-pitch-complex="variable" style:font-size-complex="26pt"/>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Wingdings 21" style:font-family-complex="'Wingdings 2'"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Wingdings 21" style:font-family-complex="'Wingdings 2'"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Wingdings 21" style:font-family-complex="'Wingdings 2'"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Wingdings 21" style:font-family-complex="'Wingdings 2'"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Wingdings 21" style:font-family-complex="'Wingdings 2'"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Wingdings 21" style:font-family-complex="'Wingdings 2'"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Wingdings 21" style:font-family-complex="'Wingdings 2'"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Wingdings 21" style:font-family-complex="'Wingdings 2'"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Wingdings 21" style:font-family-complex="'Wingdings 2'"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3" text:style-name="ListLabel_20_3" loext:num-list-format="%3%"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4" loext:num-list-format="%4%"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5" text:style-name="ListLabel_20_5" loext:num-list-format="%5%"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bullet text:level="6" text:style-name="ListLabel_20_6" loext:num-list-format="%6%"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7" loext:num-list-format="%7%" text:bullet-char="-">
        <style:list-level-properties text:list-level-position-and-space-mode="label-alignment">
          <style:list-level-label-alignment text:label-followed-by="listtab" fo:text-indent="-0.635cm" fo:margin-left="8.89cm"/>
        </style:list-level-properties>
        <style:text-properties style:font-name="OpenSymbol2"/>
      </text:list-level-style-bullet>
      <text:list-level-style-bullet text:level="8" text:style-name="ListLabel_20_8" loext:num-list-format="%8%" text:bullet-char="-">
        <style:list-level-properties text:list-level-position-and-space-mode="label-alignment">
          <style:list-level-label-alignment text:label-followed-by="listtab" fo:text-indent="-0.635cm" fo:margin-left="10.16cm"/>
        </style:list-level-properties>
        <style:text-properties style:font-name="OpenSymbol2"/>
      </text:list-level-style-bullet>
      <text:list-level-style-bullet text:level="9" text:style-name="ListLabel_20_9" loext:num-list-format="%9%"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2%.%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5%.%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8%.%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1%.%2%" style:num-format="i"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loext:num-list-format="%2%.%3%"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loext:num-list-format="%3%.%4%"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4%.%5%" style:num-format="i" text:display-levels="2">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loext:num-list-format="%5%.%6%"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loext:num-list-format="%6%.%7%" style:num-format="a" style:num-letter-sync="true"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7%.%8%" style:num-format="i" text:display-levels="2">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loext:num-list-format="%8%.%9%"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loext:num-list-format="%2%"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47" loext:num-list-format="%2%"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3" text:style-name="ListLabel_20_48" loext:num-list-format="%3%"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49" loext:num-list-format="%4%"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5" text:style-name="ListLabel_20_50" loext:num-list-format="%5%"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bullet text:level="6" text:style-name="ListLabel_20_51" loext:num-list-format="%6%"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52" loext:num-list-format="%7%" text:bullet-char="-">
        <style:list-level-properties text:list-level-position-and-space-mode="label-alignment">
          <style:list-level-label-alignment text:label-followed-by="listtab" fo:text-indent="-0.635cm" fo:margin-left="8.89cm"/>
        </style:list-level-properties>
        <style:text-properties style:font-name="OpenSymbol2"/>
      </text:list-level-style-bullet>
      <text:list-level-style-bullet text:level="8" text:style-name="ListLabel_20_53" loext:num-list-format="%8%" text:bullet-char="-">
        <style:list-level-properties text:list-level-position-and-space-mode="label-alignment">
          <style:list-level-label-alignment text:label-followed-by="listtab" fo:text-indent="-0.635cm" fo:margin-left="10.16cm"/>
        </style:list-level-properties>
        <style:text-properties style:font-name="OpenSymbol2"/>
      </text:list-level-style-bullet>
      <text:list-level-style-bullet text:level="9" text:style-name="ListLabel_20_54" loext:num-list-format="%9%"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loext:num-list-format="%1%.%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loext:num-list-format="%2%.%3%" style:num-format="i" text:display-levels="2">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58" loext:num-list-format="%3%.%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loext:num-list-format="%4%.%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loext:num-list-format="%5%.%6%" style:num-format="i" text:display-levels="2">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61" loext:num-list-format="%6%.%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loext:num-list-format="%7%.%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loext:num-list-format="%8%.%9%" style:num-format="i" text:display-levels="2">
        <style:list-level-properties text:list-level-position-and-space-mode="label-alignment" fo:text-align="end">
          <style:list-level-label-alignment text:label-followed-by="listtab" fo:text-indent="-0.635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5" loext:num-list-format="%2%"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66" loext:num-list-format="%3%"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4" text:style-name="ListLabel_20_67"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8" loext:num-list-format="%5%"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9" loext:num-list-format="%6%" text:bullet-char="■">
        <style:list-level-properties text:list-level-position-and-space-mode="label-alignment">
          <style:list-level-label-alignment text:label-followed-by="listtab" fo:text-indent="-0.635cm" fo:margin-left="7.62cm"/>
        </style:list-level-properties>
        <style:text-properties style:font-name="OpenSymbol2"/>
      </text:list-level-style-bullet>
      <text:list-level-style-bullet text:level="7" text:style-name="ListLabel_20_70"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1" loext:num-list-format="%8%"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72" loext:num-list-format="%9%" text:bullet-char="■">
        <style:list-level-properties text:list-level-position-and-space-mode="label-alignment">
          <style:list-level-label-alignment text:label-followed-by="listtab" fo:text-indent="-0.635cm" fo:margin-left="11.43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87cm" fo:margin-bottom="2.87cm" fo:margin-left="3.505cm" fo:margin-right="3.505cm" fo:border="none" fo:padding="0.33cm" style:writing-mode="lr-tb" style:layout-grid-color="#c0c0c0" style:layout-grid-lines="13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4T03:04:00</meta:creation-date>
    <meta:initial-creator>Kambadur Ananthamurthy</meta:initial-creator>
    <dc:language>en-IN</dc:language>
    <dc:date>2023-03-20T22:17:04.309129204</dc:date>
    <meta:editing-cycles>193</meta:editing-cycles>
    <meta:editing-duration>PT6H23M53S</meta:editing-duration>
    <meta:generator>LibreOffice/7.3.7.2$Linux_X86_64 LibreOffice_project/30$Build-2</meta:generator>
    <meta:document-statistic meta:table-count="0" meta:image-count="0" meta:object-count="0" meta:page-count="81" meta:paragraph-count="540" meta:word-count="19102" meta:character-count="123597" meta:non-whitespace-character-count="104824"/>
    <meta:user-defined meta:name="Mendeley Citation Style_1">http://www.zotero.org/styles/apa</meta:user-defined>
    <meta:user-defined meta:name="Mendeley Document_1">True</meta:user-defined>
    <meta:user-defined meta:name="Mendeley Unique User Id_1">da97742b-8abb-3dfa-89e3-65ad80b1bb25</meta:user-defined>
  </office:meta>
</office:document-meta>
</file>